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35.56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19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PPC_transcripts_fluxes_lightNotForced_constMaint_notAverage_11_12_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Rx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lux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BFAICARPISOM_RXN_p2</text:p>
          </table:table-cell>
          <table:table-cell office:value-type="string" calcext:value-type="string">
            <text:p>PHOSPHORIBOSYL_FORMIMINO_AICAR_P_p2 --&gt; PHOSPHORIBULOSYL_FORMIMINO_AICAR_P_p2</text:p>
          </table:table-cell>
          <table:table-cell office:value-type="float" office:value="-0.943391498000061" calcext:value-type="float">
            <text:p>-0.943391498000061</text:p>
          </table:table-cell>
          <table:table-cell office:value-type="float" office:value="6.38315859901513E-016" calcext:value-type="float">
            <text:p>6.38315859901513E-16</text:p>
          </table:table-cell>
          <table:table-cell office:value-type="string" calcext:value-type="string">
            <text:p>[1.1399348766123558e-05, 1.400106548696975e-05, 7.655695213977997e-06, 5.951712090230482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p2</text:p>
          </table:table-cell>
          <table:table-cell office:value-type="string" calcext:value-type="string">
            <text:p>AMP_p2 + 0.9 ATP_p2 + 0.3 PROTON_p2 + 0.1 aATP_p2 &lt;=&gt; 1.6 ADP_p2 + 0.4 aADP_p2</text:p>
          </table:table-cell>
          <table:table-cell office:value-type="float" office:value="-0.939836576656964" calcext:value-type="float">
            <text:p>-0.939836576656964</text:p>
          </table:table-cell>
          <table:table-cell office:value-type="float" office:value="1.55380890950728E-015" calcext:value-type="float">
            <text:p>1.55380890950728E-15</text:p>
          </table:table-cell>
          <table:table-cell office:value-type="string" calcext:value-type="string">
            <text:p>[2.2798697532134213e-05, 2.8002130973877066e-05, 1.5311390427798188e-05, 1.1903424180472112e-05, 8.423093626342338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DOTRANS_RXN_p2</text:p>
          </table:table-cell>
          <table:table-cell office:value-type="string" calcext:value-type="string">
            <text:p>GLN_p2 + PHOSPHORIBULOSYL_FORMIMINO_AICAR_P_p2 --&gt; AICAR_p2 + D_ERYTHRO_IMIDAZOLE_GLYCEROL_P_p2 + GLT_p2 + PROTON_p2</text:p>
          </table:table-cell>
          <table:table-cell office:value-type="float" office:value="-0.927976386831927" calcext:value-type="float">
            <text:p>-0.927976386831927</text:p>
          </table:table-cell>
          <table:table-cell office:value-type="float" office:value="0.0000000000000213162061814398" calcext:value-type="float">
            <text:p>2.13162061814398E-14</text:p>
          </table:table-cell>
          <table:table-cell office:value-type="string" calcext:value-type="string">
            <text:p>[1.139934876612356e-05, 1.4001065486969748e-05, 7.655695213977997e-06, 5.9517120902304825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OXNPHOSPHN_RXN_c1</text:p>
          </table:table-cell>
          <table:table-cell office:value-type="string" calcext:value-type="string">
            <text:p>GAP_c1 + NAD_c1 + 0.7 Pi_c1 + 0.3 aPi_c1 &lt;=&gt; DPG_c1 + NADH_c1 + 1.3 PROTON_c1</text:p>
          </table:table-cell>
          <table:table-cell office:value-type="float" office:value="-0.922521260752154" calcext:value-type="float">
            <text:p>-0.922521260752154</text:p>
          </table:table-cell>
          <table:table-cell office:value-type="float" office:value="0.0000000000000614107143388072" calcext:value-type="float">
            <text:p>6.14107143388072E-14</text:p>
          </table:table-cell>
          <table:table-cell office:value-type="string" calcext:value-type="string">
            <text:p>[0.0, 0.0, 0.0, 0.0, -0.046872209330981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OXNPHOSPHN_RXN_p2</text:p>
          </table:table-cell>
          <table:table-cell office:value-type="string" calcext:value-type="string">
            <text:p>GAP_p2 + NAD_p2 + Pi_p2 &lt;=&gt; DPG_p2 + NADH_p2 + PROTON_p2</text:p>
          </table:table-cell>
          <table:table-cell office:value-type="float" office:value="-0.922521260752154" calcext:value-type="float">
            <text:p>-0.922521260752154</text:p>
          </table:table-cell>
          <table:table-cell office:value-type="float" office:value="0.0000000000000614107143388086" calcext:value-type="float">
            <text:p>6.14107143388086E-14</text:p>
          </table:table-cell>
          <table:table-cell office:value-type="string" calcext:value-type="string">
            <text:p>[0.0, 0.0, 0.0, 0.0, -2.1137740218485684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KIN_RXN_c2</text:p>
          </table:table-cell>
          <table:table-cell office:value-type="string" calcext:value-type="string">
            <text:p>0.65 ATP_c2 + 0.15 PROTON_c2 + 0.5 UDP_c2 + 0.35 aATP_c2 + 0.5 aUDP_c2 &lt;=&gt; 0.5 ADP_c2 + 0.5 UTP_c2 + 0.5 aADP_c2 + 0.5 aUTP_c2</text:p>
          </table:table-cell>
          <table:table-cell office:value-type="float" office:value="-0.912778858065389" calcext:value-type="float">
            <text:p>-0.912778858065389</text:p>
          </table:table-cell>
          <table:table-cell office:value-type="float" office:value="0.000000000000339636403648378" calcext:value-type="float">
            <text:p>3.39636403648378E-13</text:p>
          </table:table-cell>
          <table:table-cell office:value-type="string" calcext:value-type="string">
            <text:p>[0.012011763084330246, 0.015098769249933551, 0.0073364636253760405, 0.005984930640061586, 0.003257577405028904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001_p2</text:p>
          </table:table-cell>
          <table:table-cell office:value-type="string" calcext:value-type="string">
            <text:p>HISTIDINOL_p2 + 2.0 NAD_p2 + WATER_p2 --&gt; HIS_p2 + 2.0 NADH_p2 + 3.0 PROTON_p2</text:p>
          </table:table-cell>
          <table:table-cell office:value-type="float" office:value="-0.91255777114376" calcext:value-type="float">
            <text:p>-0.91255777114376</text:p>
          </table:table-cell>
          <table:table-cell office:value-type="float" office:value="0.000000000000352249608081987" calcext:value-type="float">
            <text:p>3.52249608081987E-13</text:p>
          </table:table-cell>
          <table:table-cell office:value-type="string" calcext:value-type="string">
            <text:p>[1.139934876612356e-05, 1.4001065486969748e-05, 7.655695213977997e-06, 5.951712090230473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IDPHOS_RXN_p2</text:p>
          </table:table-cell>
          <table:table-cell office:value-type="string" calcext:value-type="string">
            <text:p>L_HISTIDINOL_P_p2 + WATER_p2 --&gt; HISTIDINOL_p2 + Pi_p2</text:p>
          </table:table-cell>
          <table:table-cell office:value-type="float" office:value="-0.908598987162903" calcext:value-type="float">
            <text:p>-0.908598987162903</text:p>
          </table:table-cell>
          <table:table-cell office:value-type="float" office:value="0.000000000000666114889733827" calcext:value-type="float">
            <text:p>6.66114889733827E-13</text:p>
          </table:table-cell>
          <table:table-cell office:value-type="string" calcext:value-type="string">
            <text:p>[1.139934876612356e-05, 1.4001065486969748e-05, 7.655695213977998e-06, 5.951712090230477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ISOPROPYLMALDEHYDROG_RXN_p2</text:p>
          </table:table-cell>
          <table:table-cell office:value-type="string" calcext:value-type="string">
            <text:p>2_D_THREO_HYDROXY_3_CARBOXY_ISOCAPROATE_p2 + NAD_p2 --&gt; CPD_7100_p2 + NADH_p2 + PROTON_p2</text:p>
          </table:table-cell>
          <table:table-cell office:value-type="float" office:value="-0.90596792753613" calcext:value-type="float">
            <text:p>-0.90596792753613</text:p>
          </table:table-cell>
          <table:table-cell office:value-type="float" office:value="0.00000000000100139239333033" calcext:value-type="float">
            <text:p>1.00139239333033E-12</text:p>
          </table:table-cell>
          <table:table-cell office:value-type="string" calcext:value-type="string">
            <text:p>[5.607247635637147e-05, 6.887011087994727e-05, 3.7657746743662926e-05, 2.9275991313744613e-05, 2.071625879249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p2</text:p>
          </table:table-cell>
          <table:table-cell office:value-type="string" calcext:value-type="string">
            <text:p>0.9 ATP_p2 + 0.2 GDP_p2 + 0.1 aATP_p2 + 0.8 aGDP_p2 &lt;=&gt; 0.8 ADP_p2 + 0.9 GTP_p2 + 0.6 PROTON_p2 + 0.2 aADP_p2 + 0.1 aGTP_p2</text:p>
          </table:table-cell>
          <table:table-cell office:value-type="float" office:value="-0.898836038817221" calcext:value-type="float">
            <text:p>-0.898836038817221</text:p>
          </table:table-cell>
          <table:table-cell office:value-type="float" office:value="0.0000000000028550056474663" calcext:value-type="float">
            <text:p>2.8550056474663E-12</text:p>
          </table:table-cell>
          <table:table-cell office:value-type="string" calcext:value-type="string">
            <text:p>[1.139934876606485e-05, 1.4001065486924972e-05, 7.65569521377911e-06, 5.951712090244156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PSYN_RXN_p1</text:p>
          </table:table-cell>
          <table:table-cell office:value-type="string" calcext:value-type="string">
            <text:p>CARBOXYPHENYLAMINO_DEOXYRIBULOSE_P_p1 + PROTON_p1 --&gt; CARBON_DIOXIDE_p1 + INDOLE_3_GLYCEROL_P_p1 + WATER_p1</text:p>
          </table:table-cell>
          <table:table-cell office:value-type="float" office:value="-0.89833924450154" calcext:value-type="float">
            <text:p>-0.89833924450154</text:p>
          </table:table-cell>
          <table:table-cell office:value-type="float" office:value="0.00000000000306222507367196" calcext:value-type="float">
            <text:p>3.06222507367196E-12</text:p>
          </table:table-cell>
          <table:table-cell office:value-type="string" calcext:value-type="string">
            <text:p>[5.927661358384251e-05, 7.280554053224268e-05, 5.358986649784598e-05, 1.870538085501008e-05, 2.9480827692147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1_PERIOD_90_RXN_c2</text:p>
          </table:table-cell>
          <table:table-cell office:value-type="string" calcext:value-type="string">
            <text:p>FRUCTOSE_6P_c2 + 0.65 PPI_c2 + 0.35 aPPI_c2 &lt;=&gt; FRUCTOSE_16_DIPHOSPHATE_c2 + 1.05 PROTON_c2 + 0.7 Pi_c2 + 0.3 aPi_c2</text:p>
          </table:table-cell>
          <table:table-cell office:value-type="float" office:value="-0.893809465908588" calcext:value-type="float">
            <text:p>-0.893809465908588</text:p>
          </table:table-cell>
          <table:table-cell office:value-type="float" office:value="0.00000000000570809752134568" calcext:value-type="float">
            <text:p>5.70809752134568E-12</text:p>
          </table:table-cell>
          <table:table-cell office:value-type="string" calcext:value-type="string">
            <text:p>[0.0034864867338425722, 0.003989360071033793, 0.0031653516244563584, 0.0020148162259579073, 0.0024590244332312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ISOPROPYLMALDEHYDROG_RXN_p1</text:p>
          </table:table-cell>
          <table:table-cell office:value-type="string" calcext:value-type="string">
            <text:p>2_D_THREO_HYDROXY_3_CARBOXY_ISOCAPROATE_p1 + NAD_p1 --&gt; CPD_7100_p1 + NADH_p1 + PROTON_p1</text:p>
          </table:table-cell>
          <table:table-cell office:value-type="float" office:value="-0.890766846715168" calcext:value-type="float">
            <text:p>-0.890766846715168</text:p>
          </table:table-cell>
          <table:table-cell office:value-type="float" office:value="0.00000000000853916821831722" calcext:value-type="float">
            <text:p>8.53916821831722E-12</text:p>
          </table:table-cell>
          <table:table-cell office:value-type="string" calcext:value-type="string">
            <text:p>[0.00023550440069676013, 0.0002892544656957785, 0.00022594648046197753, 6.273426710088132e-05, 0.000124297552754948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LACTREDUCTOISOM_RXN_p1</text:p>
          </table:table-cell>
          <table:table-cell office:value-type="string" calcext:value-type="string">
            <text:p>2_ACETO_LACTATE_p1 + NADPH_p1 + PROTON_p1 --&gt; DIOH_ISOVALERATE_p1 + NADP_p1</text:p>
          </table:table-cell>
          <table:table-cell office:value-type="float" office:value="-0.886100252367097" calcext:value-type="float">
            <text:p>-0.886100252367097</text:p>
          </table:table-cell>
          <table:table-cell office:value-type="float" office:value="0.0000000000154863492997159" calcext:value-type="float">
            <text:p>1.54863492997159E-11</text:p>
          </table:table-cell>
          <table:table-cell office:value-type="string" calcext:value-type="string">
            <text:p>[0.000684084215359582, 0.0008402153574171998, 0.0006184560749670831, 0.00021587022286795467, 0.000340224713603252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p1</text:p>
          </table:table-cell>
          <table:table-cell office:value-type="string" calcext:value-type="string">
            <text:p>0.9 ATP_p1 + 0.2 GDP_p1 + 0.1 aATP_p1 + 0.8 aGDP_p1 &lt;=&gt; 0.8 ADP_p1 + 0.9 GTP_p1 + 0.6 PROTON_p1 + 0.2 aADP_p1 + 0.1 aGTP_p1</text:p>
          </table:table-cell>
          <table:table-cell office:value-type="float" office:value="-0.87432055833375" calcext:value-type="float">
            <text:p>-0.87432055833375</text:p>
          </table:table-cell>
          <table:table-cell office:value-type="float" office:value="0.0000000000624625462853009" calcext:value-type="float">
            <text:p>6.24625462853009E-11</text:p>
          </table:table-cell>
          <table:table-cell office:value-type="string" calcext:value-type="string">
            <text:p>[4.7877264817707086e-05, 5.880447504549223e-05, 4.5934171283868e-05, 1.27536687647277e-05, 2.52692808782431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SUCCINSYN_RXN_p1</text:p>
          </table:table-cell>
          <table:table-cell office:value-type="string" calcext:value-type="string">
            <text:p>0.9 ATP_p1 + L_ASPARTATE_p1 + L_CITRULLINE_p1 + 0.1 aATP_p1 --&gt; AMP_p1 + L_ARGININO_SUCCINATE_p1 + 0.55 PPI_p1 + 1.55 PROTON_p1 + 0.45 bPPI_p1</text:p>
          </table:table-cell>
          <table:table-cell office:value-type="float" office:value="-0.869723351495874" calcext:value-type="float">
            <text:p>-0.869723351495874</text:p>
          </table:table-cell>
          <table:table-cell office:value-type="float" office:value="0.000000000103697056942615" calcext:value-type="float">
            <text:p>1.03697056942615E-10</text:p>
          </table:table-cell>
          <table:table-cell office:value-type="string" calcext:value-type="string">
            <text:p>[5.9276613583842555e-05, 7.280554053224268e-05, 5.358986649784599e-05, 1.8705380855010074e-05, 2.948082769214757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ISOPROPYLMALATESYN_RXN_p2</text:p>
          </table:table-cell>
          <table:table-cell office:value-type="string" calcext:value-type="string">
            <text:p>2_KETO_ISOVALERATE_p2 + ACETYL_COA_p2 + WATER_p2 --&gt; 3_CARBOXY_3_HYDROXY_ISOCAPROATE_p2 + CO_A_p2 + PROTON_p2</text:p>
          </table:table-cell>
          <table:table-cell office:value-type="float" office:value="-0.867897897624687" calcext:value-type="float">
            <text:p>-0.867897897624687</text:p>
          </table:table-cell>
          <table:table-cell office:value-type="float" office:value="0.000000000126151004946593" calcext:value-type="float">
            <text:p>1.26151004946593E-10</text:p>
          </table:table-cell>
          <table:table-cell office:value-type="string" calcext:value-type="string">
            <text:p>[5.607247635637146e-05, 6.887011087994724e-05, 3.765774674366291e-05, 2.927599131374461e-05, 2.071625879249136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ISOPROPYLMALISOM_RXN_p2</text:p>
          </table:table-cell>
          <table:table-cell office:value-type="string" calcext:value-type="string">
            <text:p>3_CARBOXY_3_HYDROXY_ISOCAPROATE_p2 --&gt; CPD_9451_p2 + WATER_p2</text:p>
          </table:table-cell>
          <table:table-cell office:value-type="float" office:value="-0.867165321237185" calcext:value-type="float">
            <text:p>-0.867165321237185</text:p>
          </table:table-cell>
          <table:table-cell office:value-type="float" office:value="0.000000000136363787528656" calcext:value-type="float">
            <text:p>1.36363787528656E-10</text:p>
          </table:table-cell>
          <table:table-cell office:value-type="string" calcext:value-type="string">
            <text:p>[5.607247635637146e-05, 6.887011087994724e-05, 3.765774674366291e-05, 2.927599131374461e-05, 2.071625879249136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991_p2</text:p>
          </table:table-cell>
          <table:table-cell office:value-type="string" calcext:value-type="string">
            <text:p>CPD_9451_p2 + WATER_p2 --&gt; 2_D_THREO_HYDROXY_3_CARBOXY_ISOCAPROATE_p2</text:p>
          </table:table-cell>
          <table:table-cell office:value-type="float" office:value="-0.867165321237185" calcext:value-type="float">
            <text:p>-0.867165321237185</text:p>
          </table:table-cell>
          <table:table-cell office:value-type="float" office:value="0.000000000136363787528656" calcext:value-type="float">
            <text:p>1.36363787528656E-10</text:p>
          </table:table-cell>
          <table:table-cell office:value-type="string" calcext:value-type="string">
            <text:p>[5.6072476356371464e-05, 6.887011087994724e-05, 3.765774674366291e-05, 2.927599131374461e-05, 2.071625879249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0_PERIOD_2_PERIOD_2_RXN_mc2</text:p>
          </table:table-cell>
          <table:table-cell office:value-type="string" calcext:value-type="string">
            <text:p>2.0 Cytochromes_C_Oxidized_mc2 + 2.0 PROTON_m2 + UBIQUINOL_mc2 --&gt; 2.0 Cytochromes_C_Reduced_mc2 + 4.0 PROTON_c2 + UBIQUINONE_mc2</text:p>
          </table:table-cell>
          <table:table-cell office:value-type="float" office:value="-0.865117601671604" calcext:value-type="float">
            <text:p>-0.865117601671604</text:p>
          </table:table-cell>
          <table:table-cell office:value-type="float" office:value="0.000000000169103661795925" calcext:value-type="float">
            <text:p>1.69103661795925E-10</text:p>
          </table:table-cell>
          <table:table-cell office:value-type="string" calcext:value-type="string">
            <text:p>[0.0001815533513527132, 0.0002229899631829102, 0.00012192951997067285, 7.865912113564544e-05, 6.70758000299805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VMULTI_RXN_m2</text:p>
          </table:table-cell>
          <table:table-cell office:value-type="string" calcext:value-type="string">
            <text:p>GLY_m2 + NAD_m2 + THF_m2 --&gt; AMMONIUM_m2 + CARBON_DIOXIDE_m2 + METHYLENE_THF_m2 + NADH_m2</text:p>
          </table:table-cell>
          <table:table-cell office:value-type="float" office:value="-0.864716828413123" calcext:value-type="float">
            <text:p>-0.864716828413123</text:p>
          </table:table-cell>
          <table:table-cell office:value-type="float" office:value="0.000000000176305435712063" calcext:value-type="float">
            <text:p>1.76305435712063E-10</text:p>
          </table:table-cell>
          <table:table-cell office:value-type="string" calcext:value-type="string">
            <text:p>[0.00011923103511399077, 0.00014644358769607638, 8.007443965469091e-05, 6.225169593268005e-05, 4.40505064163992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BFAICARPISOM_RXN_p1</text:p>
          </table:table-cell>
          <table:table-cell office:value-type="string" calcext:value-type="string">
            <text:p>PHOSPHORIBOSYL_FORMIMINO_AICAR_P_p1 --&gt; PHOSPHORIBULOSYL_FORMIMINO_AICAR_P_p1</text:p>
          </table:table-cell>
          <table:table-cell office:value-type="float" office:value="-0.863965363763994" calcext:value-type="float">
            <text:p>-0.863965363763994</text:p>
          </table:table-cell>
          <table:table-cell office:value-type="float" office:value="0.000000000190578197410915" calcext:value-type="float">
            <text:p>1.90578197410915E-10</text:p>
          </table:table-cell>
          <table:table-cell office:value-type="string" calcext:value-type="string">
            <text:p>[4.787726481771895e-05, 5.8804475045272936e-05, 4.5934171283867993e-05, 1.2753668764779597e-05, 2.52692808789832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m2</text:p>
          </table:table-cell>
          <table:table-cell office:value-type="string" calcext:value-type="string">
            <text:p>AMP_m2 + 0.9 ATP_m2 + 0.3 PROTON_m2 + 0.1 aATP_m2 &lt;=&gt; 1.6 ADP_m2 + 0.4 aADP_m2</text:p>
          </table:table-cell>
          <table:table-cell office:value-type="float" office:value="-0.862230865996735" calcext:value-type="float">
            <text:p>-0.862230865996735</text:p>
          </table:table-cell>
          <table:table-cell office:value-type="float" office:value="0.000000000227692034232169" calcext:value-type="float">
            <text:p>2.27692034232169E-10</text:p>
          </table:table-cell>
          <table:table-cell office:value-type="string" calcext:value-type="string">
            <text:p>[4.097604135677502e-05, 5.0328159108302234e-05, 2.751912325309475e-05, 0.0, 1.513880485043375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PPSYN_RXN_p2</text:p>
          </table:table-cell>
          <table:table-cell office:value-type="string" calcext:value-type="string">
            <text:p>0.9 ATP_p2 + RIBOSE_5P_p2 + 0.1 aATP_p2 --&gt; AMP_p2 + 0.9 PROTON_p2 + 0.8 PRPP_p2 + 0.2 aPRPP_p2</text:p>
          </table:table-cell>
          <table:table-cell office:value-type="float" office:value="-0.859361621620324" calcext:value-type="float">
            <text:p>-0.859361621620324</text:p>
          </table:table-cell>
          <table:table-cell office:value-type="float" office:value="0.000000000304027655778412" calcext:value-type="float">
            <text:p>3.04027655778412E-10</text:p>
          </table:table-cell>
          <table:table-cell office:value-type="string" calcext:value-type="string">
            <text:p>[1.1399348766064842e-05, 1.4001065486924975e-05, 7.655695213779095e-06, 5.951712090244161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IDPHOSDEHYD_RXN_p2</text:p>
          </table:table-cell>
          <table:table-cell office:value-type="string" calcext:value-type="string">
            <text:p>D_ERYTHRO_IMIDAZOLE_GLYCEROL_P_p2 --&gt; IMIDAZOLE_ACETOL_P_p2 + WATER_p2</text:p>
          </table:table-cell>
          <table:table-cell office:value-type="float" office:value="-0.858167609328153" calcext:value-type="float">
            <text:p>-0.858167609328153</text:p>
          </table:table-cell>
          <table:table-cell office:value-type="float" office:value="0.000000000342260799684367" calcext:value-type="float">
            <text:p>3.42260799684367E-10</text:p>
          </table:table-cell>
          <table:table-cell office:value-type="string" calcext:value-type="string">
            <text:p>[1.1399348766123561e-05, 1.4001065486969748e-05, 7.655695213977997e-06, 5.9517120902304825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351_pc2</text:p>
          </table:table-cell>
          <table:table-cell office:value-type="string" calcext:value-type="string">
            <text:p>MALTOSE_p2 --&gt; MALTOSE_c2</text:p>
          </table:table-cell>
          <table:table-cell office:value-type="float" office:value="-0.857281116989185" calcext:value-type="float">
            <text:p>-0.857281116989185</text:p>
          </table:table-cell>
          <table:table-cell office:value-type="float" office:value="0.000000000373466227712392" calcext:value-type="float">
            <text:p>3.73466227712392E-10</text:p>
          </table:table-cell>
          <table:table-cell office:value-type="string" calcext:value-type="string">
            <text:p>[0.015776850590695772, 0.01957674660195424, 0.01027699090958935, 0.008047963460747765, 0.005234070121749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PPSYN_RXN_p1</text:p>
          </table:table-cell>
          <table:table-cell office:value-type="string" calcext:value-type="string">
            <text:p>0.9 ATP_p1 + RIBOSE_5P_p1 + 0.1 aATP_p1 --&gt; AMP_p1 + 0.9 PROTON_p1 + 0.8 PRPP_p1 + 0.2 aPRPP_p1</text:p>
          </table:table-cell>
          <table:table-cell office:value-type="float" office:value="-0.853638829177823" calcext:value-type="float">
            <text:p>-0.853638829177823</text:p>
          </table:table-cell>
          <table:table-cell office:value-type="float" office:value="0.000000000531286792389255" calcext:value-type="float">
            <text:p>5.31286792389255E-10</text:p>
          </table:table-cell>
          <table:table-cell office:value-type="string" calcext:value-type="string">
            <text:p>[0.0001071538784015496, 0.00013161001557773493, 9.952403778171397e-05, 3.1459049619737774e-05, 5.47501085703902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p1</text:p>
          </table:table-cell>
          <table:table-cell office:value-type="string" calcext:value-type="string">
            <text:p>2_KETOGLUTARATE_p1 + L_ASPARTATE_p1 &lt;=&gt; GLT_p1 + OXALACETIC_ACID_p1</text:p>
          </table:table-cell>
          <table:table-cell office:value-type="float" office:value="-0.831083317057031" calcext:value-type="float">
            <text:p>-0.831083317057031</text:p>
          </table:table-cell>
          <table:table-cell office:value-type="float" office:value="0.00000000388987109129465" calcext:value-type="float">
            <text:p>3.88987109129465E-09</text:p>
          </table:table-cell>
          <table:table-cell office:value-type="string" calcext:value-type="string">
            <text:p>[5.92766135838266e-05, 7.280554053224236e-05, 5.358986649780234e-05, 1.870538085505244e-05, 2.948082769217007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m1</text:p>
          </table:table-cell>
          <table:table-cell office:value-type="string" calcext:value-type="string">
            <text:p>AMP_m1 + 0.9 ATP_m1 + 0.3 PROTON_m1 + 0.1 aATP_m1 &lt;=&gt; 1.6 ADP_m1 + 0.4 aADP_m1</text:p>
          </table:table-cell>
          <table:table-cell office:value-type="float" office:value="-0.8262708254189" calcext:value-type="float">
            <text:p>-0.8262708254189</text:p>
          </table:table-cell>
          <table:table-cell office:value-type="float" office:value="0.00000000572929326513138" calcext:value-type="float">
            <text:p>5.72929326513138E-09</text:p>
          </table:table-cell>
          <table:table-cell office:value-type="string" calcext:value-type="string">
            <text:p>[0.00017209937369844493, 0.00021137826825572403, 0.0001651147395207592, 6.723826731108772e-05, 9.08328291001400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p1</text:p>
          </table:table-cell>
          <table:table-cell office:value-type="string" calcext:value-type="string">
            <text:p>AMP_p1 + 0.9 ATP_p1 + 0.3 PROTON_p1 + 0.1 aATP_p1 &lt;=&gt; 1.6 ADP_p1 + 0.4 aADP_p1</text:p>
          </table:table-cell>
          <table:table-cell office:value-type="float" office:value="-0.817975401346952" calcext:value-type="float">
            <text:p>-0.817975401346952</text:p>
          </table:table-cell>
          <table:table-cell office:value-type="float" office:value="0.0000000108719128098169" calcext:value-type="float">
            <text:p>1.08719128098169E-08</text:p>
          </table:table-cell>
          <table:table-cell office:value-type="string" calcext:value-type="string">
            <text:p>[0.0006276419982512844, 0.0007708911184472355, 0.0005857641555176952, 0.00018176850890538193, 0.000322240252974443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TOCHROME_C_OXIDASE_RXN_mc2</text:p>
          </table:table-cell>
          <table:table-cell office:value-type="string" calcext:value-type="string">
            <text:p>4.0 Cytochromes_C_Reduced_mc2 + OXYGEN_MOLECULE_m2 + 8.0 PROTON_m2 --&gt; 4.0 Cytochromes_C_Oxidized_mc2 + 4.0 PROTON_c2 + 2.0 WATER_m2</text:p>
          </table:table-cell>
          <table:table-cell office:value-type="float" office:value="-0.814358043854667" calcext:value-type="float">
            <text:p>-0.814358043854667</text:p>
          </table:table-cell>
          <table:table-cell office:value-type="float" office:value="0.000000014232390553311" calcext:value-type="float">
            <text:p>1.4232390553311E-08</text:p>
          </table:table-cell>
          <table:table-cell office:value-type="string" calcext:value-type="string">
            <text:p>[9.07766756763566e-05, 0.0001114949815914551, 6.096475998533642e-05, 3.932956056782272e-05, 3.35379000149887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OHEPTULOSE_BISPHOSPHATASE_RXN_p1</text:p>
          </table:table-cell>
          <table:table-cell office:value-type="string" calcext:value-type="string">
            <text:p>D_SEDOHEPTULOSE_1_7_P2_p1 + WATER_p1 --&gt; D_SEDOHEPTULOSE_7_P_p1 + Pi_p1</text:p>
          </table:table-cell>
          <table:table-cell office:value-type="float" office:value="-0.81360666032935" calcext:value-type="float">
            <text:p>-0.81360666032935</text:p>
          </table:table-cell>
          <table:table-cell office:value-type="float" office:value="0.0000000150403828566366" calcext:value-type="float">
            <text:p>1.50403828566366E-08</text:p>
          </table:table-cell>
          <table:table-cell office:value-type="string" calcext:value-type="string">
            <text:p>[0.798150854312184, 0.9725763053477823, 0.7288198960257947, 0.26616798556841903, 0.4183731251847482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SEPISOMERIZATION_RXN_p1</text:p>
          </table:table-cell>
          <table:table-cell office:value-type="string" calcext:value-type="string">
            <text:p>GAP_p1 &lt;=&gt; DIHYDROXY_ACETONE_PHOSPHATE_p1</text:p>
          </table:table-cell>
          <table:table-cell office:value-type="float" office:value="-0.807995659809993" calcext:value-type="float">
            <text:p>-0.807995659809993</text:p>
          </table:table-cell>
          <table:table-cell office:value-type="float" office:value="0.0000000225435486583822" calcext:value-type="float">
            <text:p>2.25435486583822E-08</text:p>
          </table:table-cell>
          <table:table-cell office:value-type="string" calcext:value-type="string">
            <text:p>[1.8373413321745804, 2.2387870136359815, 1.677967814269156, 0.6128040955314499, 0.963401457308537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SYNTHASE_RXN_c1</text:p>
          </table:table-cell>
          <table:table-cell office:value-type="string" calcext:value-type="string">
            <text:p>0.5 PROTON_c1 + SUCROSE_c1 + 0.5 UDP_c1 + 0.5 aUDP_c1 --&gt; FRU_c1 + UDP_GLUCOSE_c1</text:p>
          </table:table-cell>
          <table:table-cell office:value-type="float" office:value="-0.803949153685334" calcext:value-type="float">
            <text:p>-0.803949153685334</text:p>
          </table:table-cell>
          <table:table-cell office:value-type="float" office:value="0.0000000299417060910488" calcext:value-type="float">
            <text:p>2.99417060910488E-08</text:p>
          </table:table-cell>
          <table:table-cell office:value-type="string" calcext:value-type="string">
            <text:p>[0.0011322327180887746, 0.0013906464972420912, 0.0010862811775881006, 0.0003016070593449217, 0.00059758440008401]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TRATE_REDUCTASE_NADH_RXN_c1</text:p>
          </table:table-cell>
          <table:table-cell table:style-name="ce1" office:value-type="string" calcext:value-type="string">
            <text:p>NADH_c1 + NITRATE_c1 + PROTON_c1 --&gt; NAD_c1 + NITRITE_c1 + WATER_c1</text:p>
          </table:table-cell>
          <table:table-cell table:style-name="ce1" office:value-type="float" office:value="-0.798173164330363" calcext:value-type="float">
            <text:p>-0.798173164330363</text:p>
          </table:table-cell>
          <table:table-cell table:style-name="ce1" office:value-type="float" office:value="0.0000000444003516253573" calcext:value-type="float">
            <text:p>4.44003516253573E-08</text:p>
          </table:table-cell>
          <table:table-cell table:style-name="ce1" office:value-type="string" calcext:value-type="string">
            <text:p>[0.015506443050566431, 0.01904553751931494, 0.014018820622417343, 0.004893226947877338, 0.007712025840427499]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ORNCARBAMTRANSFER_RXN_p1</text:p>
          </table:table-cell>
          <table:table-cell office:value-type="string" calcext:value-type="string">
            <text:p>CARBAMOYL_P_p1 + L_ORNITHINE_p1 &lt;=&gt; L_CITRULLINE_p1 + PROTON_p1 + Pi_p1</text:p>
          </table:table-cell>
          <table:table-cell office:value-type="float" office:value="-0.797953347791518" calcext:value-type="float">
            <text:p>-0.797953347791518</text:p>
          </table:table-cell>
          <table:table-cell office:value-type="float" office:value="0.0000000450598747505207" calcext:value-type="float">
            <text:p>4.50598747505207E-08</text:p>
          </table:table-cell>
          <table:table-cell office:value-type="string" calcext:value-type="string">
            <text:p>[5.9276613583842555e-05, 7.280554053224268e-05, 5.358986649784599e-05, 1.8705380855010074e-05, 2.948082769214757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DOTRANS_RXN_p1</text:p>
          </table:table-cell>
          <table:table-cell office:value-type="string" calcext:value-type="string">
            <text:p>GLN_p1 + PHOSPHORIBULOSYL_FORMIMINO_AICAR_P_p1 --&gt; AICAR_p1 + D_ERYTHRO_IMIDAZOLE_GLYCEROL_P_p1 + GLT_p1 + PROTON_p1</text:p>
          </table:table-cell>
          <table:table-cell office:value-type="float" office:value="-0.794684075618668" calcext:value-type="float">
            <text:p>-0.794684075618668</text:p>
          </table:table-cell>
          <table:table-cell office:value-type="float" office:value="0.0000000559910931134023" calcext:value-type="float">
            <text:p>5.59910931134023E-08</text:p>
          </table:table-cell>
          <table:table-cell office:value-type="string" calcext:value-type="string">
            <text:p>[4.787726481771896e-05, 5.8804475045272936e-05, 4.5934171283868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CITRATE_PRO_S_LYASE_RXN_c1</text:p>
          </table:table-cell>
          <table:table-cell office:value-type="string" calcext:value-type="string">
            <text:p>0.65 ATP_c1 + CIT_c1 + CO_A_c1 + 0.45 PROTON_c1 + 0.35 aATP_c1 --&gt; ACETYL_COA_c1 + 0.5 ADP_c1 + OXALACETIC_ACID_c1 + 0.7 Pi_c1 + 0.5 aADP_c1 + 0.3 aPi_c1</text:p>
          </table:table-cell>
          <table:table-cell office:value-type="float" office:value="-0.790154520489758" calcext:value-type="float">
            <text:p>-0.790154520489758</text:p>
          </table:table-cell>
          <table:table-cell office:value-type="float" office:value="0.0000000751736723650134" calcext:value-type="float">
            <text:p>7.51736723650134E-08</text:p>
          </table:table-cell>
          <table:table-cell office:value-type="string" calcext:value-type="string">
            <text:p>[5.927661358390122e-05, 7.280554053224268e-05, 5.358986649784597e-05, 1.870538085501008e-05, 2.94808276921047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GLUCMUT_RXN_c2</text:p>
          </table:table-cell>
          <table:table-cell office:value-type="string" calcext:value-type="string">
            <text:p>GLC_1_P_c2 &lt;=&gt; GLC_6_P_c2</text:p>
          </table:table-cell>
          <table:table-cell office:value-type="float" office:value="-0.790067903314643" calcext:value-type="float">
            <text:p>-0.790067903314643</text:p>
          </table:table-cell>
          <table:table-cell office:value-type="float" office:value="0.0000000755930992031719" calcext:value-type="float">
            <text:p>7.55930992031719E-08</text:p>
          </table:table-cell>
          <table:table-cell office:value-type="string" calcext:value-type="string">
            <text:p>[0.0037650875063655518, 0.004477977352020685, 0.0029405272842133135, 0.0020630328206861807, 0.001976492716720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DEHYDROQUINATE_SYNTHASE_RXN_p1</text:p>
          </table:table-cell>
          <table:table-cell office:value-type="string" calcext:value-type="string">
            <text:p>3_DEOXY_D_ARABINO_HEPTULOSONATE_7_P_p1 --&gt; DEHYDROQUINATE_p1 + Pi_p1</text:p>
          </table:table-cell>
          <table:table-cell office:value-type="float" office:value="-0.789380476354567" calcext:value-type="float">
            <text:p>-0.789380476354567</text:p>
          </table:table-cell>
          <table:table-cell office:value-type="float" office:value="0.0000000789986824133365" calcext:value-type="float">
            <text:p>7.89986824133365E-08</text:p>
          </table:table-cell>
          <table:table-cell office:value-type="string" calcext:value-type="string">
            <text:p>[0.0009259969030359349, 0.0011373406978007683, 0.0008371606846420962, 0.0002922084055518373, 0.00046053837240974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SYNTHASE_FERREDOXIN_RXN_p1</text:p>
          </table:table-cell>
          <table:table-cell office:value-type="string" calcext:value-type="string">
            <text:p>2_KETOGLUTARATE_p1 + GLN_p1 + 2.0 PROTON_p1 + 2.0 Reduced_ferredoxins_p1 --&gt; 2.0 GLT_p1 + 2.0 Oxidized_ferredoxins_p1</text:p>
          </table:table-cell>
          <table:table-cell office:value-type="float" office:value="-0.784767959271812" calcext:value-type="float">
            <text:p>-0.784767959271812</text:p>
          </table:table-cell>
          <table:table-cell office:value-type="float" office:value="0.000000105739940100306" calcext:value-type="float">
            <text:p>1.05739940100306E-07</text:p>
          </table:table-cell>
          <table:table-cell office:value-type="string" calcext:value-type="string">
            <text:p>[0.3143611139341488, 0.3832066138035474, 0.2868116171387373, 0.10406523760015912, 0.1634184603424413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_SEMIALDEHYDE_DEHYDROGENASE_RXN_p1</text:p>
          </table:table-cell>
          <table:table-cell office:value-type="string" calcext:value-type="string">
            <text:p>L_BETA_ASPARTYL_P_p1 + NADPH_p1 + PROTON_p1 --&gt; L_ASPARTATE_SEMIALDEHYDE_p1 + NADP_p1 + Pi_p1</text:p>
          </table:table-cell>
          <table:table-cell office:value-type="float" office:value="-0.780932289778996" calcext:value-type="float">
            <text:p>-0.780932289778996</text:p>
          </table:table-cell>
          <table:table-cell office:value-type="float" office:value="0.000000134036791344647" calcext:value-type="float">
            <text:p>1.34036791344647E-07</text:p>
          </table:table-cell>
          <table:table-cell office:value-type="string" calcext:value-type="string">
            <text:p>[0.0017718902904352316, 0.002176295549955931, 0.0016149380193219928, 0.0005475575636809721, 0.00088840880921129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CYCLOHYDROLASE_RXN_p1</text:p>
          </table:table-cell>
          <table:table-cell office:value-type="string" calcext:value-type="string">
            <text:p>PHOSPHORIBOSYL_FORMAMIDO_CARBOXAMIDE_p1 --&gt; IMP_p1 + WATER_p1</text:p>
          </table:table-cell>
          <table:table-cell office:value-type="float" office:value="-0.780803768081952" calcext:value-type="float">
            <text:p>-0.780803768081952</text:p>
          </table:table-cell>
          <table:table-cell office:value-type="float" office:value="0.000000135095031637804" calcext:value-type="float">
            <text:p>1.35095031637804E-07</text:p>
          </table:table-cell>
          <table:table-cell office:value-type="string" calcext:value-type="string">
            <text:p>[4.78772648177071e-05, 5.880447504549224e-05, 4.5934171283867993e-05, 1.2753668764727701e-05, 2.5269280878243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CARTRANSFORM_RXN_p1</text:p>
          </table:table-cell>
          <table:table-cell office:value-type="string" calcext:value-type="string">
            <text:p>10_FORMYL_THF_p1 + AICAR_p1 --&gt; PHOSPHORIBOSYL_FORMAMIDO_CARBOXAMIDE_p1 + THF_p1</text:p>
          </table:table-cell>
          <table:table-cell office:value-type="float" office:value="-0.780803768081952" calcext:value-type="float">
            <text:p>-0.780803768081952</text:p>
          </table:table-cell>
          <table:table-cell office:value-type="float" office:value="0.000000135095031637805" calcext:value-type="float">
            <text:p>1.35095031637805E-07</text:p>
          </table:table-cell>
          <table:table-cell office:value-type="string" calcext:value-type="string">
            <text:p>[4.78772648177071e-05, 5.8804475045492236e-05, 4.5934171283868e-05, 1.2753668764727701e-05, 2.5269280878243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8_PERIOD_1_PERIOD_2_RXN_p1</text:p>
          </table:table-cell>
          <table:table-cell office:value-type="string" calcext:value-type="string">
            <text:p>NADP_p1 + PROTON_p1 + 2.0 Reduced_ferredoxins_p1 &lt;=&gt; NADPH_p1 + 2.0 Oxidized_ferredoxins_p1</text:p>
          </table:table-cell>
          <table:table-cell office:value-type="float" office:value="-0.779986274154873" calcext:value-type="float">
            <text:p>-0.779986274154873</text:p>
          </table:table-cell>
          <table:table-cell office:value-type="float" office:value="0.000000142007302152632" calcext:value-type="float">
            <text:p>1.42007302152632E-07</text:p>
          </table:table-cell>
          <table:table-cell office:value-type="string" calcext:value-type="string">
            <text:p>[4.815765684096864, 5.8395939710642075, 4.429850678760324, 1.6538044947170918, 2.62278440036075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p1</text:p>
          </table:table-cell>
          <table:table-cell office:value-type="string" calcext:value-type="string">
            <text:p>SER_p1 + THF_p1 &lt;=&gt; GLY_p1 + METHYLENE_THF_p1 + WATER_p1</text:p>
          </table:table-cell>
          <table:table-cell office:value-type="float" office:value="-0.778394398714684" calcext:value-type="float">
            <text:p>-0.778394398714684</text:p>
          </table:table-cell>
          <table:table-cell office:value-type="float" office:value="0.000000156404772034987" calcext:value-type="float">
            <text:p>1.56404772034987E-07</text:p>
          </table:table-cell>
          <table:table-cell office:value-type="string" calcext:value-type="string">
            <text:p>[-2.0680233421531673e-33, 0.0, 1.91158365361089e-19, 0.0, -3.515672068633495e-1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URIDYLTRANS_RXN_c2</text:p>
          </table:table-cell>
          <table:table-cell office:value-type="string" calcext:value-type="string">
            <text:p>GLC_1_P_c2 + 0.85 PROTON_c2 + 0.5 UTP_c2 + 0.5 aUTP_c2 &lt;=&gt; 0.65 PPI_c2 + UDP_GLUCOSE_c2 + 0.35 aPPI_c2</text:p>
          </table:table-cell>
          <table:table-cell office:value-type="float" office:value="-0.777554190639653" calcext:value-type="float">
            <text:p>-0.777554190639653</text:p>
          </table:table-cell>
          <table:table-cell office:value-type="float" office:value="0.000000164531329459443" calcext:value-type="float">
            <text:p>1.64531329459443E-07</text:p>
          </table:table-cell>
          <table:table-cell office:value-type="string" calcext:value-type="string">
            <text:p>[0.01201176308433022, 0.015098769249933556, 0.0073364636253760405, 0.005984930640061585, 0.003257577405028904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SYNTHASE_RXN_c2</text:p>
          </table:table-cell>
          <table:table-cell office:value-type="string" calcext:value-type="string">
            <text:p>0.5 PROTON_c2 + SUCROSE_c2 + 0.5 UDP_c2 + 0.5 aUDP_c2 --&gt; FRU_c2 + UDP_GLUCOSE_c2</text:p>
          </table:table-cell>
          <table:table-cell office:value-type="float" office:value="-0.775878437612666" calcext:value-type="float">
            <text:p>-0.775878437612666</text:p>
          </table:table-cell>
          <table:table-cell office:value-type="float" office:value="0.000000181904601366988" calcext:value-type="float">
            <text:p>1.81904601366988E-07</text:p>
          </table:table-cell>
          <table:table-cell office:value-type="string" calcext:value-type="string">
            <text:p>[0.0021566337487405195, 0.002648850470937314, 0.0014483749034508013, 0.0011259996882210406, 0.000796779200112012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ADENYLTRANS_RXN_p1</text:p>
          </table:table-cell>
          <table:table-cell office:value-type="string" calcext:value-type="string">
            <text:p>0.9 ATP_p1 + GLC_1_P_p1 + 0.45 PROTON_p1 + 0.1 aATP_p1 --&gt; ADP_D_GLUCOSE_p1 + 0.55 PPI_p1 + 0.45 bPPI_p1</text:p>
          </table:table-cell>
          <table:table-cell office:value-type="float" office:value="-0.77447738501775" calcext:value-type="float">
            <text:p>-0.77447738501775</text:p>
          </table:table-cell>
          <table:table-cell office:value-type="float" office:value="0.000000197701208732836" calcext:value-type="float">
            <text:p>1.97701208732836E-07</text:p>
          </table:table-cell>
          <table:table-cell office:value-type="string" calcext:value-type="string">
            <text:p>[0.03968549544398412, 0.04701548801446226, 0.030305021148576496, 0.022152832372807345, 0.0205631509750064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KIN_RXN_c1</text:p>
          </table:table-cell>
          <table:table-cell office:value-type="string" calcext:value-type="string">
            <text:p>0.65 ATP_c1 + 0.15 PROTON_c1 + 0.5 UDP_c1 + 0.35 aATP_c1 + 0.5 aUDP_c1 &lt;=&gt; 0.5 ADP_c1 + 0.5 UTP_c1 + 0.5 aADP_c1 + 0.5 aUTP_c1</text:p>
          </table:table-cell>
          <table:table-cell office:value-type="float" office:value="-0.770931291935489" calcext:value-type="float">
            <text:p>-0.770931291935489</text:p>
          </table:table-cell>
          <table:table-cell office:value-type="float" office:value="0.000000243453187322143" calcext:value-type="float">
            <text:p>2.43453187322143E-07</text:p>
          </table:table-cell>
          <table:table-cell office:value-type="string" calcext:value-type="string">
            <text:p>[0.09964794924255184, 0.12204546386545613, 0.09404977960338004, 0.028860738278453882, 0.052516966595770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OQUINOL_PLASTOCYANIN_REDUCTASE_RXN_p1</text:p>
          </table:table-cell>
          <table:table-cell office:value-type="string" calcext:value-type="string">
            <text:p>2.0 Oxidized_Plastocyanins_p1 + PLASTOQUINOL_1_p1 + 2.0 PROTON_p1 --&gt; PLASTOQUINONE_p1 + 4.0 PROTON_l1 + 2.0 Plastocyanin_Reduced_p1</text:p>
          </table:table-cell>
          <table:table-cell office:value-type="float" office:value="-0.768974843447994" calcext:value-type="float">
            <text:p>-0.768974843447994</text:p>
          </table:table-cell>
          <table:table-cell office:value-type="float" office:value="0.000000272655748005379" calcext:value-type="float">
            <text:p>2.72655748005379E-07</text:p>
          </table:table-cell>
          <table:table-cell office:value-type="string" calcext:value-type="string">
            <text:p>[5.823899833399129, 7.108927097909151, 5.295753147487543, 1.9295120044570069, 2.95048417680936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RANSYN_RXN_p1</text:p>
          </table:table-cell>
          <table:table-cell office:value-type="string" calcext:value-type="string">
            <text:p>CHORISMATE_p1 + GLN_p1 &lt;=&gt; ANTHRANILATE_p1 + GLT_p1 + PROTON_p1 + PYRUVATE_p1</text:p>
          </table:table-cell>
          <table:table-cell office:value-type="float" office:value="-0.765148793639151" calcext:value-type="float">
            <text:p>-0.765148793639151</text:p>
          </table:table-cell>
          <table:table-cell office:value-type="float" office:value="0.000000339210361340533" calcext:value-type="float">
            <text:p>3.39210361340533E-07</text:p>
          </table:table-cell>
          <table:table-cell office:value-type="string" calcext:value-type="string">
            <text:p>[5.92766135838425e-05, 7.280554053224267e-05, 5.358986649784598e-05, 1.8705380855010077e-05, 2.948082769214710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HPSYN_RXN_p1</text:p>
          </table:table-cell>
          <table:table-cell office:value-type="string" calcext:value-type="string">
            <text:p>ERYTHROSE_4P_p1 + PHOSPHO_ENOL_PYRUVATE_p1 + WATER_p1 --&gt; 3_DEOXY_D_ARABINO_HEPTULOSONATE_7_P_p1 + Pi_p1</text:p>
          </table:table-cell>
          <table:table-cell office:value-type="float" office:value="-0.764351692180074" calcext:value-type="float">
            <text:p>-0.764351692180074</text:p>
          </table:table-cell>
          <table:table-cell office:value-type="float" office:value="0.000000354820168702777" calcext:value-type="float">
            <text:p>3.54820168702777E-07</text:p>
          </table:table-cell>
          <table:table-cell office:value-type="string" calcext:value-type="string">
            <text:p>[0.000925996903035935, 0.0011373406978007683, 0.0008371606846420963, 0.0002922084055518373, 0.00046053837240974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INE_AMINOTRANSFERASE_RXN_x1</text:p>
          </table:table-cell>
          <table:table-cell office:value-type="string" calcext:value-type="string">
            <text:p>GLT_x1 + GLYOX_x1 &lt;=&gt; 2_KETOGLUTARATE_x1 + GLY_x1</text:p>
          </table:table-cell>
          <table:table-cell office:value-type="float" office:value="-0.76336310656039" calcext:value-type="float">
            <text:p>-0.76336310656039</text:p>
          </table:table-cell>
          <table:table-cell office:value-type="float" office:value="0.000000375090834746985" calcext:value-type="float">
            <text:p>3.75090834746985E-07</text:p>
          </table:table-cell>
          <table:table-cell office:value-type="string" calcext:value-type="string">
            <text:p>[0.30242328351557735, 0.3685441669487342, 0.27614288763123945, 0.10020949296400525, 0.1575493847716473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DEHYDROG_RXN_NADP_p1</text:p>
          </table:table-cell>
          <table:table-cell office:value-type="string" calcext:value-type="string">
            <text:p>L_ASPARTATE_SEMIALDEHYDE_p1 + NADPH_p1 + PROTON_p1 --&gt; HOMO_SER_p1 + NADP_p1</text:p>
          </table:table-cell>
          <table:table-cell office:value-type="float" office:value="-0.762779083219339" calcext:value-type="float">
            <text:p>-0.762779083219339</text:p>
          </table:table-cell>
          <table:table-cell office:value-type="float" office:value="0.000000387557699318013" calcext:value-type="float">
            <text:p>3.87557699318013E-07</text:p>
          </table:table-cell>
          <table:table-cell office:value-type="string" calcext:value-type="string">
            <text:p>[0.0013813547465191907, 0.0017906229183268705, 0.0012435333297944333, 0.0004484695903311868, 0.00068409186700622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001_p1</text:p>
          </table:table-cell>
          <table:table-cell office:value-type="string" calcext:value-type="string">
            <text:p>HISTIDINOL_p1 + 2.0 NAD_p1 + WATER_p1 --&gt; HIS_p1 + 2.0 NADH_p1 + 3.0 PROTON_p1</text:p>
          </table:table-cell>
          <table:table-cell office:value-type="float" office:value="-0.761067884153974" calcext:value-type="float">
            <text:p>-0.761067884153974</text:p>
          </table:table-cell>
          <table:table-cell office:value-type="float" office:value="0.000000426297460208995" calcext:value-type="float">
            <text:p>4.26297460208995E-07</text:p>
          </table:table-cell>
          <table:table-cell office:value-type="string" calcext:value-type="string">
            <text:p>[4.787726481771895e-05, 5.880447504527293e-05, 4.593417128386799e-05, 1.2753668764779597e-05, 2.52692808789832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GLUTKIN_RXN_p1</text:p>
          </table:table-cell>
          <table:table-cell office:value-type="string" calcext:value-type="string">
            <text:p>ACETYL_GLU_p1 + 0.9 ATP_p1 + 0.1 PROTON_p1 + 0.1 aATP_p1 --&gt; 0.8 ADP_p1 + N_ACETYL_GLUTAMYL_P_p1 + 0.2 aADP_p1</text:p>
          </table:table-cell>
          <table:table-cell office:value-type="float" office:value="-0.760136363386989" calcext:value-type="float">
            <text:p>-0.760136363386989</text:p>
          </table:table-cell>
          <table:table-cell office:value-type="float" office:value="0.000000448842560238869" calcext:value-type="float">
            <text:p>4.48842560238869E-07</text:p>
          </table:table-cell>
          <table:table-cell office:value-type="string" calcext:value-type="string">
            <text:p>[5.9276613583842555e-05, 7.280554053224267e-05, 5.3589866497845994e-05, 1.8705380855010074e-05, 2.948082769214757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_RXN_x1</text:p>
          </table:table-cell>
          <table:table-cell office:value-type="string" calcext:value-type="string">
            <text:p>2.0 HYDROGEN_PEROXIDE_x1 --&gt; OXYGEN_MOLECULE_x1 + 2.0 WATER_x1</text:p>
          </table:table-cell>
          <table:table-cell office:value-type="float" office:value="-0.756433703055184" calcext:value-type="float">
            <text:p>-0.756433703055184</text:p>
          </table:table-cell>
          <table:table-cell office:value-type="float" office:value="0.000000549641037085596" calcext:value-type="float">
            <text:p>5.49641037085596E-07</text:p>
          </table:table-cell>
          <table:table-cell office:value-type="string" calcext:value-type="string">
            <text:p>[0.2994089257451483, 0.36484183084069643, 0.27339966559053064, 0.09984558825764861, 0.15694064547726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p2</text:p>
          </table:table-cell>
          <table:table-cell office:value-type="string" calcext:value-type="string">
            <text:p>AMMONIUM_p2 + 0.9 ATP_p2 + GLT_p2 + 0.1 aATP_p2 --&gt; 0.8 ADP_p2 + GLN_p2 + 0.9 PROTON_p2 + Pi_p2 + 0.2 aADP_p2</text:p>
          </table:table-cell>
          <table:table-cell office:value-type="float" office:value="-0.754519200133762" calcext:value-type="float">
            <text:p>-0.754519200133762</text:p>
          </table:table-cell>
          <table:table-cell office:value-type="float" office:value="0.000000609496426219339" calcext:value-type="float">
            <text:p>6.09496426219339E-07</text:p>
          </table:table-cell>
          <table:table-cell office:value-type="string" calcext:value-type="string">
            <text:p>[0.0, 0.0, 0.0, 0.0, -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20_RXN_c1</text:p>
          </table:table-cell>
          <table:table-cell office:value-type="string" calcext:value-type="string">
            <text:p>METHYLENE_THF_c1 + NADH_c1 + PROTON_c1 --&gt; 5_METHYL_THF_c1 + NAD_c1</text:p>
          </table:table-cell>
          <table:table-cell office:value-type="float" office:value="-0.750771771015985" calcext:value-type="float">
            <text:p>-0.750771771015985</text:p>
          </table:table-cell>
          <table:table-cell office:value-type="float" office:value="0.00000074419143845443" calcext:value-type="float">
            <text:p>7.4419143845443E-07</text:p>
          </table:table-cell>
          <table:table-cell office:value-type="string" calcext:value-type="string">
            <text:p>[5.927661358378387e-05, 7.280554053224268e-05, 5.358986649784605e-05, 1.8705380855010094e-05, 2.9480827692135278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II_RXN_p1</text:p>
          </table:table-cell>
          <table:table-cell office:value-type="string" calcext:value-type="string">
            <text:p>2.0 PLASTOQUINONE_p1 + 4.0 PROTON_p1 + 4.0 Photon_p1 + 2.0 WATER_p1 --&gt; OXYGEN_MOLECULE_p1 + 2.0 PLASTOQUINOL_1_p1 + 4.0 PROTON_l1</text:p>
          </table:table-cell>
          <table:table-cell office:value-type="float" office:value="-0.749095559843018" calcext:value-type="float">
            <text:p>-0.749095559843018</text:p>
          </table:table-cell>
          <table:table-cell office:value-type="float" office:value="0.000000812802133284627" calcext:value-type="float">
            <text:p>8.12802133284627E-07</text:p>
          </table:table-cell>
          <table:table-cell office:value-type="string" calcext:value-type="string">
            <text:p>[2.588500893432107, 3.140187015334446, 2.3795201484826483, 0.8863308227230063, 1.404757911595315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HYDR_RXN_c1</text:p>
          </table:table-cell>
          <table:table-cell office:value-type="string" calcext:value-type="string">
            <text:p>FUM_c1 + WATER_c1 &lt;=&gt; MAL_c1</text:p>
          </table:table-cell>
          <table:table-cell office:value-type="float" office:value="-0.748627344975326" calcext:value-type="float">
            <text:p>-0.748627344975326</text:p>
          </table:table-cell>
          <table:table-cell office:value-type="float" office:value="0.000000832971792059425" calcext:value-type="float">
            <text:p>8.32971792059425E-07</text:p>
          </table:table-cell>
          <table:table-cell office:value-type="string" calcext:value-type="string">
            <text:p>[0.00010715387840153781, 0.00013161001557795423, 9.952403778171399e-05, 3.1459049619685874e-05, 5.475010856965061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AMINOTRANS_RXN_p2</text:p>
          </table:table-cell>
          <table:table-cell office:value-type="string" calcext:value-type="string">
            <text:p>GLT_p2 + IMIDAZOLE_ACETOL_P_p2 --&gt; 2_KETOGLUTARATE_p2 + L_HISTIDINOL_P_p2</text:p>
          </table:table-cell>
          <table:table-cell office:value-type="float" office:value="-0.741386227046015" calcext:value-type="float">
            <text:p>-0.741386227046015</text:p>
          </table:table-cell>
          <table:table-cell office:value-type="float" office:value="0.00000120891507950022" calcext:value-type="float">
            <text:p>1.20891507950022E-06</text:p>
          </table:table-cell>
          <table:table-cell office:value-type="string" calcext:value-type="string">
            <text:p>[1.1399348766123558e-05, 1.400106548696975e-05, 7.655695213977997e-06, 5.951712090230477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XYISOVALDEHYDRAT_RXN_p1</text:p>
          </table:table-cell>
          <table:table-cell office:value-type="string" calcext:value-type="string">
            <text:p>DIOH_ISOVALERATE_p1 --&gt; 2_KETO_ISOVALERATE_p1 + WATER_p1</text:p>
          </table:table-cell>
          <table:table-cell office:value-type="float" office:value="-0.740419039137178" calcext:value-type="float">
            <text:p>-0.740419039137178</text:p>
          </table:table-cell>
          <table:table-cell office:value-type="float" office:value="0.00000126941433576401" calcext:value-type="float">
            <text:p>1.26941433576401E-06</text:p>
          </table:table-cell>
          <table:table-cell office:value-type="string" calcext:value-type="string">
            <text:p>[0.000684084215359582, 0.0008402153574172, 0.0006184560749670831, 0.0002158702228679547, 0.000340224713603252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991_p1</text:p>
          </table:table-cell>
          <table:table-cell office:value-type="string" calcext:value-type="string">
            <text:p>CPD_9451_p1 + WATER_p1 --&gt; 2_D_THREO_HYDROXY_3_CARBOXY_ISOCAPROATE_p1</text:p>
          </table:table-cell>
          <table:table-cell office:value-type="float" office:value="-0.738173828810277" calcext:value-type="float">
            <text:p>-0.738173828810277</text:p>
          </table:table-cell>
          <table:table-cell office:value-type="float" office:value="0.00000142063050711479" calcext:value-type="float">
            <text:p>1.42063050711479E-06</text:p>
          </table:table-cell>
          <table:table-cell office:value-type="string" calcext:value-type="string">
            <text:p>[0.0002355044006967601, 0.00028925446569577845, 0.0002259464804619775, 6.27342671008813e-05, 0.000124297552754948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ISOPROPYLMALISOM_RXN_p1</text:p>
          </table:table-cell>
          <table:table-cell office:value-type="string" calcext:value-type="string">
            <text:p>3_CARBOXY_3_HYDROXY_ISOCAPROATE_p1 --&gt; CPD_9451_p1 + WATER_p1</text:p>
          </table:table-cell>
          <table:table-cell office:value-type="float" office:value="-0.738173828810277" calcext:value-type="float">
            <text:p>-0.738173828810277</text:p>
          </table:table-cell>
          <table:table-cell office:value-type="float" office:value="0.00000142063050711481" calcext:value-type="float">
            <text:p>1.42063050711481E-06</text:p>
          </table:table-cell>
          <table:table-cell office:value-type="string" calcext:value-type="string">
            <text:p>[0.0002355044006967601, 0.0002892544656957784, 0.0002259464804619775, 6.273426710088129e-05, 0.000124297552754948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KIN_RXN_p1</text:p>
          </table:table-cell>
          <table:table-cell office:value-type="string" calcext:value-type="string">
            <text:p>0.9 ATP_p1 + L_ASPARTATE_p1 + 0.1 PROTON_p1 + 0.1 aATP_p1 --&gt; 0.8 ADP_p1 + L_BETA_ASPARTYL_P_p1 + 0.2 aADP_p1</text:p>
          </table:table-cell>
          <table:table-cell office:value-type="float" office:value="-0.737324879883487" calcext:value-type="float">
            <text:p>-0.737324879883487</text:p>
          </table:table-cell>
          <table:table-cell office:value-type="float" office:value="0.00000148195581082417" calcext:value-type="float">
            <text:p>1.48195581082417E-06</text:p>
          </table:table-cell>
          <table:table-cell office:value-type="string" calcext:value-type="string">
            <text:p>[0.0017718902904352316, 0.0021762955499559315, 0.0016149380193219928, 0.0005475575636809722, 0.000888408809211290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DEPHOS_RXN_p2</text:p>
          </table:table-cell>
          <table:table-cell office:value-type="string" calcext:value-type="string">
            <text:p>0.8 ADP_p2 + PHOSPHO_ENOL_PYRUVATE_p2 + 0.9 PROTON_p2 + 0.2 aADP_p2 --&gt; 0.9 ATP_p2 + PYRUVATE_p2 + 0.1 aATP_p2</text:p>
          </table:table-cell>
          <table:table-cell office:value-type="float" office:value="-0.736873779388809" calcext:value-type="float">
            <text:p>-0.736873779388809</text:p>
          </table:table-cell>
          <table:table-cell office:value-type="float" office:value="0.00000151551343030848" calcext:value-type="float">
            <text:p>1.51551343030848E-06</text:p>
          </table:table-cell>
          <table:table-cell office:value-type="string" calcext:value-type="string">
            <text:p>[5.607247635637143e-05, 6.887011087994724e-05, 3.765774674366291e-05, 1.8337705408249714e-05, 2.071625879249136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REDUCT_NADPH_RXN_p1</text:p>
          </table:table-cell>
          <table:table-cell office:value-type="string" calcext:value-type="string">
            <text:p>NADPH_p1 + 0.91 OXIDIZED_GLUTATHIONE_p1 + 1.09 PROTON_p1 + 0.09 bOXIDIZED_GLUTATHIONE_p1 --&gt; 2.0 GLUTATHIONE_p1 + NADP_p1</text:p>
          </table:table-cell>
          <table:table-cell office:value-type="float" office:value="-0.734651858203609" calcext:value-type="float">
            <text:p>-0.734651858203609</text:p>
          </table:table-cell>
          <table:table-cell office:value-type="float" office:value="0.00000169112499294659" calcext:value-type="float">
            <text:p>1.69112499294659E-06</text:p>
          </table:table-cell>
          <table:table-cell office:value-type="string" calcext:value-type="string">
            <text:p>[0.00011855322716768508, 0.0001456110810644854, 0.00010717973299518172, 3.741076171002017e-05, 5.896165538424014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KIMATE_5_DEHYDROGENASE_RXN_p1</text:p>
          </table:table-cell>
          <table:table-cell office:value-type="string" calcext:value-type="string">
            <text:p>3_DEHYDRO_SHIKIMATE_p1 + NADPH_p1 + 2.0 PROTON_p1 --&gt; NADP_p1 + SHIKIMATE_p1</text:p>
          </table:table-cell>
          <table:table-cell office:value-type="float" office:value="-0.734102616064536" calcext:value-type="float">
            <text:p>-0.734102616064536</text:p>
          </table:table-cell>
          <table:table-cell office:value-type="float" office:value="0.00000173729711333484" calcext:value-type="float">
            <text:p>1.73729711333484E-06</text:p>
          </table:table-cell>
          <table:table-cell office:value-type="string" calcext:value-type="string">
            <text:p>[0.000925996903035935, 0.0011373406978007685, 0.0008371606846420962, 0.00029220840555183725, 0.00046053837240974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DEHYDROQUINATE_DEHYDRATASE_RXN_p1</text:p>
          </table:table-cell>
          <table:table-cell office:value-type="string" calcext:value-type="string">
            <text:p>DEHYDROQUINATE_p1 --&gt; 3_DEHYDRO_SHIKIMATE_p1 + PROTON_p1 + WATER_p1</text:p>
          </table:table-cell>
          <table:table-cell office:value-type="float" office:value="-0.734102616064536" calcext:value-type="float">
            <text:p>-0.734102616064536</text:p>
          </table:table-cell>
          <table:table-cell office:value-type="float" office:value="0.00000173729711333485" calcext:value-type="float">
            <text:p>1.73729711333485E-06</text:p>
          </table:table-cell>
          <table:table-cell office:value-type="string" calcext:value-type="string">
            <text:p>[0.0009259969030359348, 0.0011373406978007685, 0.000837160684642096, 0.00029220840555183725, 0.00046053837240974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IDPHOS_RXN_p1</text:p>
          </table:table-cell>
          <table:table-cell office:value-type="string" calcext:value-type="string">
            <text:p>L_HISTIDINOL_P_p1 + WATER_p1 --&gt; HISTIDINOL_p1 + Pi_p1</text:p>
          </table:table-cell>
          <table:table-cell office:value-type="float" office:value="-0.731386054140127" calcext:value-type="float">
            <text:p>-0.731386054140127</text:p>
          </table:table-cell>
          <table:table-cell office:value-type="float" office:value="0.00000198299240561865" calcext:value-type="float">
            <text:p>1.98299240561865E-06</text:p>
          </table:table-cell>
          <table:table-cell office:value-type="string" calcext:value-type="string">
            <text:p>[4.787726481771896e-05, 5.8804475045272936e-05, 4.5934171283867993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INOPIMEPIM_RXN_p1</text:p>
          </table:table-cell>
          <table:table-cell office:value-type="string" calcext:value-type="string">
            <text:p>LL_DIAMINOPIMELATE_p1 --&gt; MESO_DIAMINOPIMELATE_p1</text:p>
          </table:table-cell>
          <table:table-cell office:value-type="float" office:value="-0.721102928545514" calcext:value-type="float">
            <text:p>-0.721102928545514</text:p>
          </table:table-cell>
          <table:table-cell office:value-type="float" office:value="0.00000322661587641376" calcext:value-type="float">
            <text:p>3.22661587641376E-06</text:p>
          </table:table-cell>
          <table:table-cell office:value-type="string" calcext:value-type="string">
            <text:p>[0.00031400587630848065, 0.0003856726316290606, 0.00028388148332915934, 9.908797334978545e-05, 0.0001561687244612649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PPAMIDOTRANS_RXN_p2</text:p>
          </table:table-cell>
          <table:table-cell office:value-type="string" calcext:value-type="string">
            <text:p>GLN_p2 + 0.8 PRPP_p2 + WATER_p2 + 0.2 aPRPP_p2 --&gt; 0.5 5_P_BETA_D_RIBOSYL_AMINE_p2 + GLT_p2 + 0.55 PPI_p2 + 2.15 PROTON_p2 + 0.5 a5_P_BETA_D_RIBOSYL_AMINE_p2 + 0.45 bPPI_p2</text:p>
          </table:table-cell>
          <table:table-cell office:value-type="float" office:value="-0.714940310929354" calcext:value-type="float">
            <text:p>-0.714940310929354</text:p>
          </table:table-cell>
          <table:table-cell office:value-type="float" office:value="0.00000427646784487987" calcext:value-type="float">
            <text:p>4.27646784487987E-06</text:p>
          </table:table-cell>
          <table:table-cell office:value-type="string" calcext:value-type="string">
            <text:p>[-5.870764784772047e-17, -4.477553028360536e-17, -1.9892383906690437e-16, 1.3680445110582825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REARR_RXN_c1</text:p>
          </table:table-cell>
          <table:table-cell office:value-type="string" calcext:value-type="string">
            <text:p>G3P_c1 &lt;=&gt; 2_PG_c1</text:p>
          </table:table-cell>
          <table:table-cell office:value-type="float" office:value="-0.706522002478316" calcext:value-type="float">
            <text:p>-0.706522002478316</text:p>
          </table:table-cell>
          <table:table-cell office:value-type="float" office:value="0.00000621166676504529" calcext:value-type="float">
            <text:p>6.21166676504529E-06</text:p>
          </table:table-cell>
          <table:table-cell office:value-type="string" calcext:value-type="string">
            <text:p>[0.01441928945599903, 0.017710258725391743, 0.012712666434997955, 0.005270239502357006, 0.00789384551797966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URIDYLTRANS_RXN_c1</text:p>
          </table:table-cell>
          <table:table-cell office:value-type="string" calcext:value-type="string">
            <text:p>GLC_1_P_c1 + 0.85 PROTON_c1 + 0.5 UTP_c1 + 0.5 aUTP_c1 &lt;=&gt; 0.65 PPI_c1 + UDP_GLUCOSE_c1 + 0.35 aPPI_c1</text:p>
          </table:table-cell>
          <table:table-cell office:value-type="float" office:value="-0.704253299135255" calcext:value-type="float">
            <text:p>-0.704253299135255</text:p>
          </table:table-cell>
          <table:table-cell office:value-type="float" office:value="0.00000685409592853247" calcext:value-type="float">
            <text:p>6.85409592853247E-06</text:p>
          </table:table-cell>
          <table:table-cell office:value-type="string" calcext:value-type="string">
            <text:p>[0.09964794924255185, 0.12204546386545613, 0.09404977960338004, 0.028860738278453882, 0.0525169665957704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CISOM_RXN_c2</text:p>
          </table:table-cell>
          <table:table-cell office:value-type="string" calcext:value-type="string">
            <text:p>GLC_6_P_c2 &lt;=&gt; FRUCTOSE_6P_c2</text:p>
          </table:table-cell>
          <table:table-cell office:value-type="float" office:value="-0.702560012054966" calcext:value-type="float">
            <text:p>-0.702560012054966</text:p>
          </table:table-cell>
          <table:table-cell office:value-type="float" office:value="0.00000737217917061218" calcext:value-type="float">
            <text:p>7.37217917061218E-06</text:p>
          </table:table-cell>
          <table:table-cell office:value-type="string" calcext:value-type="string">
            <text:p>[0.017654883566913325, 0.021736979791904663, 0.011950190153283214, 0.009125746554240534, 0.0065133810383721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_TRANSAMINE_RXN_p1</text:p>
          </table:table-cell>
          <table:table-cell office:value-type="string" calcext:value-type="string">
            <text:p>GLT_p1 + PREPHENATE_p1 --&gt; 2_KETOGLUTARATE_p1 + CPD_659_p1</text:p>
          </table:table-cell>
          <table:table-cell office:value-type="float" office:value="-0.694074382357823" calcext:value-type="float">
            <text:p>-0.694074382357823</text:p>
          </table:table-cell>
          <table:table-cell office:value-type="float" office:value="0.0000105433974382911" calcext:value-type="float">
            <text:p>1.05433974382911E-05</text:p>
          </table:table-cell>
          <table:table-cell office:value-type="string" calcext:value-type="string">
            <text:p>[0.0008074436758682497, 0.0009917296167362827, 0.000729980951646404, 0.00025479764384181707, 0.000401576717025451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IBULOKINASE_RXN_p1</text:p>
          </table:table-cell>
          <table:table-cell office:value-type="string" calcext:value-type="string">
            <text:p>0.9 ATP_p1 + RIBULOSE_5P_p1 + 0.1 aATP_p1 --&gt; 0.8 ADP_p1 + D_RIBULOSE_15_P2_p1 + 0.9 PROTON_p1 + 0.2 aADP_p1</text:p>
          </table:table-cell>
          <table:table-cell office:value-type="float" office:value="-0.683910460752208" calcext:value-type="float">
            <text:p>-0.683910460752208</text:p>
          </table:table-cell>
          <table:table-cell office:value-type="float" office:value="0.000015935557641188" calcext:value-type="float">
            <text:p>1.5935557641188E-05</text:p>
          </table:table-cell>
          <table:table-cell office:value-type="string" calcext:value-type="string">
            <text:p>[2.3952714059611866, 2.918734646725571, 2.187197324724244, 0.7987647060611887, 1.255525163818083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H_RXN_p1</text:p>
          </table:table-cell>
          <table:table-cell office:value-type="string" calcext:value-type="string">
            <text:p>CPD_67_p1 + WATER_p1 --&gt; GLYCOLLATE_p1 + Pi_p1</text:p>
          </table:table-cell>
          <table:table-cell office:value-type="float" office:value="-0.677225273148736" calcext:value-type="float">
            <text:p>-0.677225273148736</text:p>
          </table:table-cell>
          <table:table-cell office:value-type="float" office:value="0.0000207283042767353" calcext:value-type="float">
            <text:p>2.07283042767353E-05</text:p>
          </table:table-cell>
          <table:table-cell office:value-type="string" calcext:value-type="string">
            <text:p>[0.5988178514902966, 0.7296836616813928, 0.546799331181061, 0.1996911765152972, 0.313881290954520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13_RXN_p1</text:p>
          </table:table-cell>
          <table:table-cell office:value-type="string" calcext:value-type="string">
            <text:p>DPG_p1 + NADPH_p1 + PROTON_p1 --&gt; GAP_p1 + NADP_p1 + Pi_p1</text:p>
          </table:table-cell>
          <table:table-cell office:value-type="float" office:value="-0.671471361638852" calcext:value-type="float">
            <text:p>-0.671471361638852</text:p>
          </table:table-cell>
          <table:table-cell office:value-type="float" office:value="0.0000258553756534572" calcext:value-type="float">
            <text:p>2.58553756534572E-05</text:p>
          </table:table-cell>
          <table:table-cell office:value-type="string" calcext:value-type="string">
            <text:p>[4.473700238950797, 5.450808004361229, 4.08553909538225, 1.492049679656015, 2.29873488801555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184_c2</text:p>
          </table:table-cell>
          <table:table-cell office:value-type="string" calcext:value-type="string">
            <text:p>Heteroglycans_c2 + 0.7 Pi_c2 + 0.3 aPi_c2 &lt;=&gt; GLC_1_P_c2 + 0.3 PROTON_c2</text:p>
          </table:table-cell>
          <table:table-cell office:value-type="float" office:value="-0.67032387926098" calcext:value-type="float">
            <text:p>-0.67032387926098</text:p>
          </table:table-cell>
          <table:table-cell office:value-type="float" office:value="0.0000270050767606949" calcext:value-type="float">
            <text:p>2.70050767606949E-05</text:p>
          </table:table-cell>
          <table:table-cell office:value-type="string" calcext:value-type="string">
            <text:p>[0.015776850590695772, 0.019576746601954242, 0.010276990909589351, 0.008047963460747766, 0.005234070121749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ISOPROPYLMALATESYN_RXN_p1</text:p>
          </table:table-cell>
          <table:table-cell office:value-type="string" calcext:value-type="string">
            <text:p>2_KETO_ISOVALERATE_p1 + ACETYL_COA_p1 + WATER_p1 --&gt; 3_CARBOXY_3_HYDROXY_ISOCAPROATE_p1 + CO_A_p1 + PROTON_p1</text:p>
          </table:table-cell>
          <table:table-cell office:value-type="float" office:value="-0.660514824274903" calcext:value-type="float">
            <text:p>-0.660514824274903</text:p>
          </table:table-cell>
          <table:table-cell office:value-type="float" office:value="0.0000388783140607059" calcext:value-type="float">
            <text:p>3.88783140607059E-05</text:p>
          </table:table-cell>
          <table:table-cell office:value-type="string" calcext:value-type="string">
            <text:p>[0.00023550440069676007, 0.0002892544656957784, 0.0002259464804619775, 6.273426710088129e-05, 0.000124297552754948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IDPHOSDEHYD_RXN_p1</text:p>
          </table:table-cell>
          <table:table-cell office:value-type="string" calcext:value-type="string">
            <text:p>D_ERYTHRO_IMIDAZOLE_GLYCEROL_P_p1 --&gt; IMIDAZOLE_ACETOL_P_p1 + WATER_p1</text:p>
          </table:table-cell>
          <table:table-cell office:value-type="float" office:value="-0.659397760997454" calcext:value-type="float">
            <text:p>-0.659397760997454</text:p>
          </table:table-cell>
          <table:table-cell office:value-type="float" office:value="0.0000404920070058267" calcext:value-type="float">
            <text:p>4.04920070058267E-05</text:p>
          </table:table-cell>
          <table:table-cell office:value-type="string" calcext:value-type="string">
            <text:p>[4.787726481771896e-05, 5.880447504527294e-05, 4.5934171283868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BDEPHOS_RXN_p1</text:p>
          </table:table-cell>
          <table:table-cell office:value-type="string" calcext:value-type="string">
            <text:p>FRUCTOSE_16_DIPHOSPHATE_p1 + WATER_p1 --&gt; FRUCTOSE_6P_p1 + Pi_p1</text:p>
          </table:table-cell>
          <table:table-cell office:value-type="float" office:value="-0.655265405220777" calcext:value-type="float">
            <text:p>-0.655265405220777</text:p>
          </table:table-cell>
          <table:table-cell office:value-type="float" office:value="0.0000469983177452282" calcext:value-type="float">
            <text:p>4.69983177452282E-05</text:p>
          </table:table-cell>
          <table:table-cell office:value-type="string" calcext:value-type="string">
            <text:p>[0.8387623466592039, 1.0207291340600453, 0.7599620778590132, 0.28861302634677805, 0.439396814532164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5PISOM_RXN_p1</text:p>
          </table:table-cell>
          <table:table-cell office:value-type="string" calcext:value-type="string">
            <text:p>RIBOSE_5P_p1 &lt;=&gt; RIBULOSE_5P_p1</text:p>
          </table:table-cell>
          <table:table-cell office:value-type="float" office:value="-0.654731790749164" calcext:value-type="float">
            <text:p>-0.654731790749164</text:p>
          </table:table-cell>
          <table:table-cell office:value-type="float" office:value="0.0000479035778527053" calcext:value-type="float">
            <text:p>4.79035778527053E-05</text:p>
          </table:table-cell>
          <table:table-cell office:value-type="string" calcext:value-type="string">
            <text:p>[0.7980437004337831, 0.9724446953322059, 0.7287203719880132, 0.266136526518799, 0.418318375076177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SYN_RXN_p2</text:p>
          </table:table-cell>
          <table:table-cell office:value-type="string" calcext:value-type="string">
            <text:p>ADENYLOSUCC_p2 --&gt; AMP_p2 + FUM_p2</text:p>
          </table:table-cell>
          <table:table-cell office:value-type="float" office:value="-0.640717772787316" calcext:value-type="float">
            <text:p>-0.640717772787316</text:p>
          </table:table-cell>
          <table:table-cell office:value-type="float" office:value="0.0000780490752791881" calcext:value-type="float">
            <text:p>7.80490752791881E-05</text:p>
          </table:table-cell>
          <table:table-cell office:value-type="string" calcext:value-type="string">
            <text:p>[1.1399348766064852e-05, 1.4001065486924972e-05, 7.65569521377911e-06, 5.951712090244156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VMULTI_RXN_m1</text:p>
          </table:table-cell>
          <table:table-cell office:value-type="string" calcext:value-type="string">
            <text:p>GLY_m1 + NAD_m1 + THF_m1 --&gt; AMMONIUM_m1 + CARBON_DIOXIDE_m1 + METHYLENE_THF_m1 + NADH_m1</text:p>
          </table:table-cell>
          <table:table-cell office:value-type="float" office:value="-0.640411706121332" calcext:value-type="float">
            <text:p>-0.640411706121332</text:p>
          </table:table-cell>
          <table:table-cell office:value-type="float" office:value="0.0000788643357322791" calcext:value-type="float">
            <text:p>7.88643357322791E-05</text:p>
          </table:table-cell>
          <table:table-cell office:value-type="string" calcext:value-type="string">
            <text:p>[0.29938661998654803, 0.3648144341539816, 0.2734137355140777, 0.09980813153267451, 0.156948385615813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CYCLOHYDROLASE_RXN_p2</text:p>
          </table:table-cell>
          <table:table-cell office:value-type="string" calcext:value-type="string">
            <text:p>PHOSPHORIBOSYL_FORMAMIDO_CARBOXAMIDE_p2 --&gt; IMP_p2 + WATER_p2</text:p>
          </table:table-cell>
          <table:table-cell office:value-type="float" office:value="-0.636262119894702" calcext:value-type="float">
            <text:p>-0.636262119894702</text:p>
          </table:table-cell>
          <table:table-cell office:value-type="float" office:value="0.0000906958176277987" calcext:value-type="float">
            <text:p>9.06958176277987E-05</text:p>
          </table:table-cell>
          <table:table-cell office:value-type="string" calcext:value-type="string">
            <text:p>[1.1399348766064853e-05, 1.4001065486924974e-05, 7.655695213779108e-06, 5.951712090244157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CARTRANSFORM_RXN_p2</text:p>
          </table:table-cell>
          <table:table-cell office:value-type="string" calcext:value-type="string">
            <text:p>10_FORMYL_THF_p2 + AICAR_p2 --&gt; PHOSPHORIBOSYL_FORMAMIDO_CARBOXAMIDE_p2 + THF_p2</text:p>
          </table:table-cell>
          <table:table-cell office:value-type="float" office:value="-0.636262119894702" calcext:value-type="float">
            <text:p>-0.636262119894702</text:p>
          </table:table-cell>
          <table:table-cell office:value-type="float" office:value="0.0000906958176277987" calcext:value-type="float">
            <text:p>9.06958176277987E-05</text:p>
          </table:table-cell>
          <table:table-cell office:value-type="string" calcext:value-type="string">
            <text:p>[1.1399348766064853e-05, 1.4001065486924974e-05, 7.655695213779108e-06, 5.951712090244157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SYN_RXN_p1</text:p>
          </table:table-cell>
          <table:table-cell office:value-type="string" calcext:value-type="string">
            <text:p>ADENYLOSUCC_p1 --&gt; AMP_p1 + FUM_p1</text:p>
          </table:table-cell>
          <table:table-cell office:value-type="float" office:value="-0.634350142147618" calcext:value-type="float">
            <text:p>-0.634350142147618</text:p>
          </table:table-cell>
          <table:table-cell office:value-type="float" office:value="0.0000966634490686183" calcext:value-type="float">
            <text:p>9.66634490686183E-05</text:p>
          </table:table-cell>
          <table:table-cell office:value-type="string" calcext:value-type="string">
            <text:p>[4.787726481770709e-05, 5.8804475045492236e-05, 4.593417128386801e-05, 1.27536687647277e-05, 2.5269280878243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BDEPHOS_RXN_c1</text:p>
          </table:table-cell>
          <table:table-cell office:value-type="string" calcext:value-type="string">
            <text:p>FRUCTOSE_16_DIPHOSPHATE_c1 + 0.3 PROTON_c1 + WATER_c1 --&gt; FRUCTOSE_6P_c1 + 0.7 Pi_c1 + 0.3 aPi_c1</text:p>
          </table:table-cell>
          <table:table-cell office:value-type="float" office:value="-0.630971149565749" calcext:value-type="float">
            <text:p>-0.630971149565749</text:p>
          </table:table-cell>
          <table:table-cell office:value-type="float" office:value="0.000108074208313318" calcext:value-type="float">
            <text:p>0.000108074208313</text:p>
          </table:table-cell>
          <table:table-cell office:value-type="string" calcext:value-type="string">
            <text:p>[0.20042813120319242, 0.2454815742281543, 0.1891858403843482, 0.05802308361625267, 0.10563151759162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82_p1</text:p>
          </table:table-cell>
          <table:table-cell office:value-type="string" calcext:value-type="string">
            <text:p>INDOLE_p1 + SER_p1 --&gt; TRP_p1 + WATER_p1</text:p>
          </table:table-cell>
          <table:table-cell office:value-type="float" office:value="-0.628862118538719" calcext:value-type="float">
            <text:p>-0.628862118538719</text:p>
          </table:table-cell>
          <table:table-cell office:value-type="float" office:value="0.000115792741414728" calcext:value-type="float">
            <text:p>0.000115792741415</text:p>
          </table:table-cell>
          <table:table-cell office:value-type="string" calcext:value-type="string">
            <text:p>[5.927661358384251e-05, 7.280554053224268e-05, 5.358986649784598e-05, 1.870538085501008e-05, 2.948082769214710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81_p1</text:p>
          </table:table-cell>
          <table:table-cell office:value-type="string" calcext:value-type="string">
            <text:p>INDOLE_3_GLYCEROL_P_p1 &lt;=&gt; GAP_p1 + INDOLE_p1</text:p>
          </table:table-cell>
          <table:table-cell office:value-type="float" office:value="-0.628862118538719" calcext:value-type="float">
            <text:p>-0.628862118538719</text:p>
          </table:table-cell>
          <table:table-cell office:value-type="float" office:value="0.000115792741414728" calcext:value-type="float">
            <text:p>0.000115792741415</text:p>
          </table:table-cell>
          <table:table-cell office:value-type="string" calcext:value-type="string">
            <text:p>[5.927661358384251e-05, 7.280554053224268e-05, 5.358986649784598e-05, 1.870538085501008e-05, 2.9480827692147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737_p1</text:p>
          </table:table-cell>
          <table:table-cell office:value-type="string" calcext:value-type="string">
            <text:p>DELTA1_PIPERIDEINE_2_6_DICARBOXYLATE_p1 + GLT_p1 + PROTON_p1 + WATER_p1 --&gt; 2_KETOGLUTARATE_p1 + LL_DIAMINOPIMELATE_p1</text:p>
          </table:table-cell>
          <table:table-cell office:value-type="float" office:value="-0.619326065991977" calcext:value-type="float">
            <text:p>-0.619326065991977</text:p>
          </table:table-cell>
          <table:table-cell office:value-type="float" office:value="0.000157201372628328" calcext:value-type="float">
            <text:p>0.000157201372628</text:p>
          </table:table-cell>
          <table:table-cell office:value-type="string" calcext:value-type="string">
            <text:p>[0.00031400587630848065, 0.00038567263162906057, 0.00028388148332915934, 9.908797334978544e-05, 0.00015616872446126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XYPYRUVATE_REDUCTASE_RXN_NAD_x1</text:p>
          </table:table-cell>
          <table:table-cell office:value-type="string" calcext:value-type="string">
            <text:p>NADH_x1 + OH_PYR_x1 + PROTON_x1 --&gt; GLYCERATE_x1 + NAD_x1</text:p>
          </table:table-cell>
          <table:table-cell office:value-type="float" office:value="-0.617919060456277" calcext:value-type="float">
            <text:p>-0.617919060456277</text:p>
          </table:table-cell>
          <table:table-cell office:value-type="float" office:value="0.00016431696084691" calcext:value-type="float">
            <text:p>0.000164316960847</text:p>
          </table:table-cell>
          <table:table-cell office:value-type="string" calcext:value-type="string">
            <text:p>[0.2963945679747196, 0.3611394947326588, 0.2706564435498217, 0.09948168355129199, 0.156331906182873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3_c1</text:p>
          </table:table-cell>
          <table:table-cell office:value-type="string" calcext:value-type="string">
            <text:p>ACETALD_c1 + NAD_c1 + WATER_c1 --&gt; ACET_c1 + NADH_c1 + 2.0 PROTON_c1</text:p>
          </table:table-cell>
          <table:table-cell office:value-type="float" office:value="-0.612844002489179" calcext:value-type="float">
            <text:p>-0.612844002489179</text:p>
          </table:table-cell>
          <table:table-cell office:value-type="float" office:value="0.000192430044737202" calcext:value-type="float">
            <text:p>0.000192430044737</text:p>
          </table:table-cell>
          <table:table-cell office:value-type="string" calcext:value-type="string">
            <text:p>[0.0001762277871128589, 0.00021644892516353576, 0.00017235661396413152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GENSYN_RXN_p1</text:p>
          </table:table-cell>
          <table:table-cell office:value-type="string" calcext:value-type="string">
            <text:p>ADP_D_GLUCOSE_p1 --&gt; 0.8 ADP_p1 + 0.8 PROTON_p1 + STARCH_p1 + 0.2 aADP_p1</text:p>
          </table:table-cell>
          <table:table-cell office:value-type="float" office:value="-0.610805956515452" calcext:value-type="float">
            <text:p>-0.610805956515452</text:p>
          </table:table-cell>
          <table:table-cell office:value-type="float" office:value="0.000204874666595379" calcext:value-type="float">
            <text:p>0.000204874666595</text:p>
          </table:table-cell>
          <table:table-cell office:value-type="string" calcext:value-type="string">
            <text:p>[0.03968549544398417, 0.04701548801446215, 0.030305021148576503, 0.02215283237280734, 0.0205631509750064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F_66_p1</text:p>
          </table:table-cell>
          <table:table-cell office:value-type="string" calcext:value-type="string">
            <text:p>CHLOROPHYLLIDE_A_p1 + 0.8 PHYTYL_PYROPHOSPHATE_p1 + 0.2 aPHYTYL_PYROPHOSPHATE_p1 &lt;=&gt; CHLOROPHYLL_A_p1 + 0.55 PPI_p1 + 0.65 PROTON_p1 + 0.45 bPPI_p1</text:p>
          </table:table-cell>
          <table:table-cell office:value-type="float" office:value="-0.609836424487827" calcext:value-type="float">
            <text:p>-0.609836424487827</text:p>
          </table:table-cell>
          <table:table-cell office:value-type="float" office:value="0.000211042398960568" calcext:value-type="float">
            <text:p>0.000211042398961</text:p>
          </table:table-cell>
          <table:table-cell office:value-type="string" calcext:value-type="string">
            <text:p>[0.0, 0.0, 0.0, -1.046207834915657e-16, -4.319825899006584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REDUCT_RXN_NADP_c1</text:p>
          </table:table-cell>
          <table:table-cell office:value-type="string" calcext:value-type="string">
            <text:p>L_DELTA1_PYRROLINE_5_CARBOXYLATE_c1 + NADPH_c1 + PROTON_c1 --&gt; NADP_c1 + PRO_c1</text:p>
          </table:table-cell>
          <table:table-cell office:value-type="float" office:value="-0.60830592480536" calcext:value-type="float">
            <text:p>-0.60830592480536</text:p>
          </table:table-cell>
          <table:table-cell office:value-type="float" office:value="0.000221115514519805" calcext:value-type="float">
            <text:p>0.00022111551452</text:p>
          </table:table-cell>
          <table:table-cell office:value-type="string" calcext:value-type="string">
            <text:p>[0.0020381421221601316, 0.00250331504979663, 0.0013825772949843103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SYNA_RXN_c2</text:p>
          </table:table-cell>
          <table:table-cell office:value-type="string" calcext:value-type="string">
            <text:p>AMMONIUM_c2 + 0.65 ATP_c2 + L_ASPARTATE_c2 + 0.35 aATP_c2 --&gt; AMP_c2 + ASN_c2 + 0.65 PPI_c2 + PROTON_c2 + 0.35 aPPI_c2</text:p>
          </table:table-cell>
          <table:table-cell office:value-type="float" office:value="-0.599910135966351" calcext:value-type="float">
            <text:p>-0.599910135966351</text:p>
          </table:table-cell>
          <table:table-cell office:value-type="float" office:value="0.00028436712229212" calcext:value-type="float">
            <text:p>0.000284367122292</text:p>
          </table:table-cell>
          <table:table-cell office:value-type="string" calcext:value-type="string">
            <text:p>[4.0976041356761896e-05, 5.032815910832929e-05, 2.7519123253336724e-05, 0.0, 1.513880485041306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GLYOXYLATE_AMINOTRANSFERASE_RXN_x1</text:p>
          </table:table-cell>
          <table:table-cell office:value-type="string" calcext:value-type="string">
            <text:p>GLYOX_x1 + SER_x1 --&gt; GLY_x1 + OH_PYR_x1</text:p>
          </table:table-cell>
          <table:table-cell office:value-type="float" office:value="-0.59432194511644" calcext:value-type="float">
            <text:p>-0.59432194511644</text:p>
          </table:table-cell>
          <table:table-cell office:value-type="float" office:value="0.000334916210550666" calcext:value-type="float">
            <text:p>0.000334916210551</text:p>
          </table:table-cell>
          <table:table-cell office:value-type="string" calcext:value-type="string">
            <text:p>[0.2963945679747196, 0.3611394947326588, 0.27065644354982166, 0.09948168355129199, 0.156331906182873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DEHYDROG_A_RXN_mi1</text:p>
          </table:table-cell>
          <table:table-cell office:value-type="string" calcext:value-type="string">
            <text:p>NADH_m1 + 5.0 PROTON_m1 + UBIQUINONE_mi1 --&gt; NAD_m1 + 4.0 PROTON_i1 + UBIQUINOL_mi1</text:p>
          </table:table-cell>
          <table:table-cell office:value-type="float" office:value="-0.573848103359894" calcext:value-type="float">
            <text:p>-0.573848103359894</text:p>
          </table:table-cell>
          <table:table-cell office:value-type="float" office:value="0.000594960914185661" calcext:value-type="float">
            <text:p>0.000594960914186</text:p>
          </table:table-cell>
          <table:table-cell office:value-type="string" calcext:value-type="string">
            <text:p>[0.24990046316378, 0.29051626852475615, 0.2460941838009128, 0.10466722981103607, 0.1876948145187301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KIN_RXN_p1</text:p>
          </table:table-cell>
          <table:table-cell office:value-type="string" calcext:value-type="string">
            <text:p>0.9 ATP_p1 + HOMO_SER_p1 + 0.1 aATP_p1 --&gt; 0.8 ADP_p1 + O_PHOSPHO_L_HOMOSERINE_p1 + 0.9 PROTON_p1 + 0.2 aADP_p1</text:p>
          </table:table-cell>
          <table:table-cell office:value-type="float" office:value="-0.568861954239894" calcext:value-type="float">
            <text:p>-0.568861954239894</text:p>
          </table:table-cell>
          <table:table-cell office:value-type="float" office:value="0.000680481991836084" calcext:value-type="float">
            <text:p>0.000680481991836</text:p>
          </table:table-cell>
          <table:table-cell office:value-type="string" calcext:value-type="string">
            <text:p>[0.0014578844141267505, 0.0017906229183268705, 0.001331056535992833, 0.0004484695903311867, 0.000732240084750025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C_NADP_RXN_c2</text:p>
          </table:table-cell>
          <table:table-cell office:value-type="string" calcext:value-type="string">
            <text:p>MAL_c2 + NADP_c2 --&gt; CARBON_DIOXIDE_c2 + NADPH_c2 + PYRUVATE_c2</text:p>
          </table:table-cell>
          <table:table-cell office:value-type="float" office:value="-0.543248143258712" calcext:value-type="float">
            <text:p>-0.543248143258712</text:p>
          </table:table-cell>
          <table:table-cell office:value-type="float" office:value="0.00131348942235446" calcext:value-type="float">
            <text:p>0.001313489422354</text:p>
          </table:table-cell>
          <table:table-cell office:value-type="string" calcext:value-type="string">
            <text:p>[0.004116372264125215, 0.005055867560613626, 0.003385132079669028, 0.0014593510142334265, 0.001862226985766233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ENYLTHFCYCLOHYDRO_RXN_c2</text:p>
          </table:table-cell>
          <table:table-cell office:value-type="string" calcext:value-type="string">
            <text:p>5_10_METHENYL_THF_c2 + WATER_c2 --&gt; 10_FORMYL_THF_c2 + PROTON_c2</text:p>
          </table:table-cell>
          <table:table-cell office:value-type="float" office:value="-0.537759968199614" calcext:value-type="float">
            <text:p>-0.537759968199614</text:p>
          </table:table-cell>
          <table:table-cell office:value-type="float" office:value="0.00150217701411742" calcext:value-type="float">
            <text:p>0.001502177014117</text:p>
          </table:table-cell>
          <table:table-cell office:value-type="string" calcext:value-type="string">
            <text:p>[1.1399348766006156e-05, 1.4001065486880238e-05, 7.655695213580222e-06, 5.951712090257863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THFDEHYDROG_NADP_RXN_c2</text:p>
          </table:table-cell>
          <table:table-cell office:value-type="string" calcext:value-type="string">
            <text:p>METHYLENE_THF_c2 + NADP_c2 --&gt; 5_10_METHENYL_THF_c2 + NADPH_c2</text:p>
          </table:table-cell>
          <table:table-cell office:value-type="float" office:value="-0.537759968199614" calcext:value-type="float">
            <text:p>-0.537759968199614</text:p>
          </table:table-cell>
          <table:table-cell office:value-type="float" office:value="0.00150217701411742" calcext:value-type="float">
            <text:p>0.001502177014117</text:p>
          </table:table-cell>
          <table:table-cell office:value-type="string" calcext:value-type="string">
            <text:p>[1.1399348766006154e-05, 1.4001065486880238e-05, 7.65569521358022e-06, 5.951712090257863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VAL_RXN_p2</text:p>
          </table:table-cell>
          <table:table-cell office:value-type="string" calcext:value-type="string">
            <text:p>2_KETOGLUTARATE_p2 + VAL_p2 &lt;=&gt; 2_KETO_ISOVALERATE_p2 + GLT_p2</text:p>
          </table:table-cell>
          <table:table-cell office:value-type="float" office:value="-0.52882197120528" calcext:value-type="float">
            <text:p>-0.52882197120528</text:p>
          </table:table-cell>
          <table:table-cell office:value-type="float" office:value="0.00186030729846014" calcext:value-type="float">
            <text:p>0.00186030729846</text:p>
          </table:table-cell>
          <table:table-cell office:value-type="string" calcext:value-type="string">
            <text:p>[5.607247635637144e-05, 6.887011087994724e-05, 3.765774674366291e-05, 2.927599131374461e-05, 2.071625879249136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RTRANSAM_RXN_p2</text:p>
          </table:table-cell>
          <table:table-cell office:value-type="string" calcext:value-type="string">
            <text:p>3_P_HYDROXYPYRUVATE_p2 + GLT_p2 &lt;=&gt; 2_KETOGLUTARATE_p2 + 3_P_SERINE_p2</text:p>
          </table:table-cell>
          <table:table-cell office:value-type="float" office:value="-0.526944276776718" calcext:value-type="float">
            <text:p>-0.526944276776718</text:p>
          </table:table-cell>
          <table:table-cell office:value-type="float" office:value="0.00194434705287109" calcext:value-type="float">
            <text:p>0.001944347052871</text:p>
          </table:table-cell>
          <table:table-cell office:value-type="string" calcext:value-type="string">
            <text:p>[0.0, 0.0, 0.0, 0.0, -1.183262484275099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CYCLOHYD_RXN_p2</text:p>
          </table:table-cell>
          <table:table-cell office:value-type="string" calcext:value-type="string">
            <text:p>PHOSPHORIBOSYL_AMP_p2 + WATER_p2 --&gt; PHOSPHORIBOSYL_FORMIMINO_AICAR_P_p2</text:p>
          </table:table-cell>
          <table:table-cell office:value-type="float" office:value="-0.518351674422385" calcext:value-type="float">
            <text:p>-0.518351674422385</text:p>
          </table:table-cell>
          <table:table-cell office:value-type="float" office:value="0.00237249522930543" calcext:value-type="float">
            <text:p>0.002372495229305</text:p>
          </table:table-cell>
          <table:table-cell office:value-type="string" calcext:value-type="string">
            <text:p>[1.1399348766123558e-05, 1.400106548696975e-05, 7.655695213977997e-06, 5.951712090230482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PRATPHYD_RXN_p2</text:p>
          </table:table-cell>
          <table:table-cell office:value-type="string" calcext:value-type="string">
            <text:p>PHOSPHORIBOSYL_ATP_p2 + WATER_p2 --&gt; PHOSPHORIBOSYL_AMP_p2 + 0.55 PPI_p2 + 1.45 PROTON_p2 + 0.45 bPPI_p2</text:p>
          </table:table-cell>
          <table:table-cell office:value-type="float" office:value="-0.518351674422385" calcext:value-type="float">
            <text:p>-0.518351674422385</text:p>
          </table:table-cell>
          <table:table-cell office:value-type="float" office:value="0.00237249522930543" calcext:value-type="float">
            <text:p>0.002372495229305</text:p>
          </table:table-cell>
          <table:table-cell office:value-type="string" calcext:value-type="string">
            <text:p>[1.139934876612356e-05, 1.400106548696975e-05, 7.655695213977998e-06, 5.9517120902304825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DECARBOX_RXN_c1</text:p>
          </table:table-cell>
          <table:table-cell office:value-type="string" calcext:value-type="string">
            <text:p>GLT_c1 + PROTON_c1 --&gt; 4_AMINO_BUTYRATE_c1 + CARBON_DIOXIDE_c1</text:p>
          </table:table-cell>
          <table:table-cell office:value-type="float" office:value="-0.512855015794179" calcext:value-type="float">
            <text:p>-0.512855015794179</text:p>
          </table:table-cell>
          <table:table-cell office:value-type="float" office:value="0.00268739337754472" calcext:value-type="float">
            <text:p>0.002687393377545</text:p>
          </table:table-cell>
          <table:table-cell office:value-type="string" calcext:value-type="string">
            <text:p>[0.0002626779902306576, 0.0003226299869107078, 0.00025201723284935335, 6.99728376705424e-05, 0.0001386395806263509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0_PERIOD_2_PERIOD_2_RXN_mi1</text:p>
          </table:table-cell>
          <table:table-cell office:value-type="string" calcext:value-type="string">
            <text:p>2.0 Cytochromes_C_Oxidized_mi1 + 2.0 PROTON_m1 + UBIQUINOL_mi1 --&gt; 2.0 Cytochromes_C_Reduced_mi1 + 4.0 PROTON_i1 + UBIQUINONE_mi1</text:p>
          </table:table-cell>
          <table:table-cell office:value-type="float" office:value="-0.505123766054019" calcext:value-type="float">
            <text:p>-0.505123766054019</text:p>
          </table:table-cell>
          <table:table-cell office:value-type="float" office:value="0.00319128997143226" calcext:value-type="float">
            <text:p>0.003191289971432</text:p>
          </table:table-cell>
          <table:table-cell office:value-type="string" calcext:value-type="string">
            <text:p>[0.24990046316378, 0.29051626852475615, 0.24609418380091283, 0.10466722981103607, 0.187694814518730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BUTYRYL_COA_DEHYDRATASE_RXN_x1</text:p>
          </table:table-cell>
          <table:table-cell office:value-type="string" calcext:value-type="string">
            <text:p>CROTONYL_COA_x1 + WATER_x1 --&gt; CPD_650_x1</text:p>
          </table:table-cell>
          <table:table-cell office:value-type="float" office:value="-0.503315954893721" calcext:value-type="float">
            <text:p>-0.503315954893721</text:p>
          </table:table-cell>
          <table:table-cell office:value-type="float" office:value="0.00332025114430369" calcext:value-type="float">
            <text:p>0.003320251144304</text:p>
          </table:table-cell>
          <table:table-cell office:value-type="string" calcext:value-type="string">
            <text:p>[8.945898938710619e-21, 0.0, 0.0, 0.0, 4.472949469355309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HYDR_RXN_m2</text:p>
          </table:table-cell>
          <table:table-cell office:value-type="string" calcext:value-type="string">
            <text:p>CIS_ACONITATE_m2 + WATER_m2 &lt;=&gt; THREO_DS_ISO_CITRATE_m2</text:p>
          </table:table-cell>
          <table:table-cell office:value-type="float" office:value="-0.499032312410987" calcext:value-type="float">
            <text:p>-0.499032312410987</text:p>
          </table:table-cell>
          <table:table-cell office:value-type="float" office:value="0.00364392814609184" calcext:value-type="float">
            <text:p>0.003643928146092</text:p>
          </table:table-cell>
          <table:table-cell office:value-type="string" calcext:value-type="string">
            <text:p>[0.012473895673548745, 0.012583657263260535, 0.013602611601100836, 0.009318201949237244, 0.013649241437155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DEHYDR_RXN_m2</text:p>
          </table:table-cell>
          <table:table-cell office:value-type="string" calcext:value-type="string">
            <text:p>CIT_m2 &lt;=&gt; CIS_ACONITATE_m2 + WATER_m2</text:p>
          </table:table-cell>
          <table:table-cell office:value-type="float" office:value="-0.499032312410987" calcext:value-type="float">
            <text:p>-0.499032312410987</text:p>
          </table:table-cell>
          <table:table-cell office:value-type="float" office:value="0.00364392814609184" calcext:value-type="float">
            <text:p>0.003643928146092</text:p>
          </table:table-cell>
          <table:table-cell office:value-type="string" calcext:value-type="string">
            <text:p>[0.012473895673548745, 0.012583657263260535, 0.013602611601100836, 0.009318201949237244, 0.013649241437155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BOXYCYCLOHEXADIENYL_DEHYDRATASE_RXN_p1</text:p>
          </table:table-cell>
          <table:table-cell office:value-type="string" calcext:value-type="string">
            <text:p>CPD_659_p1 + PROTON_p1 --&gt; CARBON_DIOXIDE_p1 + PHE_p1 + WATER_p1</text:p>
          </table:table-cell>
          <table:table-cell office:value-type="float" office:value="-0.498373954559395" calcext:value-type="float">
            <text:p>-0.498373954559395</text:p>
          </table:table-cell>
          <table:table-cell office:value-type="float" office:value="0.0036960110216762" calcext:value-type="float">
            <text:p>0.003696011021676</text:p>
          </table:table-cell>
          <table:table-cell office:value-type="string" calcext:value-type="string">
            <text:p>[0.0008074436758682496, 0.0009917296167362827, 0.000729980951646404, 0.00025479764384181707, 0.000401576717025451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T_RXN_p2</text:p>
          </table:table-cell>
          <table:table-cell office:value-type="string" calcext:value-type="string">
            <text:p>10_FORMYL_THF_p2 + 0.42 5_PHOSPHO_RIBOSYL_GLYCINEAMIDE_p2 + 0.58 a5_PHOSPHO_RIBOSYL_GLYCINEAMIDE_p2 --&gt; 5_P_RIBOSYL_N_FORMYLGLYCINEAMIDE_p2 + 0.58 PROTON_p2 + THF_p2</text:p>
          </table:table-cell>
          <table:table-cell office:value-type="float" office:value="-0.496198873609648" calcext:value-type="float">
            <text:p>-0.496198873609648</text:p>
          </table:table-cell>
          <table:table-cell office:value-type="float" office:value="0.00387267124170403" calcext:value-type="float">
            <text:p>0.003872671241704</text:p>
          </table:table-cell>
          <table:table-cell office:value-type="string" calcext:value-type="string">
            <text:p>[-5.870705213023031e-17, -4.477553028360536e-17, -1.989238390669044e-16, 1.3680445110582826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DEHYDR_RXN_c1</text:p>
          </table:table-cell>
          <table:table-cell office:value-type="string" calcext:value-type="string">
            <text:p>CIT_c1 &lt;=&gt; CIS_ACONITATE_c1 + WATER_c1</text:p>
          </table:table-cell>
          <table:table-cell office:value-type="float" office:value="-0.495617093647332" calcext:value-type="float">
            <text:p>-0.495617093647332</text:p>
          </table:table-cell>
          <table:table-cell office:value-type="float" office:value="0.00392113850386289" calcext:value-type="float">
            <text:p>0.003921138503863</text:p>
          </table:table-cell>
          <table:table-cell office:value-type="string" calcext:value-type="string">
            <text:p>[0.006535770991566748, 0.008027454860641442, 0.005694389378505133, 0.0021185798995149363, 0.003132594332670464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S_RXN_p2</text:p>
          </table:table-cell>
          <table:table-cell office:value-type="string" calcext:value-type="string">
            <text:p>0.8 5_PHOSPHORIBOSYL_N_FORMYLGLYCINEAMIDINE_p2 + 0.9 ATP_p2 + 0.2 a5_PHOSPHORIBOSYL_N_FORMYLGLYCINEAMIDINE_p2 + 0.1 aATP_p2 --&gt; 0.54 5_PHOSPHORIBOSYL_5_AMINOIMIDAZOLE_p2 + 0.8 ADP_p2 + 0.64 PROTON_p2 + Pi_p2 + 0.46 a5_PHOSPHORIBOSYL_5_AMINOIMIDAZOLE_p2 + 0.2 aADP_p2</text:p>
          </table:table-cell>
          <table:table-cell office:value-type="float" office:value="-0.493734954334824" calcext:value-type="float">
            <text:p>-0.493734954334824</text:p>
          </table:table-cell>
          <table:table-cell office:value-type="float" office:value="0.00408153292639244" calcext:value-type="float">
            <text:p>0.004081532926392</text:p>
          </table:table-cell>
          <table:table-cell office:value-type="string" calcext:value-type="string">
            <text:p>[-5.870763183927092e-17, -4.477553028360536e-17, -1.989238390669044e-16, 1.3680445110582826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5_PERIOD_1_PERIOD_19_RXN_p1</text:p>
          </table:table-cell>
          <table:table-cell office:value-type="string" calcext:value-type="string">
            <text:p>PHOSPHO_ENOL_PYRUVATE_p1 + SHIKIMATE_5P_p1 --&gt; 3_ENOLPYRUVYL_SHIKIMATE_5P_p1 + Pi_p1</text:p>
          </table:table-cell>
          <table:table-cell office:value-type="float" office:value="-0.493256032150637" calcext:value-type="float">
            <text:p>-0.493256032150637</text:p>
          </table:table-cell>
          <table:table-cell office:value-type="float" office:value="0.00412323614260162" calcext:value-type="float">
            <text:p>0.004123236142602</text:p>
          </table:table-cell>
          <table:table-cell office:value-type="string" calcext:value-type="string">
            <text:p>[0.0009259969030359348, 0.0011373406978007683, 0.000837160684642096, 0.00029220840555183725, 0.00046053837240974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PHOSPHORIBOSYLTRANS_RXN_p2</text:p>
          </table:table-cell>
          <table:table-cell office:value-type="string" calcext:value-type="string">
            <text:p>0.9 ATP_p2 + 0.8 PRPP_p2 + 0.1 aATP_p2 + 0.2 aPRPP_p2 --&gt; PHOSPHORIBOSYL_ATP_p2 + 0.55 PPI_p2 + 0.75 PROTON_p2 + 0.45 bPPI_p2</text:p>
          </table:table-cell>
          <table:table-cell office:value-type="float" office:value="-0.487932132864786" calcext:value-type="float">
            <text:p>-0.487932132864786</text:p>
          </table:table-cell>
          <table:table-cell office:value-type="float" office:value="0.00461208691282115" calcext:value-type="float">
            <text:p>0.004612086912821</text:p>
          </table:table-cell>
          <table:table-cell office:value-type="string" calcext:value-type="string">
            <text:p>[1.139934876612356e-05, 1.400106548696975e-05, 7.655695213977998e-06, 5.9517120902304825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SYNA_RXN_c1</text:p>
          </table:table-cell>
          <table:table-cell office:value-type="string" calcext:value-type="string">
            <text:p>AMMONIUM_c1 + 0.65 ATP_c1 + L_ASPARTATE_c1 + 0.35 aATP_c1 --&gt; AMP_c1 + ASN_c1 + 0.65 PPI_c1 + PROTON_c1 + 0.35 aPPI_c1</text:p>
          </table:table-cell>
          <table:table-cell office:value-type="float" office:value="-0.479495117478338" calcext:value-type="float">
            <text:p>-0.479495117478338</text:p>
          </table:table-cell>
          <table:table-cell office:value-type="float" office:value="0.00548861994130652" calcext:value-type="float">
            <text:p>0.005488619941307</text:p>
          </table:table-cell>
          <table:table-cell office:value-type="string" calcext:value-type="string">
            <text:p>[0.00017209937369839985, 0.000211378268254983, 0.00016511473952002045, 6.723826731108254e-05, 9.083282910247838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YDROGENASE_NADP_RXN_p1</text:p>
          </table:table-cell>
          <table:table-cell office:value-type="string" calcext:value-type="string">
            <text:p>NADPH_p1 + OXALACETIC_ACID_p1 + PROTON_p1 --&gt; MAL_p1 + NADP_p1</text:p>
          </table:table-cell>
          <table:table-cell office:value-type="float" office:value="-0.478067829442197" calcext:value-type="float">
            <text:p>-0.478067829442197</text:p>
          </table:table-cell>
          <table:table-cell office:value-type="float" office:value="0.00565018100765278" calcext:value-type="float">
            <text:p>0.005650181007653</text:p>
          </table:table-cell>
          <table:table-cell office:value-type="string" calcext:value-type="string">
            <text:p>[0.269677570243107, 0.3148071799655367, 0.2628136759292953, 0.11212459731073508, 0.244665102100086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INOPIMDECARB_RXN_p1</text:p>
          </table:table-cell>
          <table:table-cell office:value-type="string" calcext:value-type="string">
            <text:p>MESO_DIAMINOPIMELATE_p1 + PROTON_p1 --&gt; CARBON_DIOXIDE_p1 + LYS_p1</text:p>
          </table:table-cell>
          <table:table-cell office:value-type="float" office:value="-0.477191970286752" calcext:value-type="float">
            <text:p>-0.477191970286752</text:p>
          </table:table-cell>
          <table:table-cell office:value-type="float" office:value="0.00575132395632873" calcext:value-type="float">
            <text:p>0.005751323956329</text:p>
          </table:table-cell>
          <table:table-cell office:value-type="string" calcext:value-type="string">
            <text:p>[0.00031400587630848065, 0.00038567263162906057, 0.0002838814833291594, 9.908797334978545e-05, 0.00015616872446126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SERLY_RXN_p2</text:p>
          </table:table-cell>
          <table:table-cell office:value-type="string" calcext:value-type="string">
            <text:p>ACETYLSERINE_p2 + HS_p2 --&gt; ACET_p2 + CYS_p2</text:p>
          </table:table-cell>
          <table:table-cell office:value-type="float" office:value="-0.476009339879309" calcext:value-type="float">
            <text:p>-0.476009339879309</text:p>
          </table:table-cell>
          <table:table-cell office:value-type="float" office:value="0.00589034630125683" calcext:value-type="float">
            <text:p>0.005890346301257</text:p>
          </table:table-cell>
          <table:table-cell office:value-type="string" calcext:value-type="string">
            <text:p>[5.87095129615244e-17, 0.0, 0.0, 0.0, -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TOCHROME_C_OXIDASE_RXN_mi1</text:p>
          </table:table-cell>
          <table:table-cell office:value-type="string" calcext:value-type="string">
            <text:p>4.0 Cytochromes_C_Reduced_mi1 + OXYGEN_MOLECULE_m1 + 8.0 PROTON_m1 --&gt; 4.0 Cytochromes_C_Oxidized_mi1 + 4.0 PROTON_i1 + 2.0 WATER_m1</text:p>
          </table:table-cell>
          <table:table-cell office:value-type="float" office:value="-0.475553863397859" calcext:value-type="float">
            <text:p>-0.475553863397859</text:p>
          </table:table-cell>
          <table:table-cell office:value-type="float" office:value="0.00594465007432425" calcext:value-type="float">
            <text:p>0.005944650074324</text:p>
          </table:table-cell>
          <table:table-cell office:value-type="string" calcext:value-type="string">
            <text:p>[0.12495023158189, 0.14525813426237807, 0.12304709190045642, 0.052333614905518036, 0.093847407259365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c1</text:p>
          </table:table-cell>
          <table:table-cell office:value-type="string" calcext:value-type="string">
            <text:p>NADP_c1 + THREO_DS_ISO_CITRATE_c1 &lt;=&gt; 2_KETOGLUTARATE_c1 + CARBON_DIOXIDE_c1 + NADPH_c1</text:p>
          </table:table-cell>
          <table:table-cell office:value-type="float" office:value="-0.475084681475203" calcext:value-type="float">
            <text:p>-0.475084681475203</text:p>
          </table:table-cell>
          <table:table-cell office:value-type="float" office:value="0.00600103464100381" calcext:value-type="float">
            <text:p>0.006001034641004</text:p>
          </table:table-cell>
          <table:table-cell office:value-type="string" calcext:value-type="string">
            <text:p>[0.004028406979502566, 0.004947825624547543, 0.002719220418684759, 0.0009048211770194494, 0.000735313375288648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AMINOTRANS_RXN_p1</text:p>
          </table:table-cell>
          <table:table-cell office:value-type="string" calcext:value-type="string">
            <text:p>GLT_p1 + IMIDAZOLE_ACETOL_P_p1 --&gt; 2_KETOGLUTARATE_p1 + L_HISTIDINOL_P_p1</text:p>
          </table:table-cell>
          <table:table-cell office:value-type="float" office:value="-0.46394572191798" calcext:value-type="float">
            <text:p>-0.46394572191798</text:p>
          </table:table-cell>
          <table:table-cell office:value-type="float" office:value="0.00748047420492527" calcext:value-type="float">
            <text:p>0.007480474204925</text:p>
          </table:table-cell>
          <table:table-cell office:value-type="string" calcext:value-type="string">
            <text:p>[4.787726481771896e-05, 5.8804475045272936e-05, 4.5934171283867993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SERLY_RXN_p1</text:p>
          </table:table-cell>
          <table:table-cell office:value-type="string" calcext:value-type="string">
            <text:p>ACETYLSERINE_p1 + HS_p1 --&gt; ACET_p1 + CYS_p1</text:p>
          </table:table-cell>
          <table:table-cell office:value-type="float" office:value="-0.460330448702891" calcext:value-type="float">
            <text:p>-0.460330448702891</text:p>
          </table:table-cell>
          <table:table-cell office:value-type="float" office:value="0.00802285332205679" calcext:value-type="float">
            <text:p>0.008022853322057</text:p>
          </table:table-cell>
          <table:table-cell office:value-type="string" calcext:value-type="string">
            <text:p>[5.9276613583783825e-05, 7.280554053224264e-05, 5.3589866497335693e-05, 1.8705380855010098e-05, 2.948082769213540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SERLY_RXN_c1</text:p>
          </table:table-cell>
          <table:table-cell office:value-type="string" calcext:value-type="string">
            <text:p>ACETYLSERINE_c1 + 0.85 HS_c1 + 0.15 aHS_c1 --&gt; ACET_c1 + CYS_c1 + 0.15 PROTON_c1</text:p>
          </table:table-cell>
          <table:table-cell office:value-type="float" office:value="-0.460330448695841" calcext:value-type="float">
            <text:p>-0.460330448695841</text:p>
          </table:table-cell>
          <table:table-cell office:value-type="float" office:value="0.0080228533231461" calcext:value-type="float">
            <text:p>0.008022853323146</text:p>
          </table:table-cell>
          <table:table-cell office:value-type="string" calcext:value-type="string">
            <text:p>[5.927661358390123e-05, 7.28055405322427e-05, 5.358986649784598e-05, 1.870538085501008e-05, 2.94808276921047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YCDEHYDROG_RXN_p2</text:p>
          </table:table-cell>
          <table:table-cell office:value-type="string" calcext:value-type="string">
            <text:p>G3P_p2 + NAD_p2 &lt;=&gt; 3_P_HYDROXYPYRUVATE_p2 + NADH_p2 + PROTON_p2</text:p>
          </table:table-cell>
          <table:table-cell office:value-type="float" office:value="-0.458344711652361" calcext:value-type="float">
            <text:p>-0.458344711652361</text:p>
          </table:table-cell>
          <table:table-cell office:value-type="float" office:value="0.00833471811732669" calcext:value-type="float">
            <text:p>0.008334718117327</text:p>
          </table:table-cell>
          <table:table-cell office:value-type="string" calcext:value-type="string">
            <text:p>[0.0, 0.0, 0.0, 0.0, -1.2187682049029124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m2</text:p>
          </table:table-cell>
          <table:table-cell office:value-type="string" calcext:value-type="string">
            <text:p>AMMONIUM_m2 + 0.9 ATP_m2 + GLT_m2 + 0.1 aATP_m2 --&gt; 0.8 ADP_m2 + GLN_m2 + 0.9 PROTON_m2 + Pi_m2 + 0.2 aADP_m2</text:p>
          </table:table-cell>
          <table:table-cell office:value-type="float" office:value="-0.451415959493604" calcext:value-type="float">
            <text:p>-0.451415959493604</text:p>
          </table:table-cell>
          <table:table-cell office:value-type="float" office:value="0.00950470859962246" calcext:value-type="float">
            <text:p>0.009504708599622</text:p>
          </table:table-cell>
          <table:table-cell office:value-type="string" calcext:value-type="string">
            <text:p>[0.0006670160077514461, 0.0008192516078759754, 0.000447961665438395, 0.00034825561697964896, 0.000246432423413881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5PISOM_RXN_p2</text:p>
          </table:table-cell>
          <table:table-cell office:value-type="string" calcext:value-type="string">
            <text:p>RIBOSE_5P_p2 &lt;=&gt; RIBULOSE_5P_p2</text:p>
          </table:table-cell>
          <table:table-cell office:value-type="float" office:value="-0.449784313629291" calcext:value-type="float">
            <text:p>-0.449784313629291</text:p>
          </table:table-cell>
          <table:table-cell office:value-type="float" office:value="0.00979957501955155" calcext:value-type="float">
            <text:p>0.009799575019552</text:p>
          </table:table-cell>
          <table:table-cell office:value-type="string" calcext:value-type="string">
            <text:p>[-0.008110844100007996, -0.007861994810553724, -0.009751039329397537, -0.006056905451311818, -0.0100950107315072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SYN_RXN_x1</text:p>
          </table:table-cell>
          <table:table-cell office:value-type="string" calcext:value-type="string">
            <text:p>ACETYL_COA_x1 + GLYOX_x1 + WATER_x1 --&gt; CO_A_x1 + MAL_x1 + PROTON_x1</text:p>
          </table:table-cell>
          <table:table-cell office:value-type="float" office:value="-0.449325360161004" calcext:value-type="float">
            <text:p>-0.449325360161004</text:p>
          </table:table-cell>
          <table:table-cell office:value-type="float" office:value="0.00988389559667071" calcext:value-type="float">
            <text:p>0.009883895596671</text:p>
          </table:table-cell>
          <table:table-cell office:value-type="string" calcext:value-type="string">
            <text:p>[1.7891797877421232e-20, 0.0, 0.0, 0.0, 8.945898938710616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HBDCLOS_RXN_x1</text:p>
          </table:table-cell>
          <table:table-cell office:value-type="string" calcext:value-type="string">
            <text:p>CPD_650_x1 + NAD_x1 --&gt; ACETOACETYL_COA_x1 + NADH_x1 + PROTON_x1</text:p>
          </table:table-cell>
          <table:table-cell office:value-type="float" office:value="-0.444384438308713" calcext:value-type="float">
            <text:p>-0.444384438308713</text:p>
          </table:table-cell>
          <table:table-cell office:value-type="float" office:value="0.010831161072914" calcext:value-type="float">
            <text:p>0.010831161072914</text:p>
          </table:table-cell>
          <table:table-cell office:value-type="string" calcext:value-type="string">
            <text:p>[8.945898938710619e-21, 0.0, 0.0, 0.0, 4.472949469355309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OSUCCINATE_SYNTHASE_RXN_p1</text:p>
          </table:table-cell>
          <table:table-cell office:value-type="string" calcext:value-type="string">
            <text:p>0.9 GTP_p1 + IMP_p1 + L_ASPARTATE_p1 + 0.1 aGTP_p1 --&gt; ADENYLOSUCC_p1 + 0.2 GDP_p1 + 1.3 PROTON_p1 + Pi_p1 + 0.8 aGDP_p1</text:p>
          </table:table-cell>
          <table:table-cell office:value-type="float" office:value="-0.437458639003048" calcext:value-type="float">
            <text:p>-0.437458639003048</text:p>
          </table:table-cell>
          <table:table-cell office:value-type="float" office:value="0.0122869370859622" calcext:value-type="float">
            <text:p>0.012286937085962</text:p>
          </table:table-cell>
          <table:table-cell office:value-type="string" calcext:value-type="string">
            <text:p>[4.787726481770709e-05, 5.880447504549223e-05, 4.5934171283868e-05, 1.27536687647277e-05, 2.52692808782431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_COA_ACETYLTRANSFER_RXN_x1</text:p>
          </table:table-cell>
          <table:table-cell office:value-type="string" calcext:value-type="string">
            <text:p>ACETOACETYL_COA_x1 + CO_A_x1 --&gt; 2.0 ACETYL_COA_x1</text:p>
          </table:table-cell>
          <table:table-cell office:value-type="float" office:value="-0.436481592930169" calcext:value-type="float">
            <text:p>-0.436481592930169</text:p>
          </table:table-cell>
          <table:table-cell office:value-type="float" office:value="0.0125049634003254" calcext:value-type="float">
            <text:p>0.012504963400326</text:p>
          </table:table-cell>
          <table:table-cell office:value-type="string" calcext:value-type="string">
            <text:p>[8.945898938710619e-21, 0.0, 0.0, 0.0, 4.472949469355309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SEMIALDEHYDROG_RXN_c1</text:p>
          </table:table-cell>
          <table:table-cell office:value-type="string" calcext:value-type="string">
            <text:p>0.91 L_GLUTAMATE_5_P_c1 + NADPH_c1 + 2.21 PROTON_c1 + 0.09 aL_GLUTAMATE_5_P_c1 --&gt; L_GLUTAMATE_GAMMA_SEMIALDEHYDE_c1 + NADP_c1 + 0.7 Pi_c1 + 0.3 aPi_c1</text:p>
          </table:table-cell>
          <table:table-cell office:value-type="float" office:value="-0.429625556188749" calcext:value-type="float">
            <text:p>-0.429625556188749</text:p>
          </table:table-cell>
          <table:table-cell office:value-type="float" office:value="0.0141281342429705" calcext:value-type="float">
            <text:p>0.014128134242971</text:p>
          </table:table-cell>
          <table:table-cell office:value-type="string" calcext:value-type="string">
            <text:p>[0.002038142122160132, 0.0025033150497966302, 0.0013825772949843105, 0.0009175748457841343, 0.00076058265616615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KIN_RXN_c1</text:p>
          </table:table-cell>
          <table:table-cell office:value-type="string" calcext:value-type="string">
            <text:p>0.65 ATP_c1 + GLT_c1 + 0.35 aATP_c1 --&gt; 0.5 ADP_c1 + 0.91 L_GLUTAMATE_5_P_c1 + 0.76 PROTON_c1 + 0.5 aADP_c1 + 0.09 aL_GLUTAMATE_5_P_c1</text:p>
          </table:table-cell>
          <table:table-cell office:value-type="float" office:value="-0.429625556188749" calcext:value-type="float">
            <text:p>-0.429625556188749</text:p>
          </table:table-cell>
          <table:table-cell office:value-type="float" office:value="0.0141281342429705" calcext:value-type="float">
            <text:p>0.014128134242971</text:p>
          </table:table-cell>
          <table:table-cell office:value-type="string" calcext:value-type="string">
            <text:p>[0.002038142122160132, 0.0025033150497966302, 0.0013825772949843105, 0.0009175748457841343, 0.00076058265616615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INE_TRNA_LIGASE_RXN_c1</text:p>
          </table:table-cell>
          <table:table-cell office:value-type="string" calcext:value-type="string">
            <text:p>0.65 ATP_c1 + PROTON_c1 + VAL_c1 + VAL_tRNAs_c1 + 0.35 aATP_c1 --&gt; AMP_c1 + Charged_VAL_tRNAs_c1 + 0.65 PPI_c1 + 0.35 aPPI_c1</text:p>
          </table:table-cell>
          <table:table-cell office:value-type="float" office:value="-0.427989902246521" calcext:value-type="float">
            <text:p>-0.427989902246521</text:p>
          </table:table-cell>
          <table:table-cell office:value-type="float" office:value="0.0145403905533804" calcext:value-type="float">
            <text:p>0.01454039055338</text:p>
          </table:table-cell>
          <table:table-cell office:value-type="string" calcext:value-type="string">
            <text:p>[7.047822908103162e-20, 0.0, 8.809778635128953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ISMATE_SYNTHASE_RXN_p1</text:p>
          </table:table-cell>
          <table:table-cell office:value-type="string" calcext:value-type="string">
            <text:p>3_ENOLPYRUVYL_SHIKIMATE_5P_p1 --&gt; CHORISMATE_p1 + Pi_p1</text:p>
          </table:table-cell>
          <table:table-cell office:value-type="float" office:value="-0.425426624593973" calcext:value-type="float">
            <text:p>-0.425426624593973</text:p>
          </table:table-cell>
          <table:table-cell office:value-type="float" office:value="0.0152066592294781" calcext:value-type="float">
            <text:p>0.015206659229478</text:p>
          </table:table-cell>
          <table:table-cell office:value-type="string" calcext:value-type="string">
            <text:p>[0.0009259969030359349, 0.0011373406978007683, 0.0008371606846420962, 0.0002922084055518373, 0.00046053837240974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x1</text:p>
          </table:table-cell>
          <table:table-cell office:value-type="string" calcext:value-type="string">
            <text:p>MAL_x1 + NAD_x1 &lt;=&gt; NADH_x1 + OXALACETIC_ACID_x1 + PROTON_x1</text:p>
          </table:table-cell>
          <table:table-cell office:value-type="float" office:value="-0.424961822425044" calcext:value-type="float">
            <text:p>-0.424961822425044</text:p>
          </table:table-cell>
          <table:table-cell office:value-type="float" office:value="0.0153301639335282" calcext:value-type="float">
            <text:p>0.015330163933528</text:p>
          </table:table-cell>
          <table:table-cell office:value-type="string" calcext:value-type="string">
            <text:p>[0.29639456797471964, 0.3611394947326588, 0.2706564435498217, 0.09948168355129199, 0.156331906182873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p2</text:p>
          </table:table-cell>
          <table:table-cell office:value-type="string" calcext:value-type="string">
            <text:p>0.55 PPI_p2 + WATER_p2 + 0.45 bPPI_p2 --&gt; 0.55 PROTON_p2 + 2.0 Pi_p2</text:p>
          </table:table-cell>
          <table:table-cell office:value-type="float" office:value="-0.419877535034723" calcext:value-type="float">
            <text:p>-0.419877535034723</text:p>
          </table:table-cell>
          <table:table-cell office:value-type="float" office:value="0.0167366918811637" calcext:value-type="float">
            <text:p>0.016736691881164</text:p>
          </table:table-cell>
          <table:table-cell office:value-type="string" calcext:value-type="string">
            <text:p>[2.2798697532188447e-05, 2.800213097389473e-05, 1.5311390427757e-05, 1.1903424180474641e-05, 8.42309362632776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DECARBOX_RXN_c2</text:p>
          </table:table-cell>
          <table:table-cell office:value-type="string" calcext:value-type="string">
            <text:p>GLT_c2 + PROTON_c2 --&gt; 4_AMINO_BUTYRATE_c2 + CARBON_DIOXIDE_c2</text:p>
          </table:table-cell>
          <table:table-cell office:value-type="float" office:value="-0.407362378999859" calcext:value-type="float">
            <text:p>-0.407362378999859</text:p>
          </table:table-cell>
          <table:table-cell office:value-type="float" office:value="0.0206622569311287" calcext:value-type="float">
            <text:p>0.020662256931129</text:p>
          </table:table-cell>
          <table:table-cell office:value-type="string" calcext:value-type="string">
            <text:p>[6.254237862634707e-05, 7.681666355016854e-05, 4.20028721415589e-05, 3.26539909129198e-05, 2.310659677105849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SYN_RXN_p1</text:p>
          </table:table-cell>
          <table:table-cell office:value-type="string" calcext:value-type="string">
            <text:p>O_PHOSPHO_L_HOMOSERINE_p1 + WATER_p1 --&gt; Pi_p1 + THR_p1</text:p>
          </table:table-cell>
          <table:table-cell office:value-type="float" office:value="-0.4073120891922" calcext:value-type="float">
            <text:p>-0.4073120891922</text:p>
          </table:table-cell>
          <table:table-cell office:value-type="float" office:value="0.0206794456583503" calcext:value-type="float">
            <text:p>0.02067944565835</text:p>
          </table:table-cell>
          <table:table-cell office:value-type="string" calcext:value-type="string">
            <text:p>[0.0011518888936839318, 0.0014147888765461648, 0.0010544169289368685, 0.0003519093719962578, 0.000580055257255029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PHOSPHORIBOSYLTRANS_RXN_p1</text:p>
          </table:table-cell>
          <table:table-cell office:value-type="string" calcext:value-type="string">
            <text:p>0.9 ATP_p1 + 0.8 PRPP_p1 + 0.1 aATP_p1 + 0.2 aPRPP_p1 --&gt; PHOSPHORIBOSYL_ATP_p1 + 0.55 PPI_p1 + 0.75 PROTON_p1 + 0.45 bPPI_p1</text:p>
          </table:table-cell>
          <table:table-cell office:value-type="float" office:value="-0.406039115426591" calcext:value-type="float">
            <text:p>-0.406039115426591</text:p>
          </table:table-cell>
          <table:table-cell office:value-type="float" office:value="0.0211184937000253" calcext:value-type="float">
            <text:p>0.021118493700025</text:p>
          </table:table-cell>
          <table:table-cell office:value-type="string" calcext:value-type="string">
            <text:p>[4.787726481771895e-05, 5.880447504527294e-05, 4.5934171283868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PICRED_RXN_NADP_p1</text:p>
          </table:table-cell>
          <table:table-cell office:value-type="string" calcext:value-type="string">
            <text:p>2_3_DIHYDRODIPICOLINATE_p1 + NADPH_p1 + PROTON_p1 --&gt; DELTA1_PIPERIDEINE_2_6_DICARBOXYLATE_p1 + NADP_p1</text:p>
          </table:table-cell>
          <table:table-cell office:value-type="float" office:value="-0.402011963565348" calcext:value-type="float">
            <text:p>-0.402011963565348</text:p>
          </table:table-cell>
          <table:table-cell office:value-type="float" office:value="0.0225584769109375" calcext:value-type="float">
            <text:p>0.022558476910938</text:p>
          </table:table-cell>
          <table:table-cell office:value-type="string" calcext:value-type="string">
            <text:p>[0.0, 0.00038567263162906057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20_RXN_c2</text:p>
          </table:table-cell>
          <table:table-cell office:value-type="string" calcext:value-type="string">
            <text:p>METHYLENE_THF_c2 + NADH_c2 + PROTON_c2 --&gt; 5_METHYL_THF_c2 + NAD_c2</text:p>
          </table:table-cell>
          <table:table-cell office:value-type="float" office:value="-0.395650228772188" calcext:value-type="float">
            <text:p>-0.395650228772188</text:p>
          </table:table-cell>
          <table:table-cell office:value-type="float" office:value="0.0249975135997307" calcext:value-type="float">
            <text:p>0.024997513599731</text:p>
          </table:table-cell>
          <table:table-cell office:value-type="string" calcext:value-type="string">
            <text:p>[5.87095129615244e-17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RATE_DEHYDROGENASE_NAD_RXN_m1</text:p>
          </table:table-cell>
          <table:table-cell office:value-type="string" calcext:value-type="string">
            <text:p>NAD_m1 + THREO_DS_ISO_CITRATE_m1 --&gt; 2_KETOGLUTARATE_m1 + CARBON_DIOXIDE_m1 + NADH_m1</text:p>
          </table:table-cell>
          <table:table-cell office:value-type="float" office:value="-0.392996859834515" calcext:value-type="float">
            <text:p>-0.392996859834515</text:p>
          </table:table-cell>
          <table:table-cell office:value-type="float" office:value="0.0260768464896347" calcext:value-type="float">
            <text:p>0.026076846489635</text:p>
          </table:table-cell>
          <table:table-cell office:value-type="string" calcext:value-type="string">
            <text:p>[0.0025073640120642383, 0.003079629236093898, 0.0029751689598203745, 0.0012137587224955117, 0.00239728095738181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HOSPHATASE_RXN_c1</text:p>
          </table:table-cell>
          <table:table-cell office:value-type="string" calcext:value-type="string">
            <text:p>0.3 PROTON_c1 + SUCROSE_6P_c1 + WATER_c1 --&gt; 0.7 Pi_c1 + SUCROSE_c1 + 0.3 aPi_c1</text:p>
          </table:table-cell>
          <table:table-cell office:value-type="float" office:value="-0.391154346682553" calcext:value-type="float">
            <text:p>-0.391154346682553</text:p>
          </table:table-cell>
          <table:table-cell office:value-type="float" office:value="0.0268485916743036" calcext:value-type="float">
            <text:p>0.026848591674304</text:p>
          </table:table-cell>
          <table:table-cell office:value-type="string" calcext:value-type="string">
            <text:p>[0.10078018196064063, 0.12343611036269823, 0.09513606078096815, 0.02916234533779881, 0.0531145509958544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N_ACETYLTRANSFERASE_RXN_p1</text:p>
          </table:table-cell>
          <table:table-cell office:value-type="string" calcext:value-type="string">
            <text:p>GLT_p1 + N_ALPHA_ACETYLORNITHINE_p1 --&gt; ACETYL_GLU_p1 + L_ORNITHINE_p1</text:p>
          </table:table-cell>
          <table:table-cell office:value-type="float" office:value="-0.383083878892849" calcext:value-type="float">
            <text:p>-0.383083878892849</text:p>
          </table:table-cell>
          <table:table-cell office:value-type="float" office:value="0.0304525327999704" calcext:value-type="float">
            <text:p>0.030452532799971</text:p>
          </table:table-cell>
          <table:table-cell office:value-type="string" calcext:value-type="string">
            <text:p>[5.927661358384256e-05, 7.280554053224268e-05, 5.3589866497845994e-05, 1.8705380855010077e-05, 2.948082769214757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HOSPHATASE_RXN_c2</text:p>
          </table:table-cell>
          <table:table-cell office:value-type="string" calcext:value-type="string">
            <text:p>0.3 PROTON_c2 + SUCROSE_6P_c2 + WATER_c2 --&gt; 0.7 Pi_c2 + SUCROSE_c2 + 0.3 aPi_c2</text:p>
          </table:table-cell>
          <table:table-cell office:value-type="float" office:value="-0.381030831118926" calcext:value-type="float">
            <text:p>-0.381030831118926</text:p>
          </table:table-cell>
          <table:table-cell office:value-type="float" office:value="0.0314296106771468" calcext:value-type="float">
            <text:p>0.031429610677147</text:p>
          </table:table-cell>
          <table:table-cell office:value-type="string" calcext:value-type="string">
            <text:p>[0.014168396833070735, 0.017747619720870866, 0.008784838528826845, 0.007110930328282626, 0.0040543566051409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_CINNAMATE_4_MONOOXYGENASE_RXN_c2</text:p>
          </table:table-cell>
          <table:table-cell office:value-type="string" calcext:value-type="string">
            <text:p>CPD_674_c2 + NADPH_c2 + OXYGEN_MOLECULE_c2 + PROTON_c2 --&gt; COUMARATE_c2 + NADP_c2 + WATER_c2</text:p>
          </table:table-cell>
          <table:table-cell office:value-type="float" office:value="-0.373488673391693" calcext:value-type="float">
            <text:p>-0.373488673391693</text:p>
          </table:table-cell>
          <table:table-cell office:value-type="float" office:value="0.0352403416617615" calcext:value-type="float">
            <text:p>0.035240341661762</text:p>
          </table:table-cell>
          <table:table-cell office:value-type="string" calcext:value-type="string">
            <text:p>[0.0, 0.0, 0.0, 0.0, -8.36543761447807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DEHYDROG_A_RXN_mi2</text:p>
          </table:table-cell>
          <table:table-cell office:value-type="string" calcext:value-type="string">
            <text:p>NADH_m2 + 5.0 PROTON_m2 + UBIQUINONE_mi2 --&gt; NAD_m2 + 4.0 PROTON_i2 + UBIQUINOL_mi2</text:p>
          </table:table-cell>
          <table:table-cell office:value-type="float" office:value="-0.373077923573163" calcext:value-type="float">
            <text:p>-0.373077923573163</text:p>
          </table:table-cell>
          <table:table-cell office:value-type="float" office:value="0.0354581626035187" calcext:value-type="float">
            <text:p>0.035458162603519</text:p>
          </table:table-cell>
          <table:table-cell office:value-type="string" calcext:value-type="string">
            <text:p>[0.06770743100142208, 0.07221174323824746, 0.0697085228861416, 0.043075603240963704, 0.063012735114227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p1</text:p>
          </table:table-cell>
          <table:table-cell office:value-type="string" calcext:value-type="string">
            <text:p>0.55 PPI_p1 + WATER_p1 + 0.45 bPPI_p1 --&gt; 0.55 PROTON_p1 + 2.0 Pi_p1</text:p>
          </table:table-cell>
          <table:table-cell office:value-type="float" office:value="-0.367608684743052" calcext:value-type="float">
            <text:p>-0.367608684743052</text:p>
          </table:table-cell>
          <table:table-cell office:value-type="float" office:value="0.0384637479438013" calcext:value-type="float">
            <text:p>0.038463747943801</text:p>
          </table:table-cell>
          <table:table-cell office:value-type="string" calcext:value-type="string">
            <text:p>[0.04031313744223546, 0.04778637913291002, 0.03089078530409442, 0.022334600881712793, 0.02088539122797925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OSUCCINATE_SYNTHASE_RXN_p2</text:p>
          </table:table-cell>
          <table:table-cell office:value-type="string" calcext:value-type="string">
            <text:p>0.9 GTP_p2 + IMP_p2 + L_ASPARTATE_p2 + 0.1 aGTP_p2 --&gt; ADENYLOSUCC_p2 + 0.2 GDP_p2 + 1.3 PROTON_p2 + Pi_p2 + 0.8 aGDP_p2</text:p>
          </table:table-cell>
          <table:table-cell office:value-type="float" office:value="-0.356000776228241" calcext:value-type="float">
            <text:p>-0.356000776228241</text:p>
          </table:table-cell>
          <table:table-cell office:value-type="float" office:value="0.0455240465331221" calcext:value-type="float">
            <text:p>0.045524046533122</text:p>
          </table:table-cell>
          <table:table-cell office:value-type="string" calcext:value-type="string">
            <text:p>[1.1399348766064853e-05, 1.4001065486924972e-05, 7.65569521377911e-06, 5.951712090244156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THFDEHYDROG_NADP_RXN_c1</text:p>
          </table:table-cell>
          <table:table-cell office:value-type="string" calcext:value-type="string">
            <text:p>METHYLENE_THF_c1 + NADP_c1 --&gt; 5_10_METHENYL_THF_c1 + NADPH_c1</text:p>
          </table:table-cell>
          <table:table-cell office:value-type="float" office:value="-0.353648578603197" calcext:value-type="float">
            <text:p>-0.353648578603197</text:p>
          </table:table-cell>
          <table:table-cell office:value-type="float" office:value="0.0470736361349707" calcext:value-type="float">
            <text:p>0.047073636134971</text:p>
          </table:table-cell>
          <table:table-cell office:value-type="string" calcext:value-type="string">
            <text:p>[4.7877264817643436e-05, 5.8804475045739096e-05, 4.593417128370991e-05, 1.2753668764684836e-05, 2.526928087750239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ENYLTHFCYCLOHYDRO_RXN_c1</text:p>
          </table:table-cell>
          <table:table-cell office:value-type="string" calcext:value-type="string">
            <text:p>5_10_METHENYL_THF_c1 + WATER_c1 --&gt; 10_FORMYL_THF_c1 + PROTON_c1</text:p>
          </table:table-cell>
          <table:table-cell office:value-type="float" office:value="-0.353648578603196" calcext:value-type="float">
            <text:p>-0.353648578603196</text:p>
          </table:table-cell>
          <table:table-cell office:value-type="float" office:value="0.0470736361349707" calcext:value-type="float">
            <text:p>0.047073636134971</text:p>
          </table:table-cell>
          <table:table-cell office:value-type="string" calcext:value-type="string">
            <text:p>[4.7877264817643436e-05, 5.8804475045739096e-05, 4.593417128370992e-05, 1.2753668764684836e-05, 2.526928087750239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AMSYN_RXN_p2</text:p>
          </table:table-cell>
          <table:table-cell office:value-type="string" calcext:value-type="string">
            <text:p>5_P_RIBOSYL_N_FORMYLGLYCINEAMIDE_p2 + 0.9 ATP_p2 + GLN_p2 + WATER_p2 + 0.1 aATP_p2 --&gt; 0.8 5_PHOSPHORIBOSYL_N_FORMYLGLYCINEAMIDINE_p2 + 0.8 ADP_p2 + GLT_p2 + 1.7 PROTON_p2 + Pi_p2 + 0.2 a5_PHOSPHORIBOSYL_N_FORMYLGLYCINEAMIDINE_p2 + 0.2 aADP_p2</text:p>
          </table:table-cell>
          <table:table-cell office:value-type="float" office:value="-0.351987283726393" calcext:value-type="float">
            <text:p>-0.351987283726393</text:p>
          </table:table-cell>
          <table:table-cell office:value-type="float" office:value="0.0481932154059259" calcext:value-type="float">
            <text:p>0.048193215405926</text:p>
          </table:table-cell>
          <table:table-cell office:value-type="string" calcext:value-type="string">
            <text:p>[-5.870725018373285e-17, -4.477553028360536e-17, -1.989238390669044e-16, 1.3680445110582826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GADEHYDRAT_RXN_c1</text:p>
          </table:table-cell>
          <table:table-cell office:value-type="string" calcext:value-type="string">
            <text:p>2_PG_c1 &lt;=&gt; PHOSPHO_ENOL_PYRUVATE_c1 + WATER_c1</text:p>
          </table:table-cell>
          <table:table-cell office:value-type="float" office:value="-0.334742473046546" calcext:value-type="float">
            <text:p>-0.334742473046546</text:p>
          </table:table-cell>
          <table:table-cell office:value-type="float" office:value="0.0611118464178065" calcext:value-type="float">
            <text:p>0.061111846417807</text:p>
          </table:table-cell>
          <table:table-cell office:value-type="string" calcext:value-type="string">
            <text:p>[0.01441928945599903, 0.017710258725391743, 0.012712666434997955, 0.005270239502357006, 0.00789384551797966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27_p2</text:p>
          </table:table-cell>
          <table:table-cell office:value-type="string" calcext:value-type="string">
            <text:p>2.0 STARCH_p2 + WATER_p2 --&gt; MALTOSE_p2</text:p>
          </table:table-cell>
          <table:table-cell office:value-type="float" office:value="-0.321392063122389" calcext:value-type="float">
            <text:p>-0.321392063122389</text:p>
          </table:table-cell>
          <table:table-cell office:value-type="float" office:value="0.0728671830811452" calcext:value-type="float">
            <text:p>0.072867183081145</text:p>
          </table:table-cell>
          <table:table-cell office:value-type="string" calcext:value-type="string">
            <text:p>[0.015776850590695772, 0.019576746601954242, 0.010276990909589351, 0.008047963460747766, 0.0052340701217495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PH_RXN_p1</text:p>
          </table:table-cell>
          <table:table-cell office:value-type="string" calcext:value-type="string">
            <text:p>CYS_p1 + O_PHOSPHO_L_HOMOSERINE_p1 --&gt; L_CYSTATHIONINE_p1 + Pi_p1</text:p>
          </table:table-cell>
          <table:table-cell office:value-type="float" office:value="-0.317287215741252" calcext:value-type="float">
            <text:p>-0.317287215741252</text:p>
          </table:table-cell>
          <table:table-cell office:value-type="float" office:value="0.0768137257219097" calcext:value-type="float">
            <text:p>0.07681372572191</text:p>
          </table:table-cell>
          <table:table-cell office:value-type="string" calcext:value-type="string">
            <text:p>[0.00030599552044281876, 0.0003758340417807056, 0.0002766396070559646, 9.656021833492891e-05, 0.0001521848274949966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EDOXIN_NITRITE_REDUCTASE_RXN_p1</text:p>
          </table:table-cell>
          <table:table-cell office:value-type="string" calcext:value-type="string">
            <text:p>NITRITE_p1 + 8.0 PROTON_p1 + 6.0 Reduced_ferredoxins_p1 --&gt; AMMONIUM_p1 + 6.0 Oxidized_ferredoxins_p1 + 2.0 WATER_p1</text:p>
          </table:table-cell>
          <table:table-cell office:value-type="float" office:value="-0.301694914027928" calcext:value-type="float">
            <text:p>-0.301694914027928</text:p>
          </table:table-cell>
          <table:table-cell office:value-type="float" office:value="0.0933271483614007" calcext:value-type="float">
            <text:p>0.093327148361401</text:p>
          </table:table-cell>
          <table:table-cell office:value-type="string" calcext:value-type="string">
            <text:p>[0.01550644305056643, 0.019045537519314936, 0.014018820622417341, 0.004893226947877337, 0.00771202584042749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ITE_REDUCTASE_FERREDOXIN_RXN_p1</text:p>
          </table:table-cell>
          <table:table-cell office:value-type="string" calcext:value-type="string">
            <text:p>6.83 PROTON_p1 + 6.0 Reduced_ferredoxins_p1 + 0.83 SO3_p1 + 0.17 aSO3_p1 --&gt; HS_p1 + 6.0 Oxidized_ferredoxins_p1 + 3.0 WATER_p1</text:p>
          </table:table-cell>
          <table:table-cell office:value-type="float" office:value="-0.29658354608616" calcext:value-type="float">
            <text:p>-0.29658354608616</text:p>
          </table:table-cell>
          <table:table-cell office:value-type="float" office:value="0.0992901684761943" calcext:value-type="float">
            <text:p>0.099290168476194</text:p>
          </table:table-cell>
          <table:table-cell office:value-type="string" calcext:value-type="string">
            <text:p>[0.00011855322716768508, 0.00014561108106448536, 0.00010717973299518172, 3.741076171002017e-05, 5.896165538424014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ERDEAM_RXN_c1</text:p>
          </table:table-cell>
          <table:table-cell office:value-type="string" calcext:value-type="string">
            <text:p>SER_c1 --&gt; AMMONIUM_c1 + PYRUVATE_c1</text:p>
          </table:table-cell>
          <table:table-cell office:value-type="float" office:value="-0.292402487255625" calcext:value-type="float">
            <text:p>-0.292402487255625</text:p>
          </table:table-cell>
          <table:table-cell office:value-type="float" office:value="0.10437875502674" calcext:value-type="float">
            <text:p>0.10437875502674</text:p>
          </table:table-cell>
          <table:table-cell office:value-type="string" calcext:value-type="string">
            <text:p>[0.0022541752100142263, 0.0027686541908695946, 0.0020624858603347706, 0.00011822996667833281, 0.0002342530836740960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PRATPHYD_RXN_p1</text:p>
          </table:table-cell>
          <table:table-cell office:value-type="string" calcext:value-type="string">
            <text:p>PHOSPHORIBOSYL_ATP_p1 + WATER_p1 --&gt; PHOSPHORIBOSYL_AMP_p1 + 0.55 PPI_p1 + 1.45 PROTON_p1 + 0.45 bPPI_p1</text:p>
          </table:table-cell>
          <table:table-cell office:value-type="float" office:value="-0.290892971781249" calcext:value-type="float">
            <text:p>-0.290892971781249</text:p>
          </table:table-cell>
          <table:table-cell office:value-type="float" office:value="0.10626339694896" calcext:value-type="float">
            <text:p>0.10626339694896</text:p>
          </table:table-cell>
          <table:table-cell office:value-type="string" calcext:value-type="string">
            <text:p>[4.787726481771896e-05, 5.880447504527294e-05, 4.593417128386801e-05, 1.2753668764779599e-05, 2.526928087898323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CYCLOHYD_RXN_p1</text:p>
          </table:table-cell>
          <table:table-cell office:value-type="string" calcext:value-type="string">
            <text:p>PHOSPHORIBOSYL_AMP_p1 + WATER_p1 --&gt; PHOSPHORIBOSYL_FORMIMINO_AICAR_P_p1</text:p>
          </table:table-cell>
          <table:table-cell office:value-type="float" office:value="-0.290892971781249" calcext:value-type="float">
            <text:p>-0.290892971781249</text:p>
          </table:table-cell>
          <table:table-cell office:value-type="float" office:value="0.10626339694896" calcext:value-type="float">
            <text:p>0.10626339694896</text:p>
          </table:table-cell>
          <table:table-cell office:value-type="string" calcext:value-type="string">
            <text:p>[4.787726481771895e-05, 5.8804475045272936e-05, 4.5934171283868e-05, 1.2753668764779599e-05, 2.52692808789832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PH_RXN_p2</text:p>
          </table:table-cell>
          <table:table-cell office:value-type="string" calcext:value-type="string">
            <text:p>CYS_p2 + O_PHOSPHO_L_HOMOSERINE_p2 --&gt; L_CYSTATHIONINE_p2 + Pi_p2</text:p>
          </table:table-cell>
          <table:table-cell office:value-type="float" office:value="-0.289853113740577" calcext:value-type="float">
            <text:p>-0.289853113740577</text:p>
          </table:table-cell>
          <table:table-cell office:value-type="float" office:value="0.107576481039782" calcext:value-type="float">
            <text:p>0.107576481039782</text:p>
          </table:table-cell>
          <table:table-cell office:value-type="string" calcext:value-type="string">
            <text:p>[5.87095129615244e-17, 0.0, 0.0, 0.0, -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ALDOLASE_RXN_c2</text:p>
          </table:table-cell>
          <table:table-cell office:value-type="string" calcext:value-type="string">
            <text:p>FRUCTOSE_16_DIPHOSPHATE_c2 &lt;=&gt; DIHYDROXY_ACETONE_PHOSPHATE_c2 + GAP_c2</text:p>
          </table:table-cell>
          <table:table-cell office:value-type="float" office:value="-0.285106798481607" calcext:value-type="float">
            <text:p>-0.285106798481607</text:p>
          </table:table-cell>
          <table:table-cell office:value-type="float" office:value="0.1137251540183" calcext:value-type="float">
            <text:p>0.1137251540183</text:p>
          </table:table-cell>
          <table:table-cell office:value-type="string" calcext:value-type="string">
            <text:p>[0.0034864867338425722, 0.003989360071033793, 0.0031653516244563584, 0.0020148162259579073, 0.0024590244332312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SYN_RXN_m2</text:p>
          </table:table-cell>
          <table:table-cell office:value-type="string" calcext:value-type="string">
            <text:p>ACETYL_COA_m2 + OXALACETIC_ACID_m2 + WATER_m2 --&gt; CIT_m2 + CO_A_m2 + PROTON_m2</text:p>
          </table:table-cell>
          <table:table-cell office:value-type="float" office:value="-0.284710461395392" calcext:value-type="float">
            <text:p>-0.284710461395392</text:p>
          </table:table-cell>
          <table:table-cell office:value-type="float" office:value="0.114250227424137" calcext:value-type="float">
            <text:p>0.114250227424137</text:p>
          </table:table-cell>
          <table:table-cell office:value-type="string" calcext:value-type="string">
            <text:p>[0.01906894327869934, 0.020683917664434216, 0.019350590846103837, 0.01145548722960719, 0.0168113165975180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HYDR_RXN_c1</text:p>
          </table:table-cell>
          <table:table-cell office:value-type="string" calcext:value-type="string">
            <text:p>CIS_ACONITATE_c1 + WATER_c1 &lt;=&gt; THREO_DS_ISO_CITRATE_c1</text:p>
          </table:table-cell>
          <table:table-cell office:value-type="float" office:value="-0.282053682275465" calcext:value-type="float">
            <text:p>-0.282053682275465</text:p>
          </table:table-cell>
          <table:table-cell office:value-type="float" office:value="0.117816820373885" calcext:value-type="float">
            <text:p>0.117816820373885</text:p>
          </table:table-cell>
          <table:table-cell office:value-type="string" calcext:value-type="string">
            <text:p>[0.0, 0.0049478256245475425, 0.0, 0.0, 0.00073531337528864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0_PERIOD_2_PERIOD_2_RXN_mi2</text:p>
          </table:table-cell>
          <table:table-cell office:value-type="string" calcext:value-type="string">
            <text:p>2.0 Cytochromes_C_Oxidized_mi2 + 2.0 PROTON_m2 + UBIQUINOL_mi2 --&gt; 2.0 Cytochromes_C_Reduced_mi2 + 4.0 PROTON_i2 + UBIQUINONE_mi2</text:p>
          </table:table-cell>
          <table:table-cell office:value-type="float" office:value="-0.27524283815864" calcext:value-type="float">
            <text:p>-0.27524283815864</text:p>
          </table:table-cell>
          <table:table-cell office:value-type="float" office:value="0.127337937860787" calcext:value-type="float">
            <text:p>0.127337937860787</text:p>
          </table:table-cell>
          <table:table-cell office:value-type="string" calcext:value-type="string">
            <text:p>[0.08290075380367, 0.08813549282582703, 0.08513747612140751, 0.05356114515158151, 0.0776666826001658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_ACETYLGLUTPREDUCT_RXN_p1</text:p>
          </table:table-cell>
          <table:table-cell office:value-type="string" calcext:value-type="string">
            <text:p>NADPH_p1 + N_ACETYL_GLUTAMYL_P_p1 + PROTON_p1 --&gt; CPD_469_p1 + NADP_p1 + Pi_p1</text:p>
          </table:table-cell>
          <table:table-cell office:value-type="float" office:value="-0.273942620763541" calcext:value-type="float">
            <text:p>-0.273942620763541</text:p>
          </table:table-cell>
          <table:table-cell office:value-type="float" office:value="0.129218319579002" calcext:value-type="float">
            <text:p>0.129218319579002</text:p>
          </table:table-cell>
          <table:table-cell office:value-type="string" calcext:value-type="string">
            <text:p>[5.9276613583842555e-05, 7.280554053224268e-05, 5.3589866497845994e-05, 1.8705380855010077e-05, 2.94808276921475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CARBOX_RXN_c1</text:p>
          </table:table-cell>
          <table:table-cell office:value-type="string" calcext:value-type="string">
            <text:p>HCO3_c1 + PHOSPHO_ENOL_PYRUVATE_c1 + 0.3 PROTON_c1 --&gt; OXALACETIC_ACID_c1 + 0.7 Pi_c1 + 0.3 aPi_c1</text:p>
          </table:table-cell>
          <table:table-cell office:value-type="float" office:value="-0.26685846373847" calcext:value-type="float">
            <text:p>-0.26685846373847</text:p>
          </table:table-cell>
          <table:table-cell office:value-type="float" office:value="0.139824320671087" calcext:value-type="float">
            <text:p>0.139824320671087</text:p>
          </table:table-cell>
          <table:table-cell office:value-type="string" calcext:value-type="string">
            <text:p>[0.012567295649927158, 0.015435577329790204, 0.01103834506571374, 0.004114550196397737, 0.006072408277073824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CARSYN_RXN_p2</text:p>
          </table:table-cell>
          <table:table-cell office:value-type="string" calcext:value-type="string">
            <text:p>P_RIBOSYL_4_SUCCCARB_AMINOIMIDAZOLE_p2 --&gt; AICAR_p2 + FUM_p2</text:p>
          </table:table-cell>
          <table:table-cell office:value-type="float" office:value="-0.262102151025676" calcext:value-type="float">
            <text:p>-0.262102151025676</text:p>
          </table:table-cell>
          <table:table-cell office:value-type="float" office:value="0.147293169409541" calcext:value-type="float">
            <text:p>0.147293169409541</text:p>
          </table:table-cell>
          <table:table-cell office:value-type="string" calcext:value-type="string">
            <text:p>[-5.870651465282506e-17, -4.4773981906590153e-17, -1.9892269661390215e-16, 1.3680445110582826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x2</text:p>
          </table:table-cell>
          <table:table-cell office:value-type="string" calcext:value-type="string">
            <text:p>MAL_x2 + NAD_x2 &lt;=&gt; NADH_x2 + OXALACETIC_ACID_x2 + PROTON_x2</text:p>
          </table:table-cell>
          <table:table-cell office:value-type="float" office:value="-0.250026709238593" calcext:value-type="float">
            <text:p>-0.250026709238593</text:p>
          </table:table-cell>
          <table:table-cell office:value-type="float" office:value="0.167547216067724" calcext:value-type="float">
            <text:p>0.167547216067724</text:p>
          </table:table-cell>
          <table:table-cell office:value-type="string" calcext:value-type="string">
            <text:p>[-1.4494473085553795e-20, 0.0, -5.712331858897024e-20, 0.0, -8.06140172501052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TOCHROME_C_OXIDASE_RXN_mi2</text:p>
          </table:table-cell>
          <table:table-cell office:value-type="string" calcext:value-type="string">
            <text:p>4.0 Cytochromes_C_Reduced_mi2 + OXYGEN_MOLECULE_m2 + 8.0 PROTON_m2 --&gt; 4.0 Cytochromes_C_Oxidized_mi2 + 4.0 PROTON_i2 + 2.0 WATER_m2</text:p>
          </table:table-cell>
          <table:table-cell office:value-type="float" office:value="-0.242786765176481" calcext:value-type="float">
            <text:p>-0.242786765176481</text:p>
          </table:table-cell>
          <table:table-cell office:value-type="float" office:value="0.180602665335827" calcext:value-type="float">
            <text:p>0.180602665335827</text:p>
          </table:table-cell>
          <table:table-cell office:value-type="string" calcext:value-type="string">
            <text:p>[0.041450376901835, 0.044067746412913514, 0.042568738060703756, 0.026780572575790754, 0.0388333413000829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HYDR_RXN_m1</text:p>
          </table:table-cell>
          <table:table-cell office:value-type="string" calcext:value-type="string">
            <text:p>CIS_ACONITATE_m1 + WATER_m1 &lt;=&gt; THREO_DS_ISO_CITRATE_m1</text:p>
          </table:table-cell>
          <table:table-cell office:value-type="float" office:value="-0.234835518038878" calcext:value-type="float">
            <text:p>-0.234835518038878</text:p>
          </table:table-cell>
          <table:table-cell office:value-type="float" office:value="0.195748816641828" calcext:value-type="float">
            <text:p>0.195748816641828</text:p>
          </table:table-cell>
          <table:table-cell office:value-type="string" calcext:value-type="string">
            <text:p>[0.006535770991566749, 0.003079629236093898, 0.005694389378505133, 0.0021185798995149367, 0.0023972809573818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S_RXN_p1</text:p>
          </table:table-cell>
          <table:table-cell office:value-type="string" calcext:value-type="string">
            <text:p>0.8 5_PHOSPHORIBOSYL_N_FORMYLGLYCINEAMIDINE_p1 + 0.9 ATP_p1 + 0.2 a5_PHOSPHORIBOSYL_N_FORMYLGLYCINEAMIDINE_p1 + 0.1 aATP_p1 --&gt; 0.54 5_PHOSPHORIBOSYL_5_AMINOIMIDAZOLE_p1 + 0.8 ADP_p1 + 0.64 PROTON_p1 + Pi_p1 + 0.46 a5_PHOSPHORIBOSYL_5_AMINOIMIDAZOLE_p1 + 0.2 aADP_p1</text:p>
          </table:table-cell>
          <table:table-cell office:value-type="float" office:value="-0.234160068247789" calcext:value-type="float">
            <text:p>-0.234160068247789</text:p>
          </table:table-cell>
          <table:table-cell office:value-type="float" office:value="0.197074958990894" calcext:value-type="float">
            <text:p>0.197074958990894</text:p>
          </table:table-cell>
          <table:table-cell office:value-type="string" calcext:value-type="string">
            <text:p>[-1.1856316088458212e-17, 2.1929044140336014e-16, 0.0, -5.189952972389999e-17, -7.40097979456489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TE_COA_LIGASE_RXN_x2</text:p>
          </table:table-cell>
          <table:table-cell office:value-type="string" calcext:value-type="string">
            <text:p>ACET_x2 + 0.65 ATP_x2 + CO_A_x2 + 0.35 aATP_x2 --&gt; ACETYL_COA_x2 + AMP_x2 + 0.65 PPI_x2 + 0.35 aPPI_x2</text:p>
          </table:table-cell>
          <table:table-cell office:value-type="float" office:value="-0.23342450132971" calcext:value-type="float">
            <text:p>-0.23342450132971</text:p>
          </table:table-cell>
          <table:table-cell office:value-type="float" office:value="0.198526216783426" calcext:value-type="float">
            <text:p>0.198526216783426</text:p>
          </table:table-cell>
          <table:table-cell office:value-type="string" calcext:value-type="string">
            <text:p>[-3.2800868152830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FRUCTPHOS_RXN_p2</text:p>
          </table:table-cell>
          <table:table-cell office:value-type="string" calcext:value-type="string">
            <text:p>0.9 ATP_p2 + FRUCTOSE_6P_p2 + 0.1 aATP_p2 --&gt; 0.8 ADP_p2 + FRUCTOSE_16_DIPHOSPHATE_p2 + 0.9 PROTON_p2 + 0.2 aADP_p2</text:p>
          </table:table-cell>
          <table:table-cell office:value-type="float" office:value="-0.232978883830731" calcext:value-type="float">
            <text:p>-0.232978883830731</text:p>
          </table:table-cell>
          <table:table-cell office:value-type="float" office:value="0.199409008267068" calcext:value-type="float">
            <text:p>0.199409008267068</text:p>
          </table:table-cell>
          <table:table-cell office:value-type="string" calcext:value-type="string">
            <text:p>[2.0950162584459267e-05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REARR_RXN_c2</text:p>
          </table:table-cell>
          <table:table-cell office:value-type="string" calcext:value-type="string">
            <text:p>G3P_c2 &lt;=&gt; 2_PG_c2</text:p>
          </table:table-cell>
          <table:table-cell office:value-type="float" office:value="-0.216291199319076" calcext:value-type="float">
            <text:p>-0.216291199319076</text:p>
          </table:table-cell>
          <table:table-cell office:value-type="float" office:value="0.23444504044186" calcext:value-type="float">
            <text:p>0.23444504044186</text:p>
          </table:table-cell>
          <table:table-cell office:value-type="string" calcext:value-type="string">
            <text:p>[0.015114318544096015, 0.015826713887134386, 0.016074086883096476, 0.010080586191137393, 0.01500884805115668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c1</text:p>
          </table:table-cell>
          <table:table-cell office:value-type="string" calcext:value-type="string">
            <text:p>0.65 PPI_c1 + WATER_c1 + 0.35 aPPI_c1 --&gt; 0.75 PROTON_c1 + 1.4 Pi_c1 + 0.6 aPi_c1</text:p>
          </table:table-cell>
          <table:table-cell office:value-type="float" office:value="-0.212566166725476" calcext:value-type="float">
            <text:p>-0.212566166725476</text:p>
          </table:table-cell>
          <table:table-cell office:value-type="float" office:value="0.242797628371344" calcext:value-type="float">
            <text:p>0.242797628371344</text:p>
          </table:table-cell>
          <table:table-cell office:value-type="string" calcext:value-type="string">
            <text:p>[0.08600866885763175, 0.1056387544437153, 0.08362695176672776, 0.02204413656869945, 0.0460048124126873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c2</text:p>
          </table:table-cell>
          <table:table-cell office:value-type="string" calcext:value-type="string">
            <text:p>MAL_c2 + NAD_c2 &lt;=&gt; NADH_c2 + OXALACETIC_ACID_c2 + PROTON_c2</text:p>
          </table:table-cell>
          <table:table-cell office:value-type="float" office:value="-0.208743089074495" calcext:value-type="float">
            <text:p>-0.208743089074495</text:p>
          </table:table-cell>
          <table:table-cell office:value-type="float" office:value="0.251574093535541" calcext:value-type="float">
            <text:p>0.251574093535541</text:p>
          </table:table-cell>
          <table:table-cell office:value-type="string" calcext:value-type="string">
            <text:p>[-0.015114318544095952, -0.015826713887134386, -0.016074086883096476, -0.010080586191137391, -0.01500884805115669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ALDOLASE_RXN_p2</text:p>
          </table:table-cell>
          <table:table-cell office:value-type="string" calcext:value-type="string">
            <text:p>FRUCTOSE_16_DIPHOSPHATE_p2 &lt;=&gt; DIHYDROXY_ACETONE_PHOSPHATE_p2 + GAP_p2</text:p>
          </table:table-cell>
          <table:table-cell office:value-type="float" office:value="-0.207789776789636" calcext:value-type="float">
            <text:p>-0.207789776789636</text:p>
          </table:table-cell>
          <table:table-cell office:value-type="float" office:value="0.253794856839096" calcext:value-type="float">
            <text:p>0.253794856839096</text:p>
          </table:table-cell>
          <table:table-cell office:value-type="string" calcext:value-type="string">
            <text:p>[2.0950162584459267e-05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DIPICSYN_RXN_p1</text:p>
          </table:table-cell>
          <table:table-cell office:value-type="string" calcext:value-type="string">
            <text:p>L_ASPARTATE_SEMIALDEHYDE_p1 + PYRUVATE_p1 --&gt; 2_3_DIHYDRODIPICOLINATE_p1 + PROTON_p1 + 2.0 WATER_p1</text:p>
          </table:table-cell>
          <table:table-cell office:value-type="float" office:value="-0.18680939211837" calcext:value-type="float">
            <text:p>-0.18680939211837</text:p>
          </table:table-cell>
          <table:table-cell office:value-type="float" office:value="0.305949912404656" calcext:value-type="float">
            <text:p>0.305949912404656</text:p>
          </table:table-cell>
          <table:table-cell office:value-type="string" calcext:value-type="string">
            <text:p>[0.0003140058763084806, 0.00038567263162906057, 0.0002838814833291593, 9.908797334978542e-05, 0.00015616872446126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c1</text:p>
          </table:table-cell>
          <table:table-cell office:value-type="string" calcext:value-type="string">
            <text:p>AMMONIUM_c1 + 0.65 ATP_c1 + GLT_c1 + 0.35 aATP_c1 --&gt; 0.5 ADP_c1 + GLN_c1 + 0.55 PROTON_c1 + 0.7 Pi_c1 + 0.5 aADP_c1 + 0.3 aPi_c1</text:p>
          </table:table-cell>
          <table:table-cell office:value-type="float" office:value="-0.171115176804221" calcext:value-type="float">
            <text:p>-0.171115176804221</text:p>
          </table:table-cell>
          <table:table-cell office:value-type="float" office:value="0.349070640893333" calcext:value-type="float">
            <text:p>0.349070640893333</text:p>
          </table:table-cell>
          <table:table-cell office:value-type="string" calcext:value-type="string">
            <text:p>[0.01783523779374121, 0.021905841943178028, 0.016139241483790322, 0.005022073484724478, 0.00797815009480205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RIBONUCSYN_RXN_p2</text:p>
          </table:table-cell>
          <table:table-cell office:value-type="string" calcext:value-type="string">
            <text:p>0.5 5_P_BETA_D_RIBOSYL_AMINE_p2 + 0.9 ATP_p2 + GLY_p2 + 0.18 PROTON_p2 + 0.5 a5_P_BETA_D_RIBOSYL_AMINE_p2 + 0.1 aATP_p2 --&gt; 0.42 5_PHOSPHO_RIBOSYL_GLYCINEAMIDE_p2 + 0.8 ADP_p2 + Pi_p2 + 0.58 a5_PHOSPHO_RIBOSYL_GLYCINEAMIDE_p2 + 0.2 aADP_p2</text:p>
          </table:table-cell>
          <table:table-cell office:value-type="float" office:value="-0.162540362199869" calcext:value-type="float">
            <text:p>-0.162540362199869</text:p>
          </table:table-cell>
          <table:table-cell office:value-type="float" office:value="0.374101674292724" calcext:value-type="float">
            <text:p>0.374101674292724</text:p>
          </table:table-cell>
          <table:table-cell office:value-type="string" calcext:value-type="string">
            <text:p>[-5.870764784772046e-17, -4.477553028360536e-17, -1.9892383906690437e-16, 1.3680445110582825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OSYLHOMOCYSTEINASE_RXN_c1</text:p>
          </table:table-cell>
          <table:table-cell office:value-type="string" calcext:value-type="string">
            <text:p>ADENOSYL_HOMO_CYS_c1 + WATER_c1 --&gt; ADENOSINE_c1 + HOMO_CYS_c1</text:p>
          </table:table-cell>
          <table:table-cell office:value-type="float" office:value="-0.160093246547294" calcext:value-type="float">
            <text:p>-0.160093246547294</text:p>
          </table:table-cell>
          <table:table-cell office:value-type="float" office:value="0.381433580570172" calcext:value-type="float">
            <text:p>0.381433580570172</text:p>
          </table:table-cell>
          <table:table-cell office:value-type="string" calcext:value-type="string">
            <text:p>[0.0, 0.0, 5.104273545195415e-16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DEPHOS_RXN_c2</text:p>
          </table:table-cell>
          <table:table-cell office:value-type="string" calcext:value-type="string">
            <text:p>0.5 ADP_c2 + PHOSPHO_ENOL_PYRUVATE_c2 + 0.85 PROTON_c2 + 0.5 aADP_c2 --&gt; 0.65 ATP_c2 + PYRUVATE_c2 + 0.35 aATP_c2</text:p>
          </table:table-cell>
          <table:table-cell office:value-type="float" office:value="-0.150334546476433" calcext:value-type="float">
            <text:p>-0.150334546476433</text:p>
          </table:table-cell>
          <table:table-cell office:value-type="float" office:value="0.411493292841071" calcext:value-type="float">
            <text:p>0.411493292841071</text:p>
          </table:table-cell>
          <table:table-cell office:value-type="string" calcext:value-type="string">
            <text:p>[0.01505824606773964, 0.01575784377625444, 0.016036429136352812, 0.01006224848572914, 0.01498813179236419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m1</text:p>
          </table:table-cell>
          <table:table-cell office:value-type="string" calcext:value-type="string">
            <text:p>AMMONIUM_m1 + 0.9 ATP_m1 + GLT_m1 + 0.1 aATP_m1 --&gt; 0.8 ADP_m1 + GLN_m1 + 0.9 PROTON_m1 + Pi_m1 + 0.2 aADP_m1</text:p>
          </table:table-cell>
          <table:table-cell office:value-type="float" office:value="-0.141519956827398" calcext:value-type="float">
            <text:p>-0.141519956827398</text:p>
          </table:table-cell>
          <table:table-cell office:value-type="float" office:value="0.439754690761158" calcext:value-type="float">
            <text:p>0.439754690761158</text:p>
          </table:table-cell>
          <table:table-cell office:value-type="string" calcext:value-type="string">
            <text:p>[0.29938661998654803, 0.3648144341539816, 0.2734137355140777, 0.09980813153267448, 0.1569483856158130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CISOM_RXN_p2</text:p>
          </table:table-cell>
          <table:table-cell office:value-type="string" calcext:value-type="string">
            <text:p>GLC_6_P_p2 &lt;=&gt; FRUCTOSE_6P_p2</text:p>
          </table:table-cell>
          <table:table-cell office:value-type="float" office:value="-0.12647601315451" calcext:value-type="float">
            <text:p>-0.12647601315451</text:p>
          </table:table-cell>
          <table:table-cell office:value-type="float" office:value="0.490339401746956" calcext:value-type="float">
            <text:p>0.490339401746956</text:p>
          </table:table-cell>
          <table:table-cell office:value-type="string" calcext:value-type="string">
            <text:p>[-0.01617793933989921, -0.0156959874901336, -0.01948676726836751, -0.012101907478443143, -0.0201815983693882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PICRED_RXN_NAD_p1</text:p>
          </table:table-cell>
          <table:table-cell office:value-type="string" calcext:value-type="string">
            <text:p>2_3_DIHYDRODIPICOLINATE_p1 + NADH_p1 + PROTON_p1 --&gt; DELTA1_PIPERIDEINE_2_6_DICARBOXYLATE_p1 + NAD_p1</text:p>
          </table:table-cell>
          <table:table-cell office:value-type="float" office:value="-0.124208617617208" calcext:value-type="float">
            <text:p>-0.124208617617208</text:p>
          </table:table-cell>
          <table:table-cell office:value-type="float" office:value="0.498212156041283" calcext:value-type="float">
            <text:p>0.498212156041283</text:p>
          </table:table-cell>
          <table:table-cell office:value-type="string" calcext:value-type="string">
            <text:p>[0.0003140058763084806, 0.0, 0.0002838814833291593, 9.908797334978542e-05, 0.00015616872446126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LACTSYN_RXN_p1</text:p>
          </table:table-cell>
          <table:table-cell office:value-type="string" calcext:value-type="string">
            <text:p>PROTON_p1 + 2.0 PYRUVATE_p1 --&gt; 2_ACETO_LACTATE_p1 + CARBON_DIOXIDE_p1</text:p>
          </table:table-cell>
          <table:table-cell office:value-type="float" office:value="-0.12004378027587" calcext:value-type="float">
            <text:p>-0.12004378027587</text:p>
          </table:table-cell>
          <table:table-cell office:value-type="float" office:value="0.512837562332483" calcext:value-type="float">
            <text:p>0.512837562332483</text:p>
          </table:table-cell>
          <table:table-cell office:value-type="string" calcext:value-type="string">
            <text:p>[0.000684084215359582, 0.0008402153574171998, 0.000618456074967083, 0.00021587022286795467, 0.000340224713603252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INE_AMINOTRANSFERASE_RXN_x2</text:p>
          </table:table-cell>
          <table:table-cell office:value-type="string" calcext:value-type="string">
            <text:p>GLT_x2 + GLYOX_x2 &lt;=&gt; 2_KETOGLUTARATE_x2 + GLY_x2</text:p>
          </table:table-cell>
          <table:table-cell office:value-type="float" office:value="-0.111141096817982" calcext:value-type="float">
            <text:p>-0.111141096817982</text:p>
          </table:table-cell>
          <table:table-cell office:value-type="float" office:value="0.544796249108365" calcext:value-type="float">
            <text:p>0.544796249108365</text:p>
          </table:table-cell>
          <table:table-cell office:value-type="string" calcext:value-type="string">
            <text:p>[0.0, 0.0, -4.7382486486414074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COASYN_RXN_m2</text:p>
          </table:table-cell>
          <table:table-cell office:value-type="string" calcext:value-type="string">
            <text:p>0.8 ADP_m2 + Pi_m2 + SUC_COA_m2 + 0.2 aADP_m2 --&gt; 0.9 ATP_m2 + CO_A_m2 + 0.1 PROTON_m2 + SUC_m2 + 0.1 aATP_m2</text:p>
          </table:table-cell>
          <table:table-cell office:value-type="float" office:value="-0.102344148950977" calcext:value-type="float">
            <text:p>-0.102344148950977</text:p>
          </table:table-cell>
          <table:table-cell office:value-type="float" office:value="0.577268466301692" calcext:value-type="float">
            <text:p>0.577268466301692</text:p>
          </table:table-cell>
          <table:table-cell office:value-type="string" calcext:value-type="string">
            <text:p>[0.013396010645024357, 0.013716230041498108, 0.01422189532675012, 0.009665331566824333, 0.0139899214574941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HOSPHATE_SYNTHASE_RXN_c1</text:p>
          </table:table-cell>
          <table:table-cell office:value-type="string" calcext:value-type="string">
            <text:p>FRUCTOSE_6P_c1 + UDP_GLUCOSE_c1 --&gt; 0.5 PROTON_c1 + SUCROSE_6P_c1 + 0.5 UDP_c1 + 0.5 aUDP_c1</text:p>
          </table:table-cell>
          <table:table-cell office:value-type="float" office:value="-0.0914596768066785" calcext:value-type="float">
            <text:p>-0.091459676806679</text:p>
          </table:table-cell>
          <table:table-cell office:value-type="float" office:value="0.618600043369216" calcext:value-type="float">
            <text:p>0.618600043369216</text:p>
          </table:table-cell>
          <table:table-cell office:value-type="string" calcext:value-type="string">
            <text:p>[0.10078018196064063, 0.12343611036269823, 0.09513606078096815, 0.029162345337798806, 0.0531145509958544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HYDR_RXN_c2</text:p>
          </table:table-cell>
          <table:table-cell office:value-type="string" calcext:value-type="string">
            <text:p>FUM_c2 + WATER_c2 &lt;=&gt; MAL_c2</text:p>
          </table:table-cell>
          <table:table-cell office:value-type="float" office:value="-0.0828944579318613" calcext:value-type="float">
            <text:p>-0.082894457931861</text:p>
          </table:table-cell>
          <table:table-cell office:value-type="float" office:value="0.651958523672886" calcext:value-type="float">
            <text:p>0.651958523672886</text:p>
          </table:table-cell>
          <table:table-cell office:value-type="string" calcext:value-type="string">
            <text:p>[1.1399348766006147e-05, 0.0, 7.655695213580186e-06, 5.9517120902578366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CARSYN_RXN_p1</text:p>
          </table:table-cell>
          <table:table-cell office:value-type="string" calcext:value-type="string">
            <text:p>P_RIBOSYL_4_SUCCCARB_AMINOIMIDAZOLE_p1 --&gt; AICAR_p1 + FUM_p1</text:p>
          </table:table-cell>
          <table:table-cell office:value-type="float" office:value="-0.0796473819276254" calcext:value-type="float">
            <text:p>-0.079647381927625</text:p>
          </table:table-cell>
          <table:table-cell office:value-type="float" office:value="0.664784134277507" calcext:value-type="float">
            <text:p>0.664784134277507</text:p>
          </table:table-cell>
          <table:table-cell office:value-type="string" calcext:value-type="string">
            <text:p>[-1.1856316088458211e-17, 2.1929844142085141e-16, 0.0, -5.189952972389997e-17, -7.400979794564894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TODEG_RXN_c2</text:p>
          </table:table-cell>
          <table:table-cell office:value-type="string" calcext:value-type="string">
            <text:p>MALTOSE_c2 &lt;=&gt; GLC_c2 + Heteroglycans_c2</text:p>
          </table:table-cell>
          <table:table-cell office:value-type="float" office:value="-0.0717238388852812" calcext:value-type="float">
            <text:p>-0.071723838885281</text:p>
          </table:table-cell>
          <table:table-cell office:value-type="float" office:value="0.696468533929943" calcext:value-type="float">
            <text:p>0.696468533929943</text:p>
          </table:table-cell>
          <table:table-cell office:value-type="string" calcext:value-type="string">
            <text:p>[0.015776850590695772, 0.019576746601954242, 0.010276990909589351, 0.008047963460747766, 0.0052340701217495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TATHIONINE_BETA_LYASE_RXN_p1</text:p>
          </table:table-cell>
          <table:table-cell office:value-type="string" calcext:value-type="string">
            <text:p>L_CYSTATHIONINE_p1 + WATER_p1 --&gt; AMMONIUM_p1 + HOMO_CYS_p1 + PYRUVATE_p1</text:p>
          </table:table-cell>
          <table:table-cell office:value-type="float" office:value="-0.0649311698500535" calcext:value-type="float">
            <text:p>-0.064931169850054</text:p>
          </table:table-cell>
          <table:table-cell office:value-type="float" office:value="0.724039351714167" calcext:value-type="float">
            <text:p>0.724039351714167</text:p>
          </table:table-cell>
          <table:table-cell office:value-type="string" calcext:value-type="string">
            <text:p>[5.9276613583783886e-05, 7.280554053224268e-05, 5.358986649733563e-05, 1.8705380855010098e-05, 2.948082769213528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8_NADP_p1</text:p>
          </table:table-cell>
          <table:table-cell office:value-type="string" calcext:value-type="string">
            <text:p>CHLOROPHYLL_B_p1 + NADPH_p1 + PROTON_p1 --&gt; CPD_7016_p1 + NADP_p1</text:p>
          </table:table-cell>
          <table:table-cell office:value-type="float" office:value="-0.0580973278871235" calcext:value-type="float">
            <text:p>-0.058097327887124</text:p>
          </table:table-cell>
          <table:table-cell office:value-type="float" office:value="0.752124383585061" calcext:value-type="float">
            <text:p>0.752124383585061</text:p>
          </table:table-cell>
          <table:table-cell office:value-type="string" calcext:value-type="string">
            <text:p>[0.0, 0.0, 0.0, 1.0462078349156571e-16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HYDR_RXN_m2</text:p>
          </table:table-cell>
          <table:table-cell office:value-type="string" calcext:value-type="string">
            <text:p>FUM_m2 + WATER_m2 &lt;=&gt; MAL_m2</text:p>
          </table:table-cell>
          <table:table-cell office:value-type="float" office:value="-0.0568987512534987" calcext:value-type="float">
            <text:p>-0.056898751253499</text:p>
          </table:table-cell>
          <table:table-cell office:value-type="float" office:value="0.757083599775814" calcext:value-type="float">
            <text:p>0.757083599775814</text:p>
          </table:table-cell>
          <table:table-cell office:value-type="string" calcext:value-type="string">
            <text:p>[0.01339601064502436, 0.01373023110698499, 0.014221895326750124, 0.009665331566824333, 0.0139899214574940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O_ACETTRAN_RXN_c2</text:p>
          </table:table-cell>
          <table:table-cell office:value-type="string" calcext:value-type="string">
            <text:p>ACETYL_COA_c2 + SER_c2 --&gt; ACETYLSERINE_c2 + CO_A_c2</text:p>
          </table:table-cell>
          <table:table-cell office:value-type="float" office:value="-0.0560252644451588" calcext:value-type="float">
            <text:p>-0.056025264445159</text:p>
          </table:table-cell>
          <table:table-cell office:value-type="float" office:value="0.760703729157329" calcext:value-type="float">
            <text:p>0.760703729157329</text:p>
          </table:table-cell>
          <table:table-cell office:value-type="string" calcext:value-type="string">
            <text:p>[-5.870951296152439e-17, 0.0, 0.0, 0.0, 4.236515247784898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CARBOXY_RXN_p1</text:p>
          </table:table-cell>
          <table:table-cell office:value-type="string" calcext:value-type="string">
            <text:p>0.54 5_PHOSPHORIBOSYL_5_AMINOIMIDAZOLE_p1 + HCO3_p1 + 0.46 a5_PHOSPHORIBOSYL_5_AMINOIMIDAZOLE_p1 --&gt; 0.88 PHOSPHORIBOSYL_CARBOXY_AMINOIMIDAZOLE_p1 + 0.34 PROTON_p1 + WATER_p1 + 0.12 aPHOSPHORIBOSYL_CARBOXY_AMINOIMIDAZOLE_p1</text:p>
          </table:table-cell>
          <table:table-cell office:value-type="float" office:value="-0.053551234349189" calcext:value-type="float">
            <text:p>-0.053551234349189</text:p>
          </table:table-cell>
          <table:table-cell office:value-type="float" office:value="0.770984031302152" calcext:value-type="float">
            <text:p>0.770984031302152</text:p>
          </table:table-cell>
          <table:table-cell office:value-type="string" calcext:value-type="string">
            <text:p>[-1.1856316088458211e-17, 2.192933274097107e-16, 0.0, -5.189952972389998e-17, -7.40097979456489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P_SYN_GLUT_RXN_c1</text:p>
          </table:table-cell>
          <table:table-cell office:value-type="string" calcext:value-type="string">
            <text:p>0.65 ATP_c1 + GLN_c1 + WATER_c1 + 0.93 XANTHOSINE_5_PHOSPHATE_c1 + 0.35 aATP_c1 + 0.07 aXANTHOSINE_5_PHOSPHATE_c1 --&gt; AMP_c1 + GLT_c1 + 0.75 GMP_c1 + 0.65 PPI_c1 + 1.2 PROTON_c1 + 0.06 aGMP_c1 + 0.35 aPPI_c1 + 0.19 bGMP_c1</text:p>
          </table:table-cell>
          <table:table-cell office:value-type="float" office:value="-0.0535352426908769" calcext:value-type="float">
            <text:p>-0.053535242690877</text:p>
          </table:table-cell>
          <table:table-cell office:value-type="float" office:value="0.771050607613975" calcext:value-type="float">
            <text:p>0.771050607613975</text:p>
          </table:table-cell>
          <table:table-cell office:value-type="string" calcext:value-type="string">
            <text:p>[-5.707296391410282e-21, 0.0, -5.707296391410282e-21, -1.4268240978525705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LEU_RXN_p2</text:p>
          </table:table-cell>
          <table:table-cell office:value-type="string" calcext:value-type="string">
            <text:p>2_KETOGLUTARATE_p2 + LEU_p2 &lt;=&gt; 2K_4CH3_PENTANOATE_p2 + GLT_p2</text:p>
          </table:table-cell>
          <table:table-cell office:value-type="float" office:value="-0.0480482236467662" calcext:value-type="float">
            <text:p>-0.048048223646766</text:p>
          </table:table-cell>
          <table:table-cell office:value-type="float" office:value="0.793985603696536" calcext:value-type="float">
            <text:p>0.793985603696536</text:p>
          </table:table-cell>
          <table:table-cell office:value-type="string" calcext:value-type="string">
            <text:p>[-5.607247635637147e-05, -6.887011087994728e-05, -3.7657746743662926e-05, -2.927599131374462e-05, -2.071625879249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_DEHYDROG_RXN_c1</text:p>
          </table:table-cell>
          <table:table-cell office:value-type="string" calcext:value-type="string">
            <text:p>0.3 IMP_c1 + NAD_c1 + WATER_c1 + 0.7 aIMP_c1 --&gt; NADH_c1 + 1.63 PROTON_c1 + 0.93 XANTHOSINE_5_PHOSPHATE_c1 + 0.07 aXANTHOSINE_5_PHOSPHATE_c1</text:p>
          </table:table-cell>
          <table:table-cell office:value-type="float" office:value="-0.0452347080813423" calcext:value-type="float">
            <text:p>-0.045234708081342</text:p>
          </table:table-cell>
          <table:table-cell office:value-type="float" office:value="0.805812927880883" calcext:value-type="float">
            <text:p>0.805812927880883</text:p>
          </table:table-cell>
          <table:table-cell office:value-type="string" calcext:value-type="string">
            <text:p>[-5.707296391410283e-21, 0.0, -5.707296391410283e-21, -1.4268240978525707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VAL_RXN_m2</text:p>
          </table:table-cell>
          <table:table-cell office:value-type="string" calcext:value-type="string">
            <text:p>2_KETOGLUTARATE_m2 + VAL_m2 &lt;=&gt; 2_KETO_ISOVALERATE_m2 + GLT_m2</text:p>
          </table:table-cell>
          <table:table-cell office:value-type="float" office:value="-0.0432586698434252" calcext:value-type="float">
            <text:p>-0.043258669843425</text:p>
          </table:table-cell>
          <table:table-cell office:value-type="float" office:value="0.81414514454402" calcext:value-type="float">
            <text:p>0.81414514454402</text:p>
          </table:table-cell>
          <table:table-cell office:value-type="string" calcext:value-type="string">
            <text:p>[0.0, 0.0, -9.488015162301637e-20, 0.0, 5.93000947643852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ETO_3METHYLVALERATE_RXN_m2</text:p>
          </table:table-cell>
          <table:table-cell office:value-type="string" calcext:value-type="string">
            <text:p>2_KETO_3_METHYL_VALERATE_m2 + CO_A_m2 + NAD_m2 --&gt; 2_METHYL_BUTYRYL_COA_m2 + CARBON_DIOXIDE_m2 + NADH_m2</text:p>
          </table:table-cell>
          <table:table-cell office:value-type="float" office:value="-0.0377821380324889" calcext:value-type="float">
            <text:p>-0.037782138032489</text:p>
          </table:table-cell>
          <table:table-cell office:value-type="float" office:value="0.837339489110699" calcext:value-type="float">
            <text:p>0.837339489110699</text:p>
          </table:table-cell>
          <table:table-cell office:value-type="string" calcext:value-type="string">
            <text:p>[0.0, 0.0, 6.240198888412989e-20, 0.0, 5.850186457887177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ISOM_RXN_p1</text:p>
          </table:table-cell>
          <table:table-cell office:value-type="string" calcext:value-type="string">
            <text:p>N_5_PHOSPHORIBOSYL_ANTHRANILATE_p1 --&gt; CARBOXYPHENYLAMINO_DEOXYRIBULOSE_P_p1</text:p>
          </table:table-cell>
          <table:table-cell office:value-type="float" office:value="-0.0328894040812365" calcext:value-type="float">
            <text:p>-0.032889404081237</text:p>
          </table:table-cell>
          <table:table-cell office:value-type="float" office:value="0.858176029037183" calcext:value-type="float">
            <text:p>0.858176029037183</text:p>
          </table:table-cell>
          <table:table-cell office:value-type="string" calcext:value-type="string">
            <text:p>[5.9276613583842514e-05, 7.280554053224268e-05, 5.358986649784599e-05, 1.870538085501008e-05, 2.9480827692147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DEAMINASE_RXN_c1</text:p>
          </table:table-cell>
          <table:table-cell office:value-type="string" calcext:value-type="string">
            <text:p>AMP_c1 + 0.7 PROTON_c1 + WATER_c1 --&gt; AMMONIUM_c1 + 0.3 IMP_c1 + 0.7 aIMP_c1</text:p>
          </table:table-cell>
          <table:table-cell office:value-type="float" office:value="-0.0244433010617437" calcext:value-type="float">
            <text:p>-0.024443301061744</text:p>
          </table:table-cell>
          <table:table-cell office:value-type="float" office:value="0.894359044488543" calcext:value-type="float">
            <text:p>0.894359044488543</text:p>
          </table:table-cell>
          <table:table-cell office:value-type="string" calcext:value-type="string">
            <text:p>[-5.707296391410282e-21, 0.0, -5.707296391410282e-21, -1.4268240978525705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ATE_ADENYLYLTRANS_RXN_p1</text:p>
          </table:table-cell>
          <table:table-cell office:value-type="string" calcext:value-type="string">
            <text:p>0.9 ATP_p1 + 0.45 PROTON_p1 + SULFATE_p1 + 0.1 aATP_p1 --&gt; APS_p1 + 0.55 PPI_p1 + 0.45 bPPI_p1</text:p>
          </table:table-cell>
          <table:table-cell office:value-type="float" office:value="-0.00981537616846634" calcext:value-type="float">
            <text:p>-0.009815376168466</text:p>
          </table:table-cell>
          <table:table-cell office:value-type="float" office:value="0.957479931156233" calcext:value-type="float">
            <text:p>0.957479931156233</text:p>
          </table:table-cell>
          <table:table-cell office:value-type="string" calcext:value-type="string">
            <text:p>[0.00011855322716768506, 0.0001456110810644854, 0.00010717973299518171, 3.741076171002018e-05, 5.896165538424014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HOSPHATE_SYNTHASE_RXN_c2</text:p>
          </table:table-cell>
          <table:table-cell office:value-type="string" calcext:value-type="string">
            <text:p>FRUCTOSE_6P_c2 + UDP_GLUCOSE_c2 --&gt; 0.5 PROTON_c2 + SUCROSE_6P_c2 + 0.5 UDP_c2 + 0.5 aUDP_c2</text:p>
          </table:table-cell>
          <table:table-cell office:value-type="float" office:value="0.00535625869620041" calcext:value-type="float">
            <text:p>0.0053562586962</text:p>
          </table:table-cell>
          <table:table-cell office:value-type="float" office:value="0.976789438907726" calcext:value-type="float">
            <text:p>0.976789438907726</text:p>
          </table:table-cell>
          <table:table-cell office:value-type="string" calcext:value-type="string">
            <text:p>[0.01416839683307075, 0.01774761972087087, 0.008784838528826854, 0.007110930328282626, 0.0040543566051409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T_RXN_p1</text:p>
          </table:table-cell>
          <table:table-cell office:value-type="string" calcext:value-type="string">
            <text:p>10_FORMYL_THF_p1 + 0.42 5_PHOSPHO_RIBOSYL_GLYCINEAMIDE_p1 + 0.58 a5_PHOSPHO_RIBOSYL_GLYCINEAMIDE_p1 --&gt; 5_P_RIBOSYL_N_FORMYLGLYCINEAMIDE_p1 + 0.58 PROTON_p1 + THF_p1</text:p>
          </table:table-cell>
          <table:table-cell office:value-type="float" office:value="0.0106720286971273" calcext:value-type="float">
            <text:p>0.010672028697127</text:p>
          </table:table-cell>
          <table:table-cell office:value-type="float" office:value="0.953772709733165" calcext:value-type="float">
            <text:p>0.953772709733165</text:p>
          </table:table-cell>
          <table:table-cell office:value-type="string" calcext:value-type="string">
            <text:p>[-1.1856316088458212e-17, 2.1929762277673294e-16, 0.0, -5.189952972389998e-17, -7.400979794564896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m2</text:p>
          </table:table-cell>
          <table:table-cell office:value-type="string" calcext:value-type="string">
            <text:p>MAL_m2 + NAD_m2 &lt;=&gt; NADH_m2 + OXALACETIC_ACID_m2 + PROTON_m2</text:p>
          </table:table-cell>
          <table:table-cell office:value-type="float" office:value="0.0165782545991805" calcext:value-type="float">
            <text:p>0.016578254599181</text:p>
          </table:table-cell>
          <table:table-cell office:value-type="float" office:value="0.928243001413001" calcext:value-type="float">
            <text:p>0.928243001413001</text:p>
          </table:table-cell>
          <table:table-cell office:value-type="string" calcext:value-type="string">
            <text:p>[0.03453448502859022, 0.03694201576533097, 0.03566055592459586, 0.021606528827552533, 0.0319499258309512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ISMATEMUT_RXN_p1</text:p>
          </table:table-cell>
          <table:table-cell office:value-type="string" calcext:value-type="string">
            <text:p>CHORISMATE_p1 --&gt; PREPHENATE_p1</text:p>
          </table:table-cell>
          <table:table-cell office:value-type="float" office:value="0.0280020847196035" calcext:value-type="float">
            <text:p>0.028002084719604</text:p>
          </table:table-cell>
          <table:table-cell office:value-type="float" office:value="0.879083552459259" calcext:value-type="float">
            <text:p>0.879083552459259</text:p>
          </table:table-cell>
          <table:table-cell office:value-type="string" calcext:value-type="string">
            <text:p>[0.0008667202894520921, 0.0010645351572685254, 0.0007835708181442501, 0.00027350302469682713, 0.000431057544717598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ILEU_RXN_m2</text:p>
          </table:table-cell>
          <table:table-cell office:value-type="string" calcext:value-type="string">
            <text:p>2_KETOGLUTARATE_m2 + ILE_m2 &lt;=&gt; 2_KETO_3_METHYL_VALERATE_m2 + GLT_m2</text:p>
          </table:table-cell>
          <table:table-cell office:value-type="float" office:value="0.040609430622439" calcext:value-type="float">
            <text:p>0.040609430622439</text:p>
          </table:table-cell>
          <table:table-cell office:value-type="float" office:value="0.825347231056247" calcext:value-type="float">
            <text:p>0.825347231056247</text:p>
          </table:table-cell>
          <table:table-cell office:value-type="string" calcext:value-type="string">
            <text:p>[0.0, 0.0, 4.064394901968337e-20, 0.0, 5.080493627460421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GADEHYDRAT_RXN_c2</text:p>
          </table:table-cell>
          <table:table-cell office:value-type="string" calcext:value-type="string">
            <text:p>2_PG_c2 &lt;=&gt; PHOSPHO_ENOL_PYRUVATE_c2 + WATER_c2</text:p>
          </table:table-cell>
          <table:table-cell office:value-type="float" office:value="0.0528361041756307" calcext:value-type="float">
            <text:p>0.052836104175631</text:p>
          </table:table-cell>
          <table:table-cell office:value-type="float" office:value="0.773962812487092" calcext:value-type="float">
            <text:p>0.773962812487092</text:p>
          </table:table-cell>
          <table:table-cell office:value-type="string" calcext:value-type="string">
            <text:p>[0.015114318544096015, 0.015826713887134386, 0.016074086883096476, 0.010080586191137393, 0.01500884805115668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O_ACETTRAN_RXN_p2</text:p>
          </table:table-cell>
          <table:table-cell office:value-type="string" calcext:value-type="string">
            <text:p>ACETYL_COA_p2 + SER_p2 --&gt; ACETYLSERINE_p2 + CO_A_p2</text:p>
          </table:table-cell>
          <table:table-cell office:value-type="float" office:value="0.0560252644451588" calcext:value-type="float">
            <text:p>0.056025264445159</text:p>
          </table:table-cell>
          <table:table-cell office:value-type="float" office:value="0.760703729157329" calcext:value-type="float">
            <text:p>0.760703729157329</text:p>
          </table:table-cell>
          <table:table-cell office:value-type="string" calcext:value-type="string">
            <text:p>[5.87095129615244e-17, 0.0, 0.0, 0.0, -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TATHIONINE_BETA_LYASE_RXN_p2</text:p>
          </table:table-cell>
          <table:table-cell office:value-type="string" calcext:value-type="string">
            <text:p>L_CYSTATHIONINE_p2 + WATER_p2 --&gt; AMMONIUM_p2 + HOMO_CYS_p2 + PYRUVATE_p2</text:p>
          </table:table-cell>
          <table:table-cell office:value-type="float" office:value="0.0618564703303746" calcext:value-type="float">
            <text:p>0.061856470330375</text:p>
          </table:table-cell>
          <table:table-cell office:value-type="float" office:value="0.736634309844479" calcext:value-type="float">
            <text:p>0.736634309844479</text:p>
          </table:table-cell>
          <table:table-cell office:value-type="string" calcext:value-type="string">
            <text:p>[5.87095129615244e-17, 0.0, 0.0, 0.0, -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5_RXN_m2</text:p>
          </table:table-cell>
          <table:table-cell office:value-type="string" calcext:value-type="string">
            <text:p>2_KETO_ISOVALERATE_m2 + CO_A_m2 + NAD_m2 --&gt; CARBON_DIOXIDE_m2 + ISOBUTYRYL_COA_m2 + NADH_m2</text:p>
          </table:table-cell>
          <table:table-cell office:value-type="float" office:value="0.064482444323418" calcext:value-type="float">
            <text:p>0.064482444323418</text:p>
          </table:table-cell>
          <table:table-cell office:value-type="float" office:value="0.725873152614187" calcext:value-type="float">
            <text:p>0.725873152614187</text:p>
          </table:table-cell>
          <table:table-cell office:value-type="string" calcext:value-type="string">
            <text:p>[0.0, 0.0, -7.161659115200524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DEHYDROG_RXN_NADP_m2</text:p>
          </table:table-cell>
          <table:table-cell office:value-type="string" calcext:value-type="string">
            <text:p>L_DELTA1_PYRROLINE_5_CARBOXYLATE_m2 + NADP_m2 + 2.0 WATER_m2 --&gt; GLT_m2 + NADPH_m2 + PROTON_m2</text:p>
          </table:table-cell>
          <table:table-cell office:value-type="float" office:value="0.0920840808059667" calcext:value-type="float">
            <text:p>0.092084080805967</text:p>
          </table:table-cell>
          <table:table-cell office:value-type="float" office:value="0.616196103293198" calcext:value-type="float">
            <text:p>0.616196103293198</text:p>
          </table:table-cell>
          <table:table-cell office:value-type="string" calcext:value-type="string">
            <text:p>[0.0019788655085762894, 0.002430509509264388, 0.0013289874284864644, 0.0008988694649291242, 0.000731101828474003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ANSKETO_RXN_p1</text:p>
          </table:table-cell>
          <table:table-cell office:value-type="string" calcext:value-type="string">
            <text:p>D_SEDOHEPTULOSE_7_P_p1 + GAP_p1 &lt;=&gt; RIBOSE_5P_p1 + XYLULOSE_5_PHOSPHATE_p1</text:p>
          </table:table-cell>
          <table:table-cell office:value-type="float" office:value="0.0921639040529676" calcext:value-type="float">
            <text:p>0.092163904052968</text:p>
          </table:table-cell>
          <table:table-cell office:value-type="float" office:value="0.615889066482974" calcext:value-type="float">
            <text:p>0.615889066482974</text:p>
          </table:table-cell>
          <table:table-cell office:value-type="string" calcext:value-type="string">
            <text:p>[0.7981508543121839, 0.9725763053477823, 0.7288198960257947, 0.266167985568419, 0.4183731251847482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CARSYN_RXN_p2</text:p>
          </table:table-cell>
          <table:table-cell office:value-type="string" calcext:value-type="string">
            <text:p>0.9 ATP_p2 + L_ASPARTATE_p2 + 0.88 PHOSPHORIBOSYL_CARBOXY_AMINOIMIDAZOLE_p2 + 0.1 aATP_p2 + 0.12 aPHOSPHORIBOSYL_CARBOXY_AMINOIMIDAZOLE_p2 --&gt; 0.8 ADP_p2 + 1.02 PROTON_p2 + P_RIBOSYL_4_SUCCCARB_AMINOIMIDAZOLE_p2 + Pi_p2 + 0.2 aADP_p2</text:p>
          </table:table-cell>
          <table:table-cell office:value-type="float" office:value="0.11336957205192" calcext:value-type="float">
            <text:p>0.11336957205192</text:p>
          </table:table-cell>
          <table:table-cell office:value-type="float" office:value="0.53670930749372" calcext:value-type="float">
            <text:p>0.53670930749372</text:p>
          </table:table-cell>
          <table:table-cell office:value-type="string" calcext:value-type="string">
            <text:p>[-5.870615339434106e-17, -4.4775530283605363e-17, -1.9892383906690442e-16, 1.3680445110582828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OSE_BISPHOSPHATE_CARBOXYLASE_RXN_p1</text:p>
          </table:table-cell>
          <table:table-cell office:value-type="string" calcext:value-type="string">
            <text:p>CARBON_DIOXIDE_p1 + D_RIBULOSE_15_P2_p1 + WATER_p1 + rubisco_bal_p1 --&gt; 2.0 G3P_p1 + 2.0 PROTON_p1</text:p>
          </table:table-cell>
          <table:table-cell office:value-type="float" office:value="0.125282023752356" calcext:value-type="float">
            <text:p>0.125282023752356</text:p>
          </table:table-cell>
          <table:table-cell office:value-type="float" office:value="0.494477188174422" calcext:value-type="float">
            <text:p>0.494477188174422</text:p>
          </table:table-cell>
          <table:table-cell office:value-type="string" calcext:value-type="string">
            <text:p>[1.7964535544708902, 2.189050985044179, 1.6403979935431834, 0.5990735295458915, 0.941643872863562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KIMATE_KINASE_RXN_p1</text:p>
          </table:table-cell>
          <table:table-cell office:value-type="string" calcext:value-type="string">
            <text:p>0.9 ATP_p1 + SHIKIMATE_p1 + 0.1 aATP_p1 --&gt; 0.8 ADP_p1 + 0.9 PROTON_p1 + SHIKIMATE_5P_p1 + 0.2 aADP_p1</text:p>
          </table:table-cell>
          <table:table-cell office:value-type="float" office:value="0.126584944357879" calcext:value-type="float">
            <text:p>0.126584944357879</text:p>
          </table:table-cell>
          <table:table-cell office:value-type="float" office:value="0.48996278089833" calcext:value-type="float">
            <text:p>0.48996278089833</text:p>
          </table:table-cell>
          <table:table-cell office:value-type="string" calcext:value-type="string">
            <text:p>[0.0009259969030359349, 0.0011373406978007683, 0.000837160684642096, 0.0002922084055518373, 0.000460538372409745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DEHYDROG_RXN_NAD_p1</text:p>
          </table:table-cell>
          <table:table-cell office:value-type="string" calcext:value-type="string">
            <text:p>L_ASPARTATE_SEMIALDEHYDE_p1 + NADH_p1 + PROTON_p1 --&gt; HOMO_SER_p1 + NAD_p1</text:p>
          </table:table-cell>
          <table:table-cell office:value-type="float" office:value="0.134810534145463" calcext:value-type="float">
            <text:p>0.134810534145463</text:p>
          </table:table-cell>
          <table:table-cell office:value-type="float" office:value="0.46195537875423" calcext:value-type="float">
            <text:p>0.46195537875423</text:p>
          </table:table-cell>
          <table:table-cell office:value-type="string" calcext:value-type="string">
            <text:p>[7.652966760756e-05, 0.0, 8.752320619840028e-05, 0.0, 4.81482177437969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LEU_RXN_p1</text:p>
          </table:table-cell>
          <table:table-cell office:value-type="string" calcext:value-type="string">
            <text:p>2_KETOGLUTARATE_p1 + LEU_p1 &lt;=&gt; 2K_4CH3_PENTANOATE_p1 + GLT_p1</text:p>
          </table:table-cell>
          <table:table-cell office:value-type="float" office:value="0.13705660514011" calcext:value-type="float">
            <text:p>0.13705660514011</text:p>
          </table:table-cell>
          <table:table-cell office:value-type="float" office:value="0.454458071224432" calcext:value-type="float">
            <text:p>0.454458071224432</text:p>
          </table:table-cell>
          <table:table-cell office:value-type="string" calcext:value-type="string">
            <text:p>[-0.00023550440069676018, -0.00028925446569577856, -0.00022594648046197758, -6.27342671008813e-05, -0.000124297552754948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ORNTRANSAM_RXN_p1</text:p>
          </table:table-cell>
          <table:table-cell office:value-type="string" calcext:value-type="string">
            <text:p>CPD_469_p1 + GLT_p1 --&gt; 2_KETOGLUTARATE_p1 + N_ALPHA_ACETYLORNITHINE_p1</text:p>
          </table:table-cell>
          <table:table-cell office:value-type="float" office:value="0.160283304263869" calcext:value-type="float">
            <text:p>0.160283304263869</text:p>
          </table:table-cell>
          <table:table-cell office:value-type="float" office:value="0.380861162388367" calcext:value-type="float">
            <text:p>0.380861162388367</text:p>
          </table:table-cell>
          <table:table-cell office:value-type="string" calcext:value-type="string">
            <text:p>[5.9276613583842555e-05, 7.280554053224268e-05, 5.3589866497845994e-05, 1.8705380855010077e-05, 2.948082769214757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URIDYLTRANS_RXN_p1</text:p>
          </table:table-cell>
          <table:table-cell office:value-type="string" calcext:value-type="string">
            <text:p>GLC_1_P_p1 + 0.85 PROTON_p1 + 0.82 UTP_p1 + 0.18 aUTP_p1 &lt;=&gt; 0.55 PPI_p1 + UDP_GLUCOSE_p1 + 0.45 bPPI_p1</text:p>
          </table:table-cell>
          <table:table-cell office:value-type="float" office:value="0.1749547983641" calcext:value-type="float">
            <text:p>0.1749547983641</text:p>
          </table:table-cell>
          <table:table-cell office:value-type="float" office:value="0.338197811878929" calcext:value-type="float">
            <text:p>0.338197811878929</text:p>
          </table:table-cell>
          <table:table-cell office:value-type="string" calcext:value-type="string">
            <text:p>[0.0, 0.0, -3.3306653357734362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ALDOL_RXN_p2</text:p>
          </table:table-cell>
          <table:table-cell office:value-type="string" calcext:value-type="string">
            <text:p>D_SEDOHEPTULOSE_7_P_p2 + GAP_p2 &lt;=&gt; ERYTHROSE_4P_p2 + FRUCTOSE_6P_p2</text:p>
          </table:table-cell>
          <table:table-cell office:value-type="float" office:value="0.185186491969279" calcext:value-type="float">
            <text:p>0.185186491969279</text:p>
          </table:table-cell>
          <table:table-cell office:value-type="float" office:value="0.310246325974018" calcext:value-type="float">
            <text:p>0.310246325974018</text:p>
          </table:table-cell>
          <table:table-cell office:value-type="string" calcext:value-type="string">
            <text:p>[0.008099444751241929, 0.0078479937450668, 0.009743383634183755, 0.0060509537392215715, 0.0100907991846941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903_mi2</text:p>
          </table:table-cell>
          <table:table-cell office:value-type="string" calcext:value-type="string">
            <text:p>PRO_m2 + UBIQUINONE_mi2 --&gt; L_DELTA1_PYRROLINE_5_CARBOXYLATE_m2 + PROTON_m2 + UBIQUINOL_mi2</text:p>
          </table:table-cell>
          <table:table-cell office:value-type="float" office:value="0.214521404602229" calcext:value-type="float">
            <text:p>0.214521404602229</text:p>
          </table:table-cell>
          <table:table-cell office:value-type="float" office:value="0.238389011905772" calcext:value-type="float">
            <text:p>0.238389011905772</text:p>
          </table:table-cell>
          <table:table-cell office:value-type="string" calcext:value-type="string">
            <text:p>[0.0017973121572235765, 0.0022075195460814776, 0.0012070579085157916, 0.0008202103437934789, 0.00066402602844404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OXNPHOSPHN_RXN_c2</text:p>
          </table:table-cell>
          <table:table-cell office:value-type="string" calcext:value-type="string">
            <text:p>GAP_c2 + NAD_c2 + 0.7 Pi_c2 + 0.3 aPi_c2 &lt;=&gt; DPG_c2 + NADH_c2 + 1.3 PROTON_c2</text:p>
          </table:table-cell>
          <table:table-cell office:value-type="float" office:value="0.218857908452303" calcext:value-type="float">
            <text:p>0.218857908452303</text:p>
          </table:table-cell>
          <table:table-cell office:value-type="float" office:value="0.228803478932304" calcext:value-type="float">
            <text:p>0.228803478932304</text:p>
          </table:table-cell>
          <table:table-cell office:value-type="string" calcext:value-type="string">
            <text:p>[0.015114318544096013, 0.01582671388713439, 0.016074086883096476, 0.010080586191137391, 0.0150088480511567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903_m2</text:p>
          </table:table-cell>
          <table:table-cell office:value-type="string" calcext:value-type="string">
            <text:p>PRO_m2 + UBIQUINONE_mc2 --&gt; L_DELTA1_PYRROLINE_5_CARBOXYLATE_m2 + PROTON_c2 + UBIQUINOL_mc2</text:p>
          </table:table-cell>
          <table:table-cell office:value-type="float" office:value="0.221996102372242" calcext:value-type="float">
            <text:p>0.221996102372242</text:p>
          </table:table-cell>
          <table:table-cell office:value-type="float" office:value="0.222031367946868" calcext:value-type="float">
            <text:p>0.222031367946868</text:p>
          </table:table-cell>
          <table:table-cell office:value-type="string" calcext:value-type="string">
            <text:p>[0.00018155335135271321, 0.0002229899631829102, 0.00012192951997067283, 7.865912113564544e-05, 6.70758000299590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TE_COA_LIGASE_RXN_p2</text:p>
          </table:table-cell>
          <table:table-cell office:value-type="string" calcext:value-type="string">
            <text:p>ACET_p2 + 0.9 ATP_p2 + CO_A_p2 + 0.1 aATP_p2 --&gt; ACETYL_COA_p2 + AMP_p2 + 0.55 PPI_p2 + 0.55 PROTON_p2 + 0.45 bPPI_p2</text:p>
          </table:table-cell>
          <table:table-cell office:value-type="float" office:value="0.23342450132971" calcext:value-type="float">
            <text:p>0.23342450132971</text:p>
          </table:table-cell>
          <table:table-cell office:value-type="float" office:value="0.198526216783426" calcext:value-type="float">
            <text:p>0.198526216783426</text:p>
          </table:table-cell>
          <table:table-cell office:value-type="string" calcext:value-type="string">
            <text:p>[3.2800868152830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DEHYDROGENASE_RXN_m2</text:p>
          </table:table-cell>
          <table:table-cell office:value-type="string" calcext:value-type="string">
            <text:p>GLT_m2 + NAD_m2 + WATER_m2 --&gt; 2_KETOGLUTARATE_m2 + AMMONIUM_m2 + NADH_m2 + PROTON_m2</text:p>
          </table:table-cell>
          <table:table-cell office:value-type="float" office:value="0.236110591443723" calcext:value-type="float">
            <text:p>0.236110591443723</text:p>
          </table:table-cell>
          <table:table-cell office:value-type="float" office:value="0.193262348343734" calcext:value-type="float">
            <text:p>0.193262348343734</text:p>
          </table:table-cell>
          <table:table-cell office:value-type="string" calcext:value-type="string">
            <text:p>[0.0005887610139941584, 0.0007231361792882283, 0.0003954063490370408, 0.000286003921046969, 0.000217520721847895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OSINE_KINASE_RXN_c1</text:p>
          </table:table-cell>
          <table:table-cell office:value-type="string" calcext:value-type="string">
            <text:p>ADENOSINE_c1 + 0.65 ATP_c1 + 0.35 aATP_c1 --&gt; 0.5 ADP_c1 + AMP_c1 + 0.85 PROTON_c1 + 0.5 aADP_c1</text:p>
          </table:table-cell>
          <table:table-cell office:value-type="float" office:value="0.238171460218875" calcext:value-type="float">
            <text:p>0.238171460218875</text:p>
          </table:table-cell>
          <table:table-cell office:value-type="float" office:value="0.189290228063799" calcext:value-type="float">
            <text:p>0.189290228063799</text:p>
          </table:table-cell>
          <table:table-cell office:value-type="string" calcext:value-type="string">
            <text:p>[0.0, 0.0, 5.104363648183359e-16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OXNPHOSPHN_RXN_p1</text:p>
          </table:table-cell>
          <table:table-cell office:value-type="string" calcext:value-type="string">
            <text:p>GAP_p1 + NAD_p1 + Pi_p1 &lt;=&gt; DPG_p1 + NADH_p1 + PROTON_p1</text:p>
          </table:table-cell>
          <table:table-cell office:value-type="float" office:value="0.250979744595024" calcext:value-type="float">
            <text:p>0.250979744595024</text:p>
          </table:table-cell>
          <table:table-cell office:value-type="float" office:value="0.16588013856156" calcext:value-type="float">
            <text:p>0.16588013856156</text:p>
          </table:table-cell>
          <table:table-cell office:value-type="string" calcext:value-type="string">
            <text:p>[0.0, -0.0004068634157863245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SYN_RXN_p2</text:p>
          </table:table-cell>
          <table:table-cell office:value-type="string" calcext:value-type="string">
            <text:p>O_PHOSPHO_L_HOMOSERINE_p2 + WATER_p2 --&gt; Pi_p2 + THR_p2</text:p>
          </table:table-cell>
          <table:table-cell office:value-type="float" office:value="0.265017495814248" calcext:value-type="float">
            <text:p>0.265017495814248</text:p>
          </table:table-cell>
          <table:table-cell office:value-type="float" office:value="0.142681666748674" calcext:value-type="float">
            <text:p>0.142681666748674</text:p>
          </table:table-cell>
          <table:table-cell office:value-type="string" calcext:value-type="string">
            <text:p>[-5.87095129615244e-17, 0.0, 0.0, 0.0, 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ALDOLASE_RXN_c1</text:p>
          </table:table-cell>
          <table:table-cell office:value-type="string" calcext:value-type="string">
            <text:p>FRUCTOSE_16_DIPHOSPHATE_c1 &lt;=&gt; DIHYDROXY_ACETONE_PHOSPHATE_c1 + GAP_c1</text:p>
          </table:table-cell>
          <table:table-cell office:value-type="float" office:value="0.271722802930329" calcext:value-type="float">
            <text:p>0.271722802930329</text:p>
          </table:table-cell>
          <table:table-cell office:value-type="float" office:value="0.132475799772793" calcext:value-type="float">
            <text:p>0.132475799772793</text:p>
          </table:table-cell>
          <table:table-cell office:value-type="string" calcext:value-type="string">
            <text:p>[-0.20042813120319242, -0.2454815742281543, -0.1891858403843482, -0.058023083616252656, -0.10563151759162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c2</text:p>
          </table:table-cell>
          <table:table-cell office:value-type="string" calcext:value-type="string">
            <text:p>NADP_c2 + THREO_DS_ISO_CITRATE_c2 &lt;=&gt; 2_KETOGLUTARATE_c2 + CARBON_DIOXIDE_c2 + NADPH_c2</text:p>
          </table:table-cell>
          <table:table-cell office:value-type="float" office:value="0.280748522159251" calcext:value-type="float">
            <text:p>0.280748522159251</text:p>
          </table:table-cell>
          <table:table-cell office:value-type="float" office:value="0.119598994561219" calcext:value-type="float">
            <text:p>0.119598994561219</text:p>
          </table:table-cell>
          <table:table-cell office:value-type="string" calcext:value-type="string">
            <text:p>[0.012473895673548743, 0.012583657263260533, 0.01360261160110085, 0.009318201949237244, 0.0136492414371554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NYL_KIN_RXN_p1</text:p>
          </table:table-cell>
          <table:table-cell office:value-type="string" calcext:value-type="string">
            <text:p>0.9 ATP_p1 + 0.5 GMP_p1 + 1.4 PROTON_c1 + 0.1 aATP_p1 + 0.5 bGMP_p1 --&gt; 0.8 ADP_p1 + 0.2 GDP_p1 + 0.2 aADP_p1 + 0.8 aGDP_p1</text:p>
          </table:table-cell>
          <table:table-cell office:value-type="float" office:value="0.299149660383275" calcext:value-type="float">
            <text:p>0.299149660383275</text:p>
          </table:table-cell>
          <table:table-cell office:value-type="float" office:value="0.0962614460631432" calcext:value-type="float">
            <text:p>0.096261446063143</text:p>
          </table:table-cell>
          <table:table-cell office:value-type="string" calcext:value-type="string">
            <text:p>[-5.707296391410281e-21, 0.0, -5.707296391410281e-21, -1.4268240978525703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ALDOLASE_RXN_p1</text:p>
          </table:table-cell>
          <table:table-cell office:value-type="string" calcext:value-type="string">
            <text:p>FRUCTOSE_16_DIPHOSPHATE_p1 &lt;=&gt; DIHYDROXY_ACETONE_PHOSPHATE_p1 + GAP_p1</text:p>
          </table:table-cell>
          <table:table-cell office:value-type="float" office:value="0.305832535963032" calcext:value-type="float">
            <text:p>0.305832535963032</text:p>
          </table:table-cell>
          <table:table-cell office:value-type="float" office:value="0.0887030580542252" calcext:value-type="float">
            <text:p>0.088703058054225</text:p>
          </table:table-cell>
          <table:table-cell office:value-type="string" calcext:value-type="string">
            <text:p>[-0.8387623466592039, -1.0207291340600453, -0.7599620778590132, -0.28861302634677805, -0.439396814532164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DEHYDROGENASE_UBIQUINONE_RXN_mi2</text:p>
          </table:table-cell>
          <table:table-cell office:value-type="string" calcext:value-type="string">
            <text:p>SUC_m2 + UBIQUINONE_mi2 --&gt; FUM_m2 + UBIQUINOL_mi2</text:p>
          </table:table-cell>
          <table:table-cell office:value-type="float" office:value="0.312618806591859" calcext:value-type="float">
            <text:p>0.312618806591859</text:p>
          </table:table-cell>
          <table:table-cell office:value-type="float" office:value="0.0815008052793277" calcext:value-type="float">
            <text:p>0.081500805279328</text:p>
          </table:table-cell>
          <table:table-cell office:value-type="string" calcext:value-type="string">
            <text:p>[0.013396010645024358, 0.013716230041498106, 0.014221895326750122, 0.009665331566824333, 0.0139899214574940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P3EPIM_RXN_p2</text:p>
          </table:table-cell>
          <table:table-cell office:value-type="string" calcext:value-type="string">
            <text:p>RIBULOSE_5P_p2 &lt;=&gt; XYLULOSE_5_PHOSPHATE_p2</text:p>
          </table:table-cell>
          <table:table-cell office:value-type="float" office:value="0.336283700952748" calcext:value-type="float">
            <text:p>0.336283700952748</text:p>
          </table:table-cell>
          <table:table-cell office:value-type="float" office:value="0.0598568677618981" calcext:value-type="float">
            <text:p>0.059856867761898</text:p>
          </table:table-cell>
          <table:table-cell office:value-type="string" calcext:value-type="string">
            <text:p>[0.016198889502483858, 0.0156959874901336, 0.01948676726836751, 0.012101907478443143, 0.0201815983693882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c2</text:p>
          </table:table-cell>
          <table:table-cell office:value-type="string" calcext:value-type="string">
            <text:p>AMP_c2 + 0.65 ATP_c2 + 0.65 PROTON_c2 + 0.35 aATP_c2 &lt;=&gt; ADP_c2 + aADP_c2</text:p>
          </table:table-cell>
          <table:table-cell office:value-type="float" office:value="0.342127239156394" calcext:value-type="float">
            <text:p>0.342127239156394</text:p>
          </table:table-cell>
          <table:table-cell office:value-type="float" office:value="0.055281818065524" calcext:value-type="float">
            <text:p>0.055281818065524</text:p>
          </table:table-cell>
          <table:table-cell office:value-type="string" calcext:value-type="string">
            <text:p>[0.0, 0.0, 0.0, 1.6838597488387157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SUCCINLYA_RXN_p1</text:p>
          </table:table-cell>
          <table:table-cell office:value-type="string" calcext:value-type="string">
            <text:p>L_ARGININO_SUCCINATE_p1 --&gt; 0.93 ARG_p1 + FUM_p1 + 0.07 PROTON_p1 + 0.07 bARG_p1</text:p>
          </table:table-cell>
          <table:table-cell office:value-type="float" office:value="0.346754097812273" calcext:value-type="float">
            <text:p>0.346754097812273</text:p>
          </table:table-cell>
          <table:table-cell office:value-type="float" office:value="0.0518592644404479" calcext:value-type="float">
            <text:p>0.051859264440448</text:p>
          </table:table-cell>
          <table:table-cell office:value-type="string" calcext:value-type="string">
            <text:p>[5.9276613583842555e-05, 7.28055405322427e-05, 5.3589866497845994e-05, 1.8705380855010074e-05, 2.948082769214757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PRIBTRANS_RXN_p2</text:p>
          </table:table-cell>
          <table:table-cell office:value-type="string" calcext:value-type="string">
            <text:p>OROTATE_p2 + 0.35 PROTON_p2 + 0.8 PRPP_p2 + 0.2 aPRPP_p2 --&gt; OROTIDINE_5_PHOSPHATE_p2 + 0.55 PPI_p2 + 0.45 bPPI_p2</text:p>
          </table:table-cell>
          <table:table-cell office:value-type="float" office:value="0.354660981407661" calcext:value-type="float">
            <text:p>0.354660981407661</text:p>
          </table:table-cell>
          <table:table-cell office:value-type="float" office:value="0.0464016012904881" calcext:value-type="float">
            <text:p>0.046401601290488</text:p>
          </table:table-cell>
          <table:table-cell office:value-type="string" calcext:value-type="string">
            <text:p>[-6.69704581778748e-21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CARBOXY_RXN_p2</text:p>
          </table:table-cell>
          <table:table-cell office:value-type="string" calcext:value-type="string">
            <text:p>0.54 5_PHOSPHORIBOSYL_5_AMINOIMIDAZOLE_p2 + HCO3_p2 + 0.46 a5_PHOSPHORIBOSYL_5_AMINOIMIDAZOLE_p2 --&gt; 0.88 PHOSPHORIBOSYL_CARBOXY_AMINOIMIDAZOLE_p2 + 0.34 PROTON_p2 + WATER_p2 + 0.12 aPHOSPHORIBOSYL_CARBOXY_AMINOIMIDAZOLE_p2</text:p>
          </table:table-cell>
          <table:table-cell office:value-type="float" office:value="0.378690117839947" calcext:value-type="float">
            <text:p>0.378690117839947</text:p>
          </table:table-cell>
          <table:table-cell office:value-type="float" office:value="0.0325745583988698" calcext:value-type="float">
            <text:p>0.03257455839887</text:p>
          </table:table-cell>
          <table:table-cell office:value-type="string" calcext:value-type="string">
            <text:p>[-5.870763183927092e-17, -4.477553028360536e-17, -1.9892383906690437e-16, 1.3680445110582825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TE_COA_LIGASE_RXN_p1</text:p>
          </table:table-cell>
          <table:table-cell office:value-type="string" calcext:value-type="string">
            <text:p>ACET_p1 + 0.9 ATP_p1 + CO_A_p1 + 0.1 aATP_p1 --&gt; ACETYL_COA_p1 + AMP_p1 + 0.55 PPI_p1 + 0.55 PROTON_p1 + 0.45 bPPI_p1</text:p>
          </table:table-cell>
          <table:table-cell office:value-type="float" office:value="0.379855855162228" calcext:value-type="float">
            <text:p>0.379855855162228</text:p>
          </table:table-cell>
          <table:table-cell office:value-type="float" office:value="0.0320001802398619" calcext:value-type="float">
            <text:p>0.032000180239862</text:p>
          </table:table-cell>
          <table:table-cell office:value-type="string" calcext:value-type="string">
            <text:p>[0.0002947810142805439, 0.00036206000622802107, 0.0002795363469593132, 8.143964795589138e-05, 0.0001537783804470835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O_ACETTRAN_RXN_p1</text:p>
          </table:table-cell>
          <table:table-cell office:value-type="string" calcext:value-type="string">
            <text:p>ACETYL_COA_p1 + SER_p1 --&gt; ACETYLSERINE_p1 + CO_A_p1</text:p>
          </table:table-cell>
          <table:table-cell office:value-type="float" office:value="0.381681111006582" calcext:value-type="float">
            <text:p>0.381681111006582</text:p>
          </table:table-cell>
          <table:table-cell office:value-type="float" office:value="0.0311174102405621" calcext:value-type="float">
            <text:p>0.031117410240562</text:p>
          </table:table-cell>
          <table:table-cell office:value-type="string" calcext:value-type="string">
            <text:p>[5.927661358378384e-05, 7.280554053224267e-05, 5.3589866497335693e-05, 1.870538085501009e-05, 2.9480827692135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O_ACETTRAN_RXN_c1</text:p>
          </table:table-cell>
          <table:table-cell office:value-type="string" calcext:value-type="string">
            <text:p>ACETYL_COA_c1 + SER_c1 --&gt; ACETYLSERINE_c1 + CO_A_c1</text:p>
          </table:table-cell>
          <table:table-cell office:value-type="float" office:value="0.381681111013435" calcext:value-type="float">
            <text:p>0.381681111013435</text:p>
          </table:table-cell>
          <table:table-cell office:value-type="float" office:value="0.0311174102372851" calcext:value-type="float">
            <text:p>0.031117410237285</text:p>
          </table:table-cell>
          <table:table-cell office:value-type="string" calcext:value-type="string">
            <text:p>[5.927661358390122e-05, 7.280554053224268e-05, 5.358986649784597e-05, 1.870538085501008e-05, 2.94808276921047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_PERIOD_2_PERIOD_1_PERIOD_34_RXN_p1</text:p>
          </table:table-cell>
          <table:table-cell office:value-type="string" calcext:value-type="string">
            <text:p>0.9 ATP_p1 + CO_A_p1 + FERULIC_ACID_p1 + 0.1 aATP_p1 --&gt; AMP_p1 + FERULOYL_COA_p1 + 0.55 PPI_p1 + 0.45 bPPI_p1</text:p>
          </table:table-cell>
          <table:table-cell office:value-type="float" office:value="0.391489447665373" calcext:value-type="float">
            <text:p>0.391489447665373</text:p>
          </table:table-cell>
          <table:table-cell office:value-type="float" office:value="0.0267068582212573" calcext:value-type="float">
            <text:p>0.026706858221257</text:p>
          </table:table-cell>
          <table:table-cell office:value-type="string" calcext:value-type="string">
            <text:p>[3.27308827246771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4_p1</text:p>
          </table:table-cell>
          <table:table-cell office:value-type="string" calcext:value-type="string">
            <text:p>FERULIC_ACID_p1 + WATER_p1 --&gt; ACET_p1 + 0.61 PROTON_p1 + 0.39 VANILLIN_p1 + 0.61 aVANILLIN_p1</text:p>
          </table:table-cell>
          <table:table-cell office:value-type="float" office:value="0.39577842007877" calcext:value-type="float">
            <text:p>0.39577842007877</text:p>
          </table:table-cell>
          <table:table-cell office:value-type="float" office:value="0.0249463118805464" calcext:value-type="float">
            <text:p>0.024946311880546</text:p>
          </table:table-cell>
          <table:table-cell office:value-type="string" calcext:value-type="string">
            <text:p>[-3.27308827246771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REDUCT_RXN_NAD_c1</text:p>
          </table:table-cell>
          <table:table-cell office:value-type="string" calcext:value-type="string">
            <text:p>L_DELTA1_PYRROLINE_5_CARBOXYLATE_c1 + NADH_c1 + PROTON_c1 --&gt; NAD_c1 + PRO_c1</text:p>
          </table:table-cell>
          <table:table-cell office:value-type="float" office:value="0.402406417075302" calcext:value-type="float">
            <text:p>0.402406417075302</text:p>
          </table:table-cell>
          <table:table-cell office:value-type="float" office:value="0.0224139505574141" calcext:value-type="float">
            <text:p>0.022413950557414</text:p>
          </table:table-cell>
          <table:table-cell office:value-type="string" calcext:value-type="string">
            <text:p>[0.0, 0.0, 0.0, 0.0009175748457841343, 0.000760582656166150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x2</text:p>
          </table:table-cell>
          <table:table-cell office:value-type="string" calcext:value-type="string">
            <text:p>0.65 PPI_x2 + WATER_x2 + 0.35 aPPI_x2 --&gt; 0.75 PROTON_x2 + 1.4 Pi_x2 + 0.6 aPi_x2</text:p>
          </table:table-cell>
          <table:table-cell office:value-type="float" office:value="0.402513211521805" calcext:value-type="float">
            <text:p>0.402513211521805</text:p>
          </table:table-cell>
          <table:table-cell office:value-type="float" office:value="0.0223749530772467" calcext:value-type="float">
            <text:p>0.022374953077247</text:p>
          </table:table-cell>
          <table:table-cell office:value-type="string" calcext:value-type="string">
            <text:p>[-3.280086815283091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SYN_RXN_x2</text:p>
          </table:table-cell>
          <table:table-cell office:value-type="string" calcext:value-type="string">
            <text:p>ACETYL_COA_x2 + OXALACETIC_ACID_x2 + WATER_x2 --&gt; CIT_x2 + CO_A_x2 + PROTON_x2</text:p>
          </table:table-cell>
          <table:table-cell office:value-type="float" office:value="0.402978512948177" calcext:value-type="float">
            <text:p>0.402978512948177</text:p>
          </table:table-cell>
          <table:table-cell office:value-type="float" office:value="0.0222056942065524" calcext:value-type="float">
            <text:p>0.022205694206552</text:p>
          </table:table-cell>
          <table:table-cell office:value-type="string" calcext:value-type="string">
            <text:p>[-3.280086815283091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OLACT_RXN_p2</text:p>
          </table:table-cell>
          <table:table-cell office:value-type="string" calcext:value-type="string">
            <text:p>D_6_P_GLUCONO_DELTA_LACTONE_p2 + WATER_p2 --&gt; CPD_2961_p2 + PROTON_p2</text:p>
          </table:table-cell>
          <table:table-cell office:value-type="float" office:value="0.428424030873684" calcext:value-type="float">
            <text:p>0.428424030873684</text:p>
          </table:table-cell>
          <table:table-cell office:value-type="float" office:value="0.0144300026907054" calcext:value-type="float">
            <text:p>0.014430002690705</text:p>
          </table:table-cell>
          <table:table-cell office:value-type="string" calcext:value-type="string">
            <text:p>[0.024309733602491845, 0.023557982300687282, 0.029237806597765044, 0.018158812929754957, 0.0302766091008954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2_c1</text:p>
          </table:table-cell>
          <table:table-cell office:value-type="string" calcext:value-type="string">
            <text:p>0.88 CPD_406_c1 + S_ADENOSYLMETHIONINE_c1 + 0.12 aCPD_406_c1 --&gt; ADENOSYL_HOMO_CYS_c1 + 0.88 CPD_5441_c1 + 0.12 aCPD_5441_c1</text:p>
          </table:table-cell>
          <table:table-cell office:value-type="float" office:value="0.465725557074065" calcext:value-type="float">
            <text:p>0.465725557074065</text:p>
          </table:table-cell>
          <table:table-cell office:value-type="float" office:value="0.00722512189859819" calcext:value-type="float">
            <text:p>0.007225121898598</text:p>
          </table:table-cell>
          <table:table-cell office:value-type="string" calcext:value-type="string">
            <text:p>[-1.0910294241559064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CITRATE_PRO_S_LYASE_RXN_c2</text:p>
          </table:table-cell>
          <table:table-cell office:value-type="string" calcext:value-type="string">
            <text:p>0.65 ATP_c2 + CIT_c2 + CO_A_c2 + 0.45 PROTON_c2 + 0.35 aATP_c2 --&gt; ACETYL_COA_c2 + 0.5 ADP_c2 + OXALACETIC_ACID_c2 + 0.7 Pi_c2 + 0.5 aADP_c2 + 0.3 aPi_c2</text:p>
          </table:table-cell>
          <table:table-cell office:value-type="float" office:value="0.47255266975223" calcext:value-type="float">
            <text:p>0.47255266975223</text:p>
          </table:table-cell>
          <table:table-cell office:value-type="float" office:value="0.0063132743118183" calcext:value-type="float">
            <text:p>0.006313274311818</text:p>
          </table:table-cell>
          <table:table-cell office:value-type="string" calcext:value-type="string">
            <text:p>[-5.870951296152439e-17, 0.0, 0.0, 0.0, 4.2365152477848973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SERLY_RXN_c2</text:p>
          </table:table-cell>
          <table:table-cell office:value-type="string" calcext:value-type="string">
            <text:p>ACETYLSERINE_c2 + 0.85 HS_c2 + 0.15 aHS_c2 --&gt; ACET_c2 + CYS_c2 + 0.15 PROTON_c2</text:p>
          </table:table-cell>
          <table:table-cell office:value-type="float" office:value="0.476009339879309" calcext:value-type="float">
            <text:p>0.476009339879309</text:p>
          </table:table-cell>
          <table:table-cell office:value-type="float" office:value="0.00589034630125683" calcext:value-type="float">
            <text:p>0.005890346301257</text:p>
          </table:table-cell>
          <table:table-cell office:value-type="string" calcext:value-type="string">
            <text:p>[-5.870951296152439e-17, 0.0, 0.0, 0.0, 4.236515247784898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P3EPIM_RXN_p1</text:p>
          </table:table-cell>
          <table:table-cell office:value-type="string" calcext:value-type="string">
            <text:p>RIBULOSE_5P_p1 &lt;=&gt; XYLULOSE_5_PHOSPHATE_p1</text:p>
          </table:table-cell>
          <table:table-cell office:value-type="float" office:value="0.477282335386445" calcext:value-type="float">
            <text:p>0.477282335386445</text:p>
          </table:table-cell>
          <table:table-cell office:value-type="float" office:value="0.00574081760028881" calcext:value-type="float">
            <text:p>0.005740817600289</text:p>
          </table:table-cell>
          <table:table-cell office:value-type="string" calcext:value-type="string">
            <text:p>[-1.5972277055274038, -1.9462899513933651, -1.4584769527362313, -0.5326281795423896, -0.837206788741906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p2</text:p>
          </table:table-cell>
          <table:table-cell office:value-type="string" calcext:value-type="string">
            <text:p>2_KETOGLUTARATE_p2 + L_ASPARTATE_p2 &lt;=&gt; GLT_p2 + OXALACETIC_ACID_p2</text:p>
          </table:table-cell>
          <table:table-cell office:value-type="float" office:value="0.49530688399802" calcext:value-type="float">
            <text:p>0.49530688399802</text:p>
          </table:table-cell>
          <table:table-cell office:value-type="float" office:value="0.00394719450699838" calcext:value-type="float">
            <text:p>0.003947194506998</text:p>
          </table:table-cell>
          <table:table-cell office:value-type="string" calcext:value-type="string">
            <text:p>[-1.920828872988708e-19, -9.99936678136924e-20, 7.395464236457459e-20, 0.0, -4.1440101324977134e-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ANSKETO_RXN_p2</text:p>
          </table:table-cell>
          <table:table-cell office:value-type="string" calcext:value-type="string">
            <text:p>D_SEDOHEPTULOSE_7_P_p2 + GAP_p2 &lt;=&gt; RIBOSE_5P_p2 + XYLULOSE_5_PHOSPHATE_p2</text:p>
          </table:table-cell>
          <table:table-cell office:value-type="float" office:value="0.49908060020301" calcext:value-type="float">
            <text:p>0.49908060020301</text:p>
          </table:table-cell>
          <table:table-cell office:value-type="float" office:value="0.00364013312304718" calcext:value-type="float">
            <text:p>0.003640133123047</text:p>
          </table:table-cell>
          <table:table-cell office:value-type="string" calcext:value-type="string">
            <text:p>[-0.008099444751241929, -0.007847993745066797, -0.009743383634183755, -0.006050953739221572, -0.0100907991846941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CARBTRANS_RXN_p2</text:p>
          </table:table-cell>
          <table:table-cell office:value-type="string" calcext:value-type="string">
            <text:p>CARBAMOYL_P_p2 + L_ASPARTATE_p2 --&gt; CARBAMYUL_L_ASPARTATE_p2 + PROTON_p2 + Pi_p2</text:p>
          </table:table-cell>
          <table:table-cell office:value-type="float" office:value="0.512355957273338" calcext:value-type="float">
            <text:p>0.512355957273338</text:p>
          </table:table-cell>
          <table:table-cell office:value-type="float" office:value="0.00271769901555771" calcext:value-type="float">
            <text:p>0.002717699015558</text:p>
          </table:table-cell>
          <table:table-cell office:value-type="string" calcext:value-type="string">
            <text:p>[-1.1345651913223725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INE_TRNA_LIGASE_RXN_c2</text:p>
          </table:table-cell>
          <table:table-cell office:value-type="string" calcext:value-type="string">
            <text:p>0.65 ATP_c2 + PROTON_c2 + VAL_c2 + VAL_tRNAs_c2 + 0.35 aATP_c2 --&gt; AMP_c2 + Charged_VAL_tRNAs_c2 + 0.65 PPI_c2 + 0.35 aPPI_c2</text:p>
          </table:table-cell>
          <table:table-cell office:value-type="float" office:value="0.513851391696763" calcext:value-type="float">
            <text:p>0.513851391696763</text:p>
          </table:table-cell>
          <table:table-cell office:value-type="float" office:value="0.00262776273460132" calcext:value-type="float">
            <text:p>0.002627762734601</text:p>
          </table:table-cell>
          <table:table-cell office:value-type="string" calcext:value-type="string">
            <text:p>[0.0, 5.219604929699052e-22, 0.0, 8.809778635128953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GLUCMUT_RXN_p2</text:p>
          </table:table-cell>
          <table:table-cell office:value-type="string" calcext:value-type="string">
            <text:p>GLC_1_P_p2 &lt;=&gt; GLC_6_P_p2</text:p>
          </table:table-cell>
          <table:table-cell office:value-type="float" office:value="0.532776481375305" calcext:value-type="float">
            <text:p>0.532776481375305</text:p>
          </table:table-cell>
          <table:table-cell office:value-type="float" office:value="0.00169360032949732" calcext:value-type="float">
            <text:p>0.001693600329497</text:p>
          </table:table-cell>
          <table:table-cell office:value-type="string" calcext:value-type="string">
            <text:p>[0.008131794262592633, 0.007861994810553654, 0.009751039329397799, 0.006056905451311806, 0.01009501073150727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1_PERIOD_1_PERIOD_103_RXN_c1</text:p>
          </table:table-cell>
          <table:table-cell office:value-type="string" calcext:value-type="string">
            <text:p>0.87 PHOSPHORYL_ETHANOLAMINE_c1 + S_ADENOSYLMETHIONINE_c1 + 0.13 aPHOSPHORYL_ETHANOLAMINE_c1 --&gt; ADENOSYL_HOMO_CYS_c1 + 0.88 CPD_406_c1 + 0.01 PROTON_c1 + 0.12 aCPD_406_c1</text:p>
          </table:table-cell>
          <table:table-cell office:value-type="float" office:value="0.558620175339588" calcext:value-type="float">
            <text:p>0.558620175339588</text:p>
          </table:table-cell>
          <table:table-cell office:value-type="float" office:value="0.000890787741535173" calcext:value-type="float">
            <text:p>0.000890787741535</text:p>
          </table:table-cell>
          <table:table-cell office:value-type="string" calcext:value-type="string">
            <text:p>[-1.0910294241559067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3_c1</text:p>
          </table:table-cell>
          <table:table-cell office:value-type="string" calcext:value-type="string">
            <text:p>0.88 CPD_5441_c1 + S_ADENOSYLMETHIONINE_c1 + 0.12 aCPD_5441_c1 --&gt; ADENOSYL_HOMO_CYS_c1 + 0.94 PHOSPHORYL_CHOLINE_c1 + 0.06 PROTON_c1 + 0.06 aPHOSPHORYL_CHOLINE_c1</text:p>
          </table:table-cell>
          <table:table-cell office:value-type="float" office:value="0.558620175339589" calcext:value-type="float">
            <text:p>0.558620175339589</text:p>
          </table:table-cell>
          <table:table-cell office:value-type="float" office:value="0.000890787741535164" calcext:value-type="float">
            <text:p>0.000890787741535</text:p>
          </table:table-cell>
          <table:table-cell office:value-type="string" calcext:value-type="string">
            <text:p>[-1.0910294241559064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6PDEHYDROG_RXN_p2</text:p>
          </table:table-cell>
          <table:table-cell office:value-type="string" calcext:value-type="string">
            <text:p>GLC_6_P_p2 + NADP_p2 --&gt; D_6_P_GLUCONO_DELTA_LACTONE_p2 + NADPH_p2 + PROTON_p2</text:p>
          </table:table-cell>
          <table:table-cell office:value-type="float" office:value="0.591022302742399" calcext:value-type="float">
            <text:p>0.591022302742399</text:p>
          </table:table-cell>
          <table:table-cell office:value-type="float" office:value="0.000368370165298867" calcext:value-type="float">
            <text:p>0.000368370165299</text:p>
          </table:table-cell>
          <table:table-cell office:value-type="string" calcext:value-type="string">
            <text:p>[0.024309733602491845, 0.023557982300687282, 0.029237806597765044, 0.018158812929754953, 0.0302766091008954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PPAMIDOTRANS_RXN_p1</text:p>
          </table:table-cell>
          <table:table-cell office:value-type="string" calcext:value-type="string">
            <text:p>GLN_p1 + 0.8 PRPP_p1 + WATER_p1 + 0.2 aPRPP_p1 --&gt; 0.5 5_P_BETA_D_RIBOSYL_AMINE_p1 + GLT_p1 + 0.55 PPI_p1 + 2.15 PROTON_p1 + 0.5 a5_P_BETA_D_RIBOSYL_AMINE_p1 + 0.45 bPPI_p1</text:p>
          </table:table-cell>
          <table:table-cell office:value-type="float" office:value="0.591094126986022" calcext:value-type="float">
            <text:p>0.591094126986022</text:p>
          </table:table-cell>
          <table:table-cell office:value-type="float" office:value="0.000367611554234673" calcext:value-type="float">
            <text:p>0.000367611554235</text:p>
          </table:table-cell>
          <table:table-cell office:value-type="string" calcext:value-type="string">
            <text:p>[-1.1856316088458211e-17, 2.1929588245189793e-16, 0.0, -5.189952972389997e-17, -7.40097979456489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CARSYN_RXN_p1</text:p>
          </table:table-cell>
          <table:table-cell office:value-type="string" calcext:value-type="string">
            <text:p>0.9 ATP_p1 + L_ASPARTATE_p1 + 0.88 PHOSPHORIBOSYL_CARBOXY_AMINOIMIDAZOLE_p1 + 0.1 aATP_p1 + 0.12 aPHOSPHORIBOSYL_CARBOXY_AMINOIMIDAZOLE_p1 --&gt; 0.8 ADP_p1 + 1.02 PROTON_p1 + P_RIBOSYL_4_SUCCCARB_AMINOIMIDAZOLE_p1 + Pi_p1 + 0.2 aADP_p1</text:p>
          </table:table-cell>
          <table:table-cell office:value-type="float" office:value="0.60021246529769" calcext:value-type="float">
            <text:p>0.60021246529769</text:p>
          </table:table-cell>
          <table:table-cell office:value-type="float" office:value="0.000281836751149936" calcext:value-type="float">
            <text:p>0.00028183675115</text:p>
          </table:table-cell>
          <table:table-cell office:value-type="string" calcext:value-type="string">
            <text:p>[-1.1856316088458211e-17, 2.192933274097107e-16, 0.0, -5.189952972389998e-17, -7.40097979456489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3_m1</text:p>
          </table:table-cell>
          <table:table-cell office:value-type="string" calcext:value-type="string">
            <text:p>ACETALD_m1 + NAD_m1 + WATER_m1 --&gt; ACET_m1 + NADH_m1 + 2.0 PROTON_m1</text:p>
          </table:table-cell>
          <table:table-cell office:value-type="float" office:value="0.602797981155943" calcext:value-type="float">
            <text:p>0.602797981155943</text:p>
          </table:table-cell>
          <table:table-cell office:value-type="float" office:value="0.000261000659443375" calcext:value-type="float">
            <text:p>0.000261000659443</text:p>
          </table:table-cell>
          <table:table-cell office:value-type="string" calcext:value-type="string">
            <text:p>[0.0, 0.0, 0.0, 4.4028886245871204e-05, 9.48167250628433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RANS_RXN_p1</text:p>
          </table:table-cell>
          <table:table-cell office:value-type="string" calcext:value-type="string">
            <text:p>N_5_PHOSPHORIBOSYL_ANTHRANILATE_p1 + 0.55 PPI_p1 + 0.65 PROTON_p1 + 0.45 bPPI_p1 &lt;=&gt; ANTHRANILATE_p1 + 0.8 PRPP_p1 + 0.2 aPRPP_p1</text:p>
          </table:table-cell>
          <table:table-cell office:value-type="float" office:value="0.608160936221904" calcext:value-type="float">
            <text:p>0.608160936221904</text:p>
          </table:table-cell>
          <table:table-cell office:value-type="float" office:value="0.000222091597445078" calcext:value-type="float">
            <text:p>0.000222091597445</text:p>
          </table:table-cell>
          <table:table-cell office:value-type="string" calcext:value-type="string">
            <text:p>[-5.92766135838425e-05, -7.280554053224267e-05, -5.358986649784598e-05, -1.8705380855010077e-05, -2.948082769214710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OROT_RXN_p2</text:p>
          </table:table-cell>
          <table:table-cell office:value-type="string" calcext:value-type="string">
            <text:p>CARBAMYUL_L_ASPARTATE_p2 + PROTON_p2 --&gt; DI_H_OROTATE_p2 + WATER_p2</text:p>
          </table:table-cell>
          <table:table-cell office:value-type="float" office:value="0.615296798457139" calcext:value-type="float">
            <text:p>0.615296798457139</text:p>
          </table:table-cell>
          <table:table-cell office:value-type="float" office:value="0.000178348715511678" calcext:value-type="float">
            <text:p>0.000178348715512</text:p>
          </table:table-cell>
          <table:table-cell office:value-type="string" calcext:value-type="string">
            <text:p>[-6.722069260973532e-21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GLUCMUT_RXN_c1</text:p>
          </table:table-cell>
          <table:table-cell office:value-type="string" calcext:value-type="string">
            <text:p>GLC_1_P_c1 &lt;=&gt; GLC_6_P_c1</text:p>
          </table:table-cell>
          <table:table-cell office:value-type="float" office:value="0.624662539177123" calcext:value-type="float">
            <text:p>0.624662539177123</text:p>
          </table:table-cell>
          <table:table-cell office:value-type="float" office:value="0.000132644876432271" calcext:value-type="float">
            <text:p>0.000132644876432</text:p>
          </table:table-cell>
          <table:table-cell office:value-type="string" calcext:value-type="string">
            <text:p>[-0.09964794924255185, -0.12204546386545614, -0.09404977960338005, -0.028860738278453882, -0.0525169665957704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7_p1</text:p>
          </table:table-cell>
          <table:table-cell office:value-type="string" calcext:value-type="string">
            <text:p>CPD_7015_p1 + NADPH_p1 + OXYGEN_MOLECULE_p1 + PROTON_p1 --&gt; CPD_7014_p1 + NADP_p1 + 2.0 WATER_p1</text:p>
          </table:table-cell>
          <table:table-cell office:value-type="float" office:value="0.627252421312133" calcext:value-type="float">
            <text:p>0.627252421312133</text:p>
          </table:table-cell>
          <table:table-cell office:value-type="float" office:value="0.000122011468787068" calcext:value-type="float">
            <text:p>0.000122011468787</text:p>
          </table:table-cell>
          <table:table-cell office:value-type="string" calcext:value-type="string">
            <text:p>[0.0, 0.0, 0.0, 1.0462078349156571e-16, 4.319825899006584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6_p1</text:p>
          </table:table-cell>
          <table:table-cell office:value-type="string" calcext:value-type="string">
            <text:p>CHLOROPHYLLIDE_A_p1 + NADPH_p1 + OXYGEN_MOLECULE_p1 + PROTON_p1 --&gt; CPD_7015_p1 + NADP_p1 + WATER_p1</text:p>
          </table:table-cell>
          <table:table-cell office:value-type="float" office:value="0.627252421312133" calcext:value-type="float">
            <text:p>0.627252421312133</text:p>
          </table:table-cell>
          <table:table-cell office:value-type="float" office:value="0.000122011468787068" calcext:value-type="float">
            <text:p>0.000122011468787</text:p>
          </table:table-cell>
          <table:table-cell office:value-type="string" calcext:value-type="string">
            <text:p>[0.0, 0.0, 0.0, 1.0462078349156571e-16, 4.319825899006584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c2</text:p>
          </table:table-cell>
          <table:table-cell office:value-type="string" calcext:value-type="string">
            <text:p>2_KETOGLUTARATE_c2 + L_ALPHA_ALANINE_c2 &lt;=&gt; GLT_c2 + PYRUVATE_c2</text:p>
          </table:table-cell>
          <table:table-cell office:value-type="float" office:value="0.651313991765716" calcext:value-type="float">
            <text:p>0.651313991765716</text:p>
          </table:table-cell>
          <table:table-cell office:value-type="float" office:value="0.0000540827965613103" calcext:value-type="float">
            <text:p>5.40827965613103E-05</text:p>
          </table:table-cell>
          <table:table-cell office:value-type="string" calcext:value-type="string">
            <text:p>[-0.00010567505316551742, -0.00012979367243384698, -7.097036991800254e-05, -5.5173984449888675e-05, -3.904218061234934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OSINE_KINASE_RXN_c2</text:p>
          </table:table-cell>
          <table:table-cell office:value-type="string" calcext:value-type="string">
            <text:p>ADENOSINE_c2 + 0.65 ATP_c2 + 0.35 aATP_c2 --&gt; 0.5 ADP_c2 + AMP_c2 + 0.85 PROTON_c2 + 0.5 aADP_c2</text:p>
          </table:table-cell>
          <table:table-cell office:value-type="float" office:value="0.651616425094843" calcext:value-type="float">
            <text:p>0.651616425094843</text:p>
          </table:table-cell>
          <table:table-cell office:value-type="float" office:value="0.0000535085065395935" calcext:value-type="float">
            <text:p>5.35085065395935E-05</text:p>
          </table:table-cell>
          <table:table-cell office:value-type="string" calcext:value-type="string">
            <text:p>[0.0, 0.0, 0.0, 0.0, 5.4203090542888377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VAL_RXN_p1</text:p>
          </table:table-cell>
          <table:table-cell office:value-type="string" calcext:value-type="string">
            <text:p>2_KETOGLUTARATE_p1 + VAL_p1 &lt;=&gt; 2_KETO_ISOVALERATE_p1 + GLT_p1</text:p>
          </table:table-cell>
          <table:table-cell office:value-type="float" office:value="0.668768559535853" calcext:value-type="float">
            <text:p>0.668768559535853</text:p>
          </table:table-cell>
          <table:table-cell office:value-type="float" office:value="0.0000286369071875824" calcext:value-type="float">
            <text:p>2.86369071875824E-05</text:p>
          </table:table-cell>
          <table:table-cell office:value-type="string" calcext:value-type="string">
            <text:p>[-0.0004485798146628219, -0.0005509608917214214, -0.00039250959450510555, -0.00015313595576707344, -0.0002159271608483043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ILEU_RXN_p1</text:p>
          </table:table-cell>
          <table:table-cell office:value-type="string" calcext:value-type="string">
            <text:p>2_KETOGLUTARATE_p1 + ILE_p1 &lt;=&gt; 2_KETO_3_METHYL_VALERATE_p1 + GLT_p1</text:p>
          </table:table-cell>
          <table:table-cell office:value-type="float" office:value="0.681149139803641" calcext:value-type="float">
            <text:p>0.681149139803641</text:p>
          </table:table-cell>
          <table:table-cell office:value-type="float" office:value="0.0000177783487105727" calcext:value-type="float">
            <text:p>1.77783487105727E-05</text:p>
          </table:table-cell>
          <table:table-cell office:value-type="string" calcext:value-type="string">
            <text:p>[-0.0002467189068590349, -0.0003030285012484629, -0.00022304974055862905, -7.785483747991882e-05, -0.000122703999802861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p2</text:p>
          </table:table-cell>
          <table:table-cell office:value-type="string" calcext:value-type="string">
            <text:p>MAL_p2 + NAD_p2 &lt;=&gt; NADH_p2 + OXALACETIC_ACID_p2 + PROTON_p2</text:p>
          </table:table-cell>
          <table:table-cell office:value-type="float" office:value="0.689864968615837" calcext:value-type="float">
            <text:p>0.689864968615837</text:p>
          </table:table-cell>
          <table:table-cell office:value-type="float" office:value="0.0000125354585922428" calcext:value-type="float">
            <text:p>1.25354585922428E-05</text:p>
          </table:table-cell>
          <table:table-cell office:value-type="string" calcext:value-type="string">
            <text:p>[-0.00013494365024504875, -0.000165742352733834, -9.062688391528176e-05, -7.045540680795019e-05, -4.98556112112506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m1</text:p>
          </table:table-cell>
          <table:table-cell office:value-type="string" calcext:value-type="string">
            <text:p>MAL_m1 + NAD_m1 &lt;=&gt; NADH_m1 + OXALACETIC_ACID_m1 + PROTON_m1</text:p>
          </table:table-cell>
          <table:table-cell office:value-type="float" office:value="0.694316204301182" calcext:value-type="float">
            <text:p>0.694316204301182</text:p>
          </table:table-cell>
          <table:table-cell office:value-type="float" office:value="0.0000104381803744549" calcext:value-type="float">
            <text:p>1.04381803744549E-05</text:p>
          </table:table-cell>
          <table:table-cell office:value-type="string" calcext:value-type="string">
            <text:p>[-0.05199352083483226, -0.07737779486531934, -0.030294720672985245, 0.003601310669620189, 0.028254331220472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CISOM_RXN_c1</text:p>
          </table:table-cell>
          <table:table-cell office:value-type="string" calcext:value-type="string">
            <text:p>GLC_6_P_c1 &lt;=&gt; FRUCTOSE_6P_c1</text:p>
          </table:table-cell>
          <table:table-cell office:value-type="float" office:value="0.699182009003253" calcext:value-type="float">
            <text:p>0.699182009003253</text:p>
          </table:table-cell>
          <table:table-cell office:value-type="float" office:value="0.00000851304474645537" calcext:value-type="float">
            <text:p>8.51304474645537E-06</text:p>
          </table:table-cell>
          <table:table-cell office:value-type="string" calcext:value-type="string">
            <text:p>[-0.09964794924255184, -0.12204546386545612, -0.09404977960338004, -0.028860738278453875, -0.0525169665957704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CISOM_RXN_p1</text:p>
          </table:table-cell>
          <table:table-cell office:value-type="string" calcext:value-type="string">
            <text:p>GLC_6_P_p1 &lt;=&gt; FRUCTOSE_6P_p1</text:p>
          </table:table-cell>
          <table:table-cell office:value-type="float" office:value="0.7117818197548" calcext:value-type="float">
            <text:p>0.7117818197548</text:p>
          </table:table-cell>
          <table:table-cell office:value-type="float" office:value="0.00000492690581129242" calcext:value-type="float">
            <text:p>4.92690581129242E-06</text:p>
          </table:table-cell>
          <table:table-cell office:value-type="string" calcext:value-type="string">
            <text:p>[-0.03968549544398412, -0.047015488014462266, -0.030305021148576496, -0.022152832372807345, -0.0205631509750064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3_p1</text:p>
          </table:table-cell>
          <table:table-cell office:value-type="string" calcext:value-type="string">
            <text:p>PROTON_p1 + SO3_p1 + UDP_GLUCOSE_p1 --&gt; UDP_SULFOQUINOVOSE_p1 + WATER_p1</text:p>
          </table:table-cell>
          <table:table-cell office:value-type="float" office:value="0.717061096948462" calcext:value-type="float">
            <text:p>0.717061096948462</text:p>
          </table:table-cell>
          <table:table-cell office:value-type="float" office:value="0.00000388455594474013" calcext:value-type="float">
            <text:p>3.88455594474013E-06</text:p>
          </table:table-cell>
          <table:table-cell office:value-type="string" calcext:value-type="string">
            <text:p>[-1.3444138521947063e-20, -1.3444138521947063e-20, -1.3444138521947063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m1</text:p>
          </table:table-cell>
          <table:table-cell office:value-type="string" calcext:value-type="string">
            <text:p>SER_m1 + THF_m1 &lt;=&gt; GLY_m1 + METHYLENE_THF_m1 + WATER_m1</text:p>
          </table:table-cell>
          <table:table-cell office:value-type="float" office:value="0.761817976054723" calcext:value-type="float">
            <text:p>0.761817976054723</text:p>
          </table:table-cell>
          <table:table-cell office:value-type="float" office:value="0.000000408900533475979" calcext:value-type="float">
            <text:p>4.08900533475979E-07</text:p>
          </table:table-cell>
          <table:table-cell office:value-type="string" calcext:value-type="string">
            <text:p>[-0.29927946610814665, -0.36468282413840364, -0.27331421147629614, -0.09977667248305482, -0.156893635507243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OSYLHOMOCYSTEINASE_RXN_c2</text:p>
          </table:table-cell>
          <table:table-cell office:value-type="string" calcext:value-type="string">
            <text:p>ADENOSYL_HOMO_CYS_c2 + WATER_c2 --&gt; ADENOSINE_c2 + HOMO_CYS_c2</text:p>
          </table:table-cell>
          <table:table-cell office:value-type="float" office:value="0.776404345929514" calcext:value-type="float">
            <text:p>0.776404345929514</text:p>
          </table:table-cell>
          <table:table-cell office:value-type="float" office:value="0.000000176279575902374" calcext:value-type="float">
            <text:p>1.76279575902374E-07</text:p>
          </table:table-cell>
          <table:table-cell office:value-type="string" calcext:value-type="string">
            <text:p>[0.0, 0.0, 0.0, 0.0, 5.420309054288838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SEPISOMERIZATION_RXN_c2</text:p>
          </table:table-cell>
          <table:table-cell office:value-type="string" calcext:value-type="string">
            <text:p>GAP_c2 &lt;=&gt; DIHYDROXY_ACETONE_PHOSPHATE_c2</text:p>
          </table:table-cell>
          <table:table-cell office:value-type="float" office:value="0.77814840328886" calcext:value-type="float">
            <text:p>0.77814840328886</text:p>
          </table:table-cell>
          <table:table-cell office:value-type="float" office:value="0.000000158745165592875" calcext:value-type="float">
            <text:p>1.58745165592875E-07</text:p>
          </table:table-cell>
          <table:table-cell office:value-type="string" calcext:value-type="string">
            <text:p>[-0.003507436896427052, -0.003989360071033794, -0.003165351624456359, -0.0020148162259579078, -0.002459024433231276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SYN_RXN_x2</text:p>
          </table:table-cell>
          <table:table-cell office:value-type="string" calcext:value-type="string">
            <text:p>ACETYL_COA_x2 + GLYOX_x2 + WATER_x2 --&gt; CO_A_x2 + MAL_x2 + PROTON_x2</text:p>
          </table:table-cell>
          <table:table-cell office:value-type="float" office:value="0.781319952626149" calcext:value-type="float">
            <text:p>0.781319952626149</text:p>
          </table:table-cell>
          <table:table-cell office:value-type="float" office:value="0.000000130890603325098" calcext:value-type="float">
            <text:p>1.30890603325098E-07</text:p>
          </table:table-cell>
          <table:table-cell office:value-type="string" calcext:value-type="string">
            <text:p>[0.0, 0.0, 4.738248648641407e-21, 0.0, 0.0]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LYRIBONUCSYN_RXN_p1</text:p>
          </table:table-cell>
          <table:table-cell table:style-name="ce1" office:value-type="string" calcext:value-type="string">
            <text:p>0.5 5_P_BETA_D_RIBOSYL_AMINE_p1 + 0.9 ATP_p1 + GLY_p1 + 0.18 PROTON_p1 + 0.5 a5_P_BETA_D_RIBOSYL_AMINE_p1 + 0.1 aATP_p1 --&gt; 0.42 5_PHOSPHO_RIBOSYL_GLYCINEAMIDE_p1 + 0.8 ADP_p1 + Pi_p1 + 0.58 a5_PHOSPHO_RIBOSYL_GLYCINEAMIDE_p1 + 0.2 aADP_p1</text:p>
          </table:table-cell>
          <table:table-cell table:style-name="ce1" office:value-type="float" office:value="0.784026926461413" calcext:value-type="float">
            <text:p>0.784026926461413</text:p>
          </table:table-cell>
          <table:table-cell table:style-name="ce1" office:value-type="float" office:value="0.000000110737822330509" calcext:value-type="float">
            <text:p>1.10737822330509E-07</text:p>
          </table:table-cell>
          <table:table-cell table:style-name="ce1" office:value-type="string" calcext:value-type="string">
            <text:p>[-1.1856316088458212e-17, 2.1929588245189793e-16, 0.0, -5.189952972389997e-17, -7.400979794564895e-16]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PHOSPHOGLUCMUT_RXN_p1</text:p>
          </table:table-cell>
          <table:table-cell office:value-type="string" calcext:value-type="string">
            <text:p>GLC_1_P_p1 &lt;=&gt; GLC_6_P_p1</text:p>
          </table:table-cell>
          <table:table-cell office:value-type="float" office:value="0.800429324525567" calcext:value-type="float">
            <text:p>0.800429324525567</text:p>
          </table:table-cell>
          <table:table-cell office:value-type="float" office:value="0.0000000381247795794477" calcext:value-type="float">
            <text:p>3.81247795794477E-08</text:p>
          </table:table-cell>
          <table:table-cell office:value-type="string" calcext:value-type="string">
            <text:p>[-0.03968549544398412, -0.04701548801446226, -0.030305021148576496, -0.02215283237280735, -0.0205631509750064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c1</text:p>
          </table:table-cell>
          <table:table-cell office:value-type="string" calcext:value-type="string">
            <text:p>MAL_c1 + NAD_c1 &lt;=&gt; NADH_c1 + OXALACETIC_ACID_c1 + PROTON_c1</text:p>
          </table:table-cell>
          <table:table-cell office:value-type="float" office:value="0.80679545241524" calcext:value-type="float">
            <text:p>0.80679545241524</text:p>
          </table:table-cell>
          <table:table-cell office:value-type="float" office:value="0.0000000245402435243619" calcext:value-type="float">
            <text:p>2.45402435243619E-08</text:p>
          </table:table-cell>
          <table:table-cell office:value-type="string" calcext:value-type="string">
            <text:p>[0.015389491877037356, 0.01890189413468365, 0.013900053874951059, 0.005829507174516482, 0.0553742986552676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GAMSYN_RXN_p1</text:p>
          </table:table-cell>
          <table:table-cell office:value-type="string" calcext:value-type="string">
            <text:p>5_P_RIBOSYL_N_FORMYLGLYCINEAMIDE_p1 + 0.9 ATP_p1 + GLN_p1 + WATER_p1 + 0.1 aATP_p1 --&gt; 0.8 5_PHOSPHORIBOSYL_N_FORMYLGLYCINEAMIDINE_p1 + 0.8 ADP_p1 + GLT_p1 + 1.7 PROTON_p1 + Pi_p1 + 0.2 a5_PHOSPHORIBOSYL_N_FORMYLGLYCINEAMIDINE_p1 + 0.2 aADP_p1</text:p>
          </table:table-cell>
          <table:table-cell office:value-type="float" office:value="0.81112125776415" calcext:value-type="float">
            <text:p>0.81112125776415</text:p>
          </table:table-cell>
          <table:table-cell office:value-type="float" office:value="0.0000000180229999751525" calcext:value-type="float">
            <text:p>1.80229999751525E-08</text:p>
          </table:table-cell>
          <table:table-cell office:value-type="string" calcext:value-type="string">
            <text:p>[-1.1856316088458212e-17, 2.1929140450952546e-16, 0.0, -5.1899529723899985e-17, -7.400979794564896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c2</text:p>
          </table:table-cell>
          <table:table-cell office:value-type="string" calcext:value-type="string">
            <text:p>2_KETOGLUTARATE_c2 + L_ASPARTATE_c2 &lt;=&gt; GLT_c2 + OXALACETIC_ACID_c2</text:p>
          </table:table-cell>
          <table:table-cell office:value-type="float" office:value="0.822579760506166" calcext:value-type="float">
            <text:p>0.822579760506166</text:p>
          </table:table-cell>
          <table:table-cell office:value-type="float" office:value="0.00000000764987505769546" calcext:value-type="float">
            <text:p>7.64987505769546E-09</text:p>
          </table:table-cell>
          <table:table-cell office:value-type="string" calcext:value-type="string">
            <text:p>[-0.00021627955554981532, -0.00026564186102852664, -0.0001452513114802523, 0.0, -7.99055710652445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c1</text:p>
          </table:table-cell>
          <table:table-cell office:value-type="string" calcext:value-type="string">
            <text:p>2_KETOGLUTARATE_c1 + L_ASPARTATE_c1 &lt;=&gt; GLT_c1 + OXALACETIC_ACID_c1</text:p>
          </table:table-cell>
          <table:table-cell office:value-type="float" office:value="0.827934202107518" calcext:value-type="float">
            <text:p>0.827934202107518</text:p>
          </table:table-cell>
          <table:table-cell office:value-type="float" office:value="0.00000000501834082335919" calcext:value-type="float">
            <text:p>5.01834082335919E-09</text:p>
          </table:table-cell>
          <table:table-cell office:value-type="string" calcext:value-type="string">
            <text:p>[-0.002798817650912596, -0.0034376024473410437, -0.0025936256212016114, -0.0009398650428013815, -0.001426803890985481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c1</text:p>
          </table:table-cell>
          <table:table-cell office:value-type="string" calcext:value-type="string">
            <text:p>2_KETOGLUTARATE_c1 + L_ALPHA_ALANINE_c1 &lt;=&gt; GLT_c1 + PYRUVATE_c1</text:p>
          </table:table-cell>
          <table:table-cell office:value-type="float" office:value="0.834495169059027" calcext:value-type="float">
            <text:p>0.834495169059027</text:p>
          </table:table-cell>
          <table:table-cell office:value-type="float" office:value="0.00000000293430862587742" calcext:value-type="float">
            <text:p>2.93430862587742E-09</text:p>
          </table:table-cell>
          <table:table-cell office:value-type="string" calcext:value-type="string">
            <text:p>[-0.0004438352232951732, -0.0005451334242221572, -0.000425822219508019, -0.00011822996667833282, -0.000234253083674096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DEPHOS_RXN_p1</text:p>
          </table:table-cell>
          <table:table-cell office:value-type="string" calcext:value-type="string">
            <text:p>0.8 ADP_p1 + PHOSPHO_ENOL_PYRUVATE_p1 + 0.9 PROTON_p1 + 0.2 aADP_p1 --&gt; 0.9 ATP_p1 + PYRUVATE_p1 + 0.1 aATP_p1</text:p>
          </table:table-cell>
          <table:table-cell office:value-type="float" office:value="0.841341139281688" calcext:value-type="float">
            <text:p>0.841341139281688</text:p>
          </table:table-cell>
          <table:table-cell office:value-type="float" office:value="0.00000000163427644098506" calcext:value-type="float">
            <text:p>1.63427644098506E-09</text:p>
          </table:table-cell>
          <table:table-cell office:value-type="string" calcext:value-type="string">
            <text:p>[0.0, 0.0, 0.0, 0.0005712724948555935, 0.000900360496086348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2_c2</text:p>
          </table:table-cell>
          <table:table-cell office:value-type="string" calcext:value-type="string">
            <text:p>0.88 CPD_406_c2 + S_ADENOSYLMETHIONINE_c2 + 0.12 aCPD_406_c2 --&gt; ADENOSYL_HOMO_CYS_c2 + 0.88 CPD_5441_c2 + 0.12 aCPD_5441_c2</text:p>
          </table:table-cell>
          <table:table-cell office:value-type="float" office:value="0.849408953219877" calcext:value-type="float">
            <text:p>0.849408953219877</text:p>
          </table:table-cell>
          <table:table-cell office:value-type="float" office:value="0.000000000790727112430359" calcext:value-type="float">
            <text:p>7.90727112430359E-10</text:p>
          </table:table-cell>
          <table:table-cell office:value-type="string" calcext:value-type="string">
            <text:p>[0.0, 0.0, 0.0, 0.0, 5.420309054288838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m2</text:p>
          </table:table-cell>
          <table:table-cell office:value-type="string" calcext:value-type="string">
            <text:p>SER_m2 + THF_m2 &lt;=&gt; GLY_m2 + METHYLENE_THF_m2 + WATER_m2</text:p>
          </table:table-cell>
          <table:table-cell office:value-type="float" office:value="0.882044068263339" calcext:value-type="float">
            <text:p>0.882044068263339</text:p>
          </table:table-cell>
          <table:table-cell office:value-type="float" office:value="0.0000000000254518287378484" calcext:value-type="float">
            <text:p>2.54518287378484E-11</text:p>
          </table:table-cell>
          <table:table-cell office:value-type="string" calcext:value-type="string">
            <text:p>[-0.00010783168634786722, -0.0001324425222091426, -7.241874444111071e-05, -5.6299983842435876e-05, -3.98389596032524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p2</text:p>
          </table:table-cell>
          <table:table-cell office:value-type="string" calcext:value-type="string">
            <text:p>SER_p2 + THF_p2 &lt;=&gt; GLY_p2 + METHYLENE_THF_p2 + WATER_p2</text:p>
          </table:table-cell>
          <table:table-cell office:value-type="float" office:value="0.928304345968407" calcext:value-type="float">
            <text:p>0.928304345968407</text:p>
          </table:table-cell>
          <table:table-cell office:value-type="float" office:value="0.0000000000000199500630877929" calcext:value-type="float">
            <text:p>1.99500630877929E-14</text:p>
          </table:table-cell>
          <table:table-cell office:value-type="string" calcext:value-type="string">
            <text:p>[-5.870764784772048e-17, -5.355290763040833e-17, 0.0, 1.3680127999528613e-17, 3.058390470199081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CROTONYL_COA_CARBOXYLASE_RXN_m2</text:p>
          </table:table-cell>
          <table:table-cell office:value-type="string" calcext:value-type="string">
            <text:p>3_METHYL_CROTONYL_COA_m2 + 0.9 ATP_m2 + HCO3_m2 + 0.1 aATP_m2 --&gt; 0.8 ADP_m2 + 0.9 PROTON_m2 + Pi_m2 + TRANS_3_METHYL_GLUTACONYL_COA_m2 + 0.2 aA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CROTONYL_COA_CARBOXYLASE_RXN_m1</text:p>
          </table:table-cell>
          <table:table-cell office:value-type="string" calcext:value-type="string">
            <text:p>3_METHYL_CROTONYL_COA_m1 + 0.9 ATP_m1 + HCO3_m1 + 0.1 aATP_m1 --&gt; 0.8 ADP_m1 + 0.9 PROTON_m1 + Pi_m1 + TRANS_3_METHYL_GLUTACONYL_COA_m1 + 0.2 aAD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mc1</text:p>
          </table:table-cell>
          <table:table-cell office:value-type="string" calcext:value-type="string">
            <text:p>PROTON_c1 --&gt;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93866199865475, 0.3648144341539808, 0.2734137355140773, 0.09976410264642854, 0.1568535688907495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mc2</text:p>
          </table:table-cell>
          <table:table-cell office:value-type="string" calcext:value-type="string">
            <text:p>PROTON_c2 --&gt;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Processing_c1</text:p>
          </table:table-cell>
          <table:table-cell office:value-type="string" calcext:value-type="string">
            <text:p>0.1989 ATP_c1 + 0.306 WATER_c1 + 0.1071 aATP_c1 --&gt; 0.153 ADP_c1 + 0.1683 PROTON_c1 + 0.2142 Pi_c1 + Protein_processing_cost_c1 + 0.153 aADP_c1 + 0.0918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0161226971666634e-18, 0.0, 3.403345320940878e-19, 0.0, -1.4180605503920325e-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Processing_c2</text:p>
          </table:table-cell>
          <table:table-cell office:value-type="string" calcext:value-type="string">
            <text:p>0.1989 ATP_c2 + 0.306 WATER_c2 + 0.1071 aATP_c2 --&gt; 0.153 ADP_c2 + 0.1683 PROTON_c2 + 0.2142 Pi_c2 + Protein_processing_cost_c2 + 0.153 aADP_c2 + 0.0918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2.5597838126681025e-20, 1.8151175045018015e-18, -1.134448440313626e-19, -8.862878439950203e-2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biomass2</text:p>
          </table:table-cell>
          <table:table-cell office:value-type="string" calcext:value-type="string">
            <text:p>Mg_b2 &lt;-- MGI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909150501405583e-21, 0.0, -3.151758935736264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biomass1</text:p>
          </table:table-cell>
          <table:table-cell office:value-type="string" calcext:value-type="string">
            <text:p>Mg_b1 &lt;-- MGI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2607035742945056e-19, -1.5285070570318426e-18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pc1</text:p>
          </table:table-cell>
          <table:table-cell office:value-type="string" calcext:value-type="string">
            <text:p>AMP_p1 &lt;=&gt; A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381602730597707e-17, 7.407321927987715e-16, 2.2774260276710796e-16, 5.175339253548327e-18, -2.338356652808042e-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958_NAD_m2</text:p>
          </table:table-cell>
          <table:table-cell office:value-type="string" calcext:value-type="string">
            <text:p>CO_A_m2 + MALONATE_S_ALD_m2 + NAD_m2 --&gt; ACETYL_COA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5.999357580728538e-20, 0.0, 1.950062152629059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4_m1</text:p>
          </table:table-cell>
          <table:table-cell office:value-type="string" calcext:value-type="string">
            <text:p>OXYGEN_MOLECULE_m1 + 4.0 PROTON_m1 + 4.0 Reduced_Ferroproteins_m1 --&gt; 4.0 Oxidized_Ferroproteins_m1 + 2.0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4_m2</text:p>
          </table:table-cell>
          <table:table-cell office:value-type="string" calcext:value-type="string">
            <text:p>OXYGEN_MOLECULE_m2 + 4.0 PROTON_m2 + 4.0 Reduced_Ferroproteins_m2 --&gt; 4.0 Oxidized_Ferroproteins_m2 + 2.0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YR_biomass2</text:p>
          </table:table-cell>
          <table:table-cell office:value-type="string" calcext:value-type="string">
            <text:p>2.0 PROTON_c2 + TYR_tRNAs_c2 + pTYR_b2 &lt;-- Charged_TY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1.1255674817035085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YR_biomass1</text:p>
          </table:table-cell>
          <table:table-cell office:value-type="string" calcext:value-type="string">
            <text:p>2.0 PROTON_c1 + TYR_tRNAs_c1 + pTYR_b1 &lt;-- Charged_TY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9.004539853628068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A_Fd_Ascorbate_p2</text:p>
          </table:table-cell>
          <table:table-cell office:value-type="string" calcext:value-type="string">
            <text:p>CPD_318_p2 + PROTON_p2 + Reduced_ferredoxins_p2 --&gt; ASCORBATE_p2 +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A_Fd_Ascorbate_p1</text:p>
          </table:table-cell>
          <table:table-cell office:value-type="string" calcext:value-type="string">
            <text:p>CPD_318_p1 + PROTON_p1 + Reduced_ferredoxins_p1 --&gt; ASCORBATE_p1 +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23_RXN_p2</text:p>
          </table:table-cell>
          <table:table-cell office:value-type="string" calcext:value-type="string">
            <text:p>2_Lysophosphatidylcholines_r2 + Long_Chain_Acyl_CoAs_p2 &lt;=&gt; CO_A_p2 + PHOSPHATIDYL_CHOLINE_r2 + 4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23_RXN_p1</text:p>
          </table:table-cell>
          <table:table-cell office:value-type="string" calcext:value-type="string">
            <text:p>2_Lysophosphatidylcholines_r1 + Long_Chain_Acyl_CoAs_p1 &lt;=&gt; CO_A_p1 + PHOSPHATIDYL_CHOLINE_r1 + 4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902_m1</text:p>
          </table:table-cell>
          <table:table-cell office:value-type="string" calcext:value-type="string">
            <text:p>4_AMINO_BUTYRATE_m1 + PYRUVATE_m1 --&gt; L_ALPHA_ALANINE_m1 + SUCC_S_AL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902_m2</text:p>
          </table:table-cell>
          <table:table-cell office:value-type="string" calcext:value-type="string">
            <text:p>4_AMINO_BUTYRATE_m2 + PYRUVATE_m2 --&gt; L_ALPHA_ALANINE_m2 + SUCC_S_AL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HR_biomass2</text:p>
          </table:table-cell>
          <table:table-cell office:value-type="string" calcext:value-type="string">
            <text:p>2.0 PROTON_c2 + THR_tRNAs_c2 + pTHR_b2 &lt;-- Charged_TH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7.785446162779468e-22, 0.0, -1.2852758069187411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HR_biomass1</text:p>
          </table:table-cell>
          <table:table-cell office:value-type="string" calcext:value-type="string">
            <text:p>2.0 PROTON_c1 + THR_tRNAs_c1 + pTHR_b1 &lt;-- Charged_TH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1411032276749646e-20, 0.0, -1.2852758069187411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AGHYD_RXN_c1</text:p>
          </table:table-cell>
          <table:table-cell office:value-type="string" calcext:value-type="string">
            <text:p>ASN_c1 + WATER_c1 --&gt; AMMONIUM_c1 +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AGHYD_RXN_c2</text:p>
          </table:table-cell>
          <table:table-cell office:value-type="string" calcext:value-type="string">
            <text:p>ASN_c2 + WATER_c2 --&gt; AMMONIUM_c2 +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SUC_mc1</text:p>
          </table:table-cell>
          <table:table-cell office:value-type="string" calcext:value-type="string">
            <text:p>2_KETOGLUTARATE_m1 + SUC_c1 &lt;=&gt; 2_KETOGLUTARATE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ORNITHINE_mc2</text:p>
          </table:table-cell>
          <table:table-cell office:value-type="string" calcext:value-type="string">
            <text:p>HIS_m2 + L_ORNITHINE_c2 &lt;=&gt; HIS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ORNITHINE_mc1</text:p>
          </table:table-cell>
          <table:table-cell office:value-type="string" calcext:value-type="string">
            <text:p>HIS_m1 + L_ORNITHINE_c1 &lt;=&gt; HIS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832_m1</text:p>
          </table:table-cell>
          <table:table-cell office:value-type="string" calcext:value-type="string">
            <text:p>0.9 ATP_m1 + CMP_m1 + 0.31 PROTON_m1 + 0.1 aATP_m1 --&gt; 0.8 ADP_m1 + 0.79 CDP_m1 + 0.2 aADP_m1 + 0.21 aCD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832_m2</text:p>
          </table:table-cell>
          <table:table-cell office:value-type="string" calcext:value-type="string">
            <text:p>0.9 ATP_m2 + CMP_m2 + 0.31 PROTON_m2 + 0.1 aATP_m2 --&gt; 0.8 ADP_m2 + 0.79 CDP_m2 + 0.2 aADP_m2 + 0.21 aC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c1</text:p>
          </table:table-cell>
          <table:table-cell office:value-type="string" calcext:value-type="string">
            <text:p>SER_c1 + THF_c1 &lt;=&gt; GLY_c1 + METHYLENE_THF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OHMETRANS_RXN_c2</text:p>
          </table:table-cell>
          <table:table-cell office:value-type="string" calcext:value-type="string">
            <text:p>SER_c2 + THF_c2 &lt;=&gt; GLY_c2 + METHYLENE_THF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_TRNA_LIGASE_RXN_c2</text:p>
          </table:table-cell>
          <table:table-cell office:value-type="string" calcext:value-type="string">
            <text:p>0.65 ATP_c2 + GLN_c2 + GLN_tRNAs_c2 + PROTON_c2 + 0.35 aATP_c2 --&gt; AMP_c2 + Charged_GLN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4.363048089174544e-22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_TRNA_LIGASE_RXN_c1</text:p>
          </table:table-cell>
          <table:table-cell office:value-type="string" calcext:value-type="string">
            <text:p>0.65 ATP_c1 + GLN_c1 + GLN_tRNAs_c1 + PROTON_c1 + 0.35 aATP_c1 --&gt; AMP_c1 + Charged_GLN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68347757309970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c2</text:p>
          </table:table-cell>
          <table:table-cell office:value-type="string" calcext:value-type="string">
            <text:p>LYS_p2 &lt;=&gt; L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c1</text:p>
          </table:table-cell>
          <table:table-cell office:value-type="string" calcext:value-type="string">
            <text:p>LYS_p1 &lt;=&gt; L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31400587630848065, 0.00038567263162906057, 0.00028388148332915934, 9.908797334978545e-05, 0.000156168724461264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THFLIG_RXN_p1</text:p>
          </table:table-cell>
          <table:table-cell office:value-type="string" calcext:value-type="string">
            <text:p>0.9 ATP_p1 + FORMATE_p1 + 0.4 PROTON_p1 + THF_p1 + 0.1 aATP_p1 --&gt; 10_FORMYL_THF_p1 + 0.8 ADP_p1 + 0.7 Pi_c1 + 0.2 aADP_p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THFLIG_RXN_p2</text:p>
          </table:table-cell>
          <table:table-cell office:value-type="string" calcext:value-type="string">
            <text:p>0.9 ATP_p2 + FORMATE_p2 + 0.4 PROTON_p2 + THF_p2 + 0.1 aATP_p2 --&gt; 10_FORMYL_THF_p2 + 0.8 ADP_p2 + 0.7 Pi_c2 + 0.2 aADP_p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n_tx1</text:p>
          </table:table-cell>
          <table:table-cell office:value-type="string" calcext:value-type="string">
            <text:p><text:s/>&lt;=&gt; Photon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.00180324052669, 26.77860225715609, 20.10958688890568, 7.404347299806041, 11.5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ARYLACETOACETASE_RXN_c2</text:p>
          </table:table-cell>
          <table:table-cell office:value-type="string" calcext:value-type="string">
            <text:p>4_FUMARYL_ACETOACETATE_c2 + WATER_c2 --&gt; ACETOACETATE_c2 + FUM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ARYLACETOACETASE_RXN_c1</text:p>
          </table:table-cell>
          <table:table-cell office:value-type="string" calcext:value-type="string">
            <text:p>4_FUMARYL_ACETOACETATE_c1 + WATER_c1 --&gt; ACETOACETATE_c1 + FUM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n_tx2</text:p>
          </table:table-cell>
          <table:table-cell office:value-type="string" calcext:value-type="string">
            <text:p><text:s/>--&gt; Photon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ch_biomass1</text:p>
          </table:table-cell>
          <table:table-cell office:value-type="string" calcext:value-type="string">
            <text:p>Starch_b1 &lt;-- STARC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ch_biomass2</text:p>
          </table:table-cell>
          <table:table-cell office:value-type="string" calcext:value-type="string">
            <text:p>Starch_b2 &lt;-- STARC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ROTON_vc1</text:p>
          </table:table-cell>
          <table:table-cell office:value-type="string" calcext:value-type="string">
            <text:p>PROTON_v1 + TRP_c1 --&gt; PROTON_c1 + TRP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58e-05, 1.4001065486969748e-05, 7.655695213977997e-06, 5.95171209023048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958_NAD_m1</text:p>
          </table:table-cell>
          <table:table-cell office:value-type="string" calcext:value-type="string">
            <text:p>CO_A_m1 + MALONATE_S_ALD_m1 + NAD_m1 --&gt; ACETYL_COA_m1 +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ROTON_vc2</text:p>
          </table:table-cell>
          <table:table-cell office:value-type="string" calcext:value-type="string">
            <text:p>PROTON_v2 + TRP_c2 --&gt; PROTON_c2 + TRP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AMINOADIPATE_AMINOTRANSFERASE_RXN_c1</text:p>
          </table:table-cell>
          <table:table-cell office:value-type="string" calcext:value-type="string">
            <text:p>2_KETOGLUTARATE_c1 + CPD_468_c1 --&gt; 2K_ADIPATE_c1 +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AMINOADIPATE_AMINOTRANSFERASE_RXN_c2</text:p>
          </table:table-cell>
          <table:table-cell office:value-type="string" calcext:value-type="string">
            <text:p>2_KETOGLUTARATE_c2 + CPD_468_c2 --&gt; 2K_ADIPATE_c2 +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tx1</text:p>
          </table:table-cell>
          <table:table-cell office:value-type="string" calcext:value-type="string">
            <text:p><text:s/>&lt;=&gt; OXYGEN_MOLECUL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5317238846147725, -1.8668033885499793, -1.3978740598106, -0.5104604430445423, -0.801688567904167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tx2</text:p>
          </table:table-cell>
          <table:table-cell office:value-type="string" calcext:value-type="string">
            <text:p><text:s/>&lt;=&gt; OXYGEN_MOLECUL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7514115357751135, 0.07777924139450497, 0.08102970282068908, 0.05081990213635858, 0.0772668792000978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pc2</text:p>
          </table:table-cell>
          <table:table-cell office:value-type="string" calcext:value-type="string">
            <text:p>AMP_p2 &lt;=&gt; A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4.4834489790097806e-18, -2.7116563639714712e-17, -2.399821417236948e-16, 1.6206145900516373e-17, -1.458989021919433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P_pc2</text:p>
          </table:table-cell>
          <table:table-cell office:value-type="string" calcext:value-type="string">
            <text:p>DUMP_p2 &lt;=&gt; DU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DEHYD_RXN_p2</text:p>
          </table:table-cell>
          <table:table-cell office:value-type="string" calcext:value-type="string">
            <text:p>THR_p2 --&gt; 2_OXOBUTANOATE_p2 + AMMONIUM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DEHYD_RXN_p1</text:p>
          </table:table-cell>
          <table:table-cell office:value-type="string" calcext:value-type="string">
            <text:p>THR_p1 --&gt; 2_OXOBUTANOATE_p1 + AMMONIUM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ISOBUTYRYL_COA_HYDROLASE_RXN_m2</text:p>
          </table:table-cell>
          <table:table-cell office:value-type="string" calcext:value-type="string">
            <text:p>CPD_12173_m2 + WATER_m2 --&gt; CO_A_m2 + CPD_12175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ISOBUTYRYL_COA_HYDROLASE_RXN_m1</text:p>
          </table:table-cell>
          <table:table-cell office:value-type="string" calcext:value-type="string">
            <text:p>CPD_12173_m1 + WATER_m1 --&gt; CO_A_m1 + CPD_12175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pc1</text:p>
          </table:table-cell>
          <table:table-cell office:value-type="string" calcext:value-type="string">
            <text:p>PROTON_p1 &lt;=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72422845091775, 0.36218068883567006, 0.2711175136078933, 0.099310747873887, 0.2025573986228752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pc2</text:p>
          </table:table-cell>
          <table:table-cell office:value-type="string" calcext:value-type="string">
            <text:p>PROTON_p2 &lt;=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2.5731697864629025e-05, -1.4069931777689542e-05, 0.0, -7.74014307966455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3_p1</text:p>
          </table:table-cell>
          <table:table-cell office:value-type="string" calcext:value-type="string">
            <text:p>3_oxo_stearoyl_ACPs_p1 + NADPH_p1 + PROTON_p1 --&gt; NADP_p1 + R_3_hydroxystear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G_biomass1</text:p>
          </table:table-cell>
          <table:table-cell office:value-type="string" calcext:value-type="string">
            <text:p>ARG_tRNAs_c1 + 2.0 PROTON_c1 + pARG_b1 &lt;-- Charged_ARG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553260308176186e-19, 0.0, -9.627716923480154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G_biomass2</text:p>
          </table:table-cell>
          <table:table-cell office:value-type="string" calcext:value-type="string">
            <text:p>ARG_tRNAs_c2 + 2.0 PROTON_c2 + pARG_b2 &lt;-- Charged_ARG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8.685352249785631e-21, 8.685352249785631e-21, -9.627716923480154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3_p2</text:p>
          </table:table-cell>
          <table:table-cell office:value-type="string" calcext:value-type="string">
            <text:p>3_oxo_stearoyl_ACPs_p2 + NADPH_p2 + PROTON_p2 --&gt; NADP_p2 + R_3_hydroxystear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ULIC_ACID_pc1</text:p>
          </table:table-cell>
          <table:table-cell office:value-type="string" calcext:value-type="string">
            <text:p>FERULIC_ACID_p1 &lt;=&gt; FERUL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ROTON_vc2</text:p>
          </table:table-cell>
          <table:table-cell office:value-type="string" calcext:value-type="string">
            <text:p>LYS_c2 + PROTON_v2 --&gt; LYS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ROTON_vc1</text:p>
          </table:table-cell>
          <table:table-cell office:value-type="string" calcext:value-type="string">
            <text:p>LYS_c1 + PROTON_v1 --&gt; LYS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038574544393855e-05, 7.416781377481935e-05, 4.055449761845128e-05, 3.1527991520386295e-05, 2.230981778018069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ROTON_rev_vc1</text:p>
          </table:table-cell>
          <table:table-cell office:value-type="string" calcext:value-type="string">
            <text:p>LEU_v1 + PROTON_v1 --&gt; LEU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XYMETVALDEHYDRAT_RXN_p1</text:p>
          </table:table-cell>
          <table:table-cell office:value-type="string" calcext:value-type="string">
            <text:p>1_KETO_2_METHYLVALERATE_p1 --&gt; 2_KETO_3_METHYL_VALER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7189068590349, 0.0003030285012484629, 0.00022304974055862905, 7.785483747991883e-05, 0.0001227039998028613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_biomass2</text:p>
          </table:table-cell>
          <table:table-cell office:value-type="string" calcext:value-type="string">
            <text:p>sALA_b2 &lt;-- L_ALPHA_ALAN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_biomass1</text:p>
          </table:table-cell>
          <table:table-cell office:value-type="string" calcext:value-type="string">
            <text:p>sALA_b1 &lt;-- L_ALPHA_ALAN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VANILLONE_SYNTHASE_c1</text:p>
          </table:table-cell>
          <table:table-cell office:value-type="string" calcext:value-type="string">
            <text:p>FERULOYL_COA_c1 + NAD_c1 + 2.0 WATER_c1 --&gt; 0.83 ACETOVANILLONE_c1 + CARBON_DIOXIDE_c1 + CO_A_c1 + NADH_c1 + 1.17 PROTON_c1 + 0.17 aACETOVANILL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41_v1</text:p>
          </table:table-cell>
          <table:table-cell office:value-type="string" calcext:value-type="string">
            <text:p>FRUCTAN_v1 + WATER_v1 --&gt; FRU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ROTON_rev_vc1</text:p>
          </table:table-cell>
          <table:table-cell office:value-type="string" calcext:value-type="string">
            <text:p>PROTON_v1 + VAL_v1 --&gt; PROTON_c1 +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c1</text:p>
          </table:table-cell>
          <table:table-cell office:value-type="string" calcext:value-type="string">
            <text:p>GLY_p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856316088458211e-17, -2.1929588245189793e-16, 1.8012034034745054e-20, 5.145137522024925e-17, 7.400945120815477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c2</text:p>
          </table:table-cell>
          <table:table-cell office:value-type="string" calcext:value-type="string">
            <text:p>GLY_p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1.9892383906690437e-16, 0.0, 3.058390470199081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5130_p2</text:p>
          </table:table-cell>
          <table:table-cell office:value-type="string" calcext:value-type="string">
            <text:p>L_CYSTATHIONINE_p2 + WATER_p2 --&gt; 2_OXOBUTANOATE_p2 + AMMONIUM_p2 + CY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5130_p1</text:p>
          </table:table-cell>
          <table:table-cell office:value-type="string" calcext:value-type="string">
            <text:p>L_CYSTATHIONINE_p1 + WATER_p1 --&gt; 2_OXOBUTANOATE_p1 + AMMONIUM_p1 + CY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7189068590349, 0.00030302850124846293, 0.0002230497405586291, 7.785483747991883e-05, 0.0001227039998028613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SYN_RXN_x1</text:p>
          </table:table-cell>
          <table:table-cell office:value-type="string" calcext:value-type="string">
            <text:p>ACETYL_COA_x1 + OXALACETIC_ACID_x1 + WATER_x1 --&gt; CIT_x1 + CO_A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383_x2</text:p>
          </table:table-cell>
          <table:table-cell office:value-type="string" calcext:value-type="string">
            <text:p>3_HYDROXY_PROPIONYL_COA_x2 &lt;=&gt; ACRYLYL_COA_x2 + 4.0 PROTON_x2 + WATE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7.455560470681882e-20, 0.0, -2.329862647088088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383_x1</text:p>
          </table:table-cell>
          <table:table-cell office:value-type="string" calcext:value-type="string">
            <text:p>3_HYDROXY_PROPIONYL_COA_x1 &lt;=&gt; ACRYLYL_COA_x1 + 4.0 PROTON_x1 + WATER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c2</text:p>
          </table:table-cell>
          <table:table-cell office:value-type="string" calcext:value-type="string">
            <text:p>0.93 ARG_p2 + 0.07 PROTON_p2 + 0.07 bARG_p2 &lt;=&gt; ARG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c1</text:p>
          </table:table-cell>
          <table:table-cell office:value-type="string" calcext:value-type="string">
            <text:p>0.93 ARG_p1 + 0.07 PROTON_p1 + 0.07 bARG_p1 &lt;=&gt; ARG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555e-05, 7.280554053224268e-05, 5.358986649784599e-05, 1.8705380855010074e-05, 2.94808276921475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mc1</text:p>
          </table:table-cell>
          <table:table-cell office:value-type="string" calcext:value-type="string">
            <text:p>CARBON_DIOXIDE_m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3018939839986123, 0.3678940633900755, 0.2763889044738981, 0.10102189025517001, 0.1593456665731949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HYDR_RXN_c2</text:p>
          </table:table-cell>
          <table:table-cell office:value-type="string" calcext:value-type="string">
            <text:p>CIS_ACONITATE_c2 + WATER_c2 &lt;=&gt;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_DS_ISO_CITRATE_xc2</text:p>
          </table:table-cell>
          <table:table-cell office:value-type="string" calcext:value-type="string">
            <text:p>THREO_DS_ISO_CITRATE_x2 &lt;=&gt;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_DS_ISO_CITRATE_xc1</text:p>
          </table:table-cell>
          <table:table-cell office:value-type="string" calcext:value-type="string">
            <text:p>THREO_DS_ISO_CITRATE_x1 &lt;=&gt; THREO_DS_ISO_C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CARBOXYKIN_RXN_c1</text:p>
          </table:table-cell>
          <table:table-cell office:value-type="string" calcext:value-type="string">
            <text:p>0.65 ATP_c1 + OXALACETIC_ACID_c1 + 0.15 PROTON_c1 + 0.35 aATP_c1 --&gt; 0.5 ADP_c1 + CARBON_DIOXIDE_c1 + PHOSPHO_ENOL_PYRUVATE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CARBOXYKIN_RXN_c2</text:p>
          </table:table-cell>
          <table:table-cell office:value-type="string" calcext:value-type="string">
            <text:p>0.65 ATP_c2 + OXALACETIC_ACID_c2 + 0.15 PROTON_c2 + 0.35 aATP_c2 --&gt; 0.5 ADP_c2 + CARBON_DIOXIDE_c2 + PHOSPHO_ENOL_PYRUVATE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104_c1</text:p>
          </table:table-cell>
          <table:table-cell office:value-type="string" calcext:value-type="string">
            <text:p>UDP_D_XYLOSE_c1 --&gt; 0.5 PROTON_c1 + 0.5 UDP_c1 + XYLAN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xc1</text:p>
          </table:table-cell>
          <table:table-cell office:value-type="string" calcext:value-type="string">
            <text:p>OXYGEN_MOLECULE_x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2994089257451483, -0.36484183084069643, -0.2733996655905306, -0.09984558825764861, -0.1569406454772605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DEHYDROG_RXN_c1</text:p>
          </table:table-cell>
          <table:table-cell office:value-type="string" calcext:value-type="string">
            <text:p>CPD_2961_c1 + NADP_c1 --&gt; CARBON_DIOXIDE_c1 + NADPH_c1 + RIBULOSE_5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DEH_RXN_p2</text:p>
          </table:table-cell>
          <table:table-cell office:value-type="string" calcext:value-type="string">
            <text:p>CO_A_p2 + NAD_p2 + PYRUVATE_p2 --&gt; ACETYL_COA_p2 + CARBON_DIOXIDE_p2 + NAD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607247635643013e-05, 6.887011087994724e-05, 3.76577467436629e-05, 2.927599131374461e-05, 2.071625879244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DEH_RXN_p1</text:p>
          </table:table-cell>
          <table:table-cell office:value-type="string" calcext:value-type="string">
            <text:p>CO_A_p1 + NAD_p1 + PYRUVATE_p1 --&gt; ACETYL_COA_p1 + CARBON_DIOXIDE_p1 + NAD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ACONITATE_mc1</text:p>
          </table:table-cell>
          <table:table-cell office:value-type="string" calcext:value-type="string">
            <text:p>2_KETOGLUTARATE_m1 + CIS_ACONITATE_c1 + PROTON_c1 &lt;=&gt; 2_KETOGLUTARATE_c1 + CIS_ACONITATE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2507364012064236, 0.003079629236093898, 0.0029751689598203745, 0.0012137587224955117, 0.00239728095738181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PGUANYLTRANGDP_RXN_c2</text:p>
          </table:table-cell>
          <table:table-cell office:value-type="string" calcext:value-type="string">
            <text:p>GDP_MANNOSE_c2 + 0.7 Pi_c2 + 0.3 aPi_c2 --&gt; 0.5 GDP_c2 + MANNOSE_1P_c2 + 0.8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PGUANYLTRANGDP_RXN_c1</text:p>
          </table:table-cell>
          <table:table-cell office:value-type="string" calcext:value-type="string">
            <text:p>GDP_MANNOSE_c1 + 0.7 Pi_c1 + 0.3 aPi_c1 --&gt; 0.5 GDP_c1 + MANNOSE_1P_c1 + 0.8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ACONITATE_mc2</text:p>
          </table:table-cell>
          <table:table-cell office:value-type="string" calcext:value-type="string">
            <text:p>2_KETOGLUTARATE_m2 + CIS_ACONITATE_c2 + PROTON_c2 &lt;=&gt; 2_KETOGLUTARATE_c2 + CIS_ACONITATE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_Pi_pc1</text:p>
          </table:table-cell>
          <table:table-cell office:value-type="string" calcext:value-type="string">
            <text:p>GAP_p1 + 0.7 Pi_c1 + 0.3 aPi_c1 &lt;=&gt; GA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0042813120319242, 0.24548157422815428, 0.18918584038434816, 0.058023083616252656, 0.0587593082606430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_Pi_pc2</text:p>
          </table:table-cell>
          <table:table-cell office:value-type="string" calcext:value-type="string">
            <text:p>GAP_p2 + 0.7 Pi_c2 + 0.3 aPi_c2 &lt;=&gt; GA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8120394913826389, 0.0078479937450668, 0.009743383634183759, 0.006050953739221572, 0.0100907991846941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HR_biomass1</text:p>
          </table:table-cell>
          <table:table-cell office:value-type="string" calcext:value-type="string">
            <text:p>THR_c1 --&gt; sTHR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HR_biomass2</text:p>
          </table:table-cell>
          <table:table-cell office:value-type="string" calcext:value-type="string">
            <text:p>THR_c2 --&gt; sTHR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0_PERIOD_2_PERIOD_2_RXN_mc1</text:p>
          </table:table-cell>
          <table:table-cell office:value-type="string" calcext:value-type="string">
            <text:p>2.0 Cytochromes_C_Oxidized_mc1 + 2.0 PROTON_m1 + UBIQUINOL_mc1 --&gt; 2.0 Cytochromes_C_Reduced_mc1 + 4.0 PROTON_c1 + UBIQUINONE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RANSYN_RXN_p2</text:p>
          </table:table-cell>
          <table:table-cell office:value-type="string" calcext:value-type="string">
            <text:p>CHORISMATE_p2 + GLN_p2 &lt;=&gt; ANTHRANILATE_p2 + GLT_p2 + PROTON_p2 + 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PREDUCT_RXN_p2</text:p>
          </table:table-cell>
          <table:table-cell office:value-type="string" calcext:value-type="string">
            <text:p>0.8 ADP_p2 + 0.01 PROTON_p2 + Red_Thioredoxin_p2 + 0.2 aADP_p2 --&gt; 0.79 DADP_p2 + Ox_Thioredoxin_p2 + WATER_p2 + 0.21 aD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PREDUCT_RXN_p1</text:p>
          </table:table-cell>
          <table:table-cell office:value-type="string" calcext:value-type="string">
            <text:p>0.8 ADP_p1 + 0.01 PROTON_p1 + Red_Thioredoxin_p1 + 0.2 aADP_p1 --&gt; 0.79 DADP_p1 + Ox_Thioredoxin_p1 + WATER_p1 + 0.21 aD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CORBATE_PEROXIDASE_RXN_m1</text:p>
          </table:table-cell>
          <table:table-cell office:value-type="string" calcext:value-type="string">
            <text:p>ASCORBATE_m1 + HYDROGEN_PEROXIDE_m1 --&gt; L_DEHYDRO_ASCORBATE_m1 + 2.0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CORBATE_PEROXIDASE_RXN_m2</text:p>
          </table:table-cell>
          <table:table-cell office:value-type="string" calcext:value-type="string">
            <text:p>ASCORBATE_m2 + HYDROGEN_PEROXIDE_m2 --&gt; L_DEHYDRO_ASCORBATE_m2 + 2.0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ROTON_rev_vc2</text:p>
          </table:table-cell>
          <table:table-cell office:value-type="string" calcext:value-type="string">
            <text:p>PROTON_v2 + TYR_v2 --&gt; PROTON_c2 + TY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55e-05, 7.655695213978029e-06, 5.951712090230492e-06, 4.211546813163872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ROTON_rev_vc1</text:p>
          </table:table-cell>
          <table:table-cell office:value-type="string" calcext:value-type="string">
            <text:p>PROTON_v1 + TYR_v1 --&gt; PROTON_c1 + TY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_biomass2</text:p>
          </table:table-cell>
          <table:table-cell office:value-type="string" calcext:value-type="string">
            <text:p>GLT_tRNAs_c2 + 2.0 PROTON_c2 + pGLU_b2 &lt;-- Charged_GLT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7.443927156507437e-22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U_biomass1</text:p>
          </table:table-cell>
          <table:table-cell office:value-type="string" calcext:value-type="string">
            <text:p>GLT_tRNAs_c1 + 2.0 PROTON_c1 + pGLU_b1 &lt;-- Charged_GLT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_COA_CARBOXYLTRANSFER_RXN_p1</text:p>
          </table:table-cell>
          <table:table-cell office:value-type="string" calcext:value-type="string">
            <text:p>ACETYL_COA_p1 + 0.9 ATP_p1 + HCO3_p1 + 0.1 aATP_p1 --&gt; 0.8 ADP_p1 + MALONYL_COA_p1 + 0.9 PROTON_p1 + Pi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_COA_CARBOXYLTRANSFER_RXN_p2</text:p>
          </table:table-cell>
          <table:table-cell office:value-type="string" calcext:value-type="string">
            <text:p>ACETYL_COA_p2 + 0.9 ATP_p2 + HCO3_p2 + 0.1 aATP_p2 --&gt; 0.8 ADP_p2 + MALONYL_COA_p2 + 0.9 PROTON_p2 + Pi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_FORMYL_THF_pc1</text:p>
          </table:table-cell>
          <table:table-cell office:value-type="string" calcext:value-type="string">
            <text:p>10_FORMYL_THF_p1 &lt;=&gt; 10_FORMYL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4.7877264817643436e-05, -5.8804475045739096e-05, -4.5934171283709924e-05, -1.2753668764684838e-05, -2.5269280877502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GPP_biosynthesis_p1</text:p>
          </table:table-cell>
          <table:table-cell office:value-type="string" calcext:value-type="string">
            <text:p>0.79 CPD_4211_p1 + 2.37 DELTA3_ISOPENTENYL_PP_p1 + 0.21 aCPD_4211_p1 + 0.63 aDELTA3_ISOPENTENYL_PP_p1 --&gt; 0.79 GERANYLGERANYL_PP_p1 + 1.65 PPI_p1 + 1.98 PROTON_p1 + 0.21 aGERANYLGERANYL_PP_p1 + 1.3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GPP_biosynthesis_p2</text:p>
          </table:table-cell>
          <table:table-cell office:value-type="string" calcext:value-type="string">
            <text:p>0.79 CPD_4211_p2 + 2.37 DELTA3_ISOPENTENYL_PP_p2 + 0.21 aCPD_4211_p2 + 0.63 aDELTA3_ISOPENTENYL_PP_p2 --&gt; 0.79 GERANYLGERANYL_PP_p2 + 1.65 PPI_p2 + 1.98 PROTON_p2 + 0.21 aGERANYLGERANYL_PP_p2 + 1.3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_FORMYL_THF_pc2</text:p>
          </table:table-cell>
          <table:table-cell office:value-type="string" calcext:value-type="string">
            <text:p>10_FORMYL_THF_p2 &lt;=&gt; 10_FORMYL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399348766006156e-05, -1.400106548688024e-05, -7.655695213580222e-06, -5.951712090257863e-06, -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P_pc2</text:p>
          </table:table-cell>
          <table:table-cell office:value-type="string" calcext:value-type="string">
            <text:p>0.8 ADP_p2 + 0.5 PROTON_c2 + 0.2 aADP_p2 &lt;=&gt; 0.5 ADP_c2 + 0.2 PROTON_p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P_pc1</text:p>
          </table:table-cell>
          <table:table-cell office:value-type="string" calcext:value-type="string">
            <text:p>0.8 ADP_p1 + 0.5 PROTON_c1 + 0.2 aADP_p1 &lt;=&gt; 0.5 ADP_c1 + 0.2 PROTON_p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AL_biomass2</text:p>
          </table:table-cell>
          <table:table-cell office:value-type="string" calcext:value-type="string">
            <text:p>2.0 PROTON_c2 + VAL_tRNAs_c2 + pVAL_b2 &lt;-- Charged_VAL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5.219604929699052e-22, 0.0, -8.616888226507178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AL_biomass1</text:p>
          </table:table-cell>
          <table:table-cell office:value-type="string" calcext:value-type="string">
            <text:p>2.0 PROTON_c1 + VAL_tRNAs_c1 + pVAL_b1 &lt;-- Charged_VAL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446755290602871e-20, 0.0, -8.616888226507178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ochondrial_ATP_Synthase_m1</text:p>
          </table:table-cell>
          <table:table-cell office:value-type="string" calcext:value-type="string">
            <text:p>2.4 ADP_m1 + 10.0 PROTON_i1 + 3.0 Pi_m1 + 0.6 aADP_m1 --&gt; 2.7 ATP_m1 + 7.3 PROTON_m1 + 3.0 WATER_m1 + 0.3 aA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4990046316378006, 0.2905162685247562, 0.24609418380091286, 0.10466722981103609, 0.1876948145187302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ochondrial_ATP_Synthase_m2</text:p>
          </table:table-cell>
          <table:table-cell office:value-type="string" calcext:value-type="string">
            <text:p>2.4 ADP_m2 + 10.0 PROTON_i2 + 3.0 Pi_m2 + 0.6 aADP_m2 --&gt; 2.7 ATP_m2 + 7.3 PROTON_m2 + 3.0 WATER_m2 + 0.3 aA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7682342468277084, 0.08176599299079522, 0.07896589482730115, 0.0493669283873344, 0.07180510360579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G_biosynthesis_c2</text:p>
          </table:table-cell>
          <table:table-cell office:value-type="string" calcext:value-type="string">
            <text:p>0.97 L_1_PHOSPHATIDYL_GLYCEROL_P_p2 + WATER_c2 + 0.03 aL_1_PHOSPHATIDYL_GLYCEROL_P_p2 --&gt; Fatty_Acids_c2 + Lysophosphatidylglycerols_r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G_biosynthesis_c1</text:p>
          </table:table-cell>
          <table:table-cell office:value-type="string" calcext:value-type="string">
            <text:p>0.97 L_1_PHOSPHATIDYL_GLYCEROL_P_p1 + WATER_c1 + 0.03 aL_1_PHOSPHATIDYL_GLYCEROL_P_p1 --&gt; Fatty_Acids_c1 + Lysophosphatidylglycerols_r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ONYL_COA_ACP_TRANSACYL_RXN_p2</text:p>
          </table:table-cell>
          <table:table-cell office:value-type="string" calcext:value-type="string">
            <text:p>ACP_p2 + MALONYL_COA_p2 --&gt; CO_A_p2 + MALONYL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ONYL_COA_ACP_TRANSACYL_RXN_p1</text:p>
          </table:table-cell>
          <table:table-cell office:value-type="string" calcext:value-type="string">
            <text:p>ACP_p1 + MALONYL_COA_p1 --&gt; CO_A_p1 + MALONYL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F_mc1</text:p>
          </table:table-cell>
          <table:table-cell office:value-type="string" calcext:value-type="string">
            <text:p>THF_m1 &lt;=&gt;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10715387840141078, -0.0001316100155779607, -9.952403778153955e-05, -3.145904961969202e-05, -5.47501085696119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DECARBOXYLASE_RXN_x1</text:p>
          </table:table-cell>
          <table:table-cell office:value-type="string" calcext:value-type="string">
            <text:p>GLUTACONYL_COA_x1 + PROTON_x1 --&gt; CARBON_DIOXIDE_x1 + CROTONYL_COA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945898938710619e-21, 0.0, 0.0, 0.0, 4.472949469355309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DECARBOXYLASE_RXN_x2</text:p>
          </table:table-cell>
          <table:table-cell office:value-type="string" calcext:value-type="string">
            <text:p>GLUTACONYL_COA_x2 + PROTON_x2 --&gt; CARBON_DIOXIDE_x2 + CROTONYL_COA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F_mc2</text:p>
          </table:table-cell>
          <table:table-cell office:value-type="string" calcext:value-type="string">
            <text:p>THF_m2 &lt;=&gt;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399348766123561e-05, -1.4001065486933791e-05, -7.655695213580198e-06, -5.9517120902441705e-06, -4.211546813146757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_pc1</text:p>
          </table:table-cell>
          <table:table-cell office:value-type="string" calcext:value-type="string">
            <text:p>FORMATE_p1 &lt;=&gt; FOR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_pc2</text:p>
          </table:table-cell>
          <table:table-cell office:value-type="string" calcext:value-type="string">
            <text:p>FORMATE_p2 &lt;=&gt; FOR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c2</text:p>
          </table:table-cell>
          <table:table-cell office:value-type="string" calcext:value-type="string">
            <text:p>CARBON_DIOXIDE_c2 + WATER_c2 &lt;=&gt; HCO3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URONOKINASE_RXN_c1</text:p>
          </table:table-cell>
          <table:table-cell office:value-type="string" calcext:value-type="string">
            <text:p>0.65 ATP_c1 + GLUCURONATE_c1 + 0.35 aATP_c1 --&gt; 0.5 ADP_c1 + CPD_510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URONOKINASE_RXN_c2</text:p>
          </table:table-cell>
          <table:table-cell office:value-type="string" calcext:value-type="string">
            <text:p>0.65 ATP_c2 + GLUCURONATE_c2 + 0.35 aATP_c2 --&gt; 0.5 ADP_c2 + CPD_510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DPKIN_RXN_p1</text:p>
          </table:table-cell>
          <table:table-cell office:value-type="string" calcext:value-type="string">
            <text:p>0.9 ATP_p1 + 0.81 DUDP_p1 + 0.1 PROTON_p1 + 0.1 aATP_p1 + 0.19 aDUDP_p1 --&gt; 0.8 ADP_p1 + 0.81 DUTP_p1 + 0.2 aADP_p1 + 0.19 aDU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DPKIN_RXN_p2</text:p>
          </table:table-cell>
          <table:table-cell office:value-type="string" calcext:value-type="string">
            <text:p>0.9 ATP_p2 + 0.81 DUDP_p2 + 0.1 PROTON_p2 + 0.1 aATP_p2 + 0.19 aDUDP_p2 --&gt; 0.8 ADP_p2 + 0.81 DUTP_p2 + 0.2 aADP_p2 + 0.19 aDU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ROTON_rev_vc2</text:p>
          </table:table-cell>
          <table:table-cell office:value-type="string" calcext:value-type="string">
            <text:p>PROTON_v2 + THR_v2 --&gt; PROTON_c2 + TH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876271358790999, 0.0002304499906505056, 0.0001260086164246767, 9.796197273875941e-05, 6.9319790313133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ROTON_rev_vc1</text:p>
          </table:table-cell>
          <table:table-cell office:value-type="string" calcext:value-type="string">
            <text:p>PROTON_v1 + THR_v1 --&gt; PROTON_c1 + TH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LPHA_ALANINE_PROTON_vc1</text:p>
          </table:table-cell>
          <table:table-cell office:value-type="string" calcext:value-type="string">
            <text:p>L_ALPHA_ALANINE_c1 + PROTON_v1 --&gt; L_ALPHA_ALANIN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ISOCITRATE_mc2</text:p>
          </table:table-cell>
          <table:table-cell office:value-type="string" calcext:value-type="string">
            <text:p>PROTON_c2 + SUC_m2 + THREO_DS_ISO_CITRATE_c2 &lt;=&gt; PROTON_m2 + SUC_c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ISOCITRATE_mc1</text:p>
          </table:table-cell>
          <table:table-cell office:value-type="string" calcext:value-type="string">
            <text:p>PROTON_c1 + SUC_m1 + THREO_DS_ISO_CITRATE_c1 &lt;=&gt; PROTON_m1 + SUC_c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ec1</text:p>
          </table:table-cell>
          <table:table-cell office:value-type="string" calcext:value-type="string">
            <text:p>WATER_e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3610585261788375, 1.659259521089731, 1.2460662440902117, 0.44891837324448874, 0.7135060129360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mi1</text:p>
          </table:table-cell>
          <table:table-cell office:value-type="string" calcext:value-type="string">
            <text:p>NADH_m1 + PROTON_m1 + UBIQUINONE_mi1 --&gt; NAD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mi2</text:p>
          </table:table-cell>
          <table:table-cell office:value-type="string" calcext:value-type="string">
            <text:p>NADH_m2 + PROTON_m2 + UBIQUINONE_mi2 --&gt; NAD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x1</text:p>
          </table:table-cell>
          <table:table-cell office:value-type="string" calcext:value-type="string">
            <text:p>NADP_x1 + THREO_DS_ISO_CITRATE_x1 &lt;=&gt; 2_KETOGLUTARATE_x1 + CARBON_DIOXIDE_x1 + NADPH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x2</text:p>
          </table:table-cell>
          <table:table-cell office:value-type="string" calcext:value-type="string">
            <text:p>NADP_x2 + THREO_DS_ISO_CITRATE_x2 &lt;=&gt; 2_KETOGLUTARATE_x2 + CARBON_DIOXIDE_x2 + NADPH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ec1</text:p>
          </table:table-cell>
          <table:table-cell office:value-type="string" calcext:value-type="string">
            <text:p>AMMONIUM_e1 --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ec2</text:p>
          </table:table-cell>
          <table:table-cell office:value-type="string" calcext:value-type="string">
            <text:p>AMMONIUM_e2 --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ETO_4METHYL_PENTANOATE_DEHYDROG_RXN_m1</text:p>
          </table:table-cell>
          <table:table-cell office:value-type="string" calcext:value-type="string">
            <text:p>2K_4CH3_PENTANOATE_m1 + CO_A_m1 + NAD_m1 --&gt; CARBON_DIOXIDE_m1 + ISOVALE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ETO_4METHYL_PENTANOATE_DEHYDROG_RXN_m2</text:p>
          </table:table-cell>
          <table:table-cell office:value-type="string" calcext:value-type="string">
            <text:p>2K_4CH3_PENTANOATE_m2 + CO_A_m2 + NAD_m2 --&gt; CARBON_DIOXIDE_m2 + ISOVALERYL_COA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CYSMETB12_RXN_c1</text:p>
          </table:table-cell>
          <table:table-cell office:value-type="string" calcext:value-type="string">
            <text:p>5_METHYL_THF_c1 + HOMO_CYS_c1 --&gt; MET_c1 +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78386e-05, 7.280554053224268e-05, 5.3589866497846055e-05, 1.870538085501009e-05, 2.94808276921352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KETO_ADIPATE_DEHYDROG_RXN_m1</text:p>
          </table:table-cell>
          <table:table-cell office:value-type="string" calcext:value-type="string">
            <text:p>2K_ADIPATE_m1 + CO_A_m1 + NAD_m1 --&gt; CARBON_DIOXIDE_m1 + GLUTA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9_RXN_c2</text:p>
          </table:table-cell>
          <table:table-cell office:value-type="string" calcext:value-type="string">
            <text:p>GAP_c2 + NADP_c2 + WATER_c2 --&gt; G3P_c2 + NADP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9_RXN_c1</text:p>
          </table:table-cell>
          <table:table-cell office:value-type="string" calcext:value-type="string">
            <text:p>GAP_c1 + NADP_c1 + WATER_c1 --&gt; G3P_c1 + NADPH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OKIN_RXN_p1</text:p>
          </table:table-cell>
          <table:table-cell office:value-type="string" calcext:value-type="string">
            <text:p>0.9 ATP_p1 + GLC_p1 + 0.1 aATP_p1 --&gt; 0.8 ADP_p1 + GLC_6_P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CINE_TRNA_LIGASE_RXN_c1</text:p>
          </table:table-cell>
          <table:table-cell office:value-type="string" calcext:value-type="string">
            <text:p>0.65 ATP_c1 + LEU_c1 + LEU_tRNAs_c1 + PROTON_c1 + 0.35 aATP_c1 --&gt; AMP_c1 + Charged_LEU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4.784364304316786e-22, -1.1971035986514368e-20, -2.3942071973028735e-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CINE_TRNA_LIGASE_RXN_c2</text:p>
          </table:table-cell>
          <table:table-cell office:value-type="string" calcext:value-type="string">
            <text:p>0.65 ATP_c2 + LEU_c2 + LEU_tRNAs_c2 + PROTON_c2 + 0.35 aATP_c2 --&gt; AMP_c2 + Charged_LEU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757757664537096e-23, 0.0, -5.985517993257184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OKIN_RXN_p2</text:p>
          </table:table-cell>
          <table:table-cell office:value-type="string" calcext:value-type="string">
            <text:p>0.9 ATP_p2 + GLC_p2 + 0.1 aATP_p2 --&gt; 0.8 ADP_p2 + GLC_6_P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3_p2</text:p>
          </table:table-cell>
          <table:table-cell office:value-type="string" calcext:value-type="string">
            <text:p>2.0 CPD_318_p2 --&gt; ASCORBATE_p2 + L_DEHYDRO_ASCORB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3_p1</text:p>
          </table:table-cell>
          <table:table-cell office:value-type="string" calcext:value-type="string">
            <text:p>2.0 CPD_318_p1 --&gt; ASCORBATE_p1 + L_DEHYDRO_ASCORB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9_p1</text:p>
          </table:table-cell>
          <table:table-cell office:value-type="string" calcext:value-type="string">
            <text:p>Palmitoyl_ACPs_p1 + WATER_p1 --&gt; ACP_p1 + PALMIT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9_p2</text:p>
          </table:table-cell>
          <table:table-cell office:value-type="string" calcext:value-type="string">
            <text:p>Palmitoyl_ACPs_p2 + WATER_p2 --&gt; ACP_p2 + PALMIT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INE_TRNA_LIGASE_RXN_c1</text:p>
          </table:table-cell>
          <table:table-cell office:value-type="string" calcext:value-type="string">
            <text:p>0.65 ATP_c1 + GLY_c1 + GLY_tRNAs_c1 + PROTON_c1 + 0.35 aATP_c1 --&gt; AMP_c1 + Charged_GLY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9.107295890414382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TRANSKETO_RXN_p1</text:p>
          </table:table-cell>
          <table:table-cell office:value-type="string" calcext:value-type="string">
            <text:p>ERYTHROSE_4P_p1 + XYLULOSE_5_PHOSPHATE_p1 &lt;=&gt; FRUCTOSE_6P_p1 + GA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7990768512152198, -0.973713646045583, -0.7296570567104367, -0.2664601939739707, -0.4188336635571578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9_p1</text:p>
          </table:table-cell>
          <table:table-cell office:value-type="string" calcext:value-type="string">
            <text:p>2_Octenoyl_ACPs_p1 + NADH_p1 + PROTON_p1 --&gt; NAD_p1 + Oct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9_p2</text:p>
          </table:table-cell>
          <table:table-cell office:value-type="string" calcext:value-type="string">
            <text:p>2_Octenoyl_ACPs_p2 + NADH_p2 + PROTON_p2 --&gt; NAD_p2 + Oct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ROTON_vc2</text:p>
          </table:table-cell>
          <table:table-cell office:value-type="string" calcext:value-type="string">
            <text:p>HIS_c2 + PROTON_v2 --&gt; bHI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ROTON_vc1</text:p>
          </table:table-cell>
          <table:table-cell office:value-type="string" calcext:value-type="string">
            <text:p>HIS_c1 + PROTON_v1 --&gt; bHIS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pc2</text:p>
          </table:table-cell>
          <table:table-cell office:value-type="string" calcext:value-type="string">
            <text:p>ACET_p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867671209337158e-17, 0.0, 0.0, 0.0, -4.236515247784898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pc1</text:p>
          </table:table-cell>
          <table:table-cell office:value-type="string" calcext:value-type="string">
            <text:p>ACET_p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2355044006967601, -0.0002892544656957784, -0.0002259464804619775, -6.273426710088127e-05, -0.000124297552754948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UM_biomass2</text:p>
          </table:table-cell>
          <table:table-cell office:value-type="string" calcext:value-type="string">
            <text:p>sFUM_b2 &lt;-- F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FUM_biomass1</text:p>
          </table:table-cell>
          <table:table-cell office:value-type="string" calcext:value-type="string">
            <text:p>sFUM_b1 &lt;-- F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49_p2</text:p>
          </table:table-cell>
          <table:table-cell office:value-type="string" calcext:value-type="string">
            <text:p>3_oxo_arachidoyl_ACPs_p2 + NADPH_p2 + PROTON_p2 --&gt; NADP_p2 + R_3_hydroxyarachid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XYPYRUVATE_REDUCTASE_RXN_NAD_x2</text:p>
          </table:table-cell>
          <table:table-cell office:value-type="string" calcext:value-type="string">
            <text:p>NADH_x2 + OH_PYR_x2 + PROTON_x2 --&gt; GLYCERATE_x2 + NAD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LYS_mc1</text:p>
          </table:table-cell>
          <table:table-cell office:value-type="string" calcext:value-type="string">
            <text:p>ARG_m1 + LYS_c1 &lt;=&gt; ARG_c1 + LYS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CIT_mc1</text:p>
          </table:table-cell>
          <table:table-cell office:value-type="string" calcext:value-type="string">
            <text:p>2_KETOGLUTARATE_m1 + CIT_c1 + PROTON_c1 &lt;=&gt; 2_KETOGLUTARATE_c1 + CIT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_ACETYLGLUTPREDUCT_RXN_p2</text:p>
          </table:table-cell>
          <table:table-cell office:value-type="string" calcext:value-type="string">
            <text:p>NADPH_p2 + N_ACETYL_GLUTAMYL_P_p2 + PROTON_p2 --&gt; CPD_469_p2 + NAD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LPHA_ALANINE_v_dielTransfer</text:p>
          </table:table-cell>
          <table:table-cell office:value-type="string" calcext:value-type="string">
            <text:p>L_ALPHA_ALANINE_v1 --&gt; L_ALPHA_ALANIN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pc1</text:p>
          </table:table-cell>
          <table:table-cell office:value-type="string" calcext:value-type="string">
            <text:p>PALMITATE_p1 &lt;=&gt; PALMI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pc2</text:p>
          </table:table-cell>
          <table:table-cell office:value-type="string" calcext:value-type="string">
            <text:p>PALMITATE_p2 &lt;=&gt; PALMI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loem_output_tx2</text:p>
          </table:table-cell>
          <table:table-cell office:value-type="string" calcext:value-type="string">
            <text:p>0.0022970297 4_AMINO_BUTYRATE_c2 + 0.0004186704 ARG_c2 + 0.0015049505 ASN_c2 + 0.0004186704 CYS_c2 + 0.0792079208 FRU_c2 + 0.0693069307 GLC_c2 + 0.0240792079 GLN_c2 + 0.0124356436 GLT_c2 + 0.0007128713 GLY_c2 + 0.0004186704 HIS_c2 + 0.0017425743 ILE_c2 + 0.0020594059 LEU_c2 + 0.0022178218 LYS_c2 + 0.0038811881 L_ALPHA_ALANINE_c2 + 0.006019802 L_ASPARTATE_c2 + 0.0004186704 MET_c2 + 0.0057029703 PHE_c2 + 0.9603960396 PROTON_e2 + 0.0004186704 PRO_c2 + 0.003960396 SER_c2 + 0.0068910891 THR_c2 + 0.0004186704 TRP_c2 + 0.0004186704 TYR_c2 + 0.0027722772 VAL_c2 + 0.7326732673 sSUCROSE_b2 --&gt; 0.9603960396 PROTON_c2 + X_Phloem_contribution_t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27227501075126306, 0.03344173719223941, 0.01828573315423779, 0.014215746062369064, 0.01005933740040822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loem_output_tx1</text:p>
          </table:table-cell>
          <table:table-cell office:value-type="string" calcext:value-type="string">
            <text:p>0.0022970297 4_AMINO_BUTYRATE_c1 + 0.0004186704 ARG_c1 + 0.0015049505 ASN_c1 + 0.0004186704 CYS_c1 + 0.0792079208 FRU_c1 + 0.0693069307 GLC_c1 + 0.0240792079 GLN_c1 + 0.0124356436 GLT_c1 + 0.0007128713 GLY_c1 + 0.0004186704 HIS_c1 + 0.0017425743 ILE_c1 + 0.0020594059 LEU_c1 + 0.0022178218 LYS_c1 + 0.0038811881 L_ALPHA_ALANINE_c1 + 0.006019802 L_ASPARTATE_c1 + 0.0004186704 MET_c1 + 0.0057029703 PHE_c1 + 0.9603960396 PROTON_e1 + 0.0004186704 PRO_c1 + 0.003960396 SER_c1 + 0.0068910891 THR_c1 + 0.0004186704 TRP_c1 + 0.0004186704 TYR_c1 + 0.0027722772 VAL_c1 + 0.7326732673 sSUCROSE_b1 --&gt; 0.9603960396 PROTON_c1 + X_Phloem_contribution_t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1435550451553048, 0.1404552962074055, 0.10971439892542674, 0.030462312990790847, 0.0603560244024493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1_p1</text:p>
          </table:table-cell>
          <table:table-cell office:value-type="string" calcext:value-type="string">
            <text:p>MALONYL_COA_p1 + Octanoyl_ACPs_p1 + PROTON_p1 --&gt; 3_oxo_dec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mc2</text:p>
          </table:table-cell>
          <table:table-cell office:value-type="string" calcext:value-type="string">
            <text:p>OXYGEN_MOLECULE_m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4253058633179949, -0.04539449614913717, -0.04329419653493232, -0.02726933686882314, -0.0392324301143348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GLYPHOS_RXN_p1</text:p>
          </table:table-cell>
          <table:table-cell office:value-type="string" calcext:value-type="string">
            <text:p>0.9 ATP_p1 + G3P_p1 + 0.1 PROTON_p1 + 0.1 aATP_p1 &lt;=&gt; 0.8 ADP_p1 + DPG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473700238950797, 5.451214867777015, 4.08553909538225, 1.492049679656015, 2.29873488801555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GLYPHOS_RXN_p2</text:p>
          </table:table-cell>
          <table:table-cell office:value-type="string" calcext:value-type="string">
            <text:p>0.9 ATP_p2 + G3P_p2 + 0.1 PROTON_p2 + 0.1 aATP_p2 &lt;=&gt; 0.8 ADP_p2 + DPG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2.1137740218485684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1_p1</text:p>
          </table:table-cell>
          <table:table-cell office:value-type="string" calcext:value-type="string">
            <text:p>2.0 ASCORBATE_p1 + HYDROGEN_PEROXIDE_p1 --&gt; 2.0 CPD_318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TPDECARB_RXN_p1</text:p>
          </table:table-cell>
          <table:table-cell office:value-type="string" calcext:value-type="string">
            <text:p>OROTIDINE_5_PHOSPHATE_p1 + PROTON_p1 --&gt; CARBON_DIOXIDE_p1 + UM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AGINE_TRNA_LIGASE_RXN_c2</text:p>
          </table:table-cell>
          <table:table-cell office:value-type="string" calcext:value-type="string">
            <text:p>ASN_c2 + ASN_tRNAs_c2 + 0.65 ATP_c2 + PROTON_c2 + 0.35 aATP_c2 --&gt; AMP_c2 + Charged_ASN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4.763523279124627e-22, -1.93667868530306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AGINE_TRNA_LIGASE_RXN_c1</text:p>
          </table:table-cell>
          <table:table-cell office:value-type="string" calcext:value-type="string">
            <text:p>ASN_c1 + ASN_tRNAs_c1 + 0.65 ATP_c1 + PROTON_c1 + 0.35 aATP_c1 --&gt; AMP_c1 + Charged_ASN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87335737060612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edoxin_Plastoquinone_Reductase_p2</text:p>
          </table:table-cell>
          <table:table-cell office:value-type="string" calcext:value-type="string">
            <text:p>PLASTOQUINONE_p2 + 2.0 PROTON_p2 + 2.0 Reduced_ferredoxins_p2 --&gt; 2.0 Oxidized_ferredoxins_p2 + PLASTOQUINOL_1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0_p2</text:p>
          </table:table-cell>
          <table:table-cell office:value-type="string" calcext:value-type="string">
            <text:p>3_oxo_palmitoyl_ACPs_p2 + NADPH_p2 + PROTON_p2 --&gt; NADP_p2 + R_3_Hydroxypalmi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0_p1</text:p>
          </table:table-cell>
          <table:table-cell office:value-type="string" calcext:value-type="string">
            <text:p>3_oxo_palmitoyl_ACPs_p1 + NADPH_p1 + PROTON_p1 --&gt; NADP_p1 + R_3_Hydroxypalmi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edoxin_Plastoquinone_Reductase_p1</text:p>
          </table:table-cell>
          <table:table-cell office:value-type="string" calcext:value-type="string">
            <text:p>PLASTOQUINONE_p1 + 2.0 PROTON_p1 + 2.0 Reduced_ferredoxins_p1 --&gt; 2.0 Oxidized_ferredoxins_p1 + PLASTOQUINOL_1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6468980465349138, 0.8285530672402575, 0.5367128505222465, 0.15685035901099406, 0.14096835361873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4_p2</text:p>
          </table:table-cell>
          <table:table-cell office:value-type="string" calcext:value-type="string">
            <text:p>FERULIC_ACID_p2 + WATER_p2 --&gt; ACET_p2 + 0.61 PROTON_p2 + 0.39 VANILLIN_p2 + 0.61 aVANILLI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mc2</text:p>
          </table:table-cell>
          <table:table-cell office:value-type="string" calcext:value-type="string">
            <text:p>CIT_c2 + MAL_m2 + PROTON_c2 &lt;=&gt; CIT_m2 + MAL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0.008100260401173684, 0.0, -0.002137285280369946, -0.00316207516036261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PICRED_RXN_NADP_p2</text:p>
          </table:table-cell>
          <table:table-cell office:value-type="string" calcext:value-type="string">
            <text:p>2_3_DIHYDRODIPICOLINATE_p2 + NADPH_p2 + PROTON_p2 --&gt; DELTA1_PIPERIDEINE_2_6_DICARBOXYL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v_dielTransfer</text:p>
          </table:table-cell>
          <table:table-cell office:value-type="string" calcext:value-type="string">
            <text:p>PRO_v1 --&gt; PRO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19902648573424126, 0.0024445105747513567, 0.001336643123700442, 0.0009048211770193547, 0.00073531337528716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ROTON_vc2</text:p>
          </table:table-cell>
          <table:table-cell office:value-type="string" calcext:value-type="string">
            <text:p>ARG_c2 + PROTON_v2 --&gt; ARG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SO4_mc2</text:p>
          </table:table-cell>
          <table:table-cell office:value-type="string" calcext:value-type="string">
            <text:p>SUC_m2 + SULFATE_c2 &lt;=&gt; SUC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SO4_mc1</text:p>
          </table:table-cell>
          <table:table-cell office:value-type="string" calcext:value-type="string">
            <text:p>SUC_m1 + SULFATE_c1 &lt;=&gt; SUC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0_p2</text:p>
          </table:table-cell>
          <table:table-cell office:value-type="string" calcext:value-type="string">
            <text:p>Hexanoyl_ACPs_p2 + MALONYL_COA_p2 + PROTON_p2 --&gt; 3_Oxo_oct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0_p1</text:p>
          </table:table-cell>
          <table:table-cell office:value-type="string" calcext:value-type="string">
            <text:p>Hexanoyl_ACPs_p1 + MALONYL_COA_p1 + PROTON_p1 --&gt; 3_Oxo_oct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dienoyl_ACP_hydrolase_p1</text:p>
          </table:table-cell>
          <table:table-cell office:value-type="string" calcext:value-type="string">
            <text:p>Octadecadienoyl_ACP_p1 + WATER_p1 --&gt; ACP_p1 + Octadecadieno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dienoyl_ACP_hydrolase_p2</text:p>
          </table:table-cell>
          <table:table-cell office:value-type="string" calcext:value-type="string">
            <text:p>Octadecadienoyl_ACP_p2 + WATER_p2 --&gt; ACP_p2 + Octadecadieno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ORNITHINE_mc2</text:p>
          </table:table-cell>
          <table:table-cell office:value-type="string" calcext:value-type="string">
            <text:p>ARG_m2 + L_ORNITHINE_c2 &lt;=&gt; ARG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ORNITHINE_mc1</text:p>
          </table:table-cell>
          <table:table-cell office:value-type="string" calcext:value-type="string">
            <text:p>ARG_m1 + L_ORNITHINE_c1 &lt;=&gt; ARG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GLYOXYLATE_AMINOTRANSFERASE_RXN_x2</text:p>
          </table:table-cell>
          <table:table-cell office:value-type="string" calcext:value-type="string">
            <text:p>GLYOX_x2 + SER_x2 --&gt; GLY_x2 + OH_PY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mi1</text:p>
          </table:table-cell>
          <table:table-cell office:value-type="string" calcext:value-type="string">
            <text:p>NADPH_m1 + PROTON_m1 + UBIQUINONE_mi1 --&gt; NADP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OXYGENASE_RXN_c1</text:p>
          </table:table-cell>
          <table:table-cell office:value-type="string" calcext:value-type="string">
            <text:p>MYO_INOSITOL_c1 + OXYGEN_MOLECULE_c1 --&gt; GLUCURONATE_c1 + PROTON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ate_xc1</text:p>
          </table:table-cell>
          <table:table-cell office:value-type="string" calcext:value-type="string">
            <text:p>GLYCERATE_x1 &lt;=&gt; GLYCE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63945679747195, 0.3611394947326587, 0.27065644354982166, 0.09948168355129197, 0.156331906182873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ate_xc2</text:p>
          </table:table-cell>
          <table:table-cell office:value-type="string" calcext:value-type="string">
            <text:p>GLYCERATE_x2 &lt;=&gt; GLYCE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3_p2</text:p>
          </table:table-cell>
          <table:table-cell office:value-type="string" calcext:value-type="string">
            <text:p>Dodecanoyl_ACPs_p2 + MALONYL_COA_p2 + PROTON_p2 --&gt; 3_oxo_myrist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3_p1</text:p>
          </table:table-cell>
          <table:table-cell office:value-type="string" calcext:value-type="string">
            <text:p>Dodecanoyl_ACPs_p1 + MALONYL_COA_p1 + PROTON_p1 --&gt; 3_oxo_myrist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mc1</text:p>
          </table:table-cell>
          <table:table-cell office:value-type="string" calcext:value-type="string">
            <text:p>LEU_m1 &lt;=&gt; LE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mc2</text:p>
          </table:table-cell>
          <table:table-cell office:value-type="string" calcext:value-type="string">
            <text:p>LEU_m2 &lt;=&gt; LE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7_p2</text:p>
          </table:table-cell>
          <table:table-cell office:value-type="string" calcext:value-type="string">
            <text:p>Crotonyl_ACPs_p2 + NADH_p2 + PROTON_p2 --&gt; But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7_p1</text:p>
          </table:table-cell>
          <table:table-cell office:value-type="string" calcext:value-type="string">
            <text:p>Crotonyl_ACPs_p1 + NADH_p1 + PROTON_p1 --&gt; But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xc1</text:p>
          </table:table-cell>
          <table:table-cell office:value-type="string" calcext:value-type="string">
            <text:p>GLT_x1 &lt;=&gt;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3024232835155773, -0.3685441669487342, -0.2761428876312394, -0.10020949296400523, -0.157549384771647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xc2</text:p>
          </table:table-cell>
          <table:table-cell office:value-type="string" calcext:value-type="string">
            <text:p>GLT_x2 &lt;=&gt;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4.738248648641406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4_p2</text:p>
          </table:table-cell>
          <table:table-cell office:value-type="string" calcext:value-type="string">
            <text:p>MALONYL_COA_p2 + Myristoyl_ACPs_p2 + PROTON_p2 --&gt; 3_oxo_palmit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4_p1</text:p>
          </table:table-cell>
          <table:table-cell office:value-type="string" calcext:value-type="string">
            <text:p>MALONYL_COA_p1 + Myristoyl_ACPs_p1 + PROTON_p1 --&gt; 3_oxo_palmit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xc1</text:p>
          </table:table-cell>
          <table:table-cell office:value-type="string" calcext:value-type="string">
            <text:p>PALMITATE_x1 &lt;=&gt; PALMI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tty_Acids_pc1</text:p>
          </table:table-cell>
          <table:table-cell office:value-type="string" calcext:value-type="string">
            <text:p>Fatty_Acids_p1 &lt;=&gt; Fatty_Acid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tty_Acids_pc2</text:p>
          </table:table-cell>
          <table:table-cell office:value-type="string" calcext:value-type="string">
            <text:p>Fatty_Acids_p2 &lt;=&gt; Fatty_Acid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002_p1</text:p>
          </table:table-cell>
          <table:table-cell office:value-type="string" calcext:value-type="string">
            <text:p>0.9 ATP_p1 + 0.29 PROTON_p1 + UMP_p1 + 0.1 aATP_p1 --&gt; 0.8 ADP_p1 + 0.81 UDP_p1 + 0.2 aADP_p1 + 0.19 a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5_p1</text:p>
          </table:table-cell>
          <table:table-cell office:value-type="string" calcext:value-type="string">
            <text:p>Beta_hydroxydecanoyl_ACPs_p1 --&gt; Trans_D2_dec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5_p2</text:p>
          </table:table-cell>
          <table:table-cell office:value-type="string" calcext:value-type="string">
            <text:p>Beta_hydroxydecanoyl_ACPs_p2 --&gt; Trans_D2_dec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pc1</text:p>
          </table:table-cell>
          <table:table-cell office:value-type="string" calcext:value-type="string">
            <text:p>SULFATE_p1 &lt;=&gt; SULF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11855322716768506, -0.0001456110810644854, -0.00010717973299518171, -3.7410761710020175e-05, -5.89616553842401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pc2</text:p>
          </table:table-cell>
          <table:table-cell office:value-type="string" calcext:value-type="string">
            <text:p>SULFATE_p2 &lt;=&gt; SULF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8_p1</text:p>
          </table:table-cell>
          <table:table-cell office:value-type="string" calcext:value-type="string">
            <text:p>3_oxo_decanoyl_ACPs_p1 + NADPH_p1 + PROTON_p1 --&gt; Beta_hydroxydecano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8_p2</text:p>
          </table:table-cell>
          <table:table-cell office:value-type="string" calcext:value-type="string">
            <text:p>3_oxo_decanoyl_ACPs_p2 + NADPH_p2 + PROTON_p2 --&gt; Beta_hydroxydecano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c1</text:p>
          </table:table-cell>
          <table:table-cell office:value-type="string" calcext:value-type="string">
            <text:p>THR_p1 &lt;=&gt; TH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11518888936839315, 0.0014147888765461648, 0.0010544169289368685, 0.0003519093719962578, 0.000580055257255029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c2</text:p>
          </table:table-cell>
          <table:table-cell office:value-type="string" calcext:value-type="string">
            <text:p>THR_p2 &lt;=&gt; TH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87095129615244e-17, 0.0, 0.0, 0.0, 4.2368910225425716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biomass1</text:p>
          </table:table-cell>
          <table:table-cell office:value-type="string" calcext:value-type="string">
            <text:p>Cellulose_b1 &lt;-- CELLUL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ACYLYLCOA_HYDROXY_RXN_m2</text:p>
          </table:table-cell>
          <table:table-cell office:value-type="string" calcext:value-type="string">
            <text:p>METHACRYL_COA_m2 + WATER_m2 --&gt; CPD_12173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ACYLYLCOA_HYDROXY_RXN_m1</text:p>
          </table:table-cell>
          <table:table-cell office:value-type="string" calcext:value-type="string">
            <text:p>METHACRYL_COA_m1 + WATER_m1 --&gt; CPD_12173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biomass2</text:p>
          </table:table-cell>
          <table:table-cell office:value-type="string" calcext:value-type="string">
            <text:p>Cellulose_b2 &lt;-- CELLUL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xc1</text:p>
          </table:table-cell>
          <table:table-cell office:value-type="string" calcext:value-type="string">
            <text:p>GLY_x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598817851490297, 0.729683661681393, 0.5467993311810612, 0.19969117651529722, 0.3138812909545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ACETO_ACETYL_COA_mc1</text:p>
          </table:table-cell>
          <table:table-cell office:value-type="string" calcext:value-type="string">
            <text:p>2_METHYL_ACETO_ACETYL_COA_m1 &lt;=&gt; 2_METHYL_ACETO_ACET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ACETO_ACETYL_COA_mc2</text:p>
          </table:table-cell>
          <table:table-cell office:value-type="string" calcext:value-type="string">
            <text:p>2_METHYL_ACETO_ACETYL_COA_m2 &lt;=&gt; 2_METHYL_ACETO_ACET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7.455560470681883e-20, 0.0, -4.659725294176177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xc2</text:p>
          </table:table-cell>
          <table:table-cell office:value-type="string" calcext:value-type="string">
            <text:p>GLY_x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4.738248648641407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TP_PYROP_RXN_p1</text:p>
          </table:table-cell>
          <table:table-cell office:value-type="string" calcext:value-type="string">
            <text:p>0.81 DUTP_p1 + WATER_p1 + 0.19 aDUTP_p1 --&gt; DUMP_p1 + 0.55 PPI_p1 + 1.64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TP_PYROP_RXN_p2</text:p>
          </table:table-cell>
          <table:table-cell office:value-type="string" calcext:value-type="string">
            <text:p>0.81 DUTP_p2 + WATER_p2 + 0.19 aDUTP_p2 --&gt; DUMP_p2 + 0.55 PPI_p2 + 1.64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tx2</text:p>
          </table:table-cell>
          <table:table-cell office:value-type="string" calcext:value-type="string">
            <text:p><text:s/>&lt;-- CARBON_DIOXID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736588738303427, -0.07595865530349996, -0.07999542925667266, -0.05021064235913022, -0.076697905199601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_COA_ACETYLTRANSFER_RXN_x2</text:p>
          </table:table-cell>
          <table:table-cell office:value-type="string" calcext:value-type="string">
            <text:p>ACETOACETYL_COA_x2 + CO_A_x2 --&gt; 2.0 ACETYL_COA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tx1</text:p>
          </table:table-cell>
          <table:table-cell office:value-type="string" calcext:value-type="string">
            <text:p><text:s/>--&gt; CARBON_DIOXID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5004887474637962, 1.8284393372591765, 1.3699412918860037, 0.5004623451469338, 0.786322209076186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aptoPyruvateSulfurtransferase_m2</text:p>
          </table:table-cell>
          <table:table-cell office:value-type="string" calcext:value-type="string">
            <text:p>3_MERCAPTO_PYRUVATE_m2 + GLUTATHIONE_m2 + 0.02 PROTON_m2 --&gt; 0.92 CPD_11281_m2 + PYRUVATE_m2 + 0.05 aCPD_11281_m2 + 0.03 bCPD_11281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aptoPyruvateSulfurtransferase_m1</text:p>
          </table:table-cell>
          <table:table-cell office:value-type="string" calcext:value-type="string">
            <text:p>3_MERCAPTO_PYRUVATE_m1 + GLUTATHIONE_m1 + 0.02 PROTON_m1 --&gt; 0.92 CPD_11281_m1 + PYRUVATE_m1 + 0.05 aCPD_11281_m1 + 0.03 bCPD_11281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DEAMINASE_RXN_c2</text:p>
          </table:table-cell>
          <table:table-cell office:value-type="string" calcext:value-type="string">
            <text:p>AMP_c2 + 0.7 PROTON_c2 + WATER_c2 --&gt; AMMONIUM_c2 + 0.3 IMP_c2 + 0.7 aI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VANILLONE_SYNTHASE_c2</text:p>
          </table:table-cell>
          <table:table-cell office:value-type="string" calcext:value-type="string">
            <text:p>FERULOYL_COA_c2 + NAD_c2 + 2.0 WATER_c2 --&gt; 0.83 ACETOVANILLONE_c2 + CARBON_DIOXIDE_c2 + CO_A_c2 + NADH_c2 + 1.17 PROTON_c2 + 0.17 aACETOVANILL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c1</text:p>
          </table:table-cell>
          <table:table-cell office:value-type="string" calcext:value-type="string">
            <text:p>CARBON_DIOXIDE_c1 + WATER_c1 &lt;=&gt; HCO3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2567295649927158, 0.015435577329790204, 0.011038345065713738, 0.004114550196397737, 0.00607240827707382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ERDEAM_RXN_c2</text:p>
          </table:table-cell>
          <table:table-cell office:value-type="string" calcext:value-type="string">
            <text:p>SER_c2 --&gt; AMMONIUM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XYMETHYLGLUTARYL_COA_LYASE_RXN_m1</text:p>
          </table:table-cell>
          <table:table-cell office:value-type="string" calcext:value-type="string">
            <text:p>3_HYDROXY_3_METHYL_GLUTARYL_COA_m1 --&gt; 3_KETOBUTYRATE_m1 + ACET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XYMETHYLGLUTARYL_COA_LYASE_RXN_m2</text:p>
          </table:table-cell>
          <table:table-cell office:value-type="string" calcext:value-type="string">
            <text:p>3_HYDROXY_3_METHYL_GLUTARYL_COA_m2 --&gt; 3_KETOBUTYRATE_m2 + ACET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133_RXN_c2</text:p>
          </table:table-cell>
          <table:table-cell office:value-type="string" calcext:value-type="string">
            <text:p>P_COUMAROYL_COA_c2 + SHIKIMATE_c2 --&gt; CO_A_c2 + CPD_412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133_RXN_c1</text:p>
          </table:table-cell>
          <table:table-cell office:value-type="string" calcext:value-type="string">
            <text:p>P_COUMAROYL_COA_c1 + SHIKIMATE_c1 --&gt; CO_A_c1 + CPD_412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YLACETOACETATE_ISOMERASE_RXN_c2</text:p>
          </table:table-cell>
          <table:table-cell office:value-type="string" calcext:value-type="string">
            <text:p>4_MALEYL_ACETOACETATE_c2 --&gt; 4_FUMARYL_ACETOACE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KIN_RXN_p2</text:p>
          </table:table-cell>
          <table:table-cell office:value-type="string" calcext:value-type="string">
            <text:p>0.9 ATP_p2 + HOMO_SER_p2 + 0.1 aATP_p2 --&gt; 0.8 ADP_p2 + O_PHOSPHO_L_HOMOSERINE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YLACETOACETATE_ISOMERASE_RXN_c1</text:p>
          </table:table-cell>
          <table:table-cell office:value-type="string" calcext:value-type="string">
            <text:p>4_MALEYL_ACETOACETATE_c1 --&gt; 4_FUMARYL_ACETOACE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DEPHOS_RXN_c1</text:p>
          </table:table-cell>
          <table:table-cell office:value-type="string" calcext:value-type="string">
            <text:p>0.5 ADP_c1 + PHOSPHO_ENOL_PYRUVATE_c1 + 0.85 PROTON_c1 + 0.5 aADP_c1 --&gt; 0.65 ATP_c1 + PYRUVATE_c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URIDYLTRANS_RXN_p2</text:p>
          </table:table-cell>
          <table:table-cell office:value-type="string" calcext:value-type="string">
            <text:p>GLC_1_P_p2 + 0.85 PROTON_p2 + 0.82 UTP_p2 + 0.18 aUTP_p2 &lt;=&gt; 0.55 PPI_p2 + UDP_GLUCOSE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xc2</text:p>
          </table:table-cell>
          <table:table-cell office:value-type="string" calcext:value-type="string">
            <text:p>WATER_x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560173630566183e-20, 0.0, -2.1485337502357205e-19, 0.0, -3.8560887804148897e-2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45_p2</text:p>
          </table:table-cell>
          <table:table-cell office:value-type="string" calcext:value-type="string">
            <text:p>Arachidoyl_ACPs_p2 + MALONYL_COA_p2 + PROTON_p2 --&gt; 3_oxo_behe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45_p1</text:p>
          </table:table-cell>
          <table:table-cell office:value-type="string" calcext:value-type="string">
            <text:p>Arachidoyl_ACPs_p1 + MALONYL_COA_p1 + PROTON_p1 --&gt; 3_oxo_behe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xc1</text:p>
          </table:table-cell>
          <table:table-cell office:value-type="string" calcext:value-type="string">
            <text:p>WATER_x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5988178514902966, 0.729683661681393, 0.5467993311810612, 0.19969117651529722, 0.313881290954521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ROTON_rev_vc2</text:p>
          </table:table-cell>
          <table:table-cell office:value-type="string" calcext:value-type="string">
            <text:p>0.7 MAL_v2 + 1.7 PROTON_v2 + 0.3 aMAL_v2 --&gt; MAL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3399137499433463, 0.0041749355779176975, 0.002903443970286425, 0.0011062696845560809, 0.001597240989679673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ROTON_rev_vc1</text:p>
          </table:table-cell>
          <table:table-cell office:value-type="string" calcext:value-type="string">
            <text:p>0.7 MAL_v1 + 1.7 PROTON_v1 + 0.3 aMAL_v1 --&gt; MAL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P_pc1</text:p>
          </table:table-cell>
          <table:table-cell office:value-type="string" calcext:value-type="string">
            <text:p>DUMP_p1 &lt;=&gt; DU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ILEU_RXN_m1</text:p>
          </table:table-cell>
          <table:table-cell office:value-type="string" calcext:value-type="string">
            <text:p>2_KETOGLUTARATE_m1 + ILE_m1 &lt;=&gt; 2_KETO_3_METHYL_VALER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tx1</text:p>
          </table:table-cell>
          <table:table-cell office:value-type="string" calcext:value-type="string">
            <text:p><text:s/>&lt;=&gt; NITRAT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9303865830339859, 0.011427322511588966, 0.008411292373450407, 0.0029359361687264027, 0.00462721550425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178_RXN_x2</text:p>
          </table:table-cell>
          <table:table-cell office:value-type="string" calcext:value-type="string">
            <text:p>2_METHYL_3_HYDROXY_BUTYRYL_COA_x2 + NAD_x2 --&gt; 2_METHYL_ACETO_ACET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7.455560470681883e-20, 0.0, 4.659725294176177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178_RXN_x1</text:p>
          </table:table-cell>
          <table:table-cell office:value-type="string" calcext:value-type="string">
            <text:p>2_METHYL_3_HYDROXY_BUTYRYL_COA_x1 + NAD_x1 --&gt; 2_METHYL_ACETO_ACETYL_COA_x1 + NADH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tx2</text:p>
          </table:table-cell>
          <table:table-cell office:value-type="string" calcext:value-type="string">
            <text:p><text:s/>&lt;=&gt; NITRAT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6202577220226571, 0.007618215007725976, 0.005607528248966937, 0.001957290779150935, 0.00308481033617099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_PROTON_vc2</text:p>
          </table:table-cell>
          <table:table-cell office:value-type="string" calcext:value-type="string">
            <text:p>FUM_c2 + 2.0 PROTON_v2 &lt;=&gt; 0.92 FUM_v2 + 1.92 PROTON_c2 + 0.08 aFUM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_PROTON_vc1</text:p>
          </table:table-cell>
          <table:table-cell office:value-type="string" calcext:value-type="string">
            <text:p>FUM_c1 + 2.0 PROTON_v1 &lt;=&gt; 0.92 FUM_v1 + 1.92 PROTON_c1 + 0.08 aFUM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c_tx2</text:p>
          </table:table-cell>
          <table:table-cell office:value-type="string" calcext:value-type="string">
            <text:p>3 ATPase_NADPHoxidase_constraint_c2 + NADPH_c2 + 0.5 OXYGEN_MOLECULE_c2 + PROTON_c2 --&gt;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6601667286440018, 0.01765352588936104, 0.016995399375983444, 0.010783504675560962, 0.01551567996973486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c_tx1</text:p>
          </table:table-cell>
          <table:table-cell office:value-type="string" calcext:value-type="string">
            <text:p>3 ATPase_NADPHoxidase_constraint_c1 + NADPH_c1 + 0.5 OXYGEN_MOLECULE_c1 + PROTON_c1 --&gt;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CYSMETB12_RXN_p1</text:p>
          </table:table-cell>
          <table:table-cell office:value-type="string" calcext:value-type="string">
            <text:p>5_METHYL_THF_p1 + HOMO_CYS_p1 --&gt; MET_p1 + THF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43140183334189e-21, 0.0, 9.835207574005532e-21, 0.0, 6.121579619552222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CYSMETB12_RXN_p2</text:p>
          </table:table-cell>
          <table:table-cell office:value-type="string" calcext:value-type="string">
            <text:p>5_METHYL_THF_p2 + HOMO_CYS_p2 --&gt; MET_p2 + THF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870951296152439e-17, 0.0, 0.0, 0.0, 1.1837938065039379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_THF_mc2</text:p>
          </table:table-cell>
          <table:table-cell office:value-type="string" calcext:value-type="string">
            <text:p>METHYLENE_THF_m2 &lt;=&gt; METHYLENE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7e-05, 1.4001065486933771e-05, 7.655695213580196e-06, 5.951712090244169e-06, 4.211546813146757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202_p1</text:p>
          </table:table-cell>
          <table:table-cell office:value-type="string" calcext:value-type="string">
            <text:p>AMMONIUM_p1 + 1.8 ATP_p1 + CARBON_DIOXIDE_p1 + WATER_p1 + 0.2 aATP_p1 --&gt; 1.6 ADP_p1 + CARBAMOYL_P_p1 + 2.8 PROTON_p1 + Pi_p1 + 0.4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202_p2</text:p>
          </table:table-cell>
          <table:table-cell office:value-type="string" calcext:value-type="string">
            <text:p>AMMONIUM_p2 + 1.8 ATP_p2 + CARBON_DIOXIDE_p2 + WATER_p2 + 0.2 aATP_p2 --&gt; 1.6 ADP_p2 + CARBAMOYL_P_p2 + 2.8 PROTON_p2 + Pi_p2 + 0.4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_THF_mc1</text:p>
          </table:table-cell>
          <table:table-cell office:value-type="string" calcext:value-type="string">
            <text:p>METHYLENE_THF_m1 &lt;=&gt; METHYLENE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071538784014065, 0.00013161001557798177, 9.952403778155575e-05, 3.1459049619693125e-05, 5.475010856962018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v_dielTransfer</text:p>
          </table:table-cell>
          <table:table-cell office:value-type="string" calcext:value-type="string">
            <text:p>SER_v1 --&gt; SE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_pc1</text:p>
          </table:table-cell>
          <table:table-cell office:value-type="string" calcext:value-type="string">
            <text:p>PYRUVATE_p1 &lt;=&gt;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18103399867190535, -0.002223520766647438, -0.001636663640826752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_pc2</text:p>
          </table:table-cell>
          <table:table-cell office:value-type="string" calcext:value-type="string">
            <text:p>PYRUVATE_p2 &lt;=&gt;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1.09382859054949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KIMATE_KINASE_RXN_p2</text:p>
          </table:table-cell>
          <table:table-cell office:value-type="string" calcext:value-type="string">
            <text:p>0.9 ATP_p2 + SHIKIMATE_p2 + 0.1 aATP_p2 --&gt; 0.8 ADP_p2 + 0.9 PROTON_p2 + SHIKIMATE_5P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OX_DISMUT_RXN_c2</text:p>
          </table:table-cell>
          <table:table-cell office:value-type="string" calcext:value-type="string">
            <text:p>2.0 PROTON_c2 + 2.0 SUPER_OXIDE_c2 --&gt; HYDROGEN_PEROXIDE_c2 +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OX_DISMUT_RXN_c1</text:p>
          </table:table-cell>
          <table:table-cell office:value-type="string" calcext:value-type="string">
            <text:p>2.0 PROTON_c1 + 2.0 SUPER_OXIDE_c1 --&gt; HYDROGEN_PEROXIDE_c1 +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RP_biomass2</text:p>
          </table:table-cell>
          <table:table-cell office:value-type="string" calcext:value-type="string">
            <text:p>2.0 PROTON_c2 + TRP_tRNAs_c2 + pTRP_b2 &lt;-- Charged_TRP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XYISOVALDEHYDRAT_RXN_p2</text:p>
          </table:table-cell>
          <table:table-cell office:value-type="string" calcext:value-type="string">
            <text:p>DIOH_ISOVALERATE_p2 --&gt; 2_KETO_ISOVALER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0_p1</text:p>
          </table:table-cell>
          <table:table-cell office:value-type="string" calcext:value-type="string">
            <text:p>NADH_p1 + PROTON_p1 + Trans_D2_decenoyl_ACPs_p1 --&gt; Dec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mc2</text:p>
          </table:table-cell>
          <table:table-cell office:value-type="string" calcext:value-type="string">
            <text:p>ARG_m2 &lt;=&gt; ARG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5.8342165923521674e-21, -3.8357700209087276e-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PROTON_mc1</text:p>
          </table:table-cell>
          <table:table-cell office:value-type="string" calcext:value-type="string">
            <text:p>PROTON_m1 + Pi_m1 &lt;=&gt; 0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450314769504792, -0.5067343714202871, -0.46486881588866086, -0.21419355790043376, -0.406136057940377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PROTON_mc2</text:p>
          </table:table-cell>
          <table:table-cell office:value-type="string" calcext:value-type="string">
            <text:p>PROTON_m2 + Pi_m2 &lt;=&gt; 0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24261050767159126, -0.2574718212267196, -0.25027621179417814, -0.15713185719080092, -0.228941279129604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mc1</text:p>
          </table:table-cell>
          <table:table-cell office:value-type="string" calcext:value-type="string">
            <text:p>ARG_m1 &lt;=&gt; ARG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m2</text:p>
          </table:table-cell>
          <table:table-cell office:value-type="string" calcext:value-type="string">
            <text:p>2_KETOGLUTARATE_m2 + L_ASPARTATE_m2 &lt;=&gt; GLT_m2 + OXALACETIC_ACI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m1</text:p>
          </table:table-cell>
          <table:table-cell office:value-type="string" calcext:value-type="string">
            <text:p>2_KETOGLUTARATE_m1 + L_ASPARTATE_m1 &lt;=&gt; GLT_m1 + OXALACETIC_ACI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0_p1</text:p>
          </table:table-cell>
          <table:table-cell office:value-type="string" calcext:value-type="string">
            <text:p>R_3_hydroxyhexanoyl_ACPs_p1 --&gt; Hex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0_p2</text:p>
          </table:table-cell>
          <table:table-cell office:value-type="string" calcext:value-type="string">
            <text:p>R_3_hydroxyhexanoyl_ACPs_p2 --&gt; Hex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486_c2</text:p>
          </table:table-cell>
          <table:table-cell office:value-type="string" calcext:value-type="string">
            <text:p>GDP_D_GLUCOSE_c2 + 0.7 Pi_c2 + 0.3 aPi_c2 --&gt; 0.5 GDP_c2 + GLC_1_P_c2 + 0.8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384_x1</text:p>
          </table:table-cell>
          <table:table-cell office:value-type="string" calcext:value-type="string">
            <text:p>3_HYDROXY_PROPIONYL_COA_x1 + WATER_x1 --&gt; 3_HYDROXY_PROPIONATE_x1 + CO_A_x1 + 5.0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5_p1</text:p>
          </table:table-cell>
          <table:table-cell office:value-type="string" calcext:value-type="string">
            <text:p>NADH_p1 + Octadec_2_enoyl_ACPs_p1 + PROTON_p1 --&gt; NAD_p1 + Stear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ACETO_ACETYL_COA_xc1</text:p>
          </table:table-cell>
          <table:table-cell office:value-type="string" calcext:value-type="string">
            <text:p>2_METHYL_ACETO_ACETYL_COA_x1 &lt;=&gt; 2_METHYL_ACETO_ACET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ACETO_ACETYL_COA_xc2</text:p>
          </table:table-cell>
          <table:table-cell office:value-type="string" calcext:value-type="string">
            <text:p>2_METHYL_ACETO_ACETYL_COA_x2 &lt;=&gt; 2_METHYL_ACETO_ACET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7.455560470681883e-20, 0.0, 4.659725294176177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_biosynthesis_c1</text:p>
          </table:table-cell>
          <table:table-cell office:value-type="string" calcext:value-type="string">
            <text:p>3.0 ACETYL_COA_c1 + 1.95 ATP_c1 + 2.0 NADPH_c1 + 1.26 PROTON_c1 + WATER_c1 + 1.05 aATP_c1 --&gt; 1.5 ADP_c1 + CARBON_DIOXIDE_c1 + 3.0 CO_A_c1 + 0.49 DELTA3_ISOPENTENYL_PP_c1 + 2.0 NADP_c1 + 0.7 Pi_c1 + 1.5 aADP_c1 + 0.51 aDELTA3_ISOPENTENYL_P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_biosynthesis_c2</text:p>
          </table:table-cell>
          <table:table-cell office:value-type="string" calcext:value-type="string">
            <text:p>3.0 ACETYL_COA_c2 + 1.95 ATP_c2 + 2.0 NADPH_c2 + 1.26 PROTON_c2 + WATER_c2 + 1.05 aATP_c2 --&gt; 1.5 ADP_c2 + CARBON_DIOXIDE_c2 + 3.0 CO_A_c2 + 0.49 DELTA3_ISOPENTENYL_PP_c2 + 2.0 NADP_c2 + 0.7 Pi_c2 + 1.5 aADP_c2 + 0.51 aDELTA3_ISOPENTENYL_P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SUCCINLYA_RXN_p2</text:p>
          </table:table-cell>
          <table:table-cell office:value-type="string" calcext:value-type="string">
            <text:p>L_ARGININO_SUCCINATE_p2 --&gt; 0.93 ARG_p2 + FUM_p2 + 0.07 PROTON_p2 + 0.07 bARG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A_biomass1</text:p>
          </table:table-cell>
          <table:table-cell office:value-type="string" calcext:value-type="string">
            <text:p>ALA_tRNAs_c1 + 2.0 PROTON_c1 + pALA_b1 &lt;-- Charged_ALA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516779771639072e-19, 0.0, -1.26398314303256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A_biomass2</text:p>
          </table:table-cell>
          <table:table-cell office:value-type="string" calcext:value-type="string">
            <text:p>ALA_tRNAs_c2 + 2.0 PROTON_c2 + pALA_b2 &lt;-- Charged_ALA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7.656467707372742e-22, 0.0, -1.2639831430325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OROT_RXN_p1</text:p>
          </table:table-cell>
          <table:table-cell office:value-type="string" calcext:value-type="string">
            <text:p>CARBAMYUL_L_ASPARTATE_p1 + PROTON_p1 --&gt; DI_H_OROT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p1</text:p>
          </table:table-cell>
          <table:table-cell office:value-type="string" calcext:value-type="string">
            <text:p>AMMONIUM_p1 + 0.9 ATP_p1 + GLT_p1 + 0.1 aATP_p1 --&gt; 0.8 ADP_p1 + GLN_p1 + 0.9 PROTON_p1 + Pi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GENTISATE_12_DIOXYGENASE_RXN_c2</text:p>
          </table:table-cell>
          <table:table-cell office:value-type="string" calcext:value-type="string">
            <text:p>0.92 HOMOGENTISATE_c2 + OXYGEN_MOLECULE_c2 + 0.08 aHOMOGENTISATE_c2 --&gt; 4_MALEYL_ACETOACETATE_c2 + 0.08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GENTISATE_12_DIOXYGENASE_RXN_c1</text:p>
          </table:table-cell>
          <table:table-cell office:value-type="string" calcext:value-type="string">
            <text:p>0.92 HOMOGENTISATE_c1 + OXYGEN_MOLECULE_c1 + 0.08 aHOMOGENTISATE_c1 --&gt; 4_MALEYL_ACETOACETATE_c1 + 0.08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REARR_RXN_p1</text:p>
          </table:table-cell>
          <table:table-cell office:value-type="string" calcext:value-type="string">
            <text:p>G3P_p1 &lt;=&gt; 2_PG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REARR_RXN_p2</text:p>
          </table:table-cell>
          <table:table-cell office:value-type="string" calcext:value-type="string">
            <text:p>G3P_p2 &lt;=&gt; 2_PG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78_p2</text:p>
          </table:table-cell>
          <table:table-cell office:value-type="string" calcext:value-type="string">
            <text:p>CPD1F_130_p2 + OXYGEN_MOLECULE_p2 + 2.0 PROTON_p2 + 2.0 Reduced_ferredoxins_p2 --&gt; CPD1F_131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78_p1</text:p>
          </table:table-cell>
          <table:table-cell office:value-type="string" calcext:value-type="string">
            <text:p>CPD1F_130_p1 + OXYGEN_MOLECULE_p1 + 2.0 PROTON_p1 + 2.0 Reduced_ferredoxins_p1 --&gt; CPD1F_131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AMINOTRANSFERASE_RXN_p2</text:p>
          </table:table-cell>
          <table:table-cell office:value-type="string" calcext:value-type="string">
            <text:p>GLT_p2 + 0.82 P_HYDROXY_PHENYLPYRUVATE_p2 + 0.18 aP_HYDROXY_PHENYLPYRUVATE_p2 &lt;=&gt; 2_KETOGLUTARATE_p2 + TY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AMINOTRANSFERASE_RXN_p1</text:p>
          </table:table-cell>
          <table:table-cell office:value-type="string" calcext:value-type="string">
            <text:p>GLT_p1 + 0.82 P_HYDROXY_PHENYLPYRUVATE_p1 + 0.18 aP_HYDROXY_PHENYLPYRUVATE_p1 &lt;=&gt; 2_KETOGLUTARATE_p1 + TY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595e-05, 7.280554053224271e-05, 5.358986649784603e-05, 1.8705380855010094e-05, 2.948082769214711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23_p2</text:p>
          </table:table-cell>
          <table:table-cell office:value-type="string" calcext:value-type="string">
            <text:p>0.9 ATP_p2 + CO_A_p2 + Fatty_Acids_p2 + 3.45 PROTON_p2 + 0.1 aATP_p2 --&gt; AMP_p2 + Long_Chain_Acyl_CoAs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213_m2</text:p>
          </table:table-cell>
          <table:table-cell office:value-type="string" calcext:value-type="string">
            <text:p>CH3_MALONATE_S_ALD_m2 + CO_A_m2 + NAD_m2 + WATER_m2 --&gt; HCO3_m2 + NADH_m2 + PROPIONYL_COA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PROTON_vc2</text:p>
          </table:table-cell>
          <table:table-cell office:value-type="string" calcext:value-type="string">
            <text:p>GLN_c2 + PROTON_v2 --&gt; GLN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3PDEHYDROGBIOSYN_RXN_c2</text:p>
          </table:table-cell>
          <table:table-cell office:value-type="string" calcext:value-type="string">
            <text:p>DIHYDROXY_ACETONE_PHOSPHATE_c2 + NADH_c2 + PROTON_c2 --&gt; GLYCEROL_3P_c2 + NA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4_PERIOD_1_PERIOD_46_RXN_p1</text:p>
          </table:table-cell>
          <table:table-cell office:value-type="string" calcext:value-type="string">
            <text:p>CPD_14553_c1 + DIACYLGLYCEROL_p1 --&gt; D_Galactosyl_12_diacyl_glycerols_p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4_PERIOD_1_PERIOD_46_RXN_p2</text:p>
          </table:table-cell>
          <table:table-cell office:value-type="string" calcext:value-type="string">
            <text:p>CPD_14553_c2 + DIACYLGLYCEROL_p2 --&gt; D_Galactosyl_12_diacyl_glycerols_p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3PDEHYDROGBIOSYN_RXN_c1</text:p>
          </table:table-cell>
          <table:table-cell office:value-type="string" calcext:value-type="string">
            <text:p>DIHYDROXY_ACETONE_PHOSPHATE_c1 + NADH_c1 + PROTON_c1 --&gt; GLYCEROL_3P_c1 + NA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N_biomass1</text:p>
          </table:table-cell>
          <table:table-cell office:value-type="string" calcext:value-type="string">
            <text:p>sGLN_b1 &lt;-- GL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N_biomass2</text:p>
          </table:table-cell>
          <table:table-cell office:value-type="string" calcext:value-type="string">
            <text:p>sGLN_b2 &lt;-- GL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tx2</text:p>
          </table:table-cell>
          <table:table-cell office:value-type="string" calcext:value-type="string">
            <text:p><text:s/>&lt;=&gt; K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5.92494983194836e-21, 3.1075487556204215e-19, 7.768871889051054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p2</text:p>
          </table:table-cell>
          <table:table-cell office:value-type="string" calcext:value-type="string">
            <text:p>CARBON_DIOXIDE_p2 + WATER_p2 &lt;=&gt; HCO3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870763183927092e-17, -4.477553028360535e-17, -1.989238390669044e-16, 1.3680445110582826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p1</text:p>
          </table:table-cell>
          <table:table-cell office:value-type="string" calcext:value-type="string">
            <text:p>CARBON_DIOXIDE_p1 + WATER_p1 &lt;=&gt; HCO3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856316088458211e-17, 2.192933274097107e-16, 0.0, -5.1899529723899985e-17, -7.400979794564894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mc2</text:p>
          </table:table-cell>
          <table:table-cell office:value-type="string" calcext:value-type="string">
            <text:p>PRO_m2 &lt;=&gt;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5887610139941581, -0.0007231361792882275, -0.00039540634903704027, -0.00028600392104696906, -0.0002175207218478935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mc1</text:p>
          </table:table-cell>
          <table:table-cell office:value-type="string" calcext:value-type="string">
            <text:p>PRO_m1 &lt;=&gt;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5.0461426882479005e-17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_TRANSAMINE_RXN_p2</text:p>
          </table:table-cell>
          <table:table-cell office:value-type="string" calcext:value-type="string">
            <text:p>GLT_p2 + PREPHENATE_p2 --&gt; 2_KETOGLUTARATE_p2 + CPD_659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mc2</text:p>
          </table:table-cell>
          <table:table-cell office:value-type="string" calcext:value-type="string">
            <text:p>WATER_m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784121690706932, 0.2959562247792146, 0.286787791428463, 0.17937859726847033, 0.2613593696526302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5_RXN_m1</text:p>
          </table:table-cell>
          <table:table-cell office:value-type="string" calcext:value-type="string">
            <text:p>2_KETO_ISOVALERATE_m1 + CO_A_m1 + NAD_m1 --&gt; CARBON_DIOXIDE_m1 + ISOBUTY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ATE_GLYCOLLATE_pc2</text:p>
          </table:table-cell>
          <table:table-cell office:value-type="string" calcext:value-type="string">
            <text:p>GLYCERATE_c2 + GLYCOLLATE_p2 &lt;=&gt; GLYCERATE_p2 +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ATE_GLYCOLLATE_pc1</text:p>
          </table:table-cell>
          <table:table-cell office:value-type="string" calcext:value-type="string">
            <text:p>GLYCERATE_c1 + GLYCOLLATE_p1 &lt;=&gt; GLYCERATE_p1 +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63945679747195, 0.3611394947326587, 0.27065644354982166, 0.09948168355129197, 0.1563319061828736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c2</text:p>
          </table:table-cell>
          <table:table-cell office:value-type="string" calcext:value-type="string">
            <text:p>HIS_p2 &lt;=&gt; HI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5e-05, 7.655695213977997e-06, 5.951712090230481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c1</text:p>
          </table:table-cell>
          <table:table-cell office:value-type="string" calcext:value-type="string">
            <text:p>HIS_p1 &lt;=&gt; HI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787726481771896e-05, 5.8804475045272936e-05, 4.5934171283867993e-05, 1.2753668764779599e-05, 2.52692808789832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_DEHYDROG_RXN_c2</text:p>
          </table:table-cell>
          <table:table-cell office:value-type="string" calcext:value-type="string">
            <text:p>0.3 IMP_c2 + NAD_c2 + WATER_c2 + 0.7 aIMP_c2 --&gt; NADH_c2 + 1.63 PROTON_c2 + 0.93 XANTHOSINE_5_PHOSPHATE_c2 + 0.07 aXANTHOSINE_5_PHOSPH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GLYPHOS_RXN_c1</text:p>
          </table:table-cell>
          <table:table-cell office:value-type="string" calcext:value-type="string">
            <text:p>0.65 ATP_c1 + G3P_c1 + 0.15 PROTON_c1 + 0.35 aATP_c1 &lt;=&gt; 0.5 ADP_c1 + DPG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46872209330981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LIPASE_A2_RXN_c1</text:p>
          </table:table-cell>
          <table:table-cell office:value-type="string" calcext:value-type="string">
            <text:p>PHOSPHATIDYL_CHOLINE_r1 + WATER_c1 --&gt; 2_Lysophosphatidylcholines_r1 + Fatty_Acid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LIPASE_A2_RXN_c2</text:p>
          </table:table-cell>
          <table:table-cell office:value-type="string" calcext:value-type="string">
            <text:p>PHOSPHATIDYL_CHOLINE_r2 + WATER_c2 --&gt; 2_Lysophosphatidylcholines_r2 + Fatty_Acid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FUM_mc1</text:p>
          </table:table-cell>
          <table:table-cell office:value-type="string" calcext:value-type="string">
            <text:p>FUM_c1 + SUC_m1 &lt;=&gt; FUM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FUM_mc2</text:p>
          </table:table-cell>
          <table:table-cell office:value-type="string" calcext:value-type="string">
            <text:p>FUM_c2 + SUC_m2 &lt;=&gt; FUM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4001065486880198e-05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EA_mc2</text:p>
          </table:table-cell>
          <table:table-cell office:value-type="string" calcext:value-type="string">
            <text:p>UREA_m2 &lt;=&gt; URE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HAP_3PGA_pc1</text:p>
          </table:table-cell>
          <table:table-cell office:value-type="string" calcext:value-type="string">
            <text:p>DIHYDROXY_ACETONE_PHOSPHATE_p1 + G3P_c1 &lt;=&gt; DIHYDROXY_ACETONE_PHOSPHATE_c1 + G3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VAL_RXN_m1</text:p>
          </table:table-cell>
          <table:table-cell office:value-type="string" calcext:value-type="string">
            <text:p>2_KETOGLUTARATE_m1 + VAL_m1 &lt;=&gt; 2_KETO_ISOVALER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FRUCTPHOS_RXN_c2</text:p>
          </table:table-cell>
          <table:table-cell office:value-type="string" calcext:value-type="string">
            <text:p>0.65 ATP_c2 + FRUCTOSE_6P_c2 + 0.35 aATP_c2 --&gt; 0.5 ADP_c2 + FRUCTOSE_16_DIPHOSPHATE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FRUCTPHOS_RXN_c1</text:p>
          </table:table-cell>
          <table:table-cell office:value-type="string" calcext:value-type="string">
            <text:p>0.65 ATP_c1 + FRUCTOSE_6P_c1 + 0.35 aATP_c1 --&gt; 0.5 ADP_c1 + FRUCTOSE_16_DIPHOSPHATE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781_v1</text:p>
          </table:table-cell>
          <table:table-cell office:value-type="string" calcext:value-type="string">
            <text:p>SUCROSE_v1 --&gt; FRUCTAN_v1 + GLC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490_3650_p1</text:p>
          </table:table-cell>
          <table:table-cell office:value-type="string" calcext:value-type="string">
            <text:p>Oxidized_ferredoxins_p1 + Photon_p1 + Plastocyanin_Reduced_p1 --&gt; Oxidized_Plastocyanins_p1 + Reduc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.64779966679826, 14.217854195818303, 10.591506294975089, 3.859024008914014, 5.90096835361873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4_c2</text:p>
          </table:table-cell>
          <table:table-cell office:value-type="string" calcext:value-type="string">
            <text:p>CPD_676_c2 + S_ADENOSYLMETHIONINE_c2 --&gt; ADENOSYL_HOMO_CYS_c2 + FERULIC_ACID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4_c1</text:p>
          </table:table-cell>
          <table:table-cell office:value-type="string" calcext:value-type="string">
            <text:p>CPD_676_c1 + S_ADENOSYLMETHIONINE_c1 --&gt; ADENOSYL_HOMO_CYS_c1 + FERULIC_ACID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ABA_biomass2</text:p>
          </table:table-cell>
          <table:table-cell office:value-type="string" calcext:value-type="string">
            <text:p>sGABA_b2 &lt;-- 4_AMINO_BUTY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ABA_biomass1</text:p>
          </table:table-cell>
          <table:table-cell office:value-type="string" calcext:value-type="string">
            <text:p>sGABA_b1 &lt;-- 4_AMINO_BUTY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xc2</text:p>
          </table:table-cell>
          <table:table-cell office:value-type="string" calcext:value-type="string">
            <text:p>CIT_x2 &lt;=&gt;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280086815283091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xc1</text:p>
          </table:table-cell>
          <table:table-cell office:value-type="string" calcext:value-type="string">
            <text:p>CIT_x1 &lt;=&gt;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doleic_acid_biosynthesis_p1</text:p>
          </table:table-cell>
          <table:table-cell office:value-type="string" calcext:value-type="string">
            <text:p>Eicosenoyl_ACP_p1 + WATER_p1 --&gt; ACP_p1 + CPD_16709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doleic_acid_biosynthesis_p2</text:p>
          </table:table-cell>
          <table:table-cell office:value-type="string" calcext:value-type="string">
            <text:p>Eicosenoyl_ACP_p2 + WATER_p2 --&gt; ACP_p2 + CPD_16709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REDUCT_RXN_p1</text:p>
          </table:table-cell>
          <table:table-cell office:value-type="string" calcext:value-type="string">
            <text:p>0.2 GDP_p1 + Red_Thioredoxin_p1 + 0.8 aGDP_p1 --&gt; 0.5 DGDP_p1 + Ox_Thioredoxin_p1 + 1.1 PROTON_p1 + WATER_p1 + 0.1 aDGDP_p1 + 0.4 bDG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REDUCT_RXN_p2</text:p>
          </table:table-cell>
          <table:table-cell office:value-type="string" calcext:value-type="string">
            <text:p>0.2 GDP_p2 + Red_Thioredoxin_p2 + 0.8 aGDP_p2 --&gt; 0.5 DGDP_p2 + Ox_Thioredoxin_p2 + 1.1 PROTON_p2 + WATER_p2 + 0.1 aDGDP_p2 + 0.4 bDG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ROTON_rev_vc2</text:p>
          </table:table-cell>
          <table:table-cell office:value-type="string" calcext:value-type="string">
            <text:p>PHE_v2 + PROTON_v2 --&gt; PH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5527762997466336, 0.0001907172339877467, 0.00010428299309234347, 8.107197758603271e-05, 5.73681024322073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ROTON_rev_vc1</text:p>
          </table:table-cell>
          <table:table-cell office:value-type="string" calcext:value-type="string">
            <text:p>PHE_v1 + PROTON_v1 --&gt; PH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ITOL_1_PHOSPHATASE_RXN_c1</text:p>
          </table:table-cell>
          <table:table-cell office:value-type="string" calcext:value-type="string">
            <text:p>MANNITOL_1P_c1 + WATER_c1 --&gt; MANNITOL_c1 + 1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ITOL_1_PHOSPHATASE_RXN_c2</text:p>
          </table:table-cell>
          <table:table-cell office:value-type="string" calcext:value-type="string">
            <text:p>MANNITOL_1P_c2 + WATER_c2 --&gt; MANNITOL_c2 + 1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U_biomass1</text:p>
          </table:table-cell>
          <table:table-cell office:value-type="string" calcext:value-type="string">
            <text:p>sGLU_b1 &lt;--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U_biomass2</text:p>
          </table:table-cell>
          <table:table-cell office:value-type="string" calcext:value-type="string">
            <text:p>sGLU_b2 &lt;--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_v_dielTransfer</text:p>
          </table:table-cell>
          <table:table-cell office:value-type="string" calcext:value-type="string">
            <text:p>ASN_v1 --&gt; ASN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2.1393994144435363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81_p2</text:p>
          </table:table-cell>
          <table:table-cell office:value-type="string" calcext:value-type="string">
            <text:p>Fatty_acyl_ACP_p2 + GLYCEROL_3P_p2 --&gt; ACP_p2 + ACYL_SN_GLYCEROL_3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81_p1</text:p>
          </table:table-cell>
          <table:table-cell office:value-type="string" calcext:value-type="string">
            <text:p>Fatty_acyl_ACP_p1 + GLYCEROL_3P_p1 --&gt; ACP_p1 + ACYL_SN_GLYCEROL_3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PICRED_RXN_NAD_p2</text:p>
          </table:table-cell>
          <table:table-cell office:value-type="string" calcext:value-type="string">
            <text:p>2_3_DIHYDRODIPICOLINATE_p2 + NADH_p2 + PROTON_p2 --&gt; DELTA1_PIPERIDEINE_2_6_DICARBOXYLATE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OHBUTSYN_RXN_p2</text:p>
          </table:table-cell>
          <table:table-cell office:value-type="string" calcext:value-type="string">
            <text:p>2_OXOBUTANOATE_p2 + PROTON_p2 + PYRUVATE_p2 --&gt; 2_ACETO_2_HYDROXY_BUTYR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ec2</text:p>
          </table:table-cell>
          <table:table-cell office:value-type="string" calcext:value-type="string">
            <text:p>KI_e2 + PROTON_e2 --&gt; KI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5.92494983194836e-21, 3.1075487556204215e-19, 7.768871889051054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ec1</text:p>
          </table:table-cell>
          <table:table-cell office:value-type="string" calcext:value-type="string">
            <text:p>KI_e1 + PROTON_e1 --&gt; KI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566588669963369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OHBUTSYN_RXN_p1</text:p>
          </table:table-cell>
          <table:table-cell office:value-type="string" calcext:value-type="string">
            <text:p>2_OXOBUTANOATE_p1 + PROTON_p1 + PYRUVATE_p1 --&gt; 2_ACETO_2_HYDROXY_BUTYRATE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7189068590349, 0.0003030285012484628, 0.00022304974055862905, 7.785483747991882e-05, 0.000122703999802861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OX_DISMUT_RXN_p2</text:p>
          </table:table-cell>
          <table:table-cell office:value-type="string" calcext:value-type="string">
            <text:p>2.0 PROTON_p2 + 2.0 SUPER_OXIDE_p2 --&gt; HYDROGEN_PEROXIDE_p2 + OXYGEN_MOLECUL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OX_DISMUT_RXN_p1</text:p>
          </table:table-cell>
          <table:table-cell office:value-type="string" calcext:value-type="string">
            <text:p>2.0 PROTON_p1 + 2.0 SUPER_OXIDE_p1 --&gt; HYDROGEN_PEROXIDE_p1 + OXYGEN_MOLECUL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tx1</text:p>
          </table:table-cell>
          <table:table-cell office:value-type="string" calcext:value-type="string">
            <text:p>PROTON_e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tx2</text:p>
          </table:table-cell>
          <table:table-cell office:value-type="string" calcext:value-type="string">
            <text:p>PROTON_e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YLGLYCEROL_O_ACYLTRANSFERASE_RXN_p2</text:p>
          </table:table-cell>
          <table:table-cell office:value-type="string" calcext:value-type="string">
            <text:p>DIACYLGLYCEROL_p2 + Long_Chain_Acyl_CoAs_p2 --&gt; CO_A_p2 + 4.0 PROTON_p2 + Triacylglycerol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YLGLYCEROL_O_ACYLTRANSFERASE_RXN_p1</text:p>
          </table:table-cell>
          <table:table-cell office:value-type="string" calcext:value-type="string">
            <text:p>DIACYLGLYCEROL_p1 + Long_Chain_Acyl_CoAs_p1 --&gt; CO_A_p1 + 4.0 PROTON_p1 + Triacylglycerol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PROTON_vc2</text:p>
          </table:table-cell>
          <table:table-cell office:value-type="string" calcext:value-type="string">
            <text:p>GLT_c2 + PROTON_v2 --&gt; GLT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PROTON_vc1</text:p>
          </table:table-cell>
          <table:table-cell office:value-type="string" calcext:value-type="string">
            <text:p>GLT_c1 + PROTON_v1 --&gt; GLT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3_m2</text:p>
          </table:table-cell>
          <table:table-cell office:value-type="string" calcext:value-type="string">
            <text:p>ACETALD_m2 + NAD_m2 + WATER_m2 --&gt; ACET_m2 + NADH_m2 + 2.0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UCROSE_biomass1</text:p>
          </table:table-cell>
          <table:table-cell office:value-type="string" calcext:value-type="string">
            <text:p>sSUCROSE_b1 &lt;--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8378522112713362, -0.1029078407818691, -0.08038480713054802, -0.022318922388477963, -0.0442212456001811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dienoate_ACP_desaturase_p1</text:p>
          </table:table-cell>
          <table:table-cell office:value-type="string" calcext:value-type="string">
            <text:p>2.0 Reduced_ferredoxins_p1 + hexadecadienoate_ACP_p1 --&gt; 2.0 Oxidized_ferredoxins_p1 + hexadecatrienoate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dienoate_ACP_desaturase_p2</text:p>
          </table:table-cell>
          <table:table-cell office:value-type="string" calcext:value-type="string">
            <text:p>2.0 Reduced_ferredoxins_p2 + hexadecadienoate_ACP_p2 --&gt; 2.0 Oxidized_ferredoxins_p2 + hexadecatrienoate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UCROSE_biomass2</text:p>
          </table:table-cell>
          <table:table-cell office:value-type="string" calcext:value-type="string">
            <text:p>sSUCROSE_b2 &lt;--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19948862173127056, -0.024501866852825974, -0.01339746785509134, -0.010415497114623052, -0.0073702076000301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ISOCITRATE_mc1</text:p>
          </table:table-cell>
          <table:table-cell office:value-type="string" calcext:value-type="string">
            <text:p>MAL_m1 + PROTON_c1 + THREO_DS_ISO_CITRATE_c1 &lt;=&gt; MAL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3.197915989062921e-19, -3.197915989062921e-1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xc2</text:p>
          </table:table-cell>
          <table:table-cell office:value-type="string" calcext:value-type="string">
            <text:p>ACET_x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2800868152817565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xc1</text:p>
          </table:table-cell>
          <table:table-cell office:value-type="string" calcext:value-type="string">
            <text:p>ACET_x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ISOCITRATE_mc2</text:p>
          </table:table-cell>
          <table:table-cell office:value-type="string" calcext:value-type="string">
            <text:p>MAL_m2 + PROTON_c2 + THREO_DS_ISO_CITRATE_c2 &lt;=&gt; MAL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6261693647669135, 0.0, -0.005524101868390745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copene_biosynthesis_p2</text:p>
          </table:table-cell>
          <table:table-cell office:value-type="string" calcext:value-type="string">
            <text:p>1.58 GERANYLGERANYL_PP_p2 + 4.0 PLASTOQUINONE_p2 + 0.42 aGERANYLGERANYL_PP_p2 --&gt; CPD1F_114_p2 + 4.0 PLASTOQUINOL_1_p2 + 1.1 PPI_p2 + 1.32 PROTON_p2 + 0.9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copene_biosynthesis_p1</text:p>
          </table:table-cell>
          <table:table-cell office:value-type="string" calcext:value-type="string">
            <text:p>1.58 GERANYLGERANYL_PP_p1 + 4.0 PLASTOQUINONE_p1 + 0.42 aGERANYLGERANYL_PP_p1 --&gt; CPD1F_114_p1 + 4.0 PLASTOQUINOL_1_p1 + 1.1 PPI_p1 + 1.32 PROTON_p1 + 0.9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RP_biomass1</text:p>
          </table:table-cell>
          <table:table-cell office:value-type="string" calcext:value-type="string">
            <text:p>2.0 PROTON_c1 + TRP_tRNAs_c1 + pTRP_b1 &lt;-- Charged_TRP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v_dielTransfer</text:p>
          </table:table-cell>
          <table:table-cell office:value-type="string" calcext:value-type="string">
            <text:p>TYR_v1 --&gt; TY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55e-05, 7.655695213978029e-06, 5.951712090230492e-06, 4.211546813163872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PROTON_rev_vc2</text:p>
          </table:table-cell>
          <table:table-cell office:value-type="string" calcext:value-type="string">
            <text:p>4_AMINO_BUTYRATE_v2 + PROTON_v2 --&gt; 4_AMINO_BUTYRAT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PROTON_rev_vc1</text:p>
          </table:table-cell>
          <table:table-cell office:value-type="string" calcext:value-type="string">
            <text:p>4_AMINO_BUTYRATE_v1 + PROTON_v1 --&gt; 4_AMINO_BUTYRAT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3_mi1</text:p>
          </table:table-cell>
          <table:table-cell office:value-type="string" calcext:value-type="string">
            <text:p>2.0 Oxidized_Ferroproteins_m1 + UBIQUINOL_mi1 --&gt; 2.0 PROTON_m1 + 2.0 Reduced_Ferroproteins_m1 + UBIQUINONE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3_mi2</text:p>
          </table:table-cell>
          <table:table-cell office:value-type="string" calcext:value-type="string">
            <text:p>2.0 Oxidized_Ferroproteins_m2 + UBIQUINOL_mi2 --&gt; 2.0 PROTON_m2 + 2.0 Reduced_Ferroproteins_m2 + UBIQUINONE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KIN_RXN_p2</text:p>
          </table:table-cell>
          <table:table-cell office:value-type="string" calcext:value-type="string">
            <text:p>0.9 ATP_p2 + L_ASPARTATE_p2 + 0.1 PROTON_p2 + 0.1 aATP_p2 --&gt; 0.8 ADP_p2 + L_BETA_ASPARTYL_P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7_p2</text:p>
          </table:table-cell>
          <table:table-cell office:value-type="string" calcext:value-type="string">
            <text:p>CPD_7015_p2 + NADPH_p2 + OXYGEN_MOLECULE_p2 + PROTON_p2 --&gt; CPD_7014_p2 + NADP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3_HYDROXY_BUTYRYL_COA_xc2</text:p>
          </table:table-cell>
          <table:table-cell office:value-type="string" calcext:value-type="string">
            <text:p>2_METHYL_3_HYDROXY_BUTYRYL_COA_x2 &lt;=&gt; 2_METHYL_3_HYDROXY_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8.54108675233351e-21, 0.0, -6.832869401866808e-20, 0.0, -6.405815064250133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3_HYDROXY_BUTYRYL_COA_xc1</text:p>
          </table:table-cell>
          <table:table-cell office:value-type="string" calcext:value-type="string">
            <text:p>2_METHYL_3_HYDROXY_BUTYRYL_COA_x1 &lt;=&gt; 2_METHYL_3_HYDROXY_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60_m1</text:p>
          </table:table-cell>
          <table:table-cell office:value-type="string" calcext:value-type="string">
            <text:p>GLYCEROL_3P_c1 + UBIQUINONE_mc1 --&gt; DIHYDROXY_ACETONE_PHOSPHATE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60_m2</text:p>
          </table:table-cell>
          <table:table-cell office:value-type="string" calcext:value-type="string">
            <text:p>GLYCEROL_3P_c2 + UBIQUINONE_mc2 --&gt; DIHYDROXY_ACETONE_PHOSPHATE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1_PERIOD_2_PERIOD_14_RXN_p1</text:p>
          </table:table-cell>
          <table:table-cell office:value-type="string" calcext:value-type="string">
            <text:p>Oleoyl_ACPs_p1 + WATER_p1 --&gt; ACP_p1 + OLEATE_CP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6_p2</text:p>
          </table:table-cell>
          <table:table-cell office:value-type="string" calcext:value-type="string">
            <text:p>CHLOROPHYLLIDE_A_p2 + NADPH_p2 + OXYGEN_MOLECULE_p2 + PROTON_p2 --&gt; CPD_7015_p2 + NAD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_biomass1</text:p>
          </table:table-cell>
          <table:table-cell office:value-type="string" calcext:value-type="string">
            <text:p>sMAL_b1 &lt;-- M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_biomass2</text:p>
          </table:table-cell>
          <table:table-cell office:value-type="string" calcext:value-type="string">
            <text:p>sMAL_b2 &lt;-- M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Y_biomass2</text:p>
          </table:table-cell>
          <table:table-cell office:value-type="string" calcext:value-type="string">
            <text:p>GLY_tRNAs_c2 + 2.0 PROTON_c2 + pGLY_b2 &lt;-- Charged_GLY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7.601748662692751e-22, 0.0, -1.2549497411138472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Y_biomass1</text:p>
          </table:table-cell>
          <table:table-cell office:value-type="string" calcext:value-type="string">
            <text:p>GLY_tRNAs_c1 + 2.0 PROTON_c1 + pGLY_b1 &lt;-- Charged_GLY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019798964455389e-20, 0.0, -1.2549497411138472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4_p2</text:p>
          </table:table-cell>
          <table:table-cell office:value-type="string" calcext:value-type="string">
            <text:p>CPD_7014_p2 + 0.8 PHYTYL_PYROPHOSPHATE_p2 + 0.2 aPHYTYL_PYROPHOSPHATE_p2 --&gt; CHLOROPHYLL_B_p2 + 0.55 PPI_p2 + 0.6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4_p1</text:p>
          </table:table-cell>
          <table:table-cell office:value-type="string" calcext:value-type="string">
            <text:p>CPD_7014_p1 + 0.8 PHYTYL_PYROPHOSPHATE_p1 + 0.2 aPHYTYL_PYROPHOSPHATE_p1 --&gt; CHLOROPHYLL_B_p1 + 0.55 PPI_p1 + 0.65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1.0462078349156571e-16, 4.3198258990065845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2_PERIOD_1_PERIOD_48_RXN_v1</text:p>
          </table:table-cell>
          <table:table-cell office:value-type="string" calcext:value-type="string">
            <text:p>SUCROSE_v1 + WATER_v1 --&gt; FRU_v1 + GLC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ICACID_BIOSYNTHESIS_c1</text:p>
          </table:table-cell>
          <table:table-cell office:value-type="string" calcext:value-type="string">
            <text:p>NAD_c1 + 0.62 VANILLIN_c1 + WATER_c1 + 0.38 aVANILLIN_c1 --&gt; NADH_c1 + 1.62 PROTON_c1 + VANILL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AMINOTRANSFERASE_RXN_c1</text:p>
          </table:table-cell>
          <table:table-cell office:value-type="string" calcext:value-type="string">
            <text:p>2_KETOGLUTARATE_c1 + TYR_c1 &lt;=&gt; GLT_c1 + 0.53 PROTON_c1 + 0.53 P_HYDROXY_PHENYLPYRUVATE_c1 + 0.47 aP_HYDROXY_PHENYL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2_PERIOD_1_PERIOD_48_RXN_v2</text:p>
          </table:table-cell>
          <table:table-cell office:value-type="string" calcext:value-type="string">
            <text:p>SUCROSE_v2 + WATER_v2 --&gt; FRU_v2 + GLC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PROTON_vc1</text:p>
          </table:table-cell>
          <table:table-cell office:value-type="string" calcext:value-type="string">
            <text:p>4_AMINO_BUTYRATE_c1 + PROTON_v1 --&gt; 4_AMINO_BUTYR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PROTON_vc2</text:p>
          </table:table-cell>
          <table:table-cell office:value-type="string" calcext:value-type="string">
            <text:p>4_AMINO_BUTYRATE_c2 + PROTON_v2 --&gt; 4_AMINO_BUTYR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c2</text:p>
          </table:table-cell>
          <table:table-cell office:value-type="string" calcext:value-type="string">
            <text:p>ILE_p2 &lt;=&gt; I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c1</text:p>
          </table:table-cell>
          <table:table-cell office:value-type="string" calcext:value-type="string">
            <text:p>ILE_p1 &lt;=&gt; I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71890685903485, 0.0003030285012484629, 0.00022304974055862905, 7.78548374799188e-05, 0.000122703999802861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P_SYN_GLUT_RXN_c2</text:p>
          </table:table-cell>
          <table:table-cell office:value-type="string" calcext:value-type="string">
            <text:p>0.65 ATP_c2 + GLN_c2 + WATER_c2 + 0.93 XANTHOSINE_5_PHOSPHATE_c2 + 0.35 aATP_c2 + 0.07 aXANTHOSINE_5_PHOSPHATE_c2 --&gt; AMP_c2 + GLT_c2 + 0.75 GMP_c2 + 0.65 PPI_c2 + 1.2 PROTON_c2 + 0.06 aGMP_c2 + 0.35 aPPI_c2 + 0.19 bG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v_dielTransfer</text:p>
          </table:table-cell>
          <table:table-cell office:value-type="string" calcext:value-type="string">
            <text:p>PHE_v1 --&gt; PH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5527762997466336, 0.0001907172339877467, 0.00010428299309234347, 8.107197758603271e-05, 5.73681024322073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ec1</text:p>
          </table:table-cell>
          <table:table-cell office:value-type="string" calcext:value-type="string">
            <text:p>OXYGEN_MOLECULE_e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5317238846147725, -1.8668033885499793, -1.3978740598106, -0.5104604430445423, -0.801688567904167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ec2</text:p>
          </table:table-cell>
          <table:table-cell office:value-type="string" calcext:value-type="string">
            <text:p>OXYGEN_MOLECULE_e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7514115357751135, 0.07777924139450497, 0.08102970282068908, 0.05081990213635858, 0.0772668792000978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85_p2</text:p>
          </table:table-cell>
          <table:table-cell office:value-type="string" calcext:value-type="string">
            <text:p>ASCORBATE_p2 + CPD1F_131_p2 --&gt; CPD1F_130_p2 + L_DEHYDRO_ASCORB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85_p1</text:p>
          </table:table-cell>
          <table:table-cell office:value-type="string" calcext:value-type="string">
            <text:p>ASCORBATE_p1 + CPD1F_131_p1 --&gt; CPD1F_130_p1 + L_DEHYDRO_ASCORB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_GLUCURONATE_DECARBOXYLASE_RXN_c1</text:p>
          </table:table-cell>
          <table:table-cell office:value-type="string" calcext:value-type="string">
            <text:p>PROTON_c1 + UDP_GLUCURONATE_c1 --&gt; CARBON_DIOXIDE_c1 + UDP_D_XYL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T_biomass2</text:p>
          </table:table-cell>
          <table:table-cell office:value-type="string" calcext:value-type="string">
            <text:p>sCIT_b2 &lt;--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T_biomass1</text:p>
          </table:table-cell>
          <table:table-cell office:value-type="string" calcext:value-type="string">
            <text:p>sCIT_b1 &lt;--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_GLUCURONATE_DECARBOXYLASE_RXN_c2</text:p>
          </table:table-cell>
          <table:table-cell office:value-type="string" calcext:value-type="string">
            <text:p>PROTON_c2 + UDP_GLUCURONATE_c2 --&gt; CARBON_DIOXIDE_c2 + UDP_D_XYL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INESYN_RXN_c2</text:p>
          </table:table-cell>
          <table:table-cell office:value-type="string" calcext:value-type="string">
            <text:p>AMMONIUM_c2 + 0.65 ATP_c2 + GLT_c2 + 0.35 aATP_c2 --&gt; 0.5 ADP_c2 + GLN_c2 + 0.55 PROTON_c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9_p1</text:p>
          </table:table-cell>
          <table:table-cell office:value-type="string" calcext:value-type="string">
            <text:p>CPD_7016_p1 + 2.0 PROTON_p1 + 2.0 Reduced_ferredoxins_p1 --&gt; CHLOROPHYLL_A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9_p2</text:p>
          </table:table-cell>
          <table:table-cell office:value-type="string" calcext:value-type="string">
            <text:p>CPD_7016_p2 + 2.0 PROTON_p2 + 2.0 Reduced_ferredoxins_p2 --&gt; CHLOROPHYLL_A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NYL_KIN_RXN_c2</text:p>
          </table:table-cell>
          <table:table-cell office:value-type="string" calcext:value-type="string">
            <text:p>0.65 ATP_c2 + 0.75 GMP_c2 + 0.78 PROTON_c2 + 0.35 aATP_c2 + 0.06 aGMP_c2 + 0.19 bGMP_c2 --&gt; 0.5 ADP_c2 + 0.5 GDP_c2 + 0.5 aADP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NYL_KIN_RXN_c1</text:p>
          </table:table-cell>
          <table:table-cell office:value-type="string" calcext:value-type="string">
            <text:p>0.65 ATP_c1 + 0.75 GMP_c1 + 0.78 PROTON_c1 + 0.35 aATP_c1 + 0.06 aGMP_c1 + 0.19 bGMP_c1 --&gt; 0.5 ADP_c1 + 0.5 GDP_c1 + 0.5 aADP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903_m1</text:p>
          </table:table-cell>
          <table:table-cell office:value-type="string" calcext:value-type="string">
            <text:p>PRO_m1 + UBIQUINONE_mc1 --&gt; L_DELTA1_PYRROLINE_5_CARBOXYLATE_m1 + PROTON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384_x2</text:p>
          </table:table-cell>
          <table:table-cell office:value-type="string" calcext:value-type="string">
            <text:p>3_HYDROXY_PROPIONYL_COA_x2 + WATER_x2 --&gt; 3_HYDROXY_PROPIONATE_x2 + CO_A_x2 + 5.0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5.999357580728537e-20, 0.0, 2.329862647088088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486_c1</text:p>
          </table:table-cell>
          <table:table-cell office:value-type="string" calcext:value-type="string">
            <text:p>GDP_D_GLUCOSE_c1 + 0.7 Pi_c1 + 0.3 aPi_c1 --&gt; 0.5 GDP_c1 + GLC_1_P_c1 + 0.8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1_c1</text:p>
          </table:table-cell>
          <table:table-cell office:value-type="string" calcext:value-type="string">
            <text:p>COUMARATE_c1 + WATER_c1 --&gt; 0.34 4_HYDROXYBENZALDEHYDE_c1 + ACET_c1 + 0.66 PROTON_c1 + 0.66 a4_HYDROXYBENZALDEHY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1_c2</text:p>
          </table:table-cell>
          <table:table-cell office:value-type="string" calcext:value-type="string">
            <text:p>COUMARATE_c2 + WATER_c2 --&gt; 0.34 4_HYDROXYBENZALDEHYDE_c2 + ACET_c2 + 0.66 PROTON_c2 + 0.66 a4_HYDROXYBENZALDEHY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ROTON_rev_vc2</text:p>
          </table:table-cell>
          <table:table-cell office:value-type="string" calcext:value-type="string">
            <text:p>PROTON_v2 + VAL_v2 --&gt; PROTON_c2 +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315546567999196, 0.00016157987642638464, 8.83508678524404e-05, 6.868598000344014e-05, 4.860353051475036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KIN_RXN_p2</text:p>
          </table:table-cell>
          <table:table-cell office:value-type="string" calcext:value-type="string">
            <text:p>0.9 ATP_p2 + 1.73 PROTON_p2 + 0.81 UDP_p2 + 0.1 aATP_p2 + 0.19 aUDP_p2 &lt;=&gt; 0.8 ADP_p2 + 0.18 UTP_p2 + 0.2 aADP_p2 + 0.82 aU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NGICACID_BIOSYNTHESIS_c2</text:p>
          </table:table-cell>
          <table:table-cell office:value-type="string" calcext:value-type="string">
            <text:p>NAD_c2 + 0.31 SYRINGALDEHYDE_c2 + WATER_c2 + 0.69 aSYRINGALDEHYDE_c2 --&gt; NADH_c2 + 1.31 PROTON_c2 + SYRING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ec2</text:p>
          </table:table-cell>
          <table:table-cell office:value-type="string" calcext:value-type="string">
            <text:p>MGII_e2 --&gt; MGI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909150501405583e-21, 0.0, 3.151758935736264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ec1</text:p>
          </table:table-cell>
          <table:table-cell office:value-type="string" calcext:value-type="string">
            <text:p>MGII_e1 --&gt; MGI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2607035742945056e-19, 1.5285070570318426e-18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KIN_RXN_p1</text:p>
          </table:table-cell>
          <table:table-cell office:value-type="string" calcext:value-type="string">
            <text:p>0.9 ATP_p1 + 1.73 PROTON_p1 + 0.81 UDP_p1 + 0.1 aATP_p1 + 0.19 aUDP_p1 &lt;=&gt; 0.8 ADP_p1 + 0.18 UTP_p1 + 0.2 aADP_p1 + 0.82 aU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m2</text:p>
          </table:table-cell>
          <table:table-cell office:value-type="string" calcext:value-type="string">
            <text:p>0.9 ATP_m2 + 0.2 GDP_m2 + 0.1 aATP_m2 + 0.8 aGDP_m2 &lt;=&gt; 0.8 ADP_m2 + 0.9 GTP_m2 + 0.6 PROTON_m2 + 0.2 aADP_m2 + 0.1 aG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m1</text:p>
          </table:table-cell>
          <table:table-cell office:value-type="string" calcext:value-type="string">
            <text:p>0.9 ATP_m1 + 0.2 GDP_m1 + 0.1 aATP_m1 + 0.8 aGDP_m1 &lt;=&gt; 0.8 ADP_m1 + 0.9 GTP_m1 + 0.6 PROTON_m1 + 0.2 aADP_m1 + 0.1 aG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MAL_pc2</text:p>
          </table:table-cell>
          <table:table-cell office:value-type="string" calcext:value-type="string">
            <text:p>GLT_p2 + MAL_c2 &lt;=&gt; GLT_c2 + M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399348766123578e-05, -1.4001065486969773e-05, -7.65569521397797e-06, -5.9517120902304765e-06, -4.211546813156777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MAL_pc1</text:p>
          </table:table-cell>
          <table:table-cell office:value-type="string" calcext:value-type="string">
            <text:p>GLT_p1 + MAL_c1 &lt;=&gt; GLT_c1 + M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3121424307677681, 0.38048155214040663, 0.28480313498395643, 0.10336746249214486, 0.1623135552512851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a_Oxidation_x1</text:p>
          </table:table-cell>
          <table:table-cell office:value-type="string" calcext:value-type="string">
            <text:p>0.65 ATP_x1 + 8.0 CO_A_x1 + 7.0 NAD_x1 + 7.0 OXYGEN_MOLECULE_x1 + PALMITATE_x1 + 7.0 WATER_x1 + 0.35 aATP_x1 --&gt; 8.0 ACETYL_COA_x1 + AMP_x1 + 7.0 HYDROGEN_PEROXIDE_x1 + 7.0 NADH_x1 + 0.65 PPI_x1 + 7.0 PROTON_x1 + 0.35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a_Oxidation_x2</text:p>
          </table:table-cell>
          <table:table-cell office:value-type="string" calcext:value-type="string">
            <text:p>0.65 ATP_x2 + 8.0 CO_A_x2 + 7.0 NAD_x2 + 7.0 OXYGEN_MOLECULE_x2 + PALMITATE_x2 + 7.0 WATER_x2 + 0.35 aATP_x2 --&gt; 8.0 ACETYL_COA_x2 + AMP_x2 + 7.0 HYDROGEN_PEROXIDE_x2 + 7.0 NADH_x2 + 0.65 PPI_x2 + 7.0 PROTON_x2 + 0.35 aPPI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ROTON_rev_vc2</text:p>
          </table:table-cell>
          <table:table-cell office:value-type="string" calcext:value-type="string">
            <text:p>MET_v2 + PROTON_v2 --&gt; MET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064853e-05, 1.4001065486969748e-05, 7.655695213978058e-06, 5.9517120902304935e-06, 4.2115468131520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_ADIPATE_mc2</text:p>
          </table:table-cell>
          <table:table-cell office:value-type="string" calcext:value-type="string">
            <text:p>2K_ADIPATE_m2 &lt;=&gt; 2K_ADIP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_ADIPATE_mc1</text:p>
          </table:table-cell>
          <table:table-cell office:value-type="string" calcext:value-type="string">
            <text:p>2K_ADIPATE_m1 &lt;=&gt; 2K_ADIP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ROTON_rev_vc1</text:p>
          </table:table-cell>
          <table:table-cell office:value-type="string" calcext:value-type="string">
            <text:p>MET_v1 + PROTON_v1 --&gt; MET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v_dielTransfer</text:p>
          </table:table-cell>
          <table:table-cell office:value-type="string" calcext:value-type="string">
            <text:p>GLY_v1 --&gt; GLY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47242554903467, 0.00030272576457171784, 0.0001655285584607175, 0.00012868567715106682, 9.10604789493903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vc2</text:p>
          </table:table-cell>
          <table:table-cell office:value-type="string" calcext:value-type="string">
            <text:p>NITRATE_v2 --&gt; N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vc1</text:p>
          </table:table-cell>
          <table:table-cell office:value-type="string" calcext:value-type="string">
            <text:p>NITRATE_v1 --&gt; N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6202577220226572, 0.007618215007725976, 0.005607528248966937, 0.001957290779150935, 0.00308481033617099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EDOXIN_NITRITE_REDUCTASE_RXN_p2</text:p>
          </table:table-cell>
          <table:table-cell office:value-type="string" calcext:value-type="string">
            <text:p>NITRITE_p2 + 8.0 PROTON_p2 + 6.0 Reduced_ferredoxins_p2 --&gt; AMMONIUM_p2 + 6.0 Oxidized_ferredoxins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8_RXN_c1</text:p>
          </table:table-cell>
          <table:table-cell office:value-type="string" calcext:value-type="string">
            <text:p>2_KETOGLUTARATE_c1 + LYS_c1 + NADPH_c1 + PROTON_c1 --&gt; NADP_c1 + SACCHAROPINE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8_RXN_c2</text:p>
          </table:table-cell>
          <table:table-cell office:value-type="string" calcext:value-type="string">
            <text:p>2_KETOGLUTARATE_c2 + LYS_c2 + NADPH_c2 + PROTON_c2 --&gt; NADP_c2 + SACCHAROPIN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v_dielTransfer</text:p>
          </table:table-cell>
          <table:table-cell office:value-type="string" calcext:value-type="string">
            <text:p>NITRATE_v1 &lt;=&gt; NITR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6202577220226571, -0.007618215007725976, -0.005607528248966936, -0.001957290779150935, -0.00308481033617099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P_pc2</text:p>
          </table:table-cell>
          <table:table-cell office:value-type="string" calcext:value-type="string">
            <text:p>0.5 GMP_p2 + 0.37 PROTON_c2 + 0.5 bGMP_p2 &lt;=&gt; 0.75 GMP_c2 + 0.06 aGMP_c2 + 0.19 bG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MP_pc1</text:p>
          </table:table-cell>
          <table:table-cell office:value-type="string" calcext:value-type="string">
            <text:p>0.5 GMP_p1 + 0.37 PROTON_c1 + 0.5 bGMP_p1 &lt;=&gt; 0.75 GMP_c1 + 0.06 aGMP_c1 + 0.19 bG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707296391410282e-21, 0.0, 5.707296391410282e-21, 1.4268240978525705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ISOCITRATE_mc2</text:p>
          </table:table-cell>
          <table:table-cell office:value-type="string" calcext:value-type="string">
            <text:p>CIT_m2 + THREO_DS_ISO_CITRATE_c2 &lt;=&gt; CIT_c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ISOCITRATE_mc1</text:p>
          </table:table-cell>
          <table:table-cell office:value-type="string" calcext:value-type="string">
            <text:p>CIT_m1 + THREO_DS_ISO_CITRATE_c1 &lt;=&gt; CIT_c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pc2</text:p>
          </table:table-cell>
          <table:table-cell office:value-type="string" calcext:value-type="string">
            <text:p>GLC_p2 &lt;=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pc1</text:p>
          </table:table-cell>
          <table:table-cell office:value-type="string" calcext:value-type="string">
            <text:p>GLC_p1 &lt;=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ROTON_vc1</text:p>
          </table:table-cell>
          <table:table-cell office:value-type="string" calcext:value-type="string">
            <text:p>PROTON_v1 + TYR_c1 --&gt; PROTON_c1 + TY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55e-05, 7.655695213978029e-06, 5.951712090230492e-06, 4.211546813163872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ROTON_vc2</text:p>
          </table:table-cell>
          <table:table-cell office:value-type="string" calcext:value-type="string">
            <text:p>PROTON_v2 + TYR_c2 --&gt; PROTON_c2 + TY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6PDEHYDROG_RXN_p1</text:p>
          </table:table-cell>
          <table:table-cell office:value-type="string" calcext:value-type="string">
            <text:p>GLC_6_P_p1 + NADP_p1 --&gt; D_6_P_GLUCONO_DELTA_LACTONE_p1 + NADPH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GLU_AMINOTRANSFORASE_RXN_m2</text:p>
          </table:table-cell>
          <table:table-cell office:value-type="string" calcext:value-type="string">
            <text:p>2_KETOGLUTARATE_m2 + L_ORNITHINE_m2 &lt;=&gt; GLT_m2 + L_GLUTAMATE_GAMMA_SEMIALDEHYD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FOLATEREDUCT_RXN_m1</text:p>
          </table:table-cell>
          <table:table-cell office:value-type="string" calcext:value-type="string">
            <text:p>DIHYDROFOLATE_m1 + NADPH_m1 + PROTON_m1 --&gt; NADP_m1 + THF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FOLATEREDUCT_RXN_m2</text:p>
          </table:table-cell>
          <table:table-cell office:value-type="string" calcext:value-type="string">
            <text:p>DIHYDROFOLATE_m2 + NADPH_m2 + PROTON_m2 --&gt; NADP_m2 + THF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x1</text:p>
          </table:table-cell>
          <table:table-cell office:value-type="string" calcext:value-type="string">
            <text:p>2_KETOGLUTARATE_x1 + L_ASPARTATE_x1 &lt;=&gt; GLT_x1 + OXALACETIC_ACID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pc2</text:p>
          </table:table-cell>
          <table:table-cell office:value-type="string" calcext:value-type="string">
            <text:p>WATER_p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8431213140375272, 0.0038563613259052537, 0.018892535160576512, 0.010057766629332509, 0.02500497653310079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pc1</text:p>
          </table:table-cell>
          <table:table-cell office:value-type="string" calcext:value-type="string">
            <text:p>WATER_p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9399201284725114, -2.3490488625906005, -1.7816318415499846, -0.6769154017246409, -1.11805817449156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XYMETVALDEHYDRAT_RXN_p2</text:p>
          </table:table-cell>
          <table:table-cell office:value-type="string" calcext:value-type="string">
            <text:p>1_KETO_2_METHYLVALERATE_p2 --&gt; 2_KETO_3_METHYL_VALER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184_c1</text:p>
          </table:table-cell>
          <table:table-cell office:value-type="string" calcext:value-type="string">
            <text:p>Heteroglycans_c1 + 0.7 Pi_c1 + 0.3 aPi_c1 &lt;=&gt; GLC_1_P_c1 + 0.3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PROPCOA_FAD_RXN_m2</text:p>
          </table:table-cell>
          <table:table-cell office:value-type="string" calcext:value-type="string">
            <text:p>ISOBUTYRYL_COA_m2 + UBIQUINONE_mi2 --&gt; METHACR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PROPCOA_FAD_RXN_m1</text:p>
          </table:table-cell>
          <table:table-cell office:value-type="string" calcext:value-type="string">
            <text:p>ISOBUTYRYL_COA_m1 + UBIQUINONE_mi1 --&gt; METHACR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SYNTHASE_FERREDOXIN_RXN_p2</text:p>
          </table:table-cell>
          <table:table-cell office:value-type="string" calcext:value-type="string">
            <text:p>2_KETOGLUTARATE_p2 + GLN_p2 + 2.0 PROTON_p2 + 2.0 Reduced_ferredoxins_p2 --&gt; 2.0 GLT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ROTON_vc1</text:p>
          </table:table-cell>
          <table:table-cell office:value-type="string" calcext:value-type="string">
            <text:p>PHE_c1 + PROTON_v1 --&gt; PH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5527762997466336, 0.0001907172339877467, 0.00010428299309234347, 8.107197758603271e-05, 5.73681024322073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ROTON_vc2</text:p>
          </table:table-cell>
          <table:table-cell office:value-type="string" calcext:value-type="string">
            <text:p>PHE_c2 + PROTON_v2 --&gt; PH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CITRULLINE_mc2</text:p>
          </table:table-cell>
          <table:table-cell office:value-type="string" calcext:value-type="string">
            <text:p>L_CITRULLINE_c2 + L_ORNITHINE_m2 &lt;=&gt; L_CITRULLINE_m2 + L_ORNITH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CITRULLINE_mc1</text:p>
          </table:table-cell>
          <table:table-cell office:value-type="string" calcext:value-type="string">
            <text:p>L_CITRULLINE_c1 + L_ORNITHINE_m1 &lt;=&gt; L_CITRULLINE_m1 + L_ORNITH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_RXN_p2</text:p>
          </table:table-cell>
          <table:table-cell office:value-type="string" calcext:value-type="string">
            <text:p>FORMATE_p2 + NAD_p2 --&gt; CARBON_DIOXIDE_p2 + NAD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_RXN_p1</text:p>
          </table:table-cell>
          <table:table-cell office:value-type="string" calcext:value-type="string">
            <text:p>FORMATE_p1 + NAD_p1 --&gt; CARBON_DIOXIDE_p1 + NAD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oquinol_Oxidase_p1</text:p>
          </table:table-cell>
          <table:table-cell office:value-type="string" calcext:value-type="string">
            <text:p>OXYGEN_MOLECULE_p1 + 2.0 PLASTOQUINOL_1_p1 --&gt; 2.0 PLASTOQUINONE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oquinol_Oxidase_p2</text:p>
          </table:table-cell>
          <table:table-cell office:value-type="string" calcext:value-type="string">
            <text:p>OXYGEN_MOLECULE_p2 + 2.0 PLASTOQUINOL_1_p2 --&gt; 2.0 PLASTOQUINONE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ROTON_vc1</text:p>
          </table:table-cell>
          <table:table-cell office:value-type="string" calcext:value-type="string">
            <text:p>PROTON_v1 + VAL_c1 --&gt; PROTON_c1 + V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315546567999196, 0.00016157987642638464, 8.835086785244036e-05, 6.868598000344014e-05, 4.860353051475036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ROTON_vc2</text:p>
          </table:table-cell>
          <table:table-cell office:value-type="string" calcext:value-type="string">
            <text:p>PROTON_v2 + VAL_c2 --&gt; PROTON_c2 + V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tx1</text:p>
          </table:table-cell>
          <table:table-cell office:value-type="string" calcext:value-type="string">
            <text:p><text:s/>--&gt; AMMONIUM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tx2</text:p>
          </table:table-cell>
          <table:table-cell office:value-type="string" calcext:value-type="string">
            <text:p><text:s/>--&gt; AMMONIUM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DEHYDROGENASE_UBIQUINONE_RXN_mc1</text:p>
          </table:table-cell>
          <table:table-cell office:value-type="string" calcext:value-type="string">
            <text:p>SUC_m1 + UBIQUINONE_mc1 --&gt; FUM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DEHYDROGENASE_UBIQUINONE_RXN_mc2</text:p>
          </table:table-cell>
          <table:table-cell office:value-type="string" calcext:value-type="string">
            <text:p>SUC_m2 + UBIQUINONE_mc2 --&gt; FUM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MP_mc2</text:p>
          </table:table-cell>
          <table:table-cell office:value-type="string" calcext:value-type="string">
            <text:p>DTMP_m2 &lt;=&gt; DT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MP_mc1</text:p>
          </table:table-cell>
          <table:table-cell office:value-type="string" calcext:value-type="string">
            <text:p>DTMP_m1 &lt;=&gt; DT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ISMATEMUT_RXN_p2</text:p>
          </table:table-cell>
          <table:table-cell office:value-type="string" calcext:value-type="string">
            <text:p>CHORISMATE_p2 --&gt; PREPHEN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INE_TRNA_LIGASE_RXN_c2</text:p>
          </table:table-cell>
          <table:table-cell office:value-type="string" calcext:value-type="string">
            <text:p>0.65 ATP_c2 + GLY_c2 + GLY_tRNAs_c2 + PROTON_c2 + 0.35 aATP_c2 --&gt; AMP_c2 + Charged_GLY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7.601748662692753e-22, -3.642918356165753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ER_biomass1</text:p>
          </table:table-cell>
          <table:table-cell office:value-type="string" calcext:value-type="string">
            <text:p>sSER_b1 &lt;--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ER_biomass2</text:p>
          </table:table-cell>
          <table:table-cell office:value-type="string" calcext:value-type="string">
            <text:p>sSER_b2 &lt;--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LYS_mc2</text:p>
          </table:table-cell>
          <table:table-cell office:value-type="string" calcext:value-type="string">
            <text:p>ARG_m2 + LYS_c2 &lt;=&gt; ARG_c2 + LYS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BUTYRYL_COA_DEHYDRATASE_RXN_x2</text:p>
          </table:table-cell>
          <table:table-cell office:value-type="string" calcext:value-type="string">
            <text:p>CROTONYL_COA_x2 + WATER_x2 --&gt; CPD_650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GLUTKIN_RXN_p2</text:p>
          </table:table-cell>
          <table:table-cell office:value-type="string" calcext:value-type="string">
            <text:p>ACETYL_GLU_p2 + 0.9 ATP_p2 + 0.1 PROTON_p2 + 0.1 aATP_p2 --&gt; 0.8 ADP_p2 + N_ACETYL_GLUTAMYL_P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21_c2</text:p>
          </table:table-cell>
          <table:table-cell office:value-type="string" calcext:value-type="string">
            <text:p>FERULIC_ACID_c2 + NADPH_c2 + OXYGEN_MOLECULE_c2 + PROTON_c2 --&gt; 5_HYDROXY_FERULIC_ACID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21_c1</text:p>
          </table:table-cell>
          <table:table-cell office:value-type="string" calcext:value-type="string">
            <text:p>FERULIC_ACID_c1 + NADPH_c1 + OXYGEN_MOLECULE_c1 + PROTON_c1 --&gt; 5_HYDROXY_FERULIC_ACID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1_p1</text:p>
          </table:table-cell>
          <table:table-cell office:value-type="string" calcext:value-type="string">
            <text:p>D_RIBULOSE_15_P2_p1 + OXYGEN_MOLECULE_p1 --&gt; CPD_67_p1 + G3P_p1 + 2.0 PROTON_p1 + 3 rubisco_b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5988178514902966, 0.7296836616813928, 0.546799331181061, 0.19969117651529714, 0.313881290954520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1_p2</text:p>
          </table:table-cell>
          <table:table-cell office:value-type="string" calcext:value-type="string">
            <text:p>D_RIBULOSE_15_P2_p2 + OXYGEN_MOLECULE_p2 --&gt; CPD_67_p2 + G3P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8_PERIOD_11_RXN_r2</text:p>
          </table:table-cell>
          <table:table-cell office:value-type="string" calcext:value-type="string">
            <text:p>CDPDIACYLGLYCEROL_p2 + MYO_INOSITOL_c2 --&gt; CMP_p2 + L_1_phosphatidyl_inositols_r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8_PERIOD_11_RXN_r1</text:p>
          </table:table-cell>
          <table:table-cell office:value-type="string" calcext:value-type="string">
            <text:p>CDPDIACYLGLYCEROL_p1 + MYO_INOSITOL_c1 --&gt; CMP_p1 + L_1_phosphatidyl_inositols_r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E_biomass2</text:p>
          </table:table-cell>
          <table:table-cell office:value-type="string" calcext:value-type="string">
            <text:p>ILE_c2 --&gt; sILE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E_biomass1</text:p>
          </table:table-cell>
          <table:table-cell office:value-type="string" calcext:value-type="string">
            <text:p>ILE_c1 --&gt; sILE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ININE_TRNA_LIGASE_RXN_c1</text:p>
          </table:table-cell>
          <table:table-cell office:value-type="string" calcext:value-type="string">
            <text:p>ARG_c1 + ARG_tRNAs_c1 + 0.65 ATP_c1 + PROTON_c1 + 0.35 aATP_c1 --&gt; AMP_c1 + Charged_ARG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4741408999142523e-20, 0.0, 8.685352249785631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ININE_TRNA_LIGASE_RXN_c2</text:p>
          </table:table-cell>
          <table:table-cell office:value-type="string" calcext:value-type="string">
            <text:p>ARG_c2 + ARG_tRNAs_c2 + 0.65 ATP_c2 + PROTON_c2 + 0.35 aATP_c2 --&gt; AMP_c2 + Charged_ARG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5557910912939116e-20, -1.5557910912939116e-20, 8.685352249785631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ROTON_vc1</text:p>
          </table:table-cell>
          <table:table-cell office:value-type="string" calcext:value-type="string">
            <text:p>MET_c1 + PROTON_v1 --&gt; MET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064853e-05, 1.4001065486969748e-05, 7.655695213978058e-06, 5.9517120902304935e-06, 4.2115468131520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ROTON_vc2</text:p>
          </table:table-cell>
          <table:table-cell office:value-type="string" calcext:value-type="string">
            <text:p>MET_c2 + PROTON_v2 --&gt; MET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NYL_KIN_RXN_p2</text:p>
          </table:table-cell>
          <table:table-cell office:value-type="string" calcext:value-type="string">
            <text:p>0.9 ATP_p2 + 0.5 GMP_p2 + 1.4 PROTON_c2 + 0.1 aATP_p2 + 0.5 bGMP_p2 --&gt; 0.8 ADP_p2 + 0.2 GDP_p2 + 0.2 aADP_p2 + 0.8 aG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INOPIMDECARB_RXN_p2</text:p>
          </table:table-cell>
          <table:table-cell office:value-type="string" calcext:value-type="string">
            <text:p>MESO_DIAMINOPIMELATE_p2 + PROTON_p2 --&gt; CARBON_DIOXIDE_p2 + LY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4_RXN_m2</text:p>
          </table:table-cell>
          <table:table-cell office:value-type="string" calcext:value-type="string">
            <text:p>0.79 CTP_m2 + 0.96 PHOSPHORYL_ETHANOLAMINE_m2 + 2.3 PROTON_m2 + 0.21 aCTP_m2 + 0.04 aPHOSPHORYL_ETHANOLAMINE_m2 --&gt; CDP_ETHANOLAMINE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832_p2</text:p>
          </table:table-cell>
          <table:table-cell office:value-type="string" calcext:value-type="string">
            <text:p>0.9 ATP_p2 + CMP_p2 + 0.31 PROTON_c2 + 0.1 aATP_p2 --&gt; 0.8 ADP_p2 + 0.79 CDP_p2 + 0.2 aADP_p2 + 0.21 a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832_p1</text:p>
          </table:table-cell>
          <table:table-cell office:value-type="string" calcext:value-type="string">
            <text:p>0.9 ATP_p1 + CMP_p1 + 0.31 PROTON_c1 + 0.1 aATP_p1 --&gt; 0.8 ADP_p1 + 0.79 CDP_p1 + 0.2 aADP_p1 + 0.21 a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ylan_biomass1</text:p>
          </table:table-cell>
          <table:table-cell office:value-type="string" calcext:value-type="string">
            <text:p>Xylan_b1 &lt;-- XYLA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ylan_biomass2</text:p>
          </table:table-cell>
          <table:table-cell office:value-type="string" calcext:value-type="string">
            <text:p>Xylan_b2 &lt;-- XYLA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2_PERIOD_1_PERIOD_48_RXN_c2</text:p>
          </table:table-cell>
          <table:table-cell office:value-type="string" calcext:value-type="string">
            <text:p>SUCROSE_c2 + WATER_c2 --&gt; FRU_c2 +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5_p2</text:p>
          </table:table-cell>
          <table:table-cell office:value-type="string" calcext:value-type="string">
            <text:p>CPD_14553_c2 + D_Galactosyl_12_diacyl_glycerols_p2 --&gt; Galactosyl_galactosyl_diacyl_glycerols_p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5_p1</text:p>
          </table:table-cell>
          <table:table-cell office:value-type="string" calcext:value-type="string">
            <text:p>CPD_14553_c1 + D_Galactosyl_12_diacyl_glycerols_p1 --&gt; Galactosyl_galactosyl_diacyl_glycerols_p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2_PERIOD_1_PERIOD_48_RXN_c1</text:p>
          </table:table-cell>
          <table:table-cell office:value-type="string" calcext:value-type="string">
            <text:p>SUCROSE_c1 + WATER_c1 --&gt; FRU_c1 +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7925629026621408, 0.009734525480694624, 0.0076039682431167065, 0.0021112494154144506, 0.00418309080058806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3_c2</text:p>
          </table:table-cell>
          <table:table-cell office:value-type="string" calcext:value-type="string">
            <text:p>COUMARATE_c2 + NADPH_c2 + OXYGEN_MOLECULE_c2 + PROTON_c2 --&gt; CPD_676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03_c1</text:p>
          </table:table-cell>
          <table:table-cell office:value-type="string" calcext:value-type="string">
            <text:p>COUMARATE_c1 + NADPH_c1 + OXYGEN_MOLECULE_c1 + PROTON_c1 --&gt; CPD_676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GLYPSYN_RXN_p2</text:p>
          </table:table-cell>
          <table:table-cell office:value-type="string" calcext:value-type="string">
            <text:p>CDPDIACYLGLYCEROL_p2 + GLYCEROL_3P_p2 --&gt; CMP_p2 + 0.97 L_1_PHOSPHATIDYL_GLYCEROL_P_p2 + 0.97 PROTON_p2 + 0.03 aL_1_PHOSPHATIDYL_GLYCEROL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GLYPSYN_RXN_m1</text:p>
          </table:table-cell>
          <table:table-cell office:value-type="string" calcext:value-type="string">
            <text:p>CDPDIACYLGLYCEROL_m1 + GLYCEROL_3P_m1 --&gt; CMP_m1 + 0.97 L_1_PHOSPHATIDYL_GLYCEROL_P_m1 + 0.97 PROTON_m1 + 0.03 aL_1_PHOSPHATIDYL_GLYCEROL_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GLYPSYN_RXN_m2</text:p>
          </table:table-cell>
          <table:table-cell office:value-type="string" calcext:value-type="string">
            <text:p>CDPDIACYLGLYCEROL_m2 + GLYCEROL_3P_m2 --&gt; CMP_m2 + 0.97 L_1_PHOSPHATIDYL_GLYCEROL_P_m2 + 0.97 PROTON_m2 + 0.03 aL_1_PHOSPHATIDYL_GLYCEROL_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2_p1</text:p>
          </table:table-cell>
          <table:table-cell office:value-type="string" calcext:value-type="string">
            <text:p>2.0 CPD_318_p1 + NADPH_p1 + PROTON_p1 --&gt; 2.0 ASCORBATE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2_p2</text:p>
          </table:table-cell>
          <table:table-cell office:value-type="string" calcext:value-type="string">
            <text:p>2.0 CPD_318_p2 + NADPH_p2 + PROTON_p2 --&gt; 2.0 ASCORB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GLYPSYN_RXN_p1</text:p>
          </table:table-cell>
          <table:table-cell office:value-type="string" calcext:value-type="string">
            <text:p>CDPDIACYLGLYCEROL_p1 + GLYCEROL_3P_p1 --&gt; CMP_p1 + 0.97 L_1_PHOSPHATIDYL_GLYCEROL_P_p1 + 0.97 PROTON_p1 + 0.03 aL_1_PHOSPHATIDYL_GLYCEROL_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1PADENYLTRANS_RXN_p2</text:p>
          </table:table-cell>
          <table:table-cell office:value-type="string" calcext:value-type="string">
            <text:p>0.9 ATP_p2 + GLC_1_P_p2 + 0.45 PROTON_p2 + 0.1 aATP_p2 --&gt; ADP_D_GLUCOSE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ROTON_vc1</text:p>
          </table:table-cell>
          <table:table-cell office:value-type="string" calcext:value-type="string">
            <text:p>PROTON_v1 + SER_c1 --&gt; PROTON_c1 + SE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ROTON_vc2</text:p>
          </table:table-cell>
          <table:table-cell office:value-type="string" calcext:value-type="string">
            <text:p>PROTON_v2 + SER_c2 --&gt; PROTON_c2 + SE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c2</text:p>
          </table:table-cell>
          <table:table-cell office:value-type="string" calcext:value-type="string">
            <text:p>0.65 PPI_c2 + WATER_c2 + 0.35 aPPI_c2 --&gt; 0.75 PROTON_c2 + 1.4 Pi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GLU_mc1</text:p>
          </table:table-cell>
          <table:table-cell office:value-type="string" calcext:value-type="string">
            <text:p>GLN_m1 + GLT_c1 &lt;=&gt; GLN_c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9386619986548, 0.36481443415398157, 0.27341373551407766, 0.09980813153267447, 0.15694838561581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GLU_mc2</text:p>
          </table:table-cell>
          <table:table-cell office:value-type="string" calcext:value-type="string">
            <text:p>GLN_m2 + GLT_c2 &lt;=&gt; GLN_c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667016007751446, 0.0008192516078759753, 0.0004479616654383949, 0.0003482556169796489, 0.000246432423413881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OHOL_DEHYDROG_RXN_c1</text:p>
          </table:table-cell>
          <table:table-cell office:value-type="string" calcext:value-type="string">
            <text:p>ETOH_c1 + NAD_c1 &lt;=&gt; ACETALD_c1 + NAD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OHOL_DEHYDROG_RXN_c2</text:p>
          </table:table-cell>
          <table:table-cell office:value-type="string" calcext:value-type="string">
            <text:p>ETOH_c2 + NAD_c2 &lt;=&gt; ACETALD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mass_tx2</text:p>
          </table:table-cell>
          <table:table-cell office:value-type="string" calcext:value-type="string">
            <text:p>0.88 Ca_b2 + 1.8 K_b2 + 0.58 Mg_b2 + 0.2326035201 pALA_b2 + 0.1771733159 pARG_b2 + 0.1447158566 pASN_b2 + 0.3855539754 pASP_b2 + 0.1325494187 pGLN_b2 + 0.2261465373 pGLU_b2 + 0.2309411553 pGLY_b2 + 0.1673732646 pHIS_b2 + 0.1454255314 pILE_b2 + 0.0053400685 pLEU_b2 + 0.3415370304 pLYS_b2 + 0.1420323181 pMET_b2 + 0.1980982902 pPHE_b2 + 0.3368402626 pSER_b2 + 0.2365218861 pTHR_b2 + 0.2071316851 pTYR_b2 + 0.158571619 pVAL_b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3.2916387955268674e-21, 0.0, 5.434067130579765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_RXN_m2</text:p>
          </table:table-cell>
          <table:table-cell office:value-type="string" calcext:value-type="string">
            <text:p>FORMATE_m2 + NAD_m2 --&gt;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03_p1</text:p>
          </table:table-cell>
          <table:table-cell office:value-type="string" calcext:value-type="string">
            <text:p>2.0 Reduced_ferredoxins_p1 + Stearoyl_ACPs_p1 --&gt; Oleoyl_ACPs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03_p2</text:p>
          </table:table-cell>
          <table:table-cell office:value-type="string" calcext:value-type="string">
            <text:p>2.0 Reduced_ferredoxins_p2 + Stearoyl_ACPs_p2 --&gt; Oleoyl_ACPs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REDUCT_NADPH_RXN_p2</text:p>
          </table:table-cell>
          <table:table-cell office:value-type="string" calcext:value-type="string">
            <text:p>NADPH_p2 + 0.91 OXIDIZED_GLUTATHIONE_p2 + 1.09 PROTON_p2 + 0.09 bOXIDIZED_GLUTATHIONE_p2 --&gt; 2.0 GLUTATHION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PROTON_vc1</text:p>
          </table:table-cell>
          <table:table-cell office:value-type="string" calcext:value-type="string">
            <text:p>GLN_c1 + PROTON_v1 --&gt; GLN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D_RXN_c2</text:p>
          </table:table-cell>
          <table:table-cell office:value-type="string" calcext:value-type="string">
            <text:p>2.0 NAD_c2 + UDP_GLUCOSE_c2 + WATER_c2 --&gt; 2.0 NADH_c2 + 3.0 PROTON_c2 + UDP_GLUCUR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GD_RXN_c1</text:p>
          </table:table-cell>
          <table:table-cell office:value-type="string" calcext:value-type="string">
            <text:p>2.0 NAD_c1 + UDP_GLUCOSE_c1 + WATER_c1 --&gt; 2.0 NADH_c1 + 3.0 PROTON_c1 + UDP_GLUCUR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1213_m1</text:p>
          </table:table-cell>
          <table:table-cell office:value-type="string" calcext:value-type="string">
            <text:p>CH3_MALONATE_S_ALD_m1 + CO_A_m1 + NAD_m1 + WATER_m1 --&gt; HCO3_m1 + NADH_m1 + PROPIONYL_COA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P_biomass1</text:p>
          </table:table-cell>
          <table:table-cell office:value-type="string" calcext:value-type="string">
            <text:p>ASP_tRNAs_c1 + 2.0 PROTON_c1 + pASP_b1 &lt;-- Charged_ASP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P_biomass2</text:p>
          </table:table-cell>
          <table:table-cell office:value-type="string" calcext:value-type="string">
            <text:p>ASP_tRNAs_c2 + 2.0 PROTON_c2 + pASP_b2 &lt;-- Charged_ASP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2691044231962514e-21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1_PERIOD_90_RXN_c1</text:p>
          </table:table-cell>
          <table:table-cell office:value-type="string" calcext:value-type="string">
            <text:p>FRUCTOSE_6P_c1 + 0.65 PPI_c1 + 0.35 aPPI_c1 &lt;=&gt; FRUCTOSE_16_DIPHOSPHATE_c1 + 1.05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MAL_pc1</text:p>
          </table:table-cell>
          <table:table-cell office:value-type="string" calcext:value-type="string">
            <text:p>MAL_c1 + OXALACETIC_ACID_p1 &lt;=&gt; MAL_p1 +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2696182936295232, -0.31473437442500446, -0.26276008606279755, -0.11210589192988003, -0.2446356212723942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MAL_pc2</text:p>
          </table:table-cell>
          <table:table-cell office:value-type="string" calcext:value-type="string">
            <text:p>MAL_c2 + OXALACETIC_ACID_p2 &lt;=&gt; MAL_p2 +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13494365024504894, -0.0001657423527338341, -9.062688391528169e-05, -7.045540680795019e-05, -4.985561121125134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REDUCT_RXN_NAD_c2</text:p>
          </table:table-cell>
          <table:table-cell office:value-type="string" calcext:value-type="string">
            <text:p>L_DELTA1_PYRROLINE_5_CARBOXYLATE_c2 + NADH_c2 + PROTON_c2 --&gt; NAD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8_p2</text:p>
          </table:table-cell>
          <table:table-cell office:value-type="string" calcext:value-type="string">
            <text:p>Hex_2_enoyl_ACPs_p2 + NADH_p2 + PROTON_p2 --&gt; Hex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8_p1</text:p>
          </table:table-cell>
          <table:table-cell office:value-type="string" calcext:value-type="string">
            <text:p>Hex_2_enoyl_ACPs_p1 + NADH_p1 + PROTON_p1 --&gt; Hex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82_p1</text:p>
          </table:table-cell>
          <table:table-cell office:value-type="string" calcext:value-type="string">
            <text:p>CPD_659_p1 + NADP_p1 --&gt; CARBON_DIOXIDE_p1 + NADPH_p1 + TY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82_p2</text:p>
          </table:table-cell>
          <table:table-cell office:value-type="string" calcext:value-type="string">
            <text:p>CPD_659_p2 + NADP_p2 --&gt; CARBON_DIOXIDE_p2 + NADPH_p2 + TY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MP_mc1</text:p>
          </table:table-cell>
          <table:table-cell office:value-type="string" calcext:value-type="string">
            <text:p>AMP_c1 + 0.9 ATP_m1 + 0.35 PROTON_c1 + 0.1 aATP_m1 &lt;=&gt; AMP_m1 + 0.65 ATP_c1 + 0.1 PROTON_m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7209937369844493, 0.00021137826825572403, 0.00016511473952075917, 6.723826731108772e-05, 9.08328291001400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YL_CHOLINE_mc2</text:p>
          </table:table-cell>
          <table:table-cell office:value-type="string" calcext:value-type="string">
            <text:p>PHOSPHORYL_CHOLINE_m2 + 0.06 PROTON_c2 &lt;=&gt; 0.94 PHOSPHORYL_CHOLINE_c2 + 0.06 aPHOSPHORYL_CHO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OSE_BISPHOSPHATE_CARBOXYLASE_RXN_p2</text:p>
          </table:table-cell>
          <table:table-cell office:value-type="string" calcext:value-type="string">
            <text:p>CARBON_DIOXIDE_p2 + D_RIBULOSE_15_P2_p2 + WATER_p2 --&gt; 2.0 G3P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YL_CHOLINE_mc1</text:p>
          </table:table-cell>
          <table:table-cell office:value-type="string" calcext:value-type="string">
            <text:p>PHOSPHORYL_CHOLINE_m1 + 0.06 PROTON_c1 &lt;=&gt; 0.94 PHOSPHORYL_CHOLINE_c1 + 0.06 aPHOSPHORYL_CHOL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biomass2</text:p>
          </table:table-cell>
          <table:table-cell office:value-type="string" calcext:value-type="string">
            <text:p>Glycerol_b2 &lt;--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biomass1</text:p>
          </table:table-cell>
          <table:table-cell office:value-type="string" calcext:value-type="string">
            <text:p>Glycerol_b1 &lt;--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737_p2</text:p>
          </table:table-cell>
          <table:table-cell office:value-type="string" calcext:value-type="string">
            <text:p>DELTA1_PIPERIDEINE_2_6_DICARBOXYLATE_p2 + GLT_p2 + PROTON_p2 + WATER_p2 --&gt; 2_KETOGLUTARATE_p2 + LL_DIAMINOPIMEL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ROTON_rev_vc2</text:p>
          </table:table-cell>
          <table:table-cell office:value-type="string" calcext:value-type="string">
            <text:p>GLY_v2 + PROTON_v2 --&gt; GLY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47242554903467, 0.0003027257645717178, 0.0001655285584607175, 0.0001286856771510668, 9.1060478949390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ROTON_rev_vc1</text:p>
          </table:table-cell>
          <table:table-cell office:value-type="string" calcext:value-type="string">
            <text:p>GLY_v1 + PROTON_v1 --&gt; GLY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_CLEAV_RXN_x2</text:p>
          </table:table-cell>
          <table:table-cell office:value-type="string" calcext:value-type="string">
            <text:p>THREO_DS_ISO_CITRATE_x2 --&gt; GLYOX_x2 + SUC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v_dielTransfer</text:p>
          </table:table-cell>
          <table:table-cell office:value-type="string" calcext:value-type="string">
            <text:p>GLN_v1 --&gt; GLN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1_PHOSPHATE_SYNTHASE_RXN_c2</text:p>
          </table:table-cell>
          <table:table-cell office:value-type="string" calcext:value-type="string">
            <text:p>GLC_6_P_c2 --&gt; 1_L_MYO_INOSITOL_1_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1_PHOSPHATE_SYNTHASE_RXN_c1</text:p>
          </table:table-cell>
          <table:table-cell office:value-type="string" calcext:value-type="string">
            <text:p>GLC_6_P_c1 --&gt; 1_L_MYO_INOSITOL_1_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_CLEAV_RXN_x1</text:p>
          </table:table-cell>
          <table:table-cell office:value-type="string" calcext:value-type="string">
            <text:p>THREO_DS_ISO_CITRATE_x1 --&gt; GLYOX_x1 + SUC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BUTYRYL_COA_xc2</text:p>
          </table:table-cell>
          <table:table-cell office:value-type="string" calcext:value-type="string">
            <text:p>ISOBUTYRYL_COA_x2 &lt;=&gt; ISO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BUTYRYL_COA_xc1</text:p>
          </table:table-cell>
          <table:table-cell office:value-type="string" calcext:value-type="string">
            <text:p>ISOBUTYRYL_COA_x1 &lt;=&gt; ISO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8_p2</text:p>
          </table:table-cell>
          <table:table-cell office:value-type="string" calcext:value-type="string">
            <text:p>Stearoyl_ACPs_p2 + WATER_p2 --&gt; ACP_p2 + PROTON_p2 + STEARIC_ACI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48_p1</text:p>
          </table:table-cell>
          <table:table-cell office:value-type="string" calcext:value-type="string">
            <text:p>Stearoyl_ACPs_p1 + WATER_p1 --&gt; ACP_p1 + PROTON_p1 + STEARIC_ACI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DIGLYSYN_RXN_p1</text:p>
          </table:table-cell>
          <table:table-cell office:value-type="string" calcext:value-type="string">
            <text:p>0.79 CTP_p1 + L_PHOSPHATIDATE_p1 + 0.34 PROTON_p1 + 0.21 aCTP_p1 --&gt; CDPDIACYLGLYCEROL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DIGLYSYN_RXN_p2</text:p>
          </table:table-cell>
          <table:table-cell office:value-type="string" calcext:value-type="string">
            <text:p>0.79 CTP_p2 + L_PHOSPHATIDATE_p2 + 0.34 PROTON_p2 + 0.21 aCTP_p2 --&gt; CDPDIACYLGLYCEROL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ttyAcid_biomass2</text:p>
          </table:table-cell>
          <table:table-cell office:value-type="string" calcext:value-type="string">
            <text:p>AMP_c2 + FattyAcid_b2 + 0.65 PPI_c2 + 0.35 aPPI_c2 &lt;-- 0.65 ATP_c2 + PALMITATE_c2 + WATER_c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IBULOKINASE_RXN_p2</text:p>
          </table:table-cell>
          <table:table-cell office:value-type="string" calcext:value-type="string">
            <text:p>0.9 ATP_p2 + RIBULOSE_5P_p2 + 0.1 aATP_p2 --&gt; 0.8 ADP_p2 + D_RIBULOSE_15_P2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trienoate_biosynthesis_p2</text:p>
          </table:table-cell>
          <table:table-cell office:value-type="string" calcext:value-type="string">
            <text:p>WATER_p2 + hexadecatrienoate_ACP_p2 --&gt; ACP_p2 + CPD_17291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trienoate_biosynthesis_p1</text:p>
          </table:table-cell>
          <table:table-cell office:value-type="string" calcext:value-type="string">
            <text:p>WATER_p1 + hexadecatrienoate_ACP_p1 --&gt; ACP_p1 + CPD_17291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PPHOSPHA_RXN_p1</text:p>
          </table:table-cell>
          <table:table-cell office:value-type="string" calcext:value-type="string">
            <text:p>0.97 L_1_PHOSPHATIDYL_GLYCEROL_P_p1 + WATER_p1 + 0.03 aL_1_PHOSPHATIDYL_GLYCEROL_P_p1 --&gt; L_1_PHOSPHATIDYL_GLYCEROL_p1 + 0.03 PROTON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PPHOSPHA_RXN_p2</text:p>
          </table:table-cell>
          <table:table-cell office:value-type="string" calcext:value-type="string">
            <text:p>0.97 L_1_PHOSPHATIDYL_GLYCEROL_P_p2 + WATER_p2 + 0.03 aL_1_PHOSPHATIDYL_GLYCEROL_P_p2 --&gt; L_1_PHOSPHATIDYL_GLYCEROL_p2 + 0.03 PROTON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v_dielTransfer</text:p>
          </table:table-cell>
          <table:table-cell office:value-type="string" calcext:value-type="string">
            <text:p>0.7 MAL_v1 + 0.3 aMAL_v1 &lt;=&gt; 0.7 MAL_v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9994185104584113, 0.012275195979091382, 0.008651423215289403, 0.0032435549649260267, 0.00475931615004224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ILEU_RXN_p2</text:p>
          </table:table-cell>
          <table:table-cell office:value-type="string" calcext:value-type="string">
            <text:p>2_KETOGLUTARATE_p2 + ILE_p2 &lt;=&gt; 2_KETO_3_METHYL_VALERATE_p2 + GLT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LEU_RXN_m1</text:p>
          </table:table-cell>
          <table:table-cell office:value-type="string" calcext:value-type="string">
            <text:p>2_KETOGLUTARATE_m1 + LEU_m1 &lt;=&gt; 2K_4CH3_PENTANO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HED_CHAINAMINOTRANSFERLEU_RXN_m2</text:p>
          </table:table-cell>
          <table:table-cell office:value-type="string" calcext:value-type="string">
            <text:p>2_KETOGLUTARATE_m2 + LEU_m2 &lt;=&gt; 2K_4CH3_PENTANOATE_m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_THF_pc2</text:p>
          </table:table-cell>
          <table:table-cell office:value-type="string" calcext:value-type="string">
            <text:p>METHYLENE_THF_p2 &lt;=&gt; METHYLENE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870764784772047e-17, -5.355290763040833e-17, 0.0, 1.3680127999528613e-17, 3.058390470199081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ENE_THF_pc1</text:p>
          </table:table-cell>
          <table:table-cell office:value-type="string" calcext:value-type="string">
            <text:p>METHYLENE_THF_p1 &lt;=&gt; METHYLENE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U_biomass1</text:p>
          </table:table-cell>
          <table:table-cell office:value-type="string" calcext:value-type="string">
            <text:p>LEU_c1 --&gt; sLEU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1483_c2</text:p>
          </table:table-cell>
          <table:table-cell office:value-type="string" calcext:value-type="string">
            <text:p>4.0 FeII_c2 + OXYGEN_MOLECULE_c2 + 4.0 PROTON_c2 --&gt; 4.0 FeIII_c2 + 2.0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1483_c1</text:p>
          </table:table-cell>
          <table:table-cell office:value-type="string" calcext:value-type="string">
            <text:p>4.0 FeII_c1 + OXYGEN_MOLECULE_c1 + 4.0 PROTON_c1 --&gt; 4.0 FeIII_c1 + 2.0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U_biomass2</text:p>
          </table:table-cell>
          <table:table-cell office:value-type="string" calcext:value-type="string">
            <text:p>LEU_c2 --&gt; sLEU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mc1</text:p>
          </table:table-cell>
          <table:table-cell office:value-type="string" calcext:value-type="string">
            <text:p>WATER_m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6937866155554069, 0.7943026207245273, 0.7053681343488502, 0.31672963797532866, 0.591393524885232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BDEPHOS_RXN_p2</text:p>
          </table:table-cell>
          <table:table-cell office:value-type="string" calcext:value-type="string">
            <text:p>FRUCTOSE_16_DIPHOSPHATE_p2 + WATER_p2 --&gt; FRUCTOSE_6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ROTON_rev_vc1</text:p>
          </table:table-cell>
          <table:table-cell office:value-type="string" calcext:value-type="string">
            <text:p>LYS_v1 + PROTON_v1 --&gt; LY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HYDR_RXN_m1</text:p>
          </table:table-cell>
          <table:table-cell office:value-type="string" calcext:value-type="string">
            <text:p>FUM_m1 + WATER_m1 &lt;=&gt; MAL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PROTON_rev_vc2</text:p>
          </table:table-cell>
          <table:table-cell office:value-type="string" calcext:value-type="string">
            <text:p>LYS_v2 + PROTON_v2 --&gt; LY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038574544393855e-05, 7.416781377481935e-05, 4.055449761845128e-05, 3.15279915203863e-05, 2.230981778018069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2_p1</text:p>
          </table:table-cell>
          <table:table-cell office:value-type="string" calcext:value-type="string">
            <text:p>Decanoyl_ACPs_p1 + MALONYL_COA_p1 + PROTON_p1 --&gt; 3_oxo_dodec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2_p2</text:p>
          </table:table-cell>
          <table:table-cell office:value-type="string" calcext:value-type="string">
            <text:p>Decanoyl_ACPs_p2 + MALONYL_COA_p2 + PROTON_p2 --&gt; 3_oxo_dodec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ec2</text:p>
          </table:table-cell>
          <table:table-cell office:value-type="string" calcext:value-type="string">
            <text:p>GLC_e2 + PROTON_e2 --&gt; GLC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ec1</text:p>
          </table:table-cell>
          <table:table-cell office:value-type="string" calcext:value-type="string">
            <text:p>GLC_e1 + PROTON_e1 --&gt; GLC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Polymerisation_c1</text:p>
          </table:table-cell>
          <table:table-cell office:value-type="string" calcext:value-type="string">
            <text:p>1.3 GTP_c1 + 2.0 WATER_c1 + 0.7 aGTP_c1 --&gt; GDP_c1 + 1.1 PROTON_c1 + 1.4 Pi_c1 + Protein_polymerisation_cost_c1 + aGDP_c1 + 0.6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Polymerisation_c2</text:p>
          </table:table-cell>
          <table:table-cell office:value-type="string" calcext:value-type="string">
            <text:p>1.3 GTP_c2 + 2.0 WATER_c2 + 0.7 aGTP_c2 --&gt; GDP_c2 + 1.1 PROTON_c2 + 1.4 Pi_c2 + Protein_polymerisation_cost_c2 + aGDP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GLU_mc2</text:p>
          </table:table-cell>
          <table:table-cell office:value-type="string" calcext:value-type="string">
            <text:p>GLT_c2 + L_ASPARTATE_m2 &lt;=&gt; GLT_m2 +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m1</text:p>
          </table:table-cell>
          <table:table-cell office:value-type="string" calcext:value-type="string">
            <text:p>2_KETOGLUTARATE_m1 + L_ALPHA_ALANINE_m1 &lt;=&gt; GLT_m1 + PYRUV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vc1</text:p>
          </table:table-cell>
          <table:table-cell office:value-type="string" calcext:value-type="string">
            <text:p>AMMONIUM_v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m2</text:p>
          </table:table-cell>
          <table:table-cell office:value-type="string" calcext:value-type="string">
            <text:p>2_KETOGLUTARATE_m2 + L_ALPHA_ALANINE_m2 &lt;=&gt; GLT_m2 + PYRUV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ROTON_vc1</text:p>
          </table:table-cell>
          <table:table-cell office:value-type="string" calcext:value-type="string">
            <text:p>PROTON_v1 + THR_c1 --&gt; PROTON_c1 + TH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876271358790999, 0.0002304499906505056, 0.0001260086164246767, 9.796197273875941e-05, 6.9319790313133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PROTON_vc2</text:p>
          </table:table-cell>
          <table:table-cell office:value-type="string" calcext:value-type="string">
            <text:p>PROTON_v2 + THR_c2 --&gt; PROTON_c2 + TH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mc1</text:p>
          </table:table-cell>
          <table:table-cell office:value-type="string" calcext:value-type="string">
            <text:p>SER_m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92794661081466, 0.3646828241384036, 0.27331421147629614, 0.0997766724830548, 0.156893635507243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mc2</text:p>
          </table:table-cell>
          <table:table-cell office:value-type="string" calcext:value-type="string">
            <text:p>SER_m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078316863478672, 0.00013244252220914258, 7.24187444411107e-05, 5.629998384243587e-05, 3.98389596032777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SUC_mc2</text:p>
          </table:table-cell>
          <table:table-cell office:value-type="string" calcext:value-type="string">
            <text:p>2_KETOGLUTARATE_m2 + SUC_c2 &lt;=&gt; 2_KETOGLUTARATE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REDUCT_RXN_p2</text:p>
          </table:table-cell>
          <table:table-cell office:value-type="string" calcext:value-type="string">
            <text:p>Red_Thioredoxin_p2 + 0.81 UDP_p2 + 0.19 aUDP_p2 --&gt; 0.81 DUDP_p2 + Ox_Thioredoxin_p2 + WATER_p2 + 0.19 aD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REDUCT_RXN_p1</text:p>
          </table:table-cell>
          <table:table-cell office:value-type="string" calcext:value-type="string">
            <text:p>Red_Thioredoxin_p1 + 0.81 UDP_p1 + 0.19 aUDP_p1 --&gt; 0.81 DUDP_p1 + Ox_Thioredoxin_p1 + WATER_p1 + 0.19 aD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YSINE_DEHYDROG_RXN_c1</text:p>
          </table:table-cell>
          <table:table-cell office:value-type="string" calcext:value-type="string">
            <text:p>ALLYSINE_c1 + NAD_c1 + WATER_c1 --&gt; CPD_468_c1 + NADH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YSINE_DEHYDROG_RXN_c2</text:p>
          </table:table-cell>
          <table:table-cell office:value-type="string" calcext:value-type="string">
            <text:p>ALLYSINE_c2 + NAD_c2 + WATER_c2 --&gt; CPD_468_c2 + NAD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2_p2</text:p>
          </table:table-cell>
          <table:table-cell office:value-type="string" calcext:value-type="string">
            <text:p>MALONYL_COA_p2 + PROTON_p2 + Palmitoyl_ACPs_p2 --&gt; 3_oxo_stear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2_p1</text:p>
          </table:table-cell>
          <table:table-cell office:value-type="string" calcext:value-type="string">
            <text:p>MALONYL_COA_p1 + PROTON_p1 + Palmitoyl_ACPs_p1 --&gt; 3_oxo_stear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COASYN_RXN_x1</text:p>
          </table:table-cell>
          <table:table-cell office:value-type="string" calcext:value-type="string">
            <text:p>NAD_x1 + PROPIONYL_COA_x1 --&gt; ACRYLYL_COA_x1 + NADH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COASYN_RXN_x2</text:p>
          </table:table-cell>
          <table:table-cell office:value-type="string" calcext:value-type="string">
            <text:p>NAD_x2 + PROPIONYL_COA_x2 --&gt; ACRYL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7.455560470681882e-20, 0.0, 2.329862647088088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SYRINGONE_BIOSYNTHESIS_c1</text:p>
          </table:table-cell>
          <table:table-cell office:value-type="string" calcext:value-type="string">
            <text:p>0.88 5_HYDROXY_ACETOVANILLONE_c1 + S_ADENOSYLMETHIONINE_c1 + 0.12 a5_HYDROXY_ACETOVANILLONE_c1 --&gt; 0.56 ACETOSYRINGONE_c1 + ADENOSYL_HOMO_CYS_c1 + 0.32 PROTON_c1 + 0.44 aACETOSYRING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SYRINGONE_BIOSYNTHESIS_c2</text:p>
          </table:table-cell>
          <table:table-cell office:value-type="string" calcext:value-type="string">
            <text:p>0.88 5_HYDROXY_ACETOVANILLONE_c2 + S_ADENOSYLMETHIONINE_c2 + 0.12 a5_HYDROXY_ACETOVANILLONE_c2 --&gt; 0.56 ACETOSYRINGONE_c2 + ADENOSYL_HOMO_CYS_c2 + 0.32 PROTON_c2 + 0.44 aACETOSYRING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1_p2</text:p>
          </table:table-cell>
          <table:table-cell office:value-type="string" calcext:value-type="string">
            <text:p>Decanoyl_ACPs_p2 + MALONYL_ACP_p2 + PROTON_p2 --&gt; 3_oxo_dodec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1_p1</text:p>
          </table:table-cell>
          <table:table-cell office:value-type="string" calcext:value-type="string">
            <text:p>Decanoyl_ACPs_p1 + MALONYL_ACP_p1 + PROTON_p1 --&gt; 3_oxo_dodec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RTRANSAM_RXN_p1</text:p>
          </table:table-cell>
          <table:table-cell office:value-type="string" calcext:value-type="string">
            <text:p>3_P_HYDROXYPYRUVATE_p1 + GLT_p1 &lt;=&gt; 2_KETOGLUTARATE_p1 + 3_P_SERI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REDUCT_RXN_p1</text:p>
          </table:table-cell>
          <table:table-cell office:value-type="string" calcext:value-type="string">
            <text:p>0.79 CDP_p1 + Red_Thioredoxin_p1 + 0.21 aCDP_p1 --&gt; 0.79 DCDP_p1 + Ox_Thioredoxin_p1 + WATER_p1 + 0.21 aD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REDUCT_RXN_p2</text:p>
          </table:table-cell>
          <table:table-cell office:value-type="string" calcext:value-type="string">
            <text:p>0.79 CDP_p2 + Red_Thioredoxin_p2 + 0.21 aCDP_p2 --&gt; 0.79 DCDP_p2 + Ox_Thioredoxin_p2 + WATER_p2 + 0.21 aD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xc1</text:p>
          </table:table-cell>
          <table:table-cell office:value-type="string" calcext:value-type="string">
            <text:p>SUC_x1 &lt;=&gt;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xc2</text:p>
          </table:table-cell>
          <table:table-cell office:value-type="string" calcext:value-type="string">
            <text:p>SUC_x2 &lt;=&gt;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MAL_pc1</text:p>
          </table:table-cell>
          <table:table-cell office:value-type="string" calcext:value-type="string">
            <text:p>2_KETOGLUTARATE_p1 + MAL_c1 &lt;=&gt; 2_KETOGLUTARATE_c1 + M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3122017073813519, -0.38055435768093887, -0.2848567248504542, -0.10338616787299991, -0.1623430360789773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MAL_pc2</text:p>
          </table:table-cell>
          <table:table-cell office:value-type="string" calcext:value-type="string">
            <text:p>2_KETOGLUTARATE_p2 + MAL_c2 &lt;=&gt; 2_KETOGLUTARATE_c2 + M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77e-05, 1.4001065486969885e-05, 7.655695213977902e-06, 5.951712090230487e-06, 4.211546813156966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DEHYDROG_RXN_NADP_p2</text:p>
          </table:table-cell>
          <table:table-cell office:value-type="string" calcext:value-type="string">
            <text:p>L_ASPARTATE_SEMIALDEHYDE_p2 + NADPH_p2 + PROTON_p2 --&gt; HOMO_SER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mass_tx1</text:p>
          </table:table-cell>
          <table:table-cell office:value-type="string" calcext:value-type="string">
            <text:p>0.88 Ca_b1 + 1.8 K_b1 + 0.58 Mg_b1 + 0.2326035201 pALA_b1 + 0.1771733159 pARG_b1 + 0.1447158566 pASN_b1 + 0.3855539754 pASP_b1 + 0.1325494187 pGLN_b1 + 0.2261465373 pGLU_b1 + 0.2309411553 pGLY_b1 + 0.1673732646 pHIS_b1 + 0.1454255314 pILE_b1 + 0.0053400685 pLEU_b1 + 0.3415370304 pLYS_b1 + 0.1420323181 pMET_b1 + 0.1980982902 pPHE_b1 + 0.3368402626 pSER_b1 + 0.2365218861 pTHR_b1 + 0.2071316851 pTYR_b1 + 0.158571619 pVAL_b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173626852231906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7_p2</text:p>
          </table:table-cell>
          <table:table-cell office:value-type="string" calcext:value-type="string">
            <text:p>R_3_hydroxymyristoyl_ACPs_p2 --&gt; Tetra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SUCCINSYN_RXN_p2</text:p>
          </table:table-cell>
          <table:table-cell office:value-type="string" calcext:value-type="string">
            <text:p>0.9 ATP_p2 + L_ASPARTATE_p2 + L_CITRULLINE_p2 + 0.1 aATP_p2 --&gt; AMP_p2 + L_ARGININO_SUCCINATE_p2 + 0.55 PPI_p2 + 1.5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_SEMIALDEHYDE_DEHYDROGENASE_RXN_p2</text:p>
          </table:table-cell>
          <table:table-cell office:value-type="string" calcext:value-type="string">
            <text:p>L_BETA_ASPARTYL_P_p2 + NADPH_p2 + PROTON_p2 --&gt; L_ASPARTATE_SEMIALDEHYDE_p2 + NAD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v_dielTransfer</text:p>
          </table:table-cell>
          <table:table-cell office:value-type="string" calcext:value-type="string">
            <text:p>ILE_v1 --&gt; IL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7445943626737476e-05, 5.827471177855056e-05, 3.1864248651232794e-05, 2.4771993743610553e-05, 1.75291428289801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_pc1</text:p>
          </table:table-cell>
          <table:table-cell office:value-type="string" calcext:value-type="string">
            <text:p>HS_p1 + 0.15 PROTON_c1 &lt;=&gt; 0.85 HS_c1 + 0.15 aH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90122e-05, 7.28055405322427e-05, 5.358986649784599e-05, 1.870538085501008e-05, 2.94808276921047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_pc2</text:p>
          </table:table-cell>
          <table:table-cell office:value-type="string" calcext:value-type="string">
            <text:p>HS_p2 + 0.15 PROTON_c2 &lt;=&gt; 0.85 HS_c2 + 0.15 aH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87095129615244e-17, 0.0, 0.0, 0.0, 4.2365152477848985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5_p2</text:p>
          </table:table-cell>
          <table:table-cell office:value-type="string" calcext:value-type="string">
            <text:p>Dodecanoyl_ACPs_p2 + MALONYL_ACP_p2 + PROTON_p2 --&gt; 3_oxo_myrist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5_p1</text:p>
          </table:table-cell>
          <table:table-cell office:value-type="string" calcext:value-type="string">
            <text:p>Dodecanoyl_ACPs_p1 + MALONYL_ACP_p1 + PROTON_p1 --&gt; 3_oxo_myrist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_Pi_pc2</text:p>
          </table:table-cell>
          <table:table-cell office:value-type="string" calcext:value-type="string">
            <text:p>G3P_p2 + 0.7 Pi_c2 + 0.3 aPi_c2 &lt;=&gt; G3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ROTON_vc1</text:p>
          </table:table-cell>
          <table:table-cell office:value-type="string" calcext:value-type="string">
            <text:p>GLY_c1 + PROTON_v1 --&gt; GLY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47242554903467, 0.0003027257645717178, 0.0001655285584607175, 0.0001286856771510668, 9.10604789493903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mc2</text:p>
          </table:table-cell>
          <table:table-cell office:value-type="string" calcext:value-type="string">
            <text:p>CO_A_c2 + GLUTACONYL_COA_m2 &lt;=&gt; CO_A_m2 + GLUTAC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6.427776538883137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mc1</text:p>
          </table:table-cell>
          <table:table-cell office:value-type="string" calcext:value-type="string">
            <text:p>CO_A_c1 + GLUTACONYL_COA_m1 &lt;=&gt; CO_A_m1 + GLUTAC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PROTON_vc2</text:p>
          </table:table-cell>
          <table:table-cell office:value-type="string" calcext:value-type="string">
            <text:p>GLY_c2 + PROTON_v2 --&gt; GLY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NGALDEHYDE_BIOSYNTHESIS_c1</text:p>
          </table:table-cell>
          <table:table-cell office:value-type="string" calcext:value-type="string">
            <text:p>SINAPATE_c1 + WATER_c1 --&gt; ACET_c1 + 0.69 PROTON_c1 + 0.31 SYRINGALDEHYDE_c1 + 0.69 aSYRINGALDEHY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mc2</text:p>
          </table:table-cell>
          <table:table-cell office:value-type="string" calcext:value-type="string">
            <text:p>NADPH_m2 + PROTON_m2 + UBIQUINONE_mc2 --&gt; NADP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xc2</text:p>
          </table:table-cell>
          <table:table-cell office:value-type="string" calcext:value-type="string">
            <text:p>CO_A_c2 + GLUTACONYL_COA_x2 &lt;=&gt; CO_A_x2 + GLUTAC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6.427776538883137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ec2</text:p>
          </table:table-cell>
          <table:table-cell office:value-type="string" calcext:value-type="string">
            <text:p>NITRATE_e2 + 2.0 PROTON_e2 --&gt; NITRATE_c2 + 3 Nitrate_bal_c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6202577220226572, 0.007618215007725976, 0.005607528248966937, 0.001957290779150935, 0.003084810336170999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DEHYDROG_RXN_c2</text:p>
          </table:table-cell>
          <table:table-cell office:value-type="string" calcext:value-type="string">
            <text:p>CPD_2961_c2 + NADP_c2 --&gt; CARBON_DIOXIDE_c2 + NADPH_c2 + RIBULOSE_5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HAP_3PGA_pc2</text:p>
          </table:table-cell>
          <table:table-cell office:value-type="string" calcext:value-type="string">
            <text:p>DIHYDROXY_ACETONE_PHOSPHATE_p2 + G3P_c2 &lt;=&gt; DIHYDROXY_ACETONE_PHOSPHATE_c2 + G3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xc2</text:p>
          </table:table-cell>
          <table:table-cell office:value-type="string" calcext:value-type="string">
            <text:p>OXYGEN_MOLECULE_x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EA_mc1</text:p>
          </table:table-cell>
          <table:table-cell office:value-type="string" calcext:value-type="string">
            <text:p>UREA_m1 &lt;=&gt; URE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TRNA_LIGASE_RXN_c2</text:p>
          </table:table-cell>
          <table:table-cell office:value-type="string" calcext:value-type="string">
            <text:p>ALA_tRNAs_c2 + 0.65 ATP_c2 + L_ALPHA_ALANINE_c2 + PROTON_c2 + 0.35 aATP_c2 --&gt; AMP_c2 + Charged_ALA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7.656467707372733e-22, -6.359891771217301e-19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TRNA_LIGASE_RXN_c1</text:p>
          </table:table-cell>
          <table:table-cell office:value-type="string" calcext:value-type="string">
            <text:p>ALA_tRNAs_c1 + 0.65 ATP_c1 + L_ALPHA_ALANINE_c1 + PROTON_c1 + 0.35 aATP_c1 --&gt; AMP_c1 + Charged_ALA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5899729428043254e-19, 0.0, 9.937330892527034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_v_dielTransfer</text:p>
          </table:table-cell>
          <table:table-cell office:value-type="string" calcext:value-type="string">
            <text:p>THR_v1 --&gt; TH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876271358790999, 0.00023044999065050559, 0.00012600861642467667, 9.79619727387594e-05, 6.9319790313133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ORTHOPHOSPHATE_DIKINASE_RXN_c1</text:p>
          </table:table-cell>
          <table:table-cell office:value-type="string" calcext:value-type="string">
            <text:p>0.65 ATP_c1 + PYRUVATE_c1 + 0.7 Pi_c1 + 0.35 aATP_c1 + 0.3 aPi_c1 --&gt; AMP_c1 + PHOSPHO_ENOL_PYRUVATE_c1 + 0.65 PPI_c1 + 1.3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ORTHOPHOSPHATE_DIKINASE_RXN_c2</text:p>
          </table:table-cell>
          <table:table-cell office:value-type="string" calcext:value-type="string">
            <text:p>0.65 ATP_c2 + PYRUVATE_c2 + 0.7 Pi_c2 + 0.35 aATP_c2 + 0.3 aPi_c2 --&gt; AMP_c2 + PHOSPHO_ENOL_PYRUVATE_c2 + 0.65 PPI_c2 + 1.3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rev_vc1</text:p>
          </table:table-cell>
          <table:table-cell office:value-type="string" calcext:value-type="string">
            <text:p>0.5 CIT_v1 + MAL_c1 + 0.3 PROTON_v1 + 0.5 aCIT_v1 --&gt; CIT_c1 + 0.7 MAL_v1 + 0.5 PROTON_c1 + 0.3 aM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659504760515065, 0.008100260401173683, 0.005747979245002978, 0.002137285280369946, 0.00316207516036256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rev_vc2</text:p>
          </table:table-cell>
          <table:table-cell office:value-type="string" calcext:value-type="string">
            <text:p>0.5 CIT_v2 + MAL_c2 + 0.3 PROTON_v2 + 0.5 aCIT_v2 --&gt; CIT_c2 + 0.7 MAL_v2 + 0.5 PROTON_c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0773_c1</text:p>
          </table:table-cell>
          <table:table-cell office:value-type="string" calcext:value-type="string">
            <text:p>CELLULOSE_c1 + WATER_c1 --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9_RXN_c2</text:p>
          </table:table-cell>
          <table:table-cell office:value-type="string" calcext:value-type="string">
            <text:p>NAD_c2 + SACCHAROPINE_c2 + WATER_c2 --&gt; ALLYSINE_c2 + GLT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5_PERIOD_1_PERIOD_9_RXN_c1</text:p>
          </table:table-cell>
          <table:table-cell office:value-type="string" calcext:value-type="string">
            <text:p>NAD_c1 + SACCHAROPINE_c1 + WATER_c1 --&gt; ALLYSINE_c1 + GLT_c1 + NAD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0773_c2</text:p>
          </table:table-cell>
          <table:table-cell office:value-type="string" calcext:value-type="string">
            <text:p>CELLULOSE_c2 + WATER_c2 --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Pi_mc1</text:p>
          </table:table-cell>
          <table:table-cell office:value-type="string" calcext:value-type="string">
            <text:p>0.7 Pi_c1 + SUC_m1 + 0.3 aPi_c1 &lt;=&gt; 0.3 PROTON_c1 + Pi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OBISALDOL_RXN_p2</text:p>
          </table:table-cell>
          <table:table-cell office:value-type="string" calcext:value-type="string">
            <text:p>DIHYDROXY_ACETONE_PHOSPHATE_p2 + ERYTHROSE_4P_p2 --&gt; D_SEDOHEPTULOSE_1_7_P2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_RXN_x2</text:p>
          </table:table-cell>
          <table:table-cell office:value-type="string" calcext:value-type="string">
            <text:p>2.0 HYDROGEN_PEROXIDE_x2 --&gt; OXYGEN_MOLECULE_x2 + 2.0 WATE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GLU_mc1</text:p>
          </table:table-cell>
          <table:table-cell office:value-type="string" calcext:value-type="string">
            <text:p>GLT_c1 + PRO_m1 &lt;=&gt; GLT_m1 +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5.0461426882479005e-17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GLU_mc2</text:p>
          </table:table-cell>
          <table:table-cell office:value-type="string" calcext:value-type="string">
            <text:p>GLT_c2 + PRO_m2 &lt;=&gt; GLT_m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13901044945821312, -0.0017073733299761596, -0.0009335810794494238, -0.0006128655438821552, -0.0005135811066261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YCDEHYDROG_RXN_p1</text:p>
          </table:table-cell>
          <table:table-cell office:value-type="string" calcext:value-type="string">
            <text:p>G3P_p1 + NAD_p1 &lt;=&gt; 3_P_HYDROXYPYRUVATE_p1 + NADH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_RXN_p1</text:p>
          </table:table-cell>
          <table:table-cell office:value-type="string" calcext:value-type="string">
            <text:p>MAL_p1 + NAD_p1 &lt;=&gt; NADH_p1 + OXALACET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P_biomass2</text:p>
          </table:table-cell>
          <table:table-cell office:value-type="string" calcext:value-type="string">
            <text:p>sASP_b2 &lt;--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P_biomass1</text:p>
          </table:table-cell>
          <table:table-cell office:value-type="string" calcext:value-type="string">
            <text:p>sASP_b1 &lt;--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_ADENMETSYN_RXN_c2</text:p>
          </table:table-cell>
          <table:table-cell office:value-type="string" calcext:value-type="string">
            <text:p>0.65 ATP_c2 + MET_c2 + WATER_c2 + 0.35 aATP_c2 --&gt; 0.65 PPI_c2 + 0.7 PROTON_c2 + 0.7 Pi_c2 + S_ADENOSYLMETHIONINE_c2 + 0.35 aP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R_biomass1</text:p>
          </table:table-cell>
          <table:table-cell office:value-type="string" calcext:value-type="string">
            <text:p>TYR_c1 --&gt; sTYR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R_biomass2</text:p>
          </table:table-cell>
          <table:table-cell office:value-type="string" calcext:value-type="string">
            <text:p>TYR_c2 --&gt; sTYR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_ADENMETSYN_RXN_c1</text:p>
          </table:table-cell>
          <table:table-cell office:value-type="string" calcext:value-type="string">
            <text:p>0.65 ATP_c1 + MET_c1 + WATER_c1 + 0.35 aATP_c1 --&gt; 0.65 PPI_c1 + 0.7 PROTON_c1 + 0.7 Pi_c1 + S_ADENOSYLMETHIONINE_c1 + 0.35 aP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781_v2</text:p>
          </table:table-cell>
          <table:table-cell office:value-type="string" calcext:value-type="string">
            <text:p>SUCROSE_v2 --&gt; FRUCTAN_v2 + GLC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_TRNA_LIGASE_RXN_c2</text:p>
          </table:table-cell>
          <table:table-cell office:value-type="string" calcext:value-type="string">
            <text:p>ASP_tRNAs_c2 + 0.65 ATP_c2 + L_ASPARTATE_c2 + PROTON_c2 + 0.35 aATP_c2 --&gt; AMP_c2 + Charged_ASP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2691044231962516e-21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RTATE_TRNA_LIGASE_RXN_c1</text:p>
          </table:table-cell>
          <table:table-cell office:value-type="string" calcext:value-type="string">
            <text:p>ASP_tRNAs_c1 + 0.65 ATP_c1 + L_ASPARTATE_c1 + PROTON_c1 + 0.35 aATP_c1 --&gt; AMP_c1 + Charged_ASP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.13378609820855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SYNTHASE_GDP_FORMING_RXN_c1</text:p>
          </table:table-cell>
          <table:table-cell office:value-type="string" calcext:value-type="string">
            <text:p>GDP_D_GLUCOSE_c1 --&gt; CELLULOSE_c1 + 0.5 GDP_c1 + 0.5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SYNTHASE_GDP_FORMING_RXN_c2</text:p>
          </table:table-cell>
          <table:table-cell office:value-type="string" calcext:value-type="string">
            <text:p>GDP_D_GLUCOSE_c2 --&gt; CELLULOSE_c2 + 0.5 GDP_c2 + 0.5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621_c1</text:p>
          </table:table-cell>
          <table:table-cell office:value-type="string" calcext:value-type="string">
            <text:p>CAFFEOYLSHIKIMATE_c1 + CO_A_c1 --&gt; CAFFEOYL_COA_c1 + SHIKI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621_c2</text:p>
          </table:table-cell>
          <table:table-cell office:value-type="string" calcext:value-type="string">
            <text:p>CAFFEOYLSHIKIMATE_c2 + CO_A_c2 --&gt; CAFFEOYL_COA_c2 + SHIKI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ISOCITRATE_mc2</text:p>
          </table:table-cell>
          <table:table-cell office:value-type="string" calcext:value-type="string">
            <text:p>2_KETOGLUTARATE_m2 + PROTON_c2 + THREO_DS_ISO_CITRATE_c2 &lt;=&gt; 2_KETOGLUTARATE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6212202025879608, -0.012583657263260533, -0.00807850973271009, -0.009318201949237244, -0.0136492414371554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ISOCITRATE_mc1</text:p>
          </table:table-cell>
          <table:table-cell office:value-type="string" calcext:value-type="string">
            <text:p>2_KETOGLUTARATE_m1 + PROTON_c1 + THREO_DS_ISO_CITRATE_c1 &lt;=&gt; 2_KETOGLUTARATE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ORNITHINE_mc1</text:p>
          </table:table-cell>
          <table:table-cell office:value-type="string" calcext:value-type="string">
            <text:p>LYS_m1 + L_ORNITHINE_c1 &lt;=&gt; LYS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DEHYDR_RXN_c2</text:p>
          </table:table-cell>
          <table:table-cell office:value-type="string" calcext:value-type="string">
            <text:p>CIT_c2 &lt;=&gt; CIS_ACONITA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ROTON_vc1</text:p>
          </table:table-cell>
          <table:table-cell office:value-type="string" calcext:value-type="string">
            <text:p>PROTON_v1 + SUCROSE_c1 --&gt; PROTON_c1 + SUCROSE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7937099088796834, 0.009403097602892423, 0.0060610042297152954, 0.004430566474561465, 0.00411263019500128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MBPP_synthesis_p2</text:p>
          </table:table-cell>
          <table:table-cell office:value-type="string" calcext:value-type="string">
            <text:p>0.9 ATP_p2 + 0.79 CTP_p2 + GAP_p2 + NADPH_p2 + 2.65 PROTON_p2 + PYRUVATE_p2 + 2.0 Reduced_ferredoxins_p2 + 0.1 aATP_p2 + 0.21 aCTP_p2 --&gt; 0.8 ADP_p2 + CARBON_DIOXIDE_p2 + CMP_p2 + 0.79 HYDROXY_METHYL_BUTENYL_DIP_p2 + NADP_p2 + 2.0 Oxidized_ferredoxins_p2 + 0.55 PPI_p2 + WATER_p2 + 0.2 aADP_p2 + 0.21 aHYDROXY_METHYL_BUTENYL_DIP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MBPP_synthesis_p1</text:p>
          </table:table-cell>
          <table:table-cell office:value-type="string" calcext:value-type="string">
            <text:p>0.9 ATP_p1 + 0.79 CTP_p1 + GAP_p1 + NADPH_p1 + 2.65 PROTON_p1 + PYRUVATE_p1 + 2.0 Reduced_ferredoxins_p1 + 0.1 aATP_p1 + 0.21 aCTP_p1 --&gt; 0.8 ADP_p1 + CARBON_DIOXIDE_p1 + CMP_p1 + 0.79 HYDROXY_METHYL_BUTENYL_DIP_p1 + NADP_p1 + 2.0 Oxidized_ferredoxins_p1 + 0.55 PPI_p1 + WATER_p1 + 0.2 aADP_p1 + 0.21 aHYDROXY_METHYL_BUTENYL_DIP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ROTON_vc2</text:p>
          </table:table-cell>
          <table:table-cell office:value-type="string" calcext:value-type="string">
            <text:p>PROTON_v2 + SUCROSE_c2 --&gt; PROTON_c2 + SUCROS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KIMATE_5_DEHYDROGENASE_RXN_p2</text:p>
          </table:table-cell>
          <table:table-cell office:value-type="string" calcext:value-type="string">
            <text:p>3_DEHYDRO_SHIKIMATE_p2 + NADPH_p2 + 2.0 PROTON_p2 --&gt; NADP_p2 + SHIKIM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CITRULLINE_pc2</text:p>
          </table:table-cell>
          <table:table-cell office:value-type="string" calcext:value-type="string">
            <text:p>L_CITRULLINE_c2 + L_ORNITHINE_p2 &lt;=&gt; L_CITRULLINE_p2 + L_ORNITH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CITRULLINE_pc1</text:p>
          </table:table-cell>
          <table:table-cell office:value-type="string" calcext:value-type="string">
            <text:p>L_CITRULLINE_c1 + L_ORNITHINE_p1 &lt;=&gt; L_CITRULLINE_p1 + L_ORNITH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G_biomass2</text:p>
          </table:table-cell>
          <table:table-cell office:value-type="string" calcext:value-type="string">
            <text:p>ARG_c2 --&gt; sARG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G_biomass1</text:p>
          </table:table-cell>
          <table:table-cell office:value-type="string" calcext:value-type="string">
            <text:p>ARG_c1 --&gt; sARG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VANILLONE_HYDROXYLASE_c1</text:p>
          </table:table-cell>
          <table:table-cell office:value-type="string" calcext:value-type="string">
            <text:p>0.83 ACETOVANILLONE_c1 + NADPH_c1 + OXYGEN_MOLECULE_c1 + 1.05 PROTON_c1 + 0.17 aACETOVANILLONE_c1 --&gt; 0.88 5_HYDROXY_ACETOVANILLONE_c1 + NADP_c1 + WATER_c1 + 0.12 a5_HYDROXY_ACETOVANILL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rev_vc2</text:p>
          </table:table-cell>
          <table:table-cell office:value-type="string" calcext:value-type="string">
            <text:p>KI_c2 + PROTON_v2 --&gt; KI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5.924949831948359e-21, 2.2832943349816842e-19, 1.1416471674908421e-19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S_biomass1</text:p>
          </table:table-cell>
          <table:table-cell office:value-type="string" calcext:value-type="string">
            <text:p>CYS_c1 --&gt; sCY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xc2</text:p>
          </table:table-cell>
          <table:table-cell office:value-type="string" calcext:value-type="string">
            <text:p>OXALACETIC_ACID_x2 &lt;=&gt;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5.80169568137478e-20, 0.0, -8.06140172501052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xc1</text:p>
          </table:table-cell>
          <table:table-cell office:value-type="string" calcext:value-type="string">
            <text:p>OXALACETIC_ACID_x1 &lt;=&gt;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639456797471964, 0.3611394947326588, 0.2706564435498217, 0.09948168355129197, 0.156331906182873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N_biomass2</text:p>
          </table:table-cell>
          <table:table-cell office:value-type="string" calcext:value-type="string">
            <text:p>ASN_tRNAs_c2 + 2.0 PROTON_c2 + pASN_b2 &lt;-- Charged_ASN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4.763523279124628e-22, 3.3886610947142994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idoyl_ACP_desaturase_p1</text:p>
          </table:table-cell>
          <table:table-cell office:value-type="string" calcext:value-type="string">
            <text:p>Arachidoyl_ACPs_p1 + 2.0 Reduced_ferredoxins_p1 --&gt; Eicos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ET_biomass2</text:p>
          </table:table-cell>
          <table:table-cell office:value-type="string" calcext:value-type="string">
            <text:p>MET_tRNAs_c2 + 2.0 PROTON_c2 + pMET_b2 &lt;-- Charged_MET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7.325929962921194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MET_biomass1</text:p>
          </table:table-cell>
          <table:table-cell office:value-type="string" calcext:value-type="string">
            <text:p>MET_tRNAs_c1 + 2.0 PROTON_c1 + pMET_b1 &lt;-- Charged_MET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087252605069038e-20, 0.0, -7.718131512672595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ACONITATE_mc2</text:p>
          </table:table-cell>
          <table:table-cell office:value-type="string" calcext:value-type="string">
            <text:p>CIS_ACONITATE_c2 + PROTON_c2 + SUC_m2 &lt;=&gt; CIS_ACONITATE_m2 + PROTON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ACONITATE_mc1</text:p>
          </table:table-cell>
          <table:table-cell office:value-type="string" calcext:value-type="string">
            <text:p>CIS_ACONITATE_c1 + PROTON_c1 + SUC_m1 &lt;=&gt; CIS_ACONITATE_m1 + PROTON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525702862188241e-17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S_biomass2</text:p>
          </table:table-cell>
          <table:table-cell office:value-type="string" calcext:value-type="string">
            <text:p>HIS_c2 --&gt; sHI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S_biomass1</text:p>
          </table:table-cell>
          <table:table-cell office:value-type="string" calcext:value-type="string">
            <text:p>HIS_c1 --&gt; sHI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INOPIMEPIM_RXN_p2</text:p>
          </table:table-cell>
          <table:table-cell office:value-type="string" calcext:value-type="string">
            <text:p>LL_DIAMINOPIMELATE_p2 --&gt; MESO_DIAMINOPIMEL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884_p2</text:p>
          </table:table-cell>
          <table:table-cell office:value-type="string" calcext:value-type="string">
            <text:p>0.79 HYDROXY_METHYL_BUTENYL_DIP_p2 + 2.0 PROTON_p2 + 2.0 Reduced_ferredoxins_p2 + 0.21 aHYDROXY_METHYL_BUTENYL_DIP_p2 --&gt; 0.79 CPD_4211_p2 + 2.0 Oxidized_ferredoxins_p2 + WATER_p2 + 0.21 aCPD_4211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884_p1</text:p>
          </table:table-cell>
          <table:table-cell office:value-type="string" calcext:value-type="string">
            <text:p>0.79 HYDROXY_METHYL_BUTENYL_DIP_p1 + 2.0 PROTON_p1 + 2.0 Reduced_ferredoxins_p1 + 0.21 aHYDROXY_METHYL_BUTENYL_DIP_p1 --&gt; 0.79 CPD_4211_p1 + 2.0 Oxidized_ferredoxins_p1 + WATER_p1 + 0.21 aCPD_4211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ttyAcid_biomass1</text:p>
          </table:table-cell>
          <table:table-cell office:value-type="string" calcext:value-type="string">
            <text:p>AMP_c1 + FattyAcid_b1 + 0.65 PPI_c1 + 0.35 aPPI_c1 &lt;-- 0.65 ATP_c1 + PALMITATE_c1 + WATER_c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39_RXN_m1</text:p>
          </table:table-cell>
          <table:table-cell office:value-type="string" calcext:value-type="string">
            <text:p>MAL_m1 + NAD_m1 --&gt; CARBON_DIOXIDE_m1 + NADH_m1 + PYRUV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39_RXN_m2</text:p>
          </table:table-cell>
          <table:table-cell office:value-type="string" calcext:value-type="string">
            <text:p>MAL_m2 + NAD_m2 --&gt; CARBON_DIOXIDE_m2 + NADH_m2 + PYRUV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KIN_RXN_m2</text:p>
          </table:table-cell>
          <table:table-cell office:value-type="string" calcext:value-type="string">
            <text:p>0.9 ATP_m2 + 0.79 CDP_m2 + 0.1 PROTON_m2 + 0.1 aATP_m2 + 0.21 aCDP_m2 --&gt; 0.8 ADP_m2 + 0.79 CTP_m2 + 0.2 aADP_m2 + 0.21 aC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KIN_RXN_m1</text:p>
          </table:table-cell>
          <table:table-cell office:value-type="string" calcext:value-type="string">
            <text:p>0.9 ATP_m1 + 0.79 CDP_m1 + 0.1 PROTON_m1 + 0.1 aATP_m1 + 0.21 aCDP_m1 --&gt; 0.8 ADP_m1 + 0.79 CTP_m1 + 0.2 aADP_m1 + 0.21 aC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biomass2</text:p>
          </table:table-cell>
          <table:table-cell office:value-type="string" calcext:value-type="string">
            <text:p>Ca_b2 &lt;-- CAI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2.896642140063643e-21, 0.0, -4.7819790749101934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biomass1</text:p>
          </table:table-cell>
          <table:table-cell office:value-type="string" calcext:value-type="string">
            <text:p>Ca_b1 &lt;-- CAI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9127916299640773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_PROTON_mc1</text:p>
          </table:table-cell>
          <table:table-cell office:value-type="string" calcext:value-type="string">
            <text:p>PROTON_m1 + PYRUVATE_m1 &lt;=&gt; PROTON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_PROTON_mc2</text:p>
          </table:table-cell>
          <table:table-cell office:value-type="string" calcext:value-type="string">
            <text:p>PROTON_m2 + PYRUVATE_m2 &lt;=&gt; PROTON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19068943278699343, -0.020683917664434222, -0.01935059084610384, -0.011455487229607193, -0.016811316597518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6_p1</text:p>
          </table:table-cell>
          <table:table-cell office:value-type="string" calcext:value-type="string">
            <text:p>Butanoyl_ACPs_p1 + MALONYL_ACP_p1 + PROTON_p1 --&gt; 3_oxo_hex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6_p2</text:p>
          </table:table-cell>
          <table:table-cell office:value-type="string" calcext:value-type="string">
            <text:p>Butanoyl_ACPs_p2 + MALONYL_ACP_p2 + PROTON_p2 --&gt; 3_oxo_hex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SEPISOMERIZATION_RXN_c1</text:p>
          </table:table-cell>
          <table:table-cell office:value-type="string" calcext:value-type="string">
            <text:p>GAP_c1 &lt;=&gt; DIHYDROXY_ACETONE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TOCHROME_C_OXIDASE_RXN_mc1</text:p>
          </table:table-cell>
          <table:table-cell office:value-type="string" calcext:value-type="string">
            <text:p>4.0 Cytochromes_C_Reduced_mc1 + OXYGEN_MOLECULE_m1 + 8.0 PROTON_m1 --&gt; 4.0 Cytochromes_C_Oxidized_mc1 + 4.0 PROTON_c1 + 2.0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GLYOXYLATE_AMINOTRANSFERASE_RXN_x1</text:p>
          </table:table-cell>
          <table:table-cell office:value-type="string" calcext:value-type="string">
            <text:p>GLYOX_x1 + L_ALPHA_ALANINE_x1 --&gt; GLY_x1 + PYRUVAT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GLYOXYLATE_AMINOTRANSFERASE_RXN_x2</text:p>
          </table:table-cell>
          <table:table-cell office:value-type="string" calcext:value-type="string">
            <text:p>GLYOX_x2 + L_ALPHA_ALANINE_x2 --&gt; GLY_x2 + PYRUVAT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ROTON_rev_vc2</text:p>
          </table:table-cell>
          <table:table-cell office:value-type="string" calcext:value-type="string">
            <text:p>LEU_v2 + PROTON_v2 --&gt; LEU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ULIC_ACID_pc2</text:p>
          </table:table-cell>
          <table:table-cell office:value-type="string" calcext:value-type="string">
            <text:p>FERULIC_ACID_p2 &lt;=&gt; FERUL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P_mc2</text:p>
          </table:table-cell>
          <table:table-cell office:value-type="string" calcext:value-type="string">
            <text:p>DUMP_m2 &lt;=&gt; DU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P_mc1</text:p>
          </table:table-cell>
          <table:table-cell office:value-type="string" calcext:value-type="string">
            <text:p>DUMP_m1 &lt;=&gt; DU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ec1</text:p>
          </table:table-cell>
          <table:table-cell office:value-type="string" calcext:value-type="string">
            <text:p>3.0 PROTON_e1 + Pi_e1 --&gt; 2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4.7912667351619373e-17, 1.3725070586932746e-15, 1.895156564233165e-15, 2.364821017470287e-17, -4.751640369986809e-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n_ep1</text:p>
          </table:table-cell>
          <table:table-cell office:value-type="string" calcext:value-type="string">
            <text:p>Photon_e1 --&gt; Ph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.001803240526687, 26.778602257156088, 20.10958688890568, 7.40434729980604, 11.51999999999999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n_ep2</text:p>
          </table:table-cell>
          <table:table-cell office:value-type="string" calcext:value-type="string">
            <text:p>Photon_e2 --&gt; Ph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BUTYRYL_COA_mc2</text:p>
          </table:table-cell>
          <table:table-cell office:value-type="string" calcext:value-type="string">
            <text:p>ISOBUTYRYL_COA_m2 &lt;=&gt; ISO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BUTYRYL_COA_mc1</text:p>
          </table:table-cell>
          <table:table-cell office:value-type="string" calcext:value-type="string">
            <text:p>ISOBUTYRYL_COA_m1 &lt;=&gt; ISO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YS_biomass2</text:p>
          </table:table-cell>
          <table:table-cell office:value-type="string" calcext:value-type="string">
            <text:p>LYS_c2 --&gt; sLY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YS_biomass1</text:p>
          </table:table-cell>
          <table:table-cell office:value-type="string" calcext:value-type="string">
            <text:p>LYS_c1 --&gt; sLY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DEHYDROG_RXN_p2</text:p>
          </table:table-cell>
          <table:table-cell office:value-type="string" calcext:value-type="string">
            <text:p>NAD_p2 + PREPHENATE_p2 --&gt; CARBON_DIOXIDE_p2 + NADH_p2 + 0.82 P_HYDROXY_PHENYLPYRUVATE_p2 + 0.18 aP_HYDROXY_PHENYL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DEHYDROG_RXN_p1</text:p>
          </table:table-cell>
          <table:table-cell office:value-type="string" calcext:value-type="string">
            <text:p>NAD_p1 + PREPHENATE_p1 --&gt; CARBON_DIOXIDE_p1 + NADH_p1 + 0.82 P_HYDROXY_PHENYLPYRUVATE_p1 + 0.18 aP_HYDROXY_PHENYL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59e-05, 0.0, 5.3589866497846014e-05, 1.0846368719344912e-05, 2.948082769214711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ET_biomass1</text:p>
          </table:table-cell>
          <table:table-cell office:value-type="string" calcext:value-type="string">
            <text:p>MET_c1 --&gt; sMET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ET_biomass2</text:p>
          </table:table-cell>
          <table:table-cell office:value-type="string" calcext:value-type="string">
            <text:p>MET_c2 --&gt; sMET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01_m1</text:p>
          </table:table-cell>
          <table:table-cell office:value-type="string" calcext:value-type="string">
            <text:p>ISOVALERYL_COA_m1 + UBIQUINONE_mi1 --&gt; 3_METHYL_CROTON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ec1</text:p>
          </table:table-cell>
          <table:table-cell office:value-type="string" calcext:value-type="string">
            <text:p>PROTON_e1 + SUCROSE_e1 --&gt; PROTON_c1 +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ec2</text:p>
          </table:table-cell>
          <table:table-cell office:value-type="string" calcext:value-type="string">
            <text:p>PROTON_e2 + SUCROSE_e2 --&gt; PROTON_c2 +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eoyl_ACP_desaturase_p1</text:p>
          </table:table-cell>
          <table:table-cell office:value-type="string" calcext:value-type="string">
            <text:p>Oleoyl_ACPs_p1 + 2.0 Reduced_ferredoxins_p1 --&gt; Octadecadi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eoyl_ACP_desaturase_p2</text:p>
          </table:table-cell>
          <table:table-cell office:value-type="string" calcext:value-type="string">
            <text:p>Oleoyl_ACPs_p2 + 2.0 Reduced_ferredoxins_p2 --&gt; Octadecadi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m2</text:p>
          </table:table-cell>
          <table:table-cell office:value-type="string" calcext:value-type="string">
            <text:p>0.55 PPI_m2 + WATER_m2 + 0.45 bPPI_m2 --&gt; 0.55 PROTON_m2 + 2.0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m1</text:p>
          </table:table-cell>
          <table:table-cell office:value-type="string" calcext:value-type="string">
            <text:p>0.55 PPI_m1 + WATER_m1 + 0.45 bPPI_m1 --&gt; 0.55 PROTON_m1 + 2.0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CARBTRANS_RXN_p1</text:p>
          </table:table-cell>
          <table:table-cell office:value-type="string" calcext:value-type="string">
            <text:p>CARBAMOYL_P_p1 + L_ASPARTATE_p1 --&gt; CARBAMYUL_L_ASPARTATE_p1 + PROTON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3_c2</text:p>
          </table:table-cell>
          <table:table-cell office:value-type="string" calcext:value-type="string">
            <text:p>0.88 CPD_5441_c2 + S_ADENOSYLMETHIONINE_c2 + 0.12 aCPD_5441_c2 --&gt; ADENOSYL_HOMO_CYS_c2 + 0.94 PHOSPHORYL_CHOLINE_c2 + 0.06 PROTON_c2 + 0.06 aPHOSPHORYL_CHO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ROTON_rev_vc2</text:p>
          </table:table-cell>
          <table:table-cell office:value-type="string" calcext:value-type="string">
            <text:p>PROTON_v2 + SUCROSE_v2 --&gt; PROTON_c2 +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7937099088796817, 0.009403097602892409, 0.006061004229715293, 0.0044305664745614695, 0.00411263019500128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PROTON_rev_vc1</text:p>
          </table:table-cell>
          <table:table-cell office:value-type="string" calcext:value-type="string">
            <text:p>PROTON_v1 + SUCROSE_v1 --&gt; PROTON_c1 +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RATE_ACONITATE_mc2</text:p>
          </table:table-cell>
          <table:table-cell office:value-type="string" calcext:value-type="string">
            <text:p>CIS_ACONITATE_c2 + THREO_DS_ISO_CITRATE_m2 &lt;=&gt; CIS_ACONITATE_m2 +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RATE_ACONITATE_mc1</text:p>
          </table:table-cell>
          <table:table-cell office:value-type="string" calcext:value-type="string">
            <text:p>CIS_ACONITATE_c1 + THREO_DS_ISO_CITRATE_m1 &lt;=&gt; CIS_ACONITATE_m1 + THREO_DS_ISO_C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4028406979502567, 0.0, 0.002719220418684759, 0.000904821177019424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XOGLUTARATEDEH_RXN_m2</text:p>
          </table:table-cell>
          <table:table-cell office:value-type="string" calcext:value-type="string">
            <text:p>2_KETOGLUTARATE_m2 + CO_A_m2 + NAD_m2 --&gt; CARBON_DIOXIDE_m2 + NADH_m2 + SUC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3396010645024358, 0.013716230041498106, 0.014221895326750118, 0.009665331566824333, 0.0139899214574941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XOGLUTARATEDEH_RXN_m1</text:p>
          </table:table-cell>
          <table:table-cell office:value-type="string" calcext:value-type="string">
            <text:p>2_KETOGLUTARATE_m1 + CO_A_m1 + NAD_m1 --&gt; CARBON_DIOXIDE_m1 + NADH_m1 + SUC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OXYGENASE_RXN_c2</text:p>
          </table:table-cell>
          <table:table-cell office:value-type="string" calcext:value-type="string">
            <text:p>MYO_INOSITOL_c2 + OXYGEN_MOLECULE_c2 --&gt; GLUCURONATE_c2 + PROTON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RATE_DEHYDROGENASE_NAD_RXN_m2</text:p>
          </table:table-cell>
          <table:table-cell office:value-type="string" calcext:value-type="string">
            <text:p>NAD_m2 + THREO_DS_ISO_CITRATE_m2 --&gt; 2_KETOGLUTARATE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GENSYN_RXN_p2</text:p>
          </table:table-cell>
          <table:table-cell office:value-type="string" calcext:value-type="string">
            <text:p>ADP_D_GLUCOSE_p2 --&gt; 0.8 ADP_p2 + 0.8 PROTON_p2 + STARCH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CIT_mc1</text:p>
          </table:table-cell>
          <table:table-cell office:value-type="string" calcext:value-type="string">
            <text:p>CIT_c1 + PROTON_c1 + SUC_m1 &lt;=&gt; CIT_m1 + PROTON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CIT_mc2</text:p>
          </table:table-cell>
          <table:table-cell office:value-type="string" calcext:value-type="string">
            <text:p>CIT_c2 + PROTON_c2 + SUC_m2 &lt;=&gt; CIT_m2 + PROTON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p_tx1</text:p>
          </table:table-cell>
          <table:table-cell office:value-type="string" calcext:value-type="string">
            <text:p>3 ATPase_NADPHoxidase_constraint_c1 + NADPH_p1 + 0.5 OXYGEN_MOLECULE_p1 + PROTON_p1 --&gt; NADP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6720000000000005, 0.0672, 0.0768, 0.047999999999999994, 0.076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002_p2</text:p>
          </table:table-cell>
          <table:table-cell office:value-type="string" calcext:value-type="string">
            <text:p>0.9 ATP_p2 + 0.29 PROTON_p2 + UMP_p2 + 0.1 aATP_p2 --&gt; 0.8 ADP_p2 + 0.81 UDP_p2 + 0.2 aADP_p2 + 0.19 a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xc2</text:p>
          </table:table-cell>
          <table:table-cell office:value-type="string" calcext:value-type="string">
            <text:p>PALMITATE_x2 &lt;=&gt; PALMI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4_PERIOD_1_PERIOD_111_RXN_c2</text:p>
          </table:table-cell>
          <table:table-cell office:value-type="string" calcext:value-type="string">
            <text:p>CONIFERYL_ALCOHOL_c2 + UDP_GLUCOSE_c2 --&gt; CPD_1777_c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IDINE_TRNA_LIGASE_RXN_c2</text:p>
          </table:table-cell>
          <table:table-cell office:value-type="string" calcext:value-type="string">
            <text:p>0.65 ATP_c2 + HIS_c2 + HIS_tRNAs_c2 + PROTON_c2 + 0.35 aATP_c2 --&gt; AMP_c2 + Charged_HIS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CARBAMTRANSFER_RXN_p2</text:p>
          </table:table-cell>
          <table:table-cell office:value-type="string" calcext:value-type="string">
            <text:p>CARBAMOYL_P_p2 + L_ORNITHINE_p2 &lt;=&gt; L_CITRULLINE_p2 + PROTON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YLORNTRANSAM_RXN_p2</text:p>
          </table:table-cell>
          <table:table-cell office:value-type="string" calcext:value-type="string">
            <text:p>CPD_469_p2 + GLT_p2 --&gt; 2_KETOGLUTARATE_p2 + N_ALPHA_ACETYLORNITHI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CIT_mc2</text:p>
          </table:table-cell>
          <table:table-cell office:value-type="string" calcext:value-type="string">
            <text:p>CIT_c2 + OXALACETIC_ACID_m2 + PROTON_c2 &lt;=&gt; CIT_m2 + OXALACETIC_ACID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CIT_mc1</text:p>
          </table:table-cell>
          <table:table-cell office:value-type="string" calcext:value-type="string">
            <text:p>CIT_c1 + OXALACETIC_ACID_m1 + PROTON_c1 &lt;=&gt; CIT_m1 + OXALACETIC_ACID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ORTHOPHOSPHATE_DIKINASE_RXN_p1</text:p>
          </table:table-cell>
          <table:table-cell office:value-type="string" calcext:value-type="string">
            <text:p>0.9 ATP_p1 + PYRUVATE_p1 + Pi_p1 + 0.1 aATP_p1 --&gt; AMP_p1 + PHOSPHO_ENOL_PYRUVATE_p1 + 0.55 PPI_p1 + 1.55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ATEORTHOPHOSPHATE_DIKINASE_RXN_p2</text:p>
          </table:table-cell>
          <table:table-cell office:value-type="string" calcext:value-type="string">
            <text:p>0.9 ATP_p2 + PYRUVATE_p2 + Pi_p2 + 0.1 aATP_p2 --&gt; AMP_p2 + PHOSPHO_ENOL_PYRUVATE_p2 + 0.55 PPI_p2 + 1.5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tol_biosynthesis_p2</text:p>
          </table:table-cell>
          <table:table-cell office:value-type="string" calcext:value-type="string">
            <text:p>0.79 GERANYLGERANYL_PP_p2 + 3.0 NADPH_p2 + 2.34 PROTON_p2 + WATER_p2 + 0.21 aGERANYLGERANYL_PP_p2 --&gt; 3.0 NADP_p2 + PHYTOL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tol_biosynthesis_p1</text:p>
          </table:table-cell>
          <table:table-cell office:value-type="string" calcext:value-type="string">
            <text:p>0.79 GERANYLGERANYL_PP_p1 + 3.0 NADPH_p1 + 2.34 PROTON_p1 + WATER_p1 + 0.21 aGERANYLGERANYL_PP_p1 --&gt; 3.0 NADP_p1 + PHYTOL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PSYN_RXN_p1</text:p>
          </table:table-cell>
          <table:table-cell office:value-type="string" calcext:value-type="string">
            <text:p>0.9 ATP_p1 + GLN_p1 + 0.18 UTP_p1 + WATER_p1 + 0.1 aATP_p1 + 0.82 aUTP_p1 --&gt; 0.8 ADP_p1 + 0.79 CTP_p1 + GLT_p1 + 3.51 PROTON_p1 + Pi_p1 + 0.2 aADP_p1 + 0.21 aC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PSYN_RXN_p2</text:p>
          </table:table-cell>
          <table:table-cell office:value-type="string" calcext:value-type="string">
            <text:p>0.9 ATP_p2 + GLN_p2 + 0.18 UTP_p2 + WATER_p2 + 0.1 aATP_p2 + 0.82 aUTP_p2 --&gt; 0.8 ADP_p2 + 0.79 CTP_p2 + GLT_p2 + 3.51 PROTON_p2 + Pi_p2 + 0.2 aADP_p2 + 0.21 aC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H2_RXN_p2</text:p>
          </table:table-cell>
          <table:table-cell office:value-type="string" calcext:value-type="string">
            <text:p>0.79 HYDROXY_METHYL_BUTENYL_DIP_p2 + 2.0 PROTON_p2 + 2.0 Reduced_ferredoxins_p2 + 0.21 aHYDROXY_METHYL_BUTENYL_DIP_p2 --&gt; 0.79 DELTA3_ISOPENTENYL_PP_p2 + 2.0 Oxidized_ferredoxins_p2 + WATER_p2 + 0.21 aDELTA3_ISOPENTENYL_P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H2_RXN_p1</text:p>
          </table:table-cell>
          <table:table-cell office:value-type="string" calcext:value-type="string">
            <text:p>0.79 HYDROXY_METHYL_BUTENYL_DIP_p1 + 2.0 PROTON_p1 + 2.0 Reduced_ferredoxins_p1 + 0.21 aHYDROXY_METHYL_BUTENYL_DIP_p1 --&gt; 0.79 DELTA3_ISOPENTENYL_PP_p1 + 2.0 Oxidized_ferredoxins_p1 + WATER_p1 + 0.21 aDELTA3_ISOPENTENYL_P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mc2</text:p>
          </table:table-cell>
          <table:table-cell office:value-type="string" calcext:value-type="string">
            <text:p>ILE_m2 &lt;=&gt; I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4.064394901968337e-20, 0.0, -5.080493627460421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YS_biomass1</text:p>
          </table:table-cell>
          <table:table-cell office:value-type="string" calcext:value-type="string">
            <text:p>LYS_tRNAs_c1 + 2.0 PROTON_c1 + pLYS_b1 &lt;-- Charged_LY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7.423740603089849e-20, 0.0, -1.8559351507724622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YS_biomass2</text:p>
          </table:table-cell>
          <table:table-cell office:value-type="string" calcext:value-type="string">
            <text:p>LYS_tRNAs_c2 + 2.0 PROTON_c2 + pLYS_b2 &lt;-- Charged_LY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124216539373679e-21, 0.0, -1.1212332543048572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mc1</text:p>
          </table:table-cell>
          <table:table-cell office:value-type="string" calcext:value-type="string">
            <text:p>ILE_m1 &lt;=&gt; I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8_p2</text:p>
          </table:table-cell>
          <table:table-cell office:value-type="string" calcext:value-type="string">
            <text:p>3_oxo_hexanoyl_ACPs_p2 + NADPH_p2 + PROTON_p2 --&gt; NADP_p2 + R_3_hydroxyhex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8_p1</text:p>
          </table:table-cell>
          <table:table-cell office:value-type="string" calcext:value-type="string">
            <text:p>3_oxo_hexanoyl_ACPs_p1 + NADPH_p1 + PROTON_p1 --&gt; NADP_p1 + R_3_hydroxyhex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v_dielTransfer</text:p>
          </table:table-cell>
          <table:table-cell office:value-type="string" calcext:value-type="string">
            <text:p>GLT_v1 --&gt; GL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dienoate_biosynthesis_p2</text:p>
          </table:table-cell>
          <table:table-cell office:value-type="string" calcext:value-type="string">
            <text:p>WATER_p2 + hexadecadienoate_ACP_p2 --&gt; ACP_p2 + CPD_17412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tx1</text:p>
          </table:table-cell>
          <table:table-cell office:value-type="string" calcext:value-type="string">
            <text:p><text:s/>&lt;=&gt; K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566588669963369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adienoate_biosynthesis_p1</text:p>
          </table:table-cell>
          <table:table-cell office:value-type="string" calcext:value-type="string">
            <text:p>WATER_p1 + hexadecadienoate_ACP_p1 --&gt; ACP_p1 + CPD_17412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v_dielTransfer</text:p>
          </table:table-cell>
          <table:table-cell office:value-type="string" calcext:value-type="string">
            <text:p>VAL_v1 --&gt; V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3155465679991958, 0.0001615798764263846, 8.835086785244035e-05, 6.868598000344014e-05, 4.860353051475036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C_NADP_RXN_c1</text:p>
          </table:table-cell>
          <table:table-cell office:value-type="string" calcext:value-type="string">
            <text:p>MAL_c1 + NADP_c1 --&gt; CARBON_DIOXIDE_c1 + NADPH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TE_COA_LIGASE_RXN_x1</text:p>
          </table:table-cell>
          <table:table-cell office:value-type="string" calcext:value-type="string">
            <text:p>ACET_x1 + 0.65 ATP_x1 + CO_A_x1 + 0.35 aATP_x1 --&gt; ACETYL_COA_x1 + AMP_x1 + 0.65 PPI_x1 + 0.35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v_dielTransfer</text:p>
          </table:table-cell>
          <table:table-cell office:value-type="string" calcext:value-type="string">
            <text:p>LEU_v1 --&gt; LEU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58_RXN_p2</text:p>
          </table:table-cell>
          <table:table-cell office:value-type="string" calcext:value-type="string">
            <text:p>Beta_3_hydroxybutyryl_ACPs_p2 &lt;=&gt; Croton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58_RXN_p1</text:p>
          </table:table-cell>
          <table:table-cell office:value-type="string" calcext:value-type="string">
            <text:p>Beta_3_hydroxybutyryl_ACPs_p1 &lt;=&gt; Croton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GLUCEPIM_RXN_c1</text:p>
          </table:table-cell>
          <table:table-cell office:value-type="string" calcext:value-type="string">
            <text:p>UDP_GLUCOSE_c1 &lt;=&gt; CPD_14553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PGLUCEPIM_RXN_c2</text:p>
          </table:table-cell>
          <table:table-cell office:value-type="string" calcext:value-type="string">
            <text:p>UDP_GLUCOSE_c2 &lt;=&gt; CPD_14553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ATE_ADENYLYLTRANS_RXN_p2</text:p>
          </table:table-cell>
          <table:table-cell office:value-type="string" calcext:value-type="string">
            <text:p>0.9 ATP_p2 + 0.45 PROTON_p2 + SULFATE_p2 + 0.1 aATP_p2 --&gt; APS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tx2</text:p>
          </table:table-cell>
          <table:table-cell office:value-type="string" calcext:value-type="string">
            <text:p><text:s/>--&gt; GLC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tx1</text:p>
          </table:table-cell>
          <table:table-cell office:value-type="string" calcext:value-type="string">
            <text:p><text:s/>--&gt; GLC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tol_degradation_p2</text:p>
          </table:table-cell>
          <table:table-cell office:value-type="string" calcext:value-type="string">
            <text:p>2.0 NAD_p2 + PHYTOL_p2 + WATER_p2 --&gt; CPD_14927_p2 + 2.0 NADH_p2 + 3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tol_degradation_p1</text:p>
          </table:table-cell>
          <table:table-cell office:value-type="string" calcext:value-type="string">
            <text:p>2.0 NAD_p1 + PHYTOL_p1 + WATER_p1 --&gt; CPD_14927_p1 + 2.0 NADH_p1 + 3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EASE_RXN_c1</text:p>
          </table:table-cell>
          <table:table-cell office:value-type="string" calcext:value-type="string">
            <text:p>2.0 PROTON_c1 + UREA_c1 + WATER_c1 --&gt; 2.0 AMMONIUM_c1 +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EASE_RXN_c2</text:p>
          </table:table-cell>
          <table:table-cell office:value-type="string" calcext:value-type="string">
            <text:p>2.0 PROTON_c2 + UREA_c2 + WATER_c2 --&gt; 2.0 AMMONIUM_c2 +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541_c1</text:p>
          </table:table-cell>
          <table:table-cell office:value-type="string" calcext:value-type="string">
            <text:p>2.0 FeII_c1 + 2.0 OXYGEN_MOLECULE_c1 --&gt; 2.0 FeIII_c1 + 2.0 SUPER_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541_c2</text:p>
          </table:table-cell>
          <table:table-cell office:value-type="string" calcext:value-type="string">
            <text:p>2.0 FeII_c2 + 2.0 OXYGEN_MOLECULE_c2 --&gt; 2.0 FeIII_c2 + 2.0 SUPER_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TATE_REDUCTASE_NADH_RXN_p2</text:p>
          </table:table-cell>
          <table:table-cell office:value-type="string" calcext:value-type="string">
            <text:p>DI_H_OROTATE_p2 + NAD_p2 --&gt; NADH_p2 + OROTATE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6.72206926097353e-21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idate_biosynthesis_p1</text:p>
          </table:table-cell>
          <table:table-cell office:value-type="string" calcext:value-type="string">
            <text:p>Arachidoyl_ACPs_p1 + WATER_p1 --&gt; ACP_p1 + ARACHID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idate_biosynthesis_p2</text:p>
          </table:table-cell>
          <table:table-cell office:value-type="string" calcext:value-type="string">
            <text:p>Arachidoyl_ACPs_p2 + WATER_p2 --&gt; ACP_p2 + ARACHIDIC_ACI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TATE_REDUCTASE_NADH_RXN_p1</text:p>
          </table:table-cell>
          <table:table-cell office:value-type="string" calcext:value-type="string">
            <text:p>DI_H_OROTATE_p1 + NAD_p1 --&gt; NADH_p1 + OROTATE_p1 + 2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H_RXN_p2</text:p>
          </table:table-cell>
          <table:table-cell office:value-type="string" calcext:value-type="string">
            <text:p>CPD_67_p2 + WATER_p2 --&gt; GLYCOLLATE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AMINOTRANS_RXN_x2</text:p>
          </table:table-cell>
          <table:table-cell office:value-type="string" calcext:value-type="string">
            <text:p>2_KETOGLUTARATE_x2 + L_ASPARTATE_x2 &lt;=&gt; GLT_x2 + OXALACETIC_ACID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OSEPISOMERIZATION_RXN_p2</text:p>
          </table:table-cell>
          <table:table-cell office:value-type="string" calcext:value-type="string">
            <text:p>GAP_p2 &lt;=&gt; DIHYDROXY_ACETONE_PHOSPH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84_p1</text:p>
          </table:table-cell>
          <table:table-cell office:value-type="string" calcext:value-type="string">
            <text:p>ASCORBATE_p1 + CPD1F_133_p1 --&gt; CPD1F_131_p1 + L_DEHYDRO_ASCORB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84_p2</text:p>
          </table:table-cell>
          <table:table-cell office:value-type="string" calcext:value-type="string">
            <text:p>ASCORBATE_p2 + CPD1F_133_p2 --&gt; CPD1F_131_p2 + L_DEHYDRO_ASCORB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mc2</text:p>
          </table:table-cell>
          <table:table-cell office:value-type="string" calcext:value-type="string">
            <text:p>NADH_m2 + PROTON_m2 + UBIQUINONE_mc2 --&gt; NAD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mc1</text:p>
          </table:table-cell>
          <table:table-cell office:value-type="string" calcext:value-type="string">
            <text:p>NADH_m1 + PROTON_m1 + UBIQUINONE_mc1 --&gt; NAD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23_p1</text:p>
          </table:table-cell>
          <table:table-cell office:value-type="string" calcext:value-type="string">
            <text:p>0.9 ATP_p1 + CO_A_p1 + Fatty_Acids_p1 + 3.45 PROTON_p1 + 0.1 aATP_p1 --&gt; AMP_p1 + Long_Chain_Acyl_CoAs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biomass1</text:p>
          </table:table-cell>
          <table:table-cell office:value-type="string" calcext:value-type="string">
            <text:p>Palmitate_b1 &lt;-- PALMIT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ate_biomass2</text:p>
          </table:table-cell>
          <table:table-cell office:value-type="string" calcext:value-type="string">
            <text:p>Palmitate_b2 &lt;-- PALMIT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44_RXN_c2</text:p>
          </table:table-cell>
          <table:table-cell office:value-type="string" calcext:value-type="string">
            <text:p>CPD_510_c2 + 0.85 PROTON_c2 + 0.5 UTP_c2 + 0.5 aUTP_c2 &lt;=&gt; 0.65 PPI_c2 + UDP_GLUCURONATE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tx2</text:p>
          </table:table-cell>
          <table:table-cell office:value-type="string" calcext:value-type="string">
            <text:p><text:s/>&lt;=&gt; MGI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9091505014055828e-21, 0.0, 3.151758935736264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_tx1</text:p>
          </table:table-cell>
          <table:table-cell office:value-type="string" calcext:value-type="string">
            <text:p><text:s/>&lt;=&gt; MGI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2607035742945056e-19, 1.5285070570318426e-18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44_RXN_c1</text:p>
          </table:table-cell>
          <table:table-cell office:value-type="string" calcext:value-type="string">
            <text:p>CPD_510_c1 + 0.85 PROTON_c1 + 0.5 UTP_c1 + 0.5 aUTP_c1 &lt;=&gt; 0.65 PPI_c1 + UDP_GLUCURONATE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c1</text:p>
          </table:table-cell>
          <table:table-cell office:value-type="string" calcext:value-type="string">
            <text:p>TRP_p1 &lt;=&gt; TR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51e-05, 7.280554053224268e-05, 5.358986649784598e-05, 1.8705380855010077e-05, 2.948082769214710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c2</text:p>
          </table:table-cell>
          <table:table-cell office:value-type="string" calcext:value-type="string">
            <text:p>TRP_p2 &lt;=&gt; TR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ROTON_vc1</text:p>
          </table:table-cell>
          <table:table-cell office:value-type="string" calcext:value-type="string">
            <text:p>MAL_c1 + 0.3 PROTON_v1 --&gt; 0.7 MAL_v1 + 0.3 aM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33991374994334633, 0.0041749355779176975, 0.002903443970286425, 0.0011062696845560804, 0.001597240989679675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ec2</text:p>
          </table:table-cell>
          <table:table-cell office:value-type="string" calcext:value-type="string">
            <text:p>CAII_e2 --&gt; CAI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2.896642140063642e-21, 0.0, 5.461069710295974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ec1</text:p>
          </table:table-cell>
          <table:table-cell office:value-type="string" calcext:value-type="string">
            <text:p>CAII_e1 --&gt; CAI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127916299640766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ROTON_vc2</text:p>
          </table:table-cell>
          <table:table-cell office:value-type="string" calcext:value-type="string">
            <text:p>MAL_c2 + 0.3 PROTON_v2 --&gt; 0.7 MAL_v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v_dielTransfer</text:p>
          </table:table-cell>
          <table:table-cell office:value-type="string" calcext:value-type="string">
            <text:p>bHIS_v1 --&gt; bHI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ROTON_vc1</text:p>
          </table:table-cell>
          <table:table-cell office:value-type="string" calcext:value-type="string">
            <text:p>LEU_c1 + PROTON_v1 --&gt; LEU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ROTON_vc2</text:p>
          </table:table-cell>
          <table:table-cell office:value-type="string" calcext:value-type="string">
            <text:p>LEU_c2 + PROTON_v2 --&gt; LEU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late_xc1</text:p>
          </table:table-cell>
          <table:table-cell office:value-type="string" calcext:value-type="string">
            <text:p>GLYCOLLATE_x1 &lt;=&gt;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5988178514902966, -0.7296836616813929, -0.546799331181061, -0.1996911765152972, -0.3138812909545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late_xc2</text:p>
          </table:table-cell>
          <table:table-cell office:value-type="string" calcext:value-type="string">
            <text:p>GLYCOLLATE_x2 &lt;=&gt;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v_dielTransfer</text:p>
          </table:table-cell>
          <table:table-cell office:value-type="string" calcext:value-type="string">
            <text:p>ARG_v1 --&gt; ARG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1e-05, 1.4001065486969741e-05, 7.655695213977993e-06, 5.951712090230476e-06, 4.2115468131638735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1OR_4_MONOPHOSPHATASE_RXN_c1</text:p>
          </table:table-cell>
          <table:table-cell office:value-type="string" calcext:value-type="string">
            <text:p>1_L_MYO_INOSITOL_1_P_c1 + 0.3 PROTON_c1 + WATER_c1 --&gt; MYO_INOSITOL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YO_INOSITOL_1OR_4_MONOPHOSPHATASE_RXN_c2</text:p>
          </table:table-cell>
          <table:table-cell office:value-type="string" calcext:value-type="string">
            <text:p>1_L_MYO_INOSITOL_1_P_c2 + 0.3 PROTON_c2 + WATER_c2 --&gt; MYO_INOSITOL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ISOCITRATE_mc2</text:p>
          </table:table-cell>
          <table:table-cell office:value-type="string" calcext:value-type="string">
            <text:p>OXALACETIC_ACID_m2 + PROTON_c2 + THREO_DS_ISO_CITRATE_c2 &lt;=&gt; OXALACETIC_ACID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5_PERIOD_1_PERIOD_19_RXN_p2</text:p>
          </table:table-cell>
          <table:table-cell office:value-type="string" calcext:value-type="string">
            <text:p>PHOSPHO_ENOL_PYRUVATE_p2 + SHIKIMATE_5P_p2 --&gt; 3_ENOLPYRUVYL_SHIKIMATE_5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tx2</text:p>
          </table:table-cell>
          <table:table-cell office:value-type="string" calcext:value-type="string">
            <text:p><text:s/>&lt;=&gt; P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1448376670079348e-17, 5.829558787252335e-17, -3.6627227851981657e-16, 5.59926371723706e-17, 1.3996440673167162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mc1</text:p>
          </table:table-cell>
          <table:table-cell office:value-type="string" calcext:value-type="string">
            <text:p>GLY_m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5986660860946947, -0.7294972582923853, -0.5467279469903739, -0.19958480401572934, -0.313842021123056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_mc2</text:p>
          </table:table-cell>
          <table:table-cell office:value-type="string" calcext:value-type="string">
            <text:p>GLY_m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22706272146185796, -0.000278886109905219, -0.0001524931840958016, -0.00011855167977511594, -8.38894660196785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tx1</text:p>
          </table:table-cell>
          <table:table-cell office:value-type="string" calcext:value-type="string">
            <text:p><text:s/>&lt;=&gt; P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4.7912667351619373e-17, 1.3725070586932746e-15, 1.895156564233165e-15, 2.364821017470287e-17, -4.751640369986809e-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v_dielTransfer</text:p>
          </table:table-cell>
          <table:table-cell office:value-type="string" calcext:value-type="string">
            <text:p>TRP_v1 --&gt; TRP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5e-05, 7.655695213977998e-06, 5.951712090230481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VANILLONE_HYDROXYLASE_c2</text:p>
          </table:table-cell>
          <table:table-cell office:value-type="string" calcext:value-type="string">
            <text:p>0.83 ACETOVANILLONE_c2 + NADPH_c2 + OXYGEN_MOLECULE_c2 + 1.05 PROTON_c2 + 0.17 aACETOVANILLONE_c2 --&gt; 0.88 5_HYDROXY_ACETOVANILLONE_c2 + NADP_c2 + WATER_c2 + 0.12 a5_HYDROXY_ACETOVANILL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c1</text:p>
          </table:table-cell>
          <table:table-cell office:value-type="string" calcext:value-type="string">
            <text:p>SER_p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011855322716762633, -0.0001456110810644853, -0.00010717973299518188, -3.741076171002017e-05, -5.89616553842824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c2</text:p>
          </table:table-cell>
          <table:table-cell office:value-type="string" calcext:value-type="string">
            <text:p>SER_p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5.355290763040834e-17, 0.0, -1.3680127999528614e-17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161_m1</text:p>
          </table:table-cell>
          <table:table-cell office:value-type="string" calcext:value-type="string">
            <text:p>0.92 CPD_11281_m1 + OXYGEN_MOLECULE_m1 + WATER_m1 + 0.05 aCPD_11281_m1 + 0.03 bCPD_11281_m1 --&gt; GLUTATHIONE_m1 + 1.85 PROTON_m1 + 0.83 SO3_m1 + 0.17 aSO3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3161_m2</text:p>
          </table:table-cell>
          <table:table-cell office:value-type="string" calcext:value-type="string">
            <text:p>0.92 CPD_11281_m2 + OXYGEN_MOLECULE_m2 + WATER_m2 + 0.05 aCPD_11281_m2 + 0.03 bCPD_11281_m2 --&gt; GLUTATHIONE_m2 + 1.85 PROTON_m2 + 0.83 SO3_m2 + 0.17 aSO3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INE_TRNA_LIGASE_RXN_c2</text:p>
          </table:table-cell>
          <table:table-cell office:value-type="string" calcext:value-type="string">
            <text:p>0.65 ATP_c2 + LYS_c2 + LYS_tRNAs_c2 + PROTON_c2 + 0.35 aATP_c2 --&gt; AMP_c2 + Charged_LYS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124216539373679e-21, 0.0, 2.2036243592161228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PISOM_RXN_c2</text:p>
          </table:table-cell>
          <table:table-cell office:value-type="string" calcext:value-type="string">
            <text:p>FRUCTOSE_6P_c2 &lt;=&gt; MANNOSE_6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PISOM_RXN_c1</text:p>
          </table:table-cell>
          <table:table-cell office:value-type="string" calcext:value-type="string">
            <text:p>FRUCTOSE_6P_c1 &lt;=&gt; MANNOSE_6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INE_TRNA_LIGASE_RXN_c1</text:p>
          </table:table-cell>
          <table:table-cell office:value-type="string" calcext:value-type="string">
            <text:p>0.65 ATP_c1 + LYS_c1 + LYS_tRNAs_c1 + PROTON_c1 + 0.35 aATP_c1 --&gt; AMP_c1 + Charged_LYS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969866034438859e-20, 0.0, 1.1212332543048573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PROPIONATE_DEHYDROGENASE_RXN_m1</text:p>
          </table:table-cell>
          <table:table-cell office:value-type="string" calcext:value-type="string">
            <text:p>3_HYDROXY_PROPIONATE_m1 + NAD_m1 --&gt; MALONATE_S_ALD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422_c2</text:p>
          </table:table-cell>
          <table:table-cell office:value-type="string" calcext:value-type="string">
            <text:p>5_HYDROXY_FERULIC_ACID_c2 + S_ADENOSYLMETHIONINE_c2 --&gt; ADENOSYL_HOMO_CYS_c2 + SINAP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422_c1</text:p>
          </table:table-cell>
          <table:table-cell office:value-type="string" calcext:value-type="string">
            <text:p>5_HYDROXY_FERULIC_ACID_c1 + S_ADENOSYLMETHIONINE_c1 --&gt; ADENOSYL_HOMO_CYS_c1 + SINAP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3_p2</text:p>
          </table:table-cell>
          <table:table-cell office:value-type="string" calcext:value-type="string">
            <text:p>Hexanoyl_ACPs_p2 + MALONYL_ACP_p2 + PROTON_p2 --&gt; 3_Oxo_oct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D_14927_xc2</text:p>
          </table:table-cell>
          <table:table-cell office:value-type="string" calcext:value-type="string">
            <text:p>CPD_14927_x2 &lt;=&gt; CPD_14927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D_14927_xc1</text:p>
          </table:table-cell>
          <table:table-cell office:value-type="string" calcext:value-type="string">
            <text:p>CPD_14927_x1 &lt;=&gt; CPD_14927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PEROXIDASE_RXN_p1</text:p>
          </table:table-cell>
          <table:table-cell office:value-type="string" calcext:value-type="string">
            <text:p>2.0 GLUTATHIONE_p1 + HYDROGEN_PEROXIDE_p1 --&gt; 0.91 OXIDIZED_GLUTATHIONE_p1 + 0.09 PROTON_p1 + 2.0 WATER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_ATPase_c1</text:p>
          </table:table-cell>
          <table:table-cell office:value-type="string" calcext:value-type="string">
            <text:p>0.65 ATP_c1 + 0.45 PROTON_c1 + WATER_c1 + 0.35 aATP_c1 --&gt; 0.5 ADP_c1 + PROTON_e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12878996498535802, 0.15818418848481264, 0.12251339816096637, 0.035239989375994096, 0.0673970027767647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_ATPase_c2</text:p>
          </table:table-cell>
          <table:table-cell office:value-type="string" calcext:value-type="string">
            <text:p>0.65 ATP_c2 + 0.45 PROTON_c2 + WATER_c2 + 0.35 aATP_c2 --&gt; 0.5 ADP_c2 + PROTON_e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855433864120926, 0.04735374197222288, 0.028776602200445166, 0.01756732777656058, 0.0158305684726946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CTOKINASE_RXN_c2</text:p>
          </table:table-cell>
          <table:table-cell office:value-type="string" calcext:value-type="string">
            <text:p>0.65 ATP_c2 + FRU_c2 + 0.35 aATP_c2 --&gt; 0.5 ADP_c2 + FRUCTOSE_6P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LACTREDUCTOISOM_RXN_p2</text:p>
          </table:table-cell>
          <table:table-cell office:value-type="string" calcext:value-type="string">
            <text:p>2_ACETO_LACTATE_p2 + NADPH_p2 + PROTON_p2 --&gt; DIOH_ISOVALER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CTOKINASE_RXN_c1</text:p>
          </table:table-cell>
          <table:table-cell office:value-type="string" calcext:value-type="string">
            <text:p>0.65 ATP_c1 + FRU_c1 + 0.35 aATP_c1 --&gt; 0.5 ADP_c1 + FRUCTOSE_6P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ORGPYROPHOSPHAT_RXN_x1</text:p>
          </table:table-cell>
          <table:table-cell office:value-type="string" calcext:value-type="string">
            <text:p>0.65 PPI_x1 + WATER_x1 + 0.35 aPPI_x1 --&gt; 0.75 PROTON_x1 + 1.4 Pi_x1 + 0.6 a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KIN_RXN_p1</text:p>
          </table:table-cell>
          <table:table-cell office:value-type="string" calcext:value-type="string">
            <text:p>0.8 ADP_p1 + 0.79 CTP_p1 + 0.2 aADP_p1 + 0.21 aCTP_p1 &lt;=&gt; 0.9 ATP_p1 + 0.79 CDP_p1 + 0.1 PROTON_p1 + 0.1 aATP_p1 + 0.21 a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KIN_RXN_p2</text:p>
          </table:table-cell>
          <table:table-cell office:value-type="string" calcext:value-type="string">
            <text:p>0.8 ADP_p2 + 0.79 CTP_p2 + 0.2 aADP_p2 + 0.21 aCTP_p2 &lt;=&gt; 0.9 ATP_p2 + 0.79 CDP_p2 + 0.1 PROTON_p2 + 0.1 aATP_p2 + 0.21 a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mc1</text:p>
          </table:table-cell>
          <table:table-cell office:value-type="string" calcext:value-type="string">
            <text:p>0.92 CYS_m1 + 0.08 PROTON_m1 + 0.08 bCYS_m1 &lt;=&gt; C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mc2</text:p>
          </table:table-cell>
          <table:table-cell office:value-type="string" calcext:value-type="string">
            <text:p>0.92 CYS_m2 + 0.08 PROTON_m2 + 0.08 bCYS_m2 &lt;=&gt; C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9_p2</text:p>
          </table:table-cell>
          <table:table-cell office:value-type="string" calcext:value-type="string">
            <text:p>MALONYL_ACP_p2 + Myristoyl_ACPs_p2 + PROTON_p2 --&gt; 3_oxo_palmit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9_p1</text:p>
          </table:table-cell>
          <table:table-cell office:value-type="string" calcext:value-type="string">
            <text:p>MALONYL_ACP_p1 + Myristoyl_ACPs_p1 + PROTON_p1 --&gt; 3_oxo_palmit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5_PERIOD_1_RXN_p1</text:p>
          </table:table-cell>
          <table:table-cell office:value-type="string" calcext:value-type="string">
            <text:p>2.0 GLUTATHIONE_p1 + L_DEHYDRO_ASCORBATE_p1 --&gt; ASCORBATE_p1 + 0.91 OXIDIZED_GLUTATHIONE_p1 + 0.09 PROTON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5_PERIOD_1_RXN_p2</text:p>
          </table:table-cell>
          <table:table-cell office:value-type="string" calcext:value-type="string">
            <text:p>2.0 GLUTATHIONE_p2 + L_DEHYDRO_ASCORBATE_p2 --&gt; ASCORBATE_p2 + 0.91 OXIDIZED_GLUTATHIONE_p2 + 0.09 PROTON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_vc2</text:p>
          </table:table-cell>
          <table:table-cell office:value-type="string" calcext:value-type="string">
            <text:p>WATER_v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ER_vc1</text:p>
          </table:table-cell>
          <table:table-cell office:value-type="string" calcext:value-type="string">
            <text:p>WATER_v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OLACT_RXN_c1</text:p>
          </table:table-cell>
          <table:table-cell office:value-type="string" calcext:value-type="string">
            <text:p>D_6_P_GLUCONO_DELTA_LACTONE_c1 + WATER_c1 --&gt; CPD_2961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OLACT_RXN_c2</text:p>
          </table:table-cell>
          <table:table-cell office:value-type="string" calcext:value-type="string">
            <text:p>D_6_P_GLUCONO_DELTA_LACTONE_c2 + WATER_c2 --&gt; CPD_2961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c1</text:p>
          </table:table-cell>
          <table:table-cell office:value-type="string" calcext:value-type="string">
            <text:p>MET_p1 &lt;=&gt; M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pc2</text:p>
          </table:table-cell>
          <table:table-cell office:value-type="string" calcext:value-type="string">
            <text:p>MET_p2 &lt;=&gt; M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870951296152439e-17, 0.0, 0.0, 0.0, -4.710531678575738e-1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27_p1</text:p>
          </table:table-cell>
          <table:table-cell office:value-type="string" calcext:value-type="string">
            <text:p>2.0 STARCH_p1 + WATER_p1 --&gt; MALTOS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TRNA_LIGASE_RXN_c2</text:p>
          </table:table-cell>
          <table:table-cell office:value-type="string" calcext:value-type="string">
            <text:p>0.65 ATP_c2 + PROTON_c2 + TYR_c2 + TYR_tRNAs_c2 + 0.35 aATP_c2 --&gt; AMP_c2 + Charged_TY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9.562470264706332e-21, 3.1624699051628716e-20, 7.906174762907179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TRNA_LIGASE_RXN_c1</text:p>
          </table:table-cell>
          <table:table-cell office:value-type="string" calcext:value-type="string">
            <text:p>0.65 ATP_c1 + PROTON_c1 + TYR_c1 + TYR_tRNAs_c1 + 0.35 aATP_c1 --&gt; AMP_c1 + Charged_TY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324939810325743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SEMIALDEHYDE_DEHYDROGENASE_RXN_m1</text:p>
          </table:table-cell>
          <table:table-cell office:value-type="string" calcext:value-type="string">
            <text:p>NAD_m1 + SUCC_S_ALD_m1 + WATER_m1 --&gt; NADH_m1 + 2.0 PROTON_m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SEMIALDEHYDE_DEHYDROGENASE_RXN_m2</text:p>
          </table:table-cell>
          <table:table-cell office:value-type="string" calcext:value-type="string">
            <text:p>NAD_m2 + SUCC_S_ALD_m2 + WATER_m2 --&gt; NADH_m2 + 2.0 PROTON_m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NINE_ALDOLASE_RXN_c1</text:p>
          </table:table-cell>
          <table:table-cell office:value-type="string" calcext:value-type="string">
            <text:p>THR_c1 --&gt; ACETALD_c1 +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762277871128589, 0.00021644892516353576, 0.00017235661396413154, 4.40288862458712e-05, 9.48167250628433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NINE_ALDOLASE_RXN_c2</text:p>
          </table:table-cell>
          <table:table-cell office:value-type="string" calcext:value-type="string">
            <text:p>THR_c2 --&gt; ACETALD_c2 +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PROTON_rev_vc1</text:p>
          </table:table-cell>
          <table:table-cell office:value-type="string" calcext:value-type="string">
            <text:p>CYS_v1 + PROTON_v1 --&gt; CY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YLALANINE_TRNA_LIGASE_RXN_c2</text:p>
          </table:table-cell>
          <table:table-cell office:value-type="string" calcext:value-type="string">
            <text:p>0.65 ATP_c2 + PHE_c2 + PHE_tRNAs_c2 + PROTON_c2 + 0.35 aATP_c2 --&gt; AMP_c2 + Charged_PHE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6.520680173498598e-22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YLALANINE_TRNA_LIGASE_RXN_c1</text:p>
          </table:table-cell>
          <table:table-cell office:value-type="string" calcext:value-type="string">
            <text:p>0.65 ATP_c1 + PHE_c1 + PHE_tRNAs_c1 + PROTON_c1 + 0.35 aATP_c1 --&gt; AMP_c1 + Charged_PHE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.555439874049432e-20, 0.0, 9.44429984256179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TRNA_LIGASE_RXN_c1</text:p>
          </table:table-cell>
          <table:table-cell office:value-type="string" calcext:value-type="string">
            <text:p>0.65 ATP_c1 + TRP_c1 + TRP_tRNAs_c1 + 0.35 aATP_c1 --&gt; AMP_c1 + Charged_TRP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Y_biomass2</text:p>
          </table:table-cell>
          <table:table-cell office:value-type="string" calcext:value-type="string">
            <text:p>GLY_c2 --&gt; sGLY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20_p2</text:p>
          </table:table-cell>
          <table:table-cell office:value-type="string" calcext:value-type="string">
            <text:p>R_3_hydroxyarachidoyl_ACPs_p2 --&gt; WATER_p2 + trans_delta2_arachid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20_p1</text:p>
          </table:table-cell>
          <table:table-cell office:value-type="string" calcext:value-type="string">
            <text:p>R_3_hydroxyarachidoyl_ACPs_p1 --&gt; WATER_p1 + trans_delta2_arachid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m2</text:p>
          </table:table-cell>
          <table:table-cell office:value-type="string" calcext:value-type="string">
            <text:p>NADP_m2 + THREO_DS_ISO_CITRATE_m2 &lt;=&gt; 2_KETOGLUTARATE_m2 + CARBON_DIOXIDE_m2 + NADP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CITDEH_RXN_m1</text:p>
          </table:table-cell>
          <table:table-cell office:value-type="string" calcext:value-type="string">
            <text:p>NADP_m1 + THREO_DS_ISO_CITRATE_m1 &lt;=&gt; 2_KETOGLUTARATE_m1 + CARBON_DIOXIDE_m1 + NADP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PROTON_rev_vc2</text:p>
          </table:table-cell>
          <table:table-cell office:value-type="string" calcext:value-type="string">
            <text:p>CYS_v2 + PROTON_v2 --&gt; CY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82269e-05, 1.4001065486969748e-05, 7.655695213977998e-06, 5.951712090230481e-06, 4.21154681312150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_CYS_pc1</text:p>
          </table:table-cell>
          <table:table-cell office:value-type="string" calcext:value-type="string">
            <text:p>HOMO_CYS_p1 &lt;=&gt; HOMO_C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78385e-05, 7.280554053224268e-05, 5.3589866497335626e-05, 1.8705380855010094e-05, 2.948082769213527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_CYS_pc2</text:p>
          </table:table-cell>
          <table:table-cell office:value-type="string" calcext:value-type="string">
            <text:p>HOMO_CYS_p2 &lt;=&gt; HOMO_C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-5.4203090542888377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ase_tx1</text:p>
          </table:table-cell>
          <table:table-cell office:value-type="string" calcext:value-type="string">
            <text:p>0.65 ATP_c1 + WATER_c1 + 0.35 aATP_c1 --&gt; 0.5 ADP_c1 + ATPase_NADPHoxidase_constraint_c1 + Light_dark_maintainence_constraint + 0.55 PROTON_c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016, 0.2016, 0.2304, 0.144, 0.230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ase_tx2</text:p>
          </table:table-cell>
          <table:table-cell office:value-type="string" calcext:value-type="string">
            <text:p>0.65 ATP_c2 + Light_dark_maintainence_constraint + WATER_c2 + 0.35 aATP_c2 --&gt; 0.5 ADP_c2 + ATPase_NADPHoxidase_constraint_c2 + 0.55 PROTON_c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016, 0.2016, 0.2304, 0.144, 0.230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U_biomass2</text:p>
          </table:table-cell>
          <table:table-cell office:value-type="string" calcext:value-type="string">
            <text:p>LEU_tRNAs_c2 + 2.0 PROTON_c2 + pLEU_b2 &lt;-- Charged_LEU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7577576645370964e-23, 0.0, 3.82749144345343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U_biomass1</text:p>
          </table:table-cell>
          <table:table-cell office:value-type="string" calcext:value-type="string">
            <text:p>LEU_tRNAs_c1 + 2.0 PROTON_c1 + pLEU_b1 &lt;-- Charged_LEU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2.302873143591338e-22, 7.65498288690686e-21, 1.530996577381372e-2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INASE_RXN_m2</text:p>
          </table:table-cell>
          <table:table-cell office:value-type="string" calcext:value-type="string">
            <text:p>ARG_m2 + WATER_m2 --&gt; L_ORNITHINE_m2 + URE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INASE_RXN_m1</text:p>
          </table:table-cell>
          <table:table-cell office:value-type="string" calcext:value-type="string">
            <text:p>ARG_m1 + WATER_m1 --&gt; L_ORNITHINE_m1 + URE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IC_CHELATE_REDUCTASE_RXN_c1</text:p>
          </table:table-cell>
          <table:table-cell office:value-type="string" calcext:value-type="string">
            <text:p>2.0 FeIII_c1 + NADH_c1 --&gt; 2.0 FeII_c1 + NAD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RIC_CHELATE_REDUCTASE_RXN_c2</text:p>
          </table:table-cell>
          <table:table-cell office:value-type="string" calcext:value-type="string">
            <text:p>2.0 FeIII_c2 + NADH_c2 --&gt; 2.0 FeII_c2 + NAD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DIGLYSYN_RXN_m2</text:p>
          </table:table-cell>
          <table:table-cell office:value-type="string" calcext:value-type="string">
            <text:p>0.79 CTP_m2 + L_PHOSPHATIDATE_m2 + 0.34 PROTON_m2 + 0.21 aCTP_m2 --&gt; CDPDIACYLGLYCEROL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PDIGLYSYN_RXN_m1</text:p>
          </table:table-cell>
          <table:table-cell office:value-type="string" calcext:value-type="string">
            <text:p>0.79 CTP_m1 + L_PHOSPHATIDATE_m1 + 0.34 PROTON_m1 + 0.21 aCTP_m1 --&gt; CDPDIACYLGLYCEROL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LYLCOA_HYDROXY_RXN_m2</text:p>
          </table:table-cell>
          <table:table-cell office:value-type="string" calcext:value-type="string">
            <text:p>CPD_1083_m2 + WATER_m2 --&gt; 2_METHYL_3_HYDROXY_BUTYR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54108675233351e-21, 0.0, 6.832869401866808e-20, 0.0, 6.40581506425013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LYLCOA_HYDROXY_RXN_m1</text:p>
          </table:table-cell>
          <table:table-cell office:value-type="string" calcext:value-type="string">
            <text:p>CPD_1083_m1 + WATER_m1 --&gt; 2_METHYL_3_HYDROXY_BUTYR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TEINE_AMINOTRANSFERASE_RXN_m2</text:p>
          </table:table-cell>
          <table:table-cell office:value-type="string" calcext:value-type="string">
            <text:p>2_KETOGLUTARATE_m2 + 0.92 CYS_m2 + 0.08 PROTON_m2 + 0.08 bCYS_m2 &lt;=&gt; 3_MERCAPTO_PYRUVATE_m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ROTON_vc2</text:p>
          </table:table-cell>
          <table:table-cell office:value-type="string" calcext:value-type="string">
            <text:p>ILE_c2 + PROTON_v2 --&gt; IL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ROTON_vc1</text:p>
          </table:table-cell>
          <table:table-cell office:value-type="string" calcext:value-type="string">
            <text:p>ILE_c1 + PROTON_v1 --&gt; IL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7445943626737476e-05, 5.827471177855056e-05, 3.186424865123279e-05, 2.477199374361055e-05, 1.75291428289801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TEINE_AMINOTRANSFERASE_RXN_m1</text:p>
          </table:table-cell>
          <table:table-cell office:value-type="string" calcext:value-type="string">
            <text:p>2_KETOGLUTARATE_m1 + 0.92 CYS_m1 + 0.08 PROTON_m1 + 0.08 bCYS_m1 &lt;=&gt; 3_MERCAPTO_PYRUV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OQUINOL_PLASTOCYANIN_REDUCTASE_RXN_p2</text:p>
          </table:table-cell>
          <table:table-cell office:value-type="string" calcext:value-type="string">
            <text:p>2.0 Oxidized_Plastocyanins_p2 + PLASTOQUINOL_1_p2 + 2.0 PROTON_p2 --&gt; PLASTOQUINONE_p2 + 4.0 PROTON_l2 + 2.0 Plastocyanin_Reduce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biomass2</text:p>
          </table:table-cell>
          <table:table-cell office:value-type="string" calcext:value-type="string">
            <text:p>K_b2 &lt;-- K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5.92494983194836e-21, 0.0, -9.78132083504357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LDEHYD_RXN_p1</text:p>
          </table:table-cell>
          <table:table-cell office:value-type="string" calcext:value-type="string">
            <text:p>HISTIDINOL_p1 + NAD_p1 --&gt; 0.35 HISTIDINAL_p1 + NADH_p1 + 1.35 PROTON_p1 + 0.65 bHISTIDIN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biomass1</text:p>
          </table:table-cell>
          <table:table-cell office:value-type="string" calcext:value-type="string">
            <text:p>K_b1 &lt;-- K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9125283340174306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CITRULLINE_pc1</text:p>
          </table:table-cell>
          <table:table-cell office:value-type="string" calcext:value-type="string">
            <text:p>L_CITRULLINE_p1 &lt;=&gt; L_CITRULL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800_p2</text:p>
          </table:table-cell>
          <table:table-cell office:value-type="string" calcext:value-type="string">
            <text:p>CPD_7100_p2 + PROTON_p2 --&gt; 2K_4CH3_PENTANO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607247635637147e-05, 6.887011087994727e-05, 3.765774674366292e-05, 2.927599131374462e-05, 2.071625879249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800_p1</text:p>
          </table:table-cell>
          <table:table-cell office:value-type="string" calcext:value-type="string">
            <text:p>CPD_7100_p1 + PROTON_p1 --&gt; 2K_4CH3_PENTANOATE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3550440069676013, 0.00028925446569577856, 0.00022594648046197753, 6.27342671008813e-05, 0.000124297552754948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_METHYL_THF_pc2</text:p>
          </table:table-cell>
          <table:table-cell office:value-type="string" calcext:value-type="string">
            <text:p>5_METHYL_THF_p2 &lt;=&gt; 5_METHYL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870951296152439e-17, 0.0, 0.0, 0.0, 4.710531678575737e-1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_METHYL_THF_pc1</text:p>
          </table:table-cell>
          <table:table-cell office:value-type="string" calcext:value-type="string">
            <text:p>5_METHYL_THF_p1 &lt;=&gt; 5_METHYL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9.431401833341889e-21, 0.0, 0.0, 0.0, -5.16659412880431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m_tx2</text:p>
          </table:table-cell>
          <table:table-cell office:value-type="string" calcext:value-type="string">
            <text:p>3 ATPase_NADPHoxidase_constraint_c2 + NADPH_m2 + 0.5 OXYGEN_MOLECULE_m2 + PROTON_m2 --&gt; NADP_m2 +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19788655085762894, 0.0024305095092643876, 0.0013289874284864648, 0.0008988694649291241, 0.000731101828473996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ENYL_KIN_RXN_c1</text:p>
          </table:table-cell>
          <table:table-cell office:value-type="string" calcext:value-type="string">
            <text:p>AMP_c1 + 0.65 ATP_c1 + 0.65 PROTON_c1 + 0.35 aATP_c1 &lt;=&gt; ADP_c1 +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CITRULLINE_pc2</text:p>
          </table:table-cell>
          <table:table-cell office:value-type="string" calcext:value-type="string">
            <text:p>L_CITRULLINE_p2 &lt;=&gt; L_CITRUL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PROTON_rev_vc1</text:p>
          </table:table-cell>
          <table:table-cell office:value-type="string" calcext:value-type="string">
            <text:p>2.0 NITRATE_c1 + PROTON_v1 --&gt; 2.0 NITR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PROTON_rev_vc2</text:p>
          </table:table-cell>
          <table:table-cell office:value-type="string" calcext:value-type="string">
            <text:p>2.0 NITRATE_c2 + PROTON_v2 --&gt; 2.0 NITR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3101288610113286, 0.003809107503862988, 0.0028037641244834685, 0.0009786453895754676, 0.001542405168085499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SO4_mc1</text:p>
          </table:table-cell>
          <table:table-cell office:value-type="string" calcext:value-type="string">
            <text:p>OXALACETIC_ACID_m1 + SULFATE_c1 &lt;=&gt; OXALACETIC_ACID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SO4_mc2</text:p>
          </table:table-cell>
          <table:table-cell office:value-type="string" calcext:value-type="string">
            <text:p>OXALACETIC_ACID_m2 + SULFATE_c2 &lt;=&gt; OXALACETIC_ACID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2_rev_vc1</text:p>
          </table:table-cell>
          <table:table-cell office:value-type="string" calcext:value-type="string">
            <text:p>CAII_c1 + 3.0 PROTON_v1 --&gt; CAII_v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12791629964077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ATP_rev_vc1</text:p>
          </table:table-cell>
          <table:table-cell office:value-type="string" calcext:value-type="string">
            <text:p>0.65 ATP_c1 + 1.45 PROTON_c1 + WATER_c1 + 0.35 aATP_c1 --&gt; 0.5 ADP_c1 + 2.0 PROTON_v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ATP_rev_vc2</text:p>
          </table:table-cell>
          <table:table-cell office:value-type="string" calcext:value-type="string">
            <text:p>0.65 ATP_c2 + 1.45 PROTON_c2 + WATER_c2 + 0.35 aATP_c2 --&gt; 0.5 ADP_c2 + 2.0 PROTON_v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72121089985621835, 0.008366209872585049, 0.007203746491942161, 0.002934302783494901, 0.005100126410623513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2_rev_vc2</text:p>
          </table:table-cell>
          <table:table-cell office:value-type="string" calcext:value-type="string">
            <text:p>CAII_c2 + 3.0 PROTON_v2 --&gt; CAII_v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2.8966421400636424e-21, 0.0, 5.461069710295974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MPKI_RXN_c1</text:p>
          </table:table-cell>
          <table:table-cell office:value-type="string" calcext:value-type="string">
            <text:p>0.65 ATP_c1 + DTMP_c1 + 0.66 PROTON_c1 + 0.35 aATP_c1 --&gt; 0.5 ADP_c1 + 0.49 DTDP_c1 + 0.5 aADP_c1 + 0.51 aDT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MPKI_RXN_c2</text:p>
          </table:table-cell>
          <table:table-cell office:value-type="string" calcext:value-type="string">
            <text:p>0.65 ATP_c2 + DTMP_c2 + 0.66 PROTON_c2 + 0.35 aATP_c2 --&gt; 0.5 ADP_c2 + 0.49 DTDP_c2 + 0.5 aADP_c2 + 0.51 aDT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41_v2</text:p>
          </table:table-cell>
          <table:table-cell office:value-type="string" calcext:value-type="string">
            <text:p>FRUCTAN_v2 + WATER_v2 --&gt; FRU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PROTON_vc2</text:p>
          </table:table-cell>
          <table:table-cell office:value-type="string" calcext:value-type="string">
            <text:p>CIT_c2 + 0.5 PROTON_v2 --&gt; 0.5 CIT_v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PROTON_vc1</text:p>
          </table:table-cell>
          <table:table-cell office:value-type="string" calcext:value-type="string">
            <text:p>CIT_c1 + 0.5 PROTON_v1 --&gt; 0.5 CIT_v1 + 0.5 aCIT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DPKIN_RXN_c1</text:p>
          </table:table-cell>
          <table:table-cell office:value-type="string" calcext:value-type="string">
            <text:p>0.65 ATP_c1 + 0.49 DTDP_c1 + 0.15 PROTON_c1 + 0.35 aATP_c1 + 0.51 aDTDP_c1 --&gt; 0.5 ADP_c1 + 0.49 DTTP_c1 + 0.5 aADP_c1 + 0.51 aDT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DPKIN_RXN_c2</text:p>
          </table:table-cell>
          <table:table-cell office:value-type="string" calcext:value-type="string">
            <text:p>0.65 ATP_c2 + 0.49 DTDP_c2 + 0.15 PROTON_c2 + 0.35 aATP_c2 + 0.51 aDTDP_c2 --&gt; 0.5 ADP_c2 + 0.49 DTTP_c2 + 0.5 aADP_c2 + 0.51 aDT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xc1</text:p>
          </table:table-cell>
          <table:table-cell office:value-type="string" calcext:value-type="string">
            <text:p>MAL_x1 &lt;=&gt; M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29639456797471964, -0.3611394947326588, -0.27065644354982166, -0.09948168355129197, -0.156331906182873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trienoyl_ACP_hydrolase_p2</text:p>
          </table:table-cell>
          <table:table-cell office:value-type="string" calcext:value-type="string">
            <text:p>Octadecatrienoyl_ACP_p2 + WATER_p2 --&gt; ACP_p2 + LINOLENIC_ACI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trienoyl_ACP_hydrolase_p1</text:p>
          </table:table-cell>
          <table:table-cell office:value-type="string" calcext:value-type="string">
            <text:p>Octadecatrienoyl_ACP_p1 + WATER_p1 --&gt; ACP_p1 + LINOLEN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xc2</text:p>
          </table:table-cell>
          <table:table-cell office:value-type="string" calcext:value-type="string">
            <text:p>MAL_x2 &lt;=&gt; M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6.186156723761164e-20, 0.0, 8.06140172501052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HYDRODIPICSYN_RXN_p2</text:p>
          </table:table-cell>
          <table:table-cell office:value-type="string" calcext:value-type="string">
            <text:p>L_ASPARTATE_SEMIALDEHYDE_p2 + PYRUVATE_p2 --&gt; 2_3_DIHYDRODIPICOLINATE_p2 + PROTON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ACONITATE_mc1</text:p>
          </table:table-cell>
          <table:table-cell office:value-type="string" calcext:value-type="string">
            <text:p>CIS_ACONITATE_c1 + OXALACETIC_ACID_m1 + PROTON_c1 &lt;=&gt; CIS_ACONITATE_m1 + OXALACETIC_ACID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ACONITATE_mc2</text:p>
          </table:table-cell>
          <table:table-cell office:value-type="string" calcext:value-type="string">
            <text:p>CIS_ACONITATE_c2 + OXALACETIC_ACID_m2 + PROTON_c2 &lt;=&gt; CIS_ACONITATE_m2 + OXALACETIC_ACID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PROTON_rev_vc2</text:p>
          </table:table-cell>
          <table:table-cell office:value-type="string" calcext:value-type="string">
            <text:p>PROTON_v2 + PRO_v2 --&gt; PROTON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19902648573424126, 0.0024445105747513567, 0.001336643123700442, 0.0009048211770193547, 0.000735313375287167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c1</text:p>
          </table:table-cell>
          <table:table-cell office:value-type="string" calcext:value-type="string">
            <text:p>VAL_p1 &lt;=&gt;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44857981466282196, 0.0005509608917214215, 0.00039250959450510555, 0.00015313595576707344, 0.0002159271608483043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COA_LIGASE_GDP_FORMING_RXN_m2</text:p>
          </table:table-cell>
          <table:table-cell office:value-type="string" calcext:value-type="string">
            <text:p>0.2 GDP_m2 + Pi_m2 + SUC_COA_m2 + 0.8 aGDP_m2 --&gt; CO_A_m2 + 0.9 GTP_m2 + 0.7 PROTON_m2 + SUC_m2 + 0.1 aG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COA_LIGASE_GDP_FORMING_RXN_m1</text:p>
          </table:table-cell>
          <table:table-cell office:value-type="string" calcext:value-type="string">
            <text:p>0.2 GDP_m1 + Pi_m1 + SUC_COA_m1 + 0.8 aGDP_m1 --&gt; CO_A_m1 + 0.9 GTP_m1 + 0.7 PROTON_m1 + SUC_m1 + 0.1 aG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i_mc2</text:p>
          </table:table-cell>
          <table:table-cell office:value-type="string" calcext:value-type="string">
            <text:p>MAL_m2 + 0.7 Pi_c2 + 0.3 aPi_c2 &lt;=&gt; MAL_c2 + 0.3 PROTON_c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Pi_mc1</text:p>
          </table:table-cell>
          <table:table-cell office:value-type="string" calcext:value-type="string">
            <text:p>MAL_m1 + 0.7 Pi_c1 + 0.3 aPi_c1 &lt;=&gt; MAL_c1 + 0.3 PROTON_c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711494875968355e-18, 0.0, 1.151188096289217e-18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PGA_Pi_pc1</text:p>
          </table:table-cell>
          <table:table-cell office:value-type="string" calcext:value-type="string">
            <text:p>G3P_p1 + 0.7 Pi_c1 + 0.3 aPi_c1 &lt;=&gt; G3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4419289455999029, 0.017710258725391743, 0.012712666434997954, 0.005270239502357006, 0.0547660548489615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ALDEHYD_RXN_p1</text:p>
          </table:table-cell>
          <table:table-cell office:value-type="string" calcext:value-type="string">
            <text:p>0.35 HISTIDINAL_p1 + NAD_p1 + WATER_p1 + 0.65 bHISTIDINAL_p1 --&gt; HIS_p1 + NADH_p1 + 1.65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ALDEHYD_RXN_p2</text:p>
          </table:table-cell>
          <table:table-cell office:value-type="string" calcext:value-type="string">
            <text:p>0.35 HISTIDINAL_p2 + NAD_p2 + WATER_p2 + 0.65 bHISTIDINAL_p2 --&gt; HIS_p2 + NADH_p2 + 1.65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N_biomass1</text:p>
          </table:table-cell>
          <table:table-cell office:value-type="string" calcext:value-type="string">
            <text:p>ASN_c1 --&gt; sASN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4_p1</text:p>
          </table:table-cell>
          <table:table-cell office:value-type="string" calcext:value-type="string">
            <text:p>DIACYLGLYCEROL_p1 + UDP_SULFOQUINOVOSE_p1 --&gt; PROTON_p1 + SULFOQUINOVOSYLDIACYLGLYCEROL_p1 + 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4_p2</text:p>
          </table:table-cell>
          <table:table-cell office:value-type="string" calcext:value-type="string">
            <text:p>DIACYLGLYCEROL_p2 + UDP_SULFOQUINOVOSE_p2 --&gt; PROTON_p2 + SULFOQUINOVOSYLDIACYLGLYCEROL_p2 + 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SN_biomass2</text:p>
          </table:table-cell>
          <table:table-cell office:value-type="string" calcext:value-type="string">
            <text:p>ASN_c2 --&gt; sASN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34_RXN_c1</text:p>
          </table:table-cell>
          <table:table-cell office:value-type="string" calcext:value-type="string">
            <text:p>GLC_1_P_c1 + 0.65 GTP_c1 + PROTON_c1 + 0.35 aGTP_c1 --&gt; GDP_D_GLUCOSE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68_p2</text:p>
          </table:table-cell>
          <table:table-cell office:value-type="string" calcext:value-type="string">
            <text:p>MALONYL_COA_p2 + PROTON_p2 + Stearoyl_ACPs_p2 --&gt; 3_oxo_arachid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68_p1</text:p>
          </table:table-cell>
          <table:table-cell office:value-type="string" calcext:value-type="string">
            <text:p>MALONYL_COA_p1 + PROTON_p1 + Stearoyl_ACPs_p1 --&gt; 3_oxo_arachid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34_RXN_c2</text:p>
          </table:table-cell>
          <table:table-cell office:value-type="string" calcext:value-type="string">
            <text:p>GLC_1_P_c2 + 0.65 GTP_c2 + PROTON_c2 + 0.35 aGTP_c2 --&gt; GDP_D_GLUCOSE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95_p2</text:p>
          </table:table-cell>
          <table:table-cell office:value-type="string" calcext:value-type="string">
            <text:p>NADH_p2 + PROTON_p2 + trans_delta2_arachidoyl_ACPs_p2 --&gt; Arachidoyl_ACPs_p2 + NAD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TRNA_LIGASE_RXN_c1</text:p>
          </table:table-cell>
          <table:table-cell office:value-type="string" calcext:value-type="string">
            <text:p>0.65 ATP_c1 + PRO_c1 + PRO_tRNAs_c1 + 0.35 aATP_c1 --&gt; AMP_c1 + Charged_PRO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TRNA_LIGASE_RXN_c2</text:p>
          </table:table-cell>
          <table:table-cell office:value-type="string" calcext:value-type="string">
            <text:p>0.65 ATP_c2 + PRO_c2 + PRO_tRNAs_c2 + 0.35 aATP_c2 --&gt; AMP_c2 + Charged_PRO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LLATE_pc2</text:p>
          </table:table-cell>
          <table:table-cell office:value-type="string" calcext:value-type="string">
            <text:p>GLYCOLLATE_p2 &lt;=&gt;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OLLATE_pc1</text:p>
          </table:table-cell>
          <table:table-cell office:value-type="string" calcext:value-type="string">
            <text:p>GLYCOLLATE_p1 &lt;=&gt;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3024232835155772, 0.3685441669487341, 0.2761428876312394, 0.1002094929640052, 0.157549384771647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P_biomass1</text:p>
          </table:table-cell>
          <table:table-cell office:value-type="string" calcext:value-type="string">
            <text:p>TRP_c1 --&gt; sTRP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P_biomass2</text:p>
          </table:table-cell>
          <table:table-cell office:value-type="string" calcext:value-type="string">
            <text:p>TRP_c2 --&gt; sTRP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OKINASE_RXN_MANNOSE_c2</text:p>
          </table:table-cell>
          <table:table-cell office:value-type="string" calcext:value-type="string">
            <text:p>0.65 ATP_c2 + MANNOSE_c2 + 0.35 aATP_c2 --&gt; 0.5 ADP_c2 + MANNOSE_6P_c2 + 1.1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OKINASE_RXN_MANNOSE_c1</text:p>
          </table:table-cell>
          <table:table-cell office:value-type="string" calcext:value-type="string">
            <text:p>0.65 ATP_c1 + MANNOSE_c1 + 0.35 aATP_c1 --&gt; 0.5 ADP_c1 + MANNOSE_6P_c1 + 1.1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hler_Reaction_p1</text:p>
          </table:table-cell>
          <table:table-cell office:value-type="string" calcext:value-type="string">
            <text:p>OXYGEN_MOLECULE_p1 + Reduced_ferredoxins_p1 --&gt; Oxidized_ferredoxins_p1 + SUPER_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hler_Reaction_p2</text:p>
          </table:table-cell>
          <table:table-cell office:value-type="string" calcext:value-type="string">
            <text:p>OXYGEN_MOLECULE_p2 + Reduced_ferredoxins_p2 --&gt; Oxidized_ferredoxins_p2 + SUPER_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LY_biomass1</text:p>
          </table:table-cell>
          <table:table-cell office:value-type="string" calcext:value-type="string">
            <text:p>GLY_c1 --&gt; sGLY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TRNA_LIGASE_RXN_c2</text:p>
          </table:table-cell>
          <table:table-cell office:value-type="string" calcext:value-type="string">
            <text:p>0.65 ATP_c2 + TRP_c2 + TRP_tRNAs_c2 + 0.35 aATP_c2 --&gt; AMP_c2 + Charged_TRP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4_p2</text:p>
          </table:table-cell>
          <table:table-cell office:value-type="string" calcext:value-type="string">
            <text:p>Acetoacetyl_ACPs_p2 + NADPH_p2 + PROTON_p2 --&gt; Beta_3_hydroxybutyr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14_p1</text:p>
          </table:table-cell>
          <table:table-cell office:value-type="string" calcext:value-type="string">
            <text:p>Acetoacetyl_ACPs_p1 + NADPH_p1 + PROTON_p1 --&gt; Beta_3_hydroxybutyr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69_p1</text:p>
          </table:table-cell>
          <table:table-cell office:value-type="string" calcext:value-type="string">
            <text:p>3_oxo_behenoyl_ACPs_p1 + NADPH_p1 + PROTON_p1 --&gt; NADP_p1 + R_3_hydroxybehe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88_p1</text:p>
          </table:table-cell>
          <table:table-cell office:value-type="string" calcext:value-type="string">
            <text:p>NADH_p1 + PROTON_p1 + trans_delta2_behenoyl_ACPs_p1 --&gt; Behenoyl_ACPs_p1 + NAD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88_p2</text:p>
          </table:table-cell>
          <table:table-cell office:value-type="string" calcext:value-type="string">
            <text:p>NADH_p2 + PROTON_p2 + trans_delta2_behenoyl_ACPs_p2 --&gt; Behenoyl_ACPs_p2 + NAD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469_p2</text:p>
          </table:table-cell>
          <table:table-cell office:value-type="string" calcext:value-type="string">
            <text:p>3_oxo_behenoyl_ACPs_p2 + NADPH_p2 + PROTON_p2 --&gt; NADP_p2 + R_3_hydroxybehe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OLACT_RXN_p1</text:p>
          </table:table-cell>
          <table:table-cell office:value-type="string" calcext:value-type="string">
            <text:p>D_6_P_GLUCONO_DELTA_LACTONE_p1 + WATER_p1 --&gt; CPD_2961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c2</text:p>
          </table:table-cell>
          <table:table-cell office:value-type="string" calcext:value-type="string">
            <text:p>TYR_p2 &lt;=&gt; TY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_pc1</text:p>
          </table:table-cell>
          <table:table-cell office:value-type="string" calcext:value-type="string">
            <text:p>TYR_p1 &lt;=&gt; TY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595e-05, 7.28055405322427e-05, 5.358986649784603e-05, 1.8705380855010094e-05, 2.948082769214711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104_c2</text:p>
          </table:table-cell>
          <table:table-cell office:value-type="string" calcext:value-type="string">
            <text:p>UDP_D_XYLOSE_c2 --&gt; 0.5 PROTON_c2 + 0.5 UDP_c2 + XYLAN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ec1</text:p>
          </table:table-cell>
          <table:table-cell office:value-type="string" calcext:value-type="string">
            <text:p>CARBON_DIOXIDE_e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5004887474637962, 1.8284393372591765, 1.3699412918860037, 0.5004623451469338, 0.786322209076186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CITRULLINE_mc2</text:p>
          </table:table-cell>
          <table:table-cell office:value-type="string" calcext:value-type="string">
            <text:p>HIS_m2 + L_CITRULLINE_c2 &lt;=&gt; HIS_c2 + L_CITRULL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CITRULLINE_mc1</text:p>
          </table:table-cell>
          <table:table-cell office:value-type="string" calcext:value-type="string">
            <text:p>HIS_m1 + L_CITRULLINE_c1 &lt;=&gt; HIS_c1 + L_CITRULL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IONYL_COA_mc2</text:p>
          </table:table-cell>
          <table:table-cell office:value-type="string" calcext:value-type="string">
            <text:p>PROPIONYL_COA_m2 &lt;=&gt; PROPI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7.455560470681884e-20, 0.0, 4.659725294176177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IONYL_COA_mc1</text:p>
          </table:table-cell>
          <table:table-cell office:value-type="string" calcext:value-type="string">
            <text:p>PROPIONYL_COA_m1 &lt;=&gt; PROPI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_PPi_rev_vc2</text:p>
          </table:table-cell>
          <table:table-cell office:value-type="string" calcext:value-type="string">
            <text:p>0.65 PPI_c2 + 0.25 PROTON_c2 + WATER_c2 + 0.35 aPPI_c2 --&gt; PROTON_v2 + 1.4 Pi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8566252391844373, 0.01115973733800809, 0.004198631124173019, 0.003970114414103678, 0.000813691776648040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N_PPi_rev_vc1</text:p>
          </table:table-cell>
          <table:table-cell office:value-type="string" calcext:value-type="string">
            <text:p>0.65 PPI_c1 + 0.25 PROTON_c1 + WATER_c1 + 0.35 aPPI_c1 --&gt; PROTON_v1 + 1.4 Pi_c1 + 0.6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3811379758618493, 0.01661808768999577, 0.010587942576172309, 0.00688383997706551, 0.006602987012185603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6PDEHYDROG_RXN_c1</text:p>
          </table:table-cell>
          <table:table-cell office:value-type="string" calcext:value-type="string">
            <text:p>GLC_6_P_c1 + NADP_c1 --&gt; D_6_P_GLUCONO_DELTA_LACTONE_c1 + NADP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6PDEHYDROG_RXN_c2</text:p>
          </table:table-cell>
          <table:table-cell office:value-type="string" calcext:value-type="string">
            <text:p>GLC_6_P_c2 + NADP_c2 --&gt; D_6_P_GLUCONO_DELTA_LACTONE_c2 + NADP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SO4_mc2</text:p>
          </table:table-cell>
          <table:table-cell office:value-type="string" calcext:value-type="string">
            <text:p>MAL_m2 + SULFATE_c2 &lt;=&gt; MAL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SO4_mc1</text:p>
          </table:table-cell>
          <table:table-cell office:value-type="string" calcext:value-type="string">
            <text:p>MAL_m1 + SULFATE_c1 &lt;=&gt; MAL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8_NADP_p2</text:p>
          </table:table-cell>
          <table:table-cell office:value-type="string" calcext:value-type="string">
            <text:p>CHLOROPHYLL_B_p2 + NADPH_p2 + PROTON_p2 --&gt; CPD_7016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ACONITATE_mc1</text:p>
          </table:table-cell>
          <table:table-cell office:value-type="string" calcext:value-type="string">
            <text:p>CIS_ACONITATE_c1 + CIT_m1 &lt;=&gt; CIS_ACONITATE_m1 +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ACONITATE_mc2</text:p>
          </table:table-cell>
          <table:table-cell office:value-type="string" calcext:value-type="string">
            <text:p>CIS_ACONITATE_c2 + CIT_m2 &lt;=&gt; CIS_ACONITATE_m2 +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x2</text:p>
          </table:table-cell>
          <table:table-cell office:value-type="string" calcext:value-type="string">
            <text:p>2_KETOGLUTARATE_x2 + L_ALPHA_ALANINE_x2 &lt;=&gt; GLT_x2 + PYRUVAT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INE_AMINOTRANSFERASE_RXN_x1</text:p>
          </table:table-cell>
          <table:table-cell office:value-type="string" calcext:value-type="string">
            <text:p>2_KETOGLUTARATE_x1 + L_ALPHA_ALANINE_x1 &lt;=&gt; GLT_x1 + PYRUVAT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LPHA_ALANINE_PROTON_rev_vc1</text:p>
          </table:table-cell>
          <table:table-cell office:value-type="string" calcext:value-type="string">
            <text:p>L_ALPHA_ALANINE_v1 + PROTON_v1 --&gt; L_ALPHA_ALANIN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LPHA_ALANINE_PROTON_rev_vc2</text:p>
          </table:table-cell>
          <table:table-cell office:value-type="string" calcext:value-type="string">
            <text:p>L_ALPHA_ALANINE_v2 + PROTON_v2 --&gt; L_ALPHA_ALANIN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_3PGA_pc2</text:p>
          </table:table-cell>
          <table:table-cell office:value-type="string" calcext:value-type="string">
            <text:p>G3P_c2 + GAP_p2 &lt;=&gt; G3P_p2 + GA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P_3PGA_pc1</text:p>
          </table:table-cell>
          <table:table-cell office:value-type="string" calcext:value-type="string">
            <text:p>G3P_c1 + GAP_p1 &lt;=&gt; G3P_p1 + GA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c1</text:p>
          </table:table-cell>
          <table:table-cell office:value-type="string" calcext:value-type="string">
            <text:p>NADPH_c1 + PROTON_c1 + UBIQUINONE_mc1 --&gt; NADP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SYNTHASE_UDP_FORMING_RXN_c2</text:p>
          </table:table-cell>
          <table:table-cell office:value-type="string" calcext:value-type="string">
            <text:p>UDP_GLUCOSE_c2 --&gt; CELLULOSE_c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OSE_SYNTHASE_UDP_FORMING_RXN_c1</text:p>
          </table:table-cell>
          <table:table-cell office:value-type="string" calcext:value-type="string">
            <text:p>UDP_GLUCOSE_c1 --&gt; CELLULOSE_c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3_p2</text:p>
          </table:table-cell>
          <table:table-cell office:value-type="string" calcext:value-type="string">
            <text:p>2_Hexadecenoyl_ACPs_p2 + NADH_p2 + PROTON_p2 --&gt; NAD_p2 + Palmi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tx2</text:p>
          </table:table-cell>
          <table:table-cell office:value-type="string" calcext:value-type="string">
            <text:p><text:s/>&lt;=&gt; CAI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2.8966421400636424e-21, 0.0, 5.461069710295975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_tx1</text:p>
          </table:table-cell>
          <table:table-cell office:value-type="string" calcext:value-type="string">
            <text:p><text:s/>&lt;=&gt; CAI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127916299640769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114_p1</text:p>
          </table:table-cell>
          <table:table-cell office:value-type="string" calcext:value-type="string">
            <text:p>3_P_SERINE_p1 + WATER_p1 --&gt; Pi_p1 + S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ISOM_RXN_p2</text:p>
          </table:table-cell>
          <table:table-cell office:value-type="string" calcext:value-type="string">
            <text:p>N_5_PHOSPHORIBOSYL_ANTHRANILATE_p2 --&gt; CARBOXYPHENYLAMINO_DEOXYRIBULOSE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114_p2</text:p>
          </table:table-cell>
          <table:table-cell office:value-type="string" calcext:value-type="string">
            <text:p>3_P_SERINE_p2 + WATER_p2 --&gt; Pi_p2 + S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DEHYDROG_RXN_NADP_m1</text:p>
          </table:table-cell>
          <table:table-cell office:value-type="string" calcext:value-type="string">
            <text:p>L_DELTA1_PYRROLINE_5_CARBOXYLATE_m1 + NADP_m1 + 2.0 WATER_m1 --&gt; GLT_m1 + NADP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903_mi1</text:p>
          </table:table-cell>
          <table:table-cell office:value-type="string" calcext:value-type="string">
            <text:p>PRO_m1 + UBIQUINONE_mi1 --&gt; L_DELTA1_PYRROLINE_5_CARBOXYLATE_m1 + PROTON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_B_oxidation_x1</text:p>
          </table:table-cell>
          <table:table-cell office:value-type="string" calcext:value-type="string">
            <text:p>2_KETOGLUTARATE_x1 + 1.3 ATP_x1 + 7.0 CO_A_x1 + CPD_14927_x1 + NADPH_x1 + 7.0 NAD_x1 + 7.0 OXYGEN_MOLECULE_x1 + 8.0 WATER_x1 + 0.7 aATP_x1 --&gt; 3.0 ACETYL_COA_x1 + 2.0 AMP_x1 + 2.0 CARBON_DIOXIDE_x1 + 6.0 HYDROGEN_PEROXIDE_x1 + ISOBUTYRYL_COA_x1 + 7.0 NADH_x1 + NADP_x1 + 1.3 PPI_x1 + 3.0 PROPIONYL_COA_x1 + 7.0 PROTON_x1 + SUC_x1 + 0.7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lProtHYPO_c2</text:p>
          </table:table-cell>
          <table:table-cell office:value-type="string" calcext:value-type="string">
            <text:p><text:s/>--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_B_oxidation_x2</text:p>
          </table:table-cell>
          <table:table-cell office:value-type="string" calcext:value-type="string">
            <text:p>2_KETOGLUTARATE_x2 + 1.3 ATP_x2 + 7.0 CO_A_x2 + CPD_14927_x2 + NADPH_x2 + 7.0 NAD_x2 + 7.0 OXYGEN_MOLECULE_x2 + 8.0 WATER_x2 + 0.7 aATP_x2 --&gt; 3.0 ACETYL_COA_x2 + 2.0 AMP_x2 + 2.0 CARBON_DIOXIDE_x2 + 6.0 HYDROGEN_PEROXIDE_x2 + ISOBUTYRYL_COA_x2 + 7.0 NADH_x2 + NADP_x2 + 1.3 PPI_x2 + 3.0 PROPIONYL_COA_x2 + 7.0 PROTON_x2 + SUC_x2 + 0.7 aPPI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6BDEPHOS_RXN_c2</text:p>
          </table:table-cell>
          <table:table-cell office:value-type="string" calcext:value-type="string">
            <text:p>FRUCTOSE_16_DIPHOSPHATE_c2 + 0.3 PROTON_c2 + WATER_c2 --&gt; FRUCTOSE_6P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ROTON_vc2</text:p>
          </table:table-cell>
          <table:table-cell office:value-type="string" calcext:value-type="string">
            <text:p>L_ASPARTATE_c2 + PROTON_v2 --&gt; L_ASPART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ROTON_vc1</text:p>
          </table:table-cell>
          <table:table-cell office:value-type="string" calcext:value-type="string">
            <text:p>L_ASPARTATE_c1 + PROTON_v1 --&gt; L_ASPART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9.152768866799926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lProtHYPO_c1</text:p>
          </table:table-cell>
          <table:table-cell office:value-type="string" calcext:value-type="string">
            <text:p><text:s/>--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3503854537237864, 0.016585890613695815, 0.012208351963846993, 0.004261288337138807, 0.00671605182419087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4_p1</text:p>
          </table:table-cell>
          <table:table-cell office:value-type="string" calcext:value-type="string">
            <text:p>R_3_hydroxystearoyl_ACPs_p1 --&gt; Octa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4_p2</text:p>
          </table:table-cell>
          <table:table-cell office:value-type="string" calcext:value-type="string">
            <text:p>R_3_hydroxystearoyl_ACPs_p2 --&gt; Octa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LACTSYN_RXN_p2</text:p>
          </table:table-cell>
          <table:table-cell office:value-type="string" calcext:value-type="string">
            <text:p>PROTON_p2 + 2.0 PYRUVATE_p2 --&gt; 2_ACETO_LACT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TRANSKETO_RXN_p2</text:p>
          </table:table-cell>
          <table:table-cell office:value-type="string" calcext:value-type="string">
            <text:p>ERYTHROSE_4P_p2 + XYLULOSE_5_PHOSPHATE_p2 &lt;=&gt; FRUCTOSE_6P_p2 + GA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8099444751241929, 0.0078479937450668, 0.009743383634183757, 0.0060509537392215715, 0.0100907991846941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RYL_COA_DEHYDROG_RXN_m1</text:p>
          </table:table-cell>
          <table:table-cell office:value-type="string" calcext:value-type="string">
            <text:p>GLUTARYL_COA_m1 + UBIQUINONE_mi1 --&gt; GLUTACON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RYL_COA_DEHYDROG_RXN_m2</text:p>
          </table:table-cell>
          <table:table-cell office:value-type="string" calcext:value-type="string">
            <text:p>GLUTARYL_COA_m2 + UBIQUINONE_mi2 --&gt; GLUTACON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8_PERIOD_1_PERIOD_2_RXN_p2</text:p>
          </table:table-cell>
          <table:table-cell office:value-type="string" calcext:value-type="string">
            <text:p>NADP_p2 + PROTON_p2 + 2.0 Reduced_ferredoxins_p2 &lt;=&gt; NADPH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mc1</text:p>
          </table:table-cell>
          <table:table-cell office:value-type="string" calcext:value-type="string">
            <text:p>CIT_c1 + MAL_m1 + PROTON_c1 &lt;=&gt; CIT_m1 + MAL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141_p2</text:p>
          </table:table-cell>
          <table:table-cell office:value-type="string" calcext:value-type="string">
            <text:p>MALTOSE_p2 + WATER_p2 --&gt; 2.0 GLC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141_p1</text:p>
          </table:table-cell>
          <table:table-cell office:value-type="string" calcext:value-type="string">
            <text:p>MALTOSE_p1 + WATER_p1 --&gt; 2.0 GLC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ITE_REDUCTASE_FERREDOXIN_RXN_p2</text:p>
          </table:table-cell>
          <table:table-cell office:value-type="string" calcext:value-type="string">
            <text:p>6.83 PROTON_p2 + 6.0 Reduced_ferredoxins_p2 + 0.83 SO3_p2 + 0.17 aSO3_p2 --&gt; HS_p2 + 6.0 Oxidized_ferredoxins_p2 + 3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3_mc2</text:p>
          </table:table-cell>
          <table:table-cell office:value-type="string" calcext:value-type="string">
            <text:p>2.0 Oxidized_Ferroproteins_m2 + UBIQUINOL_mc2 --&gt; 2.0 PROTON_m2 + 2.0 Reduced_Ferroproteins_m2 + UBIQUINONE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6883_mc1</text:p>
          </table:table-cell>
          <table:table-cell office:value-type="string" calcext:value-type="string">
            <text:p>2.0 Oxidized_Ferroproteins_m1 + UBIQUINOL_mc1 --&gt; 2.0 PROTON_m1 + 2.0 Reduced_Ferroproteins_m1 + UBIQUINONE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pc1</text:p>
          </table:table-cell>
          <table:table-cell office:value-type="string" calcext:value-type="string">
            <text:p>OXYGEN_MOLECULE_p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560830419418105, 2.376903353653054, 1.794320817301587, 0.662639646207709, 1.05247662064079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pc2</text:p>
          </table:table-cell>
          <table:table-cell office:value-type="string" calcext:value-type="string">
            <text:p>OXYGEN_MOLECULE_p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24309733602491845, -0.023557982300687282, -0.029237806597765044, -0.018158812929754953, -0.0302766091008954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OHBUTREDUCTOISOM_RXN_p2</text:p>
          </table:table-cell>
          <table:table-cell office:value-type="string" calcext:value-type="string">
            <text:p>2_ACETO_2_HYDROXY_BUTYRATE_p2 + NADPH_p2 + PROTON_p2 --&gt; 1_KETO_2_METHYLVALER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OOHBUTREDUCTOISOM_RXN_p1</text:p>
          </table:table-cell>
          <table:table-cell office:value-type="string" calcext:value-type="string">
            <text:p>2_ACETO_2_HYDROXY_BUTYRATE_p1 + NADPH_p1 + PROTON_p1 --&gt; 1_KETO_2_METHYLVALERATE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467189068590349, 0.0003030285012484629, 0.00022304974055862905, 7.785483747991882e-05, 0.0001227039998028613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3KIN_RXN_p1</text:p>
          </table:table-cell>
          <table:table-cell office:value-type="string" calcext:value-type="string">
            <text:p>0.9 ATP_p1 + GLYCERATE_p1 + 0.1 aATP_p1 --&gt; 0.8 ADP_p1 + G3P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963945679747195, 0.3611394947326587, 0.27065644354982166, 0.09948168355129197, 0.1563319061828736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3KIN_RXN_p2</text:p>
          </table:table-cell>
          <table:table-cell office:value-type="string" calcext:value-type="string">
            <text:p>0.9 ATP_p2 + GLYCERATE_p2 + 0.1 aATP_p2 --&gt; 0.8 ADP_p2 + G3P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LD_mc2</text:p>
          </table:table-cell>
          <table:table-cell office:value-type="string" calcext:value-type="string">
            <text:p>ACETALD_m2 &lt;=&gt; ACETAL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ALD_mc1</text:p>
          </table:table-cell>
          <table:table-cell office:value-type="string" calcext:value-type="string">
            <text:p>ACETALD_m1 &lt;=&gt; ACETAL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-4.4028886245871204e-05, -9.48167250628433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_CINNAMATE_4_MONOOXYGENASE_RXN_c1</text:p>
          </table:table-cell>
          <table:table-cell office:value-type="string" calcext:value-type="string">
            <text:p>CPD_674_c1 + NADPH_c1 + OXYGEN_MOLECULE_c1 + PROTON_c1 --&gt; COUMARATE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ANOLAMINEPHOSPHOTRANSFERASE_RXN_r1</text:p>
          </table:table-cell>
          <table:table-cell office:value-type="string" calcext:value-type="string">
            <text:p>CDP_ETHANOLAMINE_m1 + DIACYLGLYCEROL_r1 --&gt; CMP_m1 + L_1_PHOSPHATIDYL_ETHANOLAMINE_r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ANOLAMINEPHOSPHOTRANSFERASE_RXN_r2</text:p>
          </table:table-cell>
          <table:table-cell office:value-type="string" calcext:value-type="string">
            <text:p>CDP_ETHANOLAMINE_m2 + DIACYLGLYCEROL_r2 --&gt; CMP_m2 + L_1_PHOSPHATIDYL_ETHANOLAMINE_r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SYN_RXN_m1</text:p>
          </table:table-cell>
          <table:table-cell office:value-type="string" calcext:value-type="string">
            <text:p>ACETYL_COA_m1 + OXALACETIC_ACID_m1 + WATER_m1 --&gt; CIT_m1 + CO_A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3_mc2</text:p>
          </table:table-cell>
          <table:table-cell office:value-type="string" calcext:value-type="string">
            <text:p>AMMONIUM_m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097604135670317e-05, 5.032815910832929e-05, 2.7519123253336782e-05, 1.0355703077254967e-19, 1.513880485041315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0_p2</text:p>
          </table:table-cell>
          <table:table-cell office:value-type="string" calcext:value-type="string">
            <text:p>NADH_p2 + PROTON_p2 + Trans_D2_decenoyl_ACPs_p2 --&gt; Dec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35_p2</text:p>
          </table:table-cell>
          <table:table-cell office:value-type="string" calcext:value-type="string">
            <text:p>NADH_p2 + Octadec_2_enoyl_ACPs_p2 + PROTON_p2 --&gt; NAD_p2 + Stear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ANOLAMINE_KINASE_RXN_c1</text:p>
          </table:table-cell>
          <table:table-cell office:value-type="string" calcext:value-type="string">
            <text:p>0.65 ATP_c1 + ETHANOL_AMINE_c1 + 0.35 aATP_c1 --&gt; 0.5 ADP_c1 + 0.87 PHOSPHORYL_ETHANOLAMINE_c1 + 0.72 PROTON_c1 + 0.5 aADP_c1 + 0.13 aPHOSPHORYL_ETHANOL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ANOLAMINE_KINASE_RXN_c2</text:p>
          </table:table-cell>
          <table:table-cell office:value-type="string" calcext:value-type="string">
            <text:p>0.65 ATP_c2 + ETHANOL_AMINE_c2 + 0.35 aATP_c2 --&gt; 0.5 ADP_c2 + 0.87 PHOSPHORYL_ETHANOLAMINE_c2 + 0.72 PROTON_c2 + 0.5 aADP_c2 + 0.13 aPHOSPHORYL_ETHANOL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PERIOD_1_PERIOD_2_PERIOD_14_RXN_p2</text:p>
          </table:table-cell>
          <table:table-cell office:value-type="string" calcext:value-type="string">
            <text:p>Oleoyl_ACPs_p2 + WATER_p2 --&gt; ACP_p2 + OLEATE_CP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O_biomass1</text:p>
          </table:table-cell>
          <table:table-cell office:value-type="string" calcext:value-type="string">
            <text:p>PRO_c1 --&gt; sPRO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RO_biomass2</text:p>
          </table:table-cell>
          <table:table-cell office:value-type="string" calcext:value-type="string">
            <text:p>PRO_c2 --&gt; sPRO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HBDCLOS_RXN_x2</text:p>
          </table:table-cell>
          <table:table-cell office:value-type="string" calcext:value-type="string">
            <text:p>CPD_650_x2 + NAD_x2 --&gt; ACETOACET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KINASE_RXN_c1</text:p>
          </table:table-cell>
          <table:table-cell office:value-type="string" calcext:value-type="string">
            <text:p>0.65 ATP_c1 + NADH_c1 + 0.35 aATP_c1 --&gt; 0.5 ADP_c1 + NADPH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KINASE_RXN_c2</text:p>
          </table:table-cell>
          <table:table-cell office:value-type="string" calcext:value-type="string">
            <text:p>0.65 ATP_c2 + NADH_c2 + 0.35 aATP_c2 --&gt; 0.5 ADP_c2 + NADPH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c1</text:p>
          </table:table-cell>
          <table:table-cell office:value-type="string" calcext:value-type="string">
            <text:p>NADH_c1 + PROTON_c1 + UBIQUINONE_mc1 --&gt; NAD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_c2</text:p>
          </table:table-cell>
          <table:table-cell office:value-type="string" calcext:value-type="string">
            <text:p>NADH_c2 + PROTON_c2 + UBIQUINONE_mc2 --&gt; NAD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YSDESULF_RXN_c1</text:p>
          </table:table-cell>
          <table:table-cell office:value-type="string" calcext:value-type="string">
            <text:p>CYS_c1 + WATER_c1 --&gt; AMMONIUM_c1 + HS_c1 + PROTON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ec1</text:p>
          </table:table-cell>
          <table:table-cell office:value-type="string" calcext:value-type="string">
            <text:p>3.0 PROTON_e1 + SULFATE_e1 --&gt; 3.0 PROTON_c1 + SULF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1855322716768506, 0.0001456110810644854, 0.0001071797329951817, 3.7410761710020175e-05, 5.89616553842401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ec2</text:p>
          </table:table-cell>
          <table:table-cell office:value-type="string" calcext:value-type="string">
            <text:p>3.0 PROTON_e2 + SULFATE_e2 --&gt; 3.0 PROTON_c2 + SULF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YSDESULF_RXN_c2</text:p>
          </table:table-cell>
          <table:table-cell office:value-type="string" calcext:value-type="string">
            <text:p>CYS_c2 + WATER_c2 --&gt; AMMONIUM_c2 + HS_c2 + PROTON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3P_mc2</text:p>
          </table:table-cell>
          <table:table-cell office:value-type="string" calcext:value-type="string">
            <text:p>GLYCEROL_3P_m2 &lt;=&gt;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3P_mc1</text:p>
          </table:table-cell>
          <table:table-cell office:value-type="string" calcext:value-type="string">
            <text:p>GLYCEROL_3P_m1 &lt;=&gt;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S_biomass1</text:p>
          </table:table-cell>
          <table:table-cell office:value-type="string" calcext:value-type="string">
            <text:p>HIS_tRNAs_c1 + 2.0 PROTON_c1 + pHIS_b1 &lt;-- Charged_HI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7.123112917641892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S_biomass2</text:p>
          </table:table-cell>
          <table:table-cell office:value-type="string" calcext:value-type="string">
            <text:p>HIS_tRNAs_c2 + 2.0 PROTON_c2 + pHIS_b2 &lt;-- Charged_HI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780778229410473e-21, 8.903891147052364e-22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GLUTACONYL_COA_HYDRATASE_RXN_m1</text:p>
          </table:table-cell>
          <table:table-cell office:value-type="string" calcext:value-type="string">
            <text:p>TRANS_3_METHYL_GLUTACONYL_COA_m1 + WATER_m1 --&gt; 3_HYDROXY_3_METHYL_GLUTAR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GLUTACONYL_COA_HYDRATASE_RXN_m2</text:p>
          </table:table-cell>
          <table:table-cell office:value-type="string" calcext:value-type="string">
            <text:p>TRANS_3_METHYL_GLUTACONYL_COA_m2 + WATER_m2 --&gt; 3_HYDROXY_3_METHYL_GLUTAR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Pi_mc2</text:p>
          </table:table-cell>
          <table:table-cell office:value-type="string" calcext:value-type="string">
            <text:p>OXALACETIC_ACID_m2 + 0.7 Pi_c2 + 0.3 aPi_c2 &lt;=&gt; OXALACETIC_ACID_c2 + 0.3 PROTON_c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5887610139941585, 0.0007231361792882265, 0.0003954063490370391, 0.00028600392104697204, 0.000217520721847893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Pi_mc1</text:p>
          </table:table-cell>
          <table:table-cell office:value-type="string" calcext:value-type="string">
            <text:p>OXALACETIC_ACID_m1 + 0.7 Pi_c1 + 0.3 aPi_c1 &lt;=&gt; OXALACETIC_ACID_c1 + 0.3 PROTON_c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5.34094550715548e-19, 3.1979159890629203e-1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D_14927_pc2</text:p>
          </table:table-cell>
          <table:table-cell office:value-type="string" calcext:value-type="string">
            <text:p>CPD_14927_p2 &lt;=&gt; CPD_14927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Translocation_c2</text:p>
          </table:table-cell>
          <table:table-cell office:value-type="string" calcext:value-type="string">
            <text:p>0.93925 ATP_c2 + 1.445 WATER_c2 + 0.50575 aATP_c2 --&gt; 0.7225 ADP_c2 + 0.79475 PROTON_c2 + 1.0115 Pi_c2 + Protein_tranlocation_cost_c2 + 0.7225 aADP_c2 + 0.4335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_Translocation_c1</text:p>
          </table:table-cell>
          <table:table-cell office:value-type="string" calcext:value-type="string">
            <text:p>0.93925 ATP_c1 + 1.445 WATER_c1 + 0.50575 aATP_c1 --&gt; 0.7225 ADP_c1 + 0.79475 PROTON_c1 + 1.0115 Pi_c1 + Protein_tranlocation_cost_c1 + 0.7225 aADP_c1 + 0.4335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D_14927_pc1</text:p>
          </table:table-cell>
          <table:table-cell office:value-type="string" calcext:value-type="string">
            <text:p>CPD_14927_p1 &lt;=&gt; CPD_14927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GADEHYDRAT_RXN_p2</text:p>
          </table:table-cell>
          <table:table-cell office:value-type="string" calcext:value-type="string">
            <text:p>2_PG_p2 --&gt; PHOSPHO_ENOL_PYRUV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HE_biomass2</text:p>
          </table:table-cell>
          <table:table-cell office:value-type="string" calcext:value-type="string">
            <text:p>PHE_tRNAs_c2 + 2.0 PROTON_c2 + pPHE_b2 &lt;-- Charged_PHE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6.520680173498597e-22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HE_biomass1</text:p>
          </table:table-cell>
          <table:table-cell office:value-type="string" calcext:value-type="string">
            <text:p>PHE_tRNAs_c1 + 2.0 PROTON_c1 + pPHE_b1 &lt;-- Charged_PHE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GADEHYDRAT_RXN_p1</text:p>
          </table:table-cell>
          <table:table-cell office:value-type="string" calcext:value-type="string">
            <text:p>2_PG_p1 --&gt; PHOSPHO_ENOL_PYRUV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v_dielTransfer</text:p>
          </table:table-cell>
          <table:table-cell office:value-type="string" calcext:value-type="string">
            <text:p>LYS_v1 --&gt; LY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.038574544393854e-05, 7.416781377481934e-05, 4.055449761845127e-05, 3.152799152038629e-05, 2.230981778018069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3_p1</text:p>
          </table:table-cell>
          <table:table-cell office:value-type="string" calcext:value-type="string">
            <text:p>R_3_hydroxydodecanoyl_ACPs_p1 --&gt; Do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3_p2</text:p>
          </table:table-cell>
          <table:table-cell office:value-type="string" calcext:value-type="string">
            <text:p>R_3_hydroxydodecanoyl_ACPs_p2 --&gt; Do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oyl_ACP_desaturase_p1</text:p>
          </table:table-cell>
          <table:table-cell office:value-type="string" calcext:value-type="string">
            <text:p>Palmitoyl_ACPs_p1 + 2.0 Reduced_ferredoxins_p1 --&gt; 2.0 Oxidized_ferredoxins_p1 + Palmitoleoyl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oyl_ACP_desaturase_p2</text:p>
          </table:table-cell>
          <table:table-cell office:value-type="string" calcext:value-type="string">
            <text:p>Palmitoyl_ACPs_p2 + 2.0 Reduced_ferredoxins_p2 --&gt; 2.0 Oxidized_ferredoxins_p2 + Palmitoleoyl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DEHYDROG_RXN_p2</text:p>
          </table:table-cell>
          <table:table-cell office:value-type="string" calcext:value-type="string">
            <text:p>CPD_2961_p2 + NADP_p2 --&gt; CARBON_DIOXIDE_p2 + NADPH_p2 + RIBULOSE_5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24309733602491848, 0.023557982300687282, 0.029237806597765044, 0.018158812929754957, 0.03027660910089548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GLUCONDEHYDROG_RXN_p1</text:p>
          </table:table-cell>
          <table:table-cell office:value-type="string" calcext:value-type="string">
            <text:p>CPD_2961_p1 + NADP_p1 --&gt; CARBON_DIOXIDE_p1 + NADPH_p1 + RIBULOSE_5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61_RXN_p2</text:p>
          </table:table-cell>
          <table:table-cell office:value-type="string" calcext:value-type="string">
            <text:p>R_3_Hydroxypalmitoyl_ACPs_p2 --&gt; 2_Hexadec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61_RXN_p1</text:p>
          </table:table-cell>
          <table:table-cell office:value-type="string" calcext:value-type="string">
            <text:p>R_3_Hydroxypalmitoyl_ACPs_p1 --&gt; 2_Hexadec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DEH_RXN_m1</text:p>
          </table:table-cell>
          <table:table-cell office:value-type="string" calcext:value-type="string">
            <text:p>CO_A_m1 + NAD_m1 + PYRUVATE_m1 --&gt; ACETYL_COA_m1 +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UVDEH_RXN_m2</text:p>
          </table:table-cell>
          <table:table-cell office:value-type="string" calcext:value-type="string">
            <text:p>CO_A_m2 + NAD_m2 + PYRUVATE_m2 --&gt; ACETYL_COA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9068943278699343, 0.020683917664434222, 0.01935059084610384, 0.011455487229607191, 0.016811316597518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PROTON_rev_vc1</text:p>
          </table:table-cell>
          <table:table-cell office:value-type="string" calcext:value-type="string">
            <text:p>GLC_c1 + PROTON_v1 --&gt; GLC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TIDATE_PHOSPHATASE_RXN_p2</text:p>
          </table:table-cell>
          <table:table-cell office:value-type="string" calcext:value-type="string">
            <text:p>L_PHOSPHATIDATE_p2 + WATER_p2 --&gt; DIACYLGLYCEROL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ATIDATE_PHOSPHATASE_RXN_p1</text:p>
          </table:table-cell>
          <table:table-cell office:value-type="string" calcext:value-type="string">
            <text:p>L_PHOSPHATIDATE_p1 + WATER_p1 --&gt; DIACYLGLYCEROL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PROTON_rev_vc2</text:p>
          </table:table-cell>
          <table:table-cell office:value-type="string" calcext:value-type="string">
            <text:p>GLC_c2 + PROTON_v2 --&gt; GLC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AL_biomass1</text:p>
          </table:table-cell>
          <table:table-cell office:value-type="string" calcext:value-type="string">
            <text:p>VAL_c1 --&gt; sVAL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AL_biomass2</text:p>
          </table:table-cell>
          <table:table-cell office:value-type="string" calcext:value-type="string">
            <text:p>VAL_c2 --&gt; sVAL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_PROPIONATE_xc1</text:p>
          </table:table-cell>
          <table:table-cell office:value-type="string" calcext:value-type="string">
            <text:p>3_HYDROXY_PROPIONATE_x1 &lt;=&gt; 3_HYDROXY_PROPI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KETOGLUTARATE_xc1</text:p>
          </table:table-cell>
          <table:table-cell office:value-type="string" calcext:value-type="string">
            <text:p>2_KETOGLUTARATE_x1 &lt;=&gt; 2_KETOGLUTA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30242328351557735, 0.36854416694873426, 0.2761428876312395, 0.10020949296400525, 0.1575493847716473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KETOGLUTARATE_xc2</text:p>
          </table:table-cell>
          <table:table-cell office:value-type="string" calcext:value-type="string">
            <text:p>2_KETOGLUTARATE_x2 &lt;=&gt; 2_KETOGLUTA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4.738248648641407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_PROPIONATE_xc2</text:p>
          </table:table-cell>
          <table:table-cell office:value-type="string" calcext:value-type="string">
            <text:p>3_HYDROXY_PROPIONATE_x2 &lt;=&gt; 3_HYDROXY_PROPI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5.999357580728537e-20, 0.0, 2.329862647088088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P_Pi_pc1</text:p>
          </table:table-cell>
          <table:table-cell office:value-type="string" calcext:value-type="string">
            <text:p>0.7 Pi_c1 + XYLULOSE_5_PHOSPHATE_p1 + 0.3 aPi_c1 &lt;=&gt; 0.3 PROTON_c1 + Pi_p1 + XYLULOSE_5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P_Pi_pc2</text:p>
          </table:table-cell>
          <table:table-cell office:value-type="string" calcext:value-type="string">
            <text:p>0.7 Pi_c2 + XYLULOSE_5_PHOSPHATE_p2 + 0.3 aPi_c2 &lt;=&gt; 0.3 PROTON_c2 + Pi_p2 + XYLULOSE_5_PHOSPH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F_pc1</text:p>
          </table:table-cell>
          <table:table-cell office:value-type="string" calcext:value-type="string">
            <text:p>THF_p1 &lt;=&gt;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787726481762693e-05, 5.880447504571153e-05, 4.593417128369351e-05, 1.275366876468193e-05, 2.5269280877473252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F_pc2</text:p>
          </table:table-cell>
          <table:table-cell office:value-type="string" calcext:value-type="string">
            <text:p>THF_p2 &lt;=&gt;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3e-05, 1.4001065486933752e-05, 7.655695213580184e-06, 5.951712090244156e-06, 4.211546813146757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ITE_pc1</text:p>
          </table:table-cell>
          <table:table-cell office:value-type="string" calcext:value-type="string">
            <text:p>NITRITE_c1 + PROTON_c1 --&gt; NITRI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5506443050566431, 0.01904553751931494, 0.014018820622417343, 0.004893226947877337, 0.00771202584042749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ITE_pc2</text:p>
          </table:table-cell>
          <table:table-cell office:value-type="string" calcext:value-type="string">
            <text:p>NITRITE_c2 + PROTON_c2 --&gt; NITRI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mc2</text:p>
          </table:table-cell>
          <table:table-cell office:value-type="string" calcext:value-type="string">
            <text:p>ACET_m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C_NADP_RXN_p2</text:p>
          </table:table-cell>
          <table:table-cell office:value-type="string" calcext:value-type="string">
            <text:p>MAL_p2 + NADP_p2 --&gt; CARBON_DIOXIDE_p2 + NADPH_p2 + 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IC_NADP_RXN_p1</text:p>
          </table:table-cell>
          <table:table-cell office:value-type="string" calcext:value-type="string">
            <text:p>MAL_p1 + NADP_p1 --&gt; CARBON_DIOXIDE_p1 + NADPH_p1 + 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T_mc1</text:p>
          </table:table-cell>
          <table:table-cell office:value-type="string" calcext:value-type="string">
            <text:p>ACET_m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4.40288862458712e-05, 9.481672506284335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GLU_mc1</text:p>
          </table:table-cell>
          <table:table-cell office:value-type="string" calcext:value-type="string">
            <text:p>GLT_c1 + L_ASPARTATE_m1 &lt;=&gt; GLT_m1 +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7_p1</text:p>
          </table:table-cell>
          <table:table-cell office:value-type="string" calcext:value-type="string">
            <text:p>R_3_hydroxymyristoyl_ACPs_p1 --&gt; Tetra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01_m2</text:p>
          </table:table-cell>
          <table:table-cell office:value-type="string" calcext:value-type="string">
            <text:p>ISOVALERYL_COA_m2 + UBIQUINONE_mi2 --&gt; 3_METHYL_CROTON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2_p2</text:p>
          </table:table-cell>
          <table:table-cell office:value-type="string" calcext:value-type="string">
            <text:p>3_oxo_dodecanoyl_ACPs_p2 + NADPH_p2 + PROTON_p2 --&gt; NADP_p2 + R_3_hydroxydodec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2_p1</text:p>
          </table:table-cell>
          <table:table-cell office:value-type="string" calcext:value-type="string">
            <text:p>3_oxo_dodecanoyl_ACPs_p1 + NADPH_p1 + PROTON_p1 --&gt; NADP_p1 + R_3_hydroxydodec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6_p2</text:p>
          </table:table-cell>
          <table:table-cell office:value-type="string" calcext:value-type="string">
            <text:p>3_oxo_myristoyl_ACPs_p2 + NADPH_p2 + PROTON_p2 --&gt; NADP_p2 + R_3_hydroxymyris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36_p1</text:p>
          </table:table-cell>
          <table:table-cell office:value-type="string" calcext:value-type="string">
            <text:p>3_oxo_myristoyl_ACPs_p1 + NADPH_p1 + PROTON_p1 --&gt; NADP_p1 + R_3_hydroxymyris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LPHA_ALANINE_PROTON_vc2</text:p>
          </table:table-cell>
          <table:table-cell office:value-type="string" calcext:value-type="string">
            <text:p>L_ALPHA_ALANINE_c2 + PROTON_v2 --&gt; L_ALPHA_ALANIN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CORBATE_PEROXIDASE_RXN_p2</text:p>
          </table:table-cell>
          <table:table-cell office:value-type="string" calcext:value-type="string">
            <text:p>ASCORBATE_p2 + HYDROGEN_PEROXIDE_p2 --&gt; L_DEHYDRO_ASCORBATE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CORBATE_PEROXIDASE_RXN_p1</text:p>
          </table:table-cell>
          <table:table-cell office:value-type="string" calcext:value-type="string">
            <text:p>ASCORBATE_p1 + HYDROGEN_PEROXIDE_p1 --&gt; L_DEHYDRO_ASCORBATE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ACYL_COA_DEHYDROGENASE_RXN_m1</text:p>
          </table:table-cell>
          <table:table-cell office:value-type="string" calcext:value-type="string">
            <text:p>2_METHYL_BUTYRYL_COA_m1 + UBIQUINONE_mi1 --&gt; CPD_1083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ACYL_COA_DEHYDROGENASE_RXN_m2</text:p>
          </table:table-cell>
          <table:table-cell office:value-type="string" calcext:value-type="string">
            <text:p>2_METHYL_BUTYRYL_COA_m2 + UBIQUINONE_mi2 --&gt; CPD_1083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54108675233351e-21, 0.0, 6.832869401866808e-20, 0.0, 6.40581506425013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ROSINE_AMINOTRANSFERASE_RXN_c2</text:p>
          </table:table-cell>
          <table:table-cell office:value-type="string" calcext:value-type="string">
            <text:p>2_KETOGLUTARATE_c2 + TYR_c2 &lt;=&gt; GLT_c2 + 0.53 PROTON_c2 + 0.53 P_HYDROXY_PHENYLPYRUVATE_c2 + 0.47 aP_HYDROXY_PHENYL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ICACID_BIOSYNTHESIS_c2</text:p>
          </table:table-cell>
          <table:table-cell office:value-type="string" calcext:value-type="string">
            <text:p>NAD_c2 + 0.62 VANILLIN_c2 + WATER_c2 + 0.38 aVANILLIN_c2 --&gt; NADH_c2 + 1.62 PROTON_c2 + VANILL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REDUCT_NADPH_RXN_m1</text:p>
          </table:table-cell>
          <table:table-cell office:value-type="string" calcext:value-type="string">
            <text:p>NADPH_m1 + 0.91 OXIDIZED_GLUTATHIONE_m1 + 1.09 PROTON_m1 + 0.09 bOXIDIZED_GLUTATHIONE_m1 --&gt; 2.0 GLUTATHIONE_m1 + NAD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REDUCT_NADPH_RXN_m2</text:p>
          </table:table-cell>
          <table:table-cell office:value-type="string" calcext:value-type="string">
            <text:p>NADPH_m2 + 0.91 OXIDIZED_GLUTATHIONE_m2 + 1.09 PROTON_m2 + 0.09 bOXIDIZED_GLUTATHIONE_m2 --&gt; 2.0 GLUTATHIONE_m2 + NA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PROTON_rev_vc2</text:p>
          </table:table-cell>
          <table:table-cell office:value-type="string" calcext:value-type="string">
            <text:p>GLN_v2 + PROTON_v2 --&gt; GLN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PROTON_rev_vc1</text:p>
          </table:table-cell>
          <table:table-cell office:value-type="string" calcext:value-type="string">
            <text:p>GLN_v1 + PROTON_v1 --&gt; GLN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59_RXN_p1</text:p>
          </table:table-cell>
          <table:table-cell office:value-type="string" calcext:value-type="string">
            <text:p>3_Hydroxy_octanoyl_ACPs_p1 --&gt; 2_Oct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PERIOD_2_PERIOD_1_PERIOD_59_RXN_p2</text:p>
          </table:table-cell>
          <table:table-cell office:value-type="string" calcext:value-type="string">
            <text:p>3_Hydroxy_octanoyl_ACPs_p2 --&gt; 2_Oct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SYNTHASE_NADH_RXN_p2</text:p>
          </table:table-cell>
          <table:table-cell office:value-type="string" calcext:value-type="string">
            <text:p>2_KETOGLUTARATE_p2 + GLN_p2 + NADH_p2 + PROTON_p2 --&gt; 2.0 GLT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SYNTHASE_NADH_RXN_p1</text:p>
          </table:table-cell>
          <table:table-cell office:value-type="string" calcext:value-type="string">
            <text:p>2_KETOGLUTARATE_p1 + GLN_p1 + NADH_p1 + PROTON_p1 --&gt; 2.0 GLT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NINE_TRNA_LIGASE_RXN_c2</text:p>
          </table:table-cell>
          <table:table-cell office:value-type="string" calcext:value-type="string">
            <text:p>0.65 ATP_c2 + PROTON_c2 + THR_c2 + THR_tRNAs_c2 + 0.35 aATP_c2 --&gt; AMP_c2 + Charged_TH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7.785446162779469e-22, -3.875981584175498e-20, 9.689953960438746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ONINE_TRNA_LIGASE_RXN_c1</text:p>
          </table:table-cell>
          <table:table-cell office:value-type="string" calcext:value-type="string">
            <text:p>0.65 ATP_c1 + PROTON_c1 + THR_c1 + THR_tRNAs_c1 + 0.35 aATP_c1 --&gt; AMP_c1 + Charged_TH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.751963168350997e-20, 0.0, 9.689953960438746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HYDROXYPHENYLPYRUVATE_DIOXYGENASE_RXN_c2</text:p>
          </table:table-cell>
          <table:table-cell office:value-type="string" calcext:value-type="string">
            <text:p>OXYGEN_MOLECULE_c2 + 0.53 P_HYDROXY_PHENYLPYRUVATE_c2 + 0.47 aP_HYDROXY_PHENYLPYRUVATE_c2 --&gt; CARBON_DIOXIDE_c2 + 0.92 HOMOGENTISATE_c2 + 0.39 PROTON_c2 + 0.08 aHOMOGENTIS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c2</text:p>
          </table:table-cell>
          <table:table-cell office:value-type="string" calcext:value-type="string">
            <text:p>L_ASPARTATE_p2 &lt;=&gt;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399348766005881e-05, -1.4001065486880128e-05, -7.655695213568587e-06, -5.95171209025782e-06, -4.211546813163831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c1</text:p>
          </table:table-cell>
          <table:table-cell office:value-type="string" calcext:value-type="string">
            <text:p>L_ASPARTATE_p1 &lt;=&gt;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19383207824205963, -0.0023807111060661283, -0.0017680519236015076, -0.000597721994155711, -0.000972639745473122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HYDROXYPHENYLPYRUVATE_DIOXYGENASE_RXN_c1</text:p>
          </table:table-cell>
          <table:table-cell office:value-type="string" calcext:value-type="string">
            <text:p>OXYGEN_MOLECULE_c1 + 0.53 P_HYDROXY_PHENYLPYRUVATE_c1 + 0.47 aP_HYDROXY_PHENYLPYRUVATE_c1 --&gt; CARBON_DIOXIDE_c1 + 0.92 HOMOGENTISATE_c1 + 0.39 PROTON_c1 + 0.08 aHOMOGENTIS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SEMIALDEHYDROG_RXN_c2</text:p>
          </table:table-cell>
          <table:table-cell office:value-type="string" calcext:value-type="string">
            <text:p>0.91 L_GLUTAMATE_5_P_c2 + NADPH_c2 + 2.21 PROTON_c2 + 0.09 aL_GLUTAMATE_5_P_c2 --&gt; L_GLUTAMATE_GAMMA_SEMIALDEHYDE_c2 + NADP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4_PERIOD_9_RXN_p1</text:p>
          </table:table-cell>
          <table:table-cell office:value-type="string" calcext:value-type="string">
            <text:p>APS_p1 + 2.0 GLUTATHIONE_p1 --&gt; AMP_p1 + 0.91 OXIDIZED_GLUTATHIONE_p1 + 1.92 PROTON_p1 + 0.83 SO3_p1 + 0.17 aSO3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1855322716768507, 0.00014561108106448536, 0.00010717973299518172, 3.741076171002017e-05, 5.896165538424014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4_PERIOD_9_RXN_p2</text:p>
          </table:table-cell>
          <table:table-cell office:value-type="string" calcext:value-type="string">
            <text:p>APS_p2 + 2.0 GLUTATHIONE_p2 --&gt; AMP_p2 + 0.91 OXIDIZED_GLUTATHIONE_p2 + 1.92 PROTON_p2 + 0.83 SO3_p2 + 0.17 aSO3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223_p2</text:p>
          </table:table-cell>
          <table:table-cell office:value-type="string" calcext:value-type="string">
            <text:p>PROTON_p2 + SO3_p2 + UDP_GLUCOSE_p2 --&gt; UDP_SULFOQUINOVOS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IONINE_TRNA_LIGASE_RXN_c2</text:p>
          </table:table-cell>
          <table:table-cell office:value-type="string" calcext:value-type="string">
            <text:p>0.65 ATP_c2 + MET_c2 + MET_tRNAs_c2 + PROTON_c2 + 0.35 aATP_c2 --&gt; AMP_c2 + Charged_MET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2.9303719851684777e-20, 9.835207574005532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3_HYDROXY_BUTYRYL_COA_mc2</text:p>
          </table:table-cell>
          <table:table-cell office:value-type="string" calcext:value-type="string">
            <text:p>2_METHYL_3_HYDROXY_BUTYRYL_COA_m2 &lt;=&gt; 2_METHYL_3_HYDROXY_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54108675233351e-21, 0.0, 6.832869401866808e-20, 0.0, 6.40581506425013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METHYL_3_HYDROXY_BUTYRYL_COA_mc1</text:p>
          </table:table-cell>
          <table:table-cell office:value-type="string" calcext:value-type="string">
            <text:p>2_METHYL_3_HYDROXY_BUTYRYL_COA_m1 &lt;=&gt; 2_METHYL_3_HYDROXY_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IONINE_TRNA_LIGASE_RXN_c1</text:p>
          </table:table-cell>
          <table:table-cell office:value-type="string" calcext:value-type="string">
            <text:p>0.65 ATP_c1 + MET_c1 + MET_tRNAs_c1 + PROTON_c1 + 0.35 aATP_c1 --&gt; AMP_c1 + Charged_MET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860743970336955e-20, 0.0, 1.4651859925842388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c2</text:p>
          </table:table-cell>
          <table:table-cell office:value-type="string" calcext:value-type="string">
            <text:p>PHE_p2 &lt;=&gt; PH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pc1</text:p>
          </table:table-cell>
          <table:table-cell office:value-type="string" calcext:value-type="string">
            <text:p>PHE_p1 &lt;=&gt; PH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8074436758682496, 0.0009917296167362827, 0.000729980951646404, 0.00025479764384181707, 0.000401576717025451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ROTON_rev_vc1</text:p>
          </table:table-cell>
          <table:table-cell office:value-type="string" calcext:value-type="string">
            <text:p>L_ASPARTATE_v1 + PROTON_v1 --&gt; L_ASPARTAT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1.3391273204200974e-18, 0.0, 3.340111088381077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PROTON_rev_vc2</text:p>
          </table:table-cell>
          <table:table-cell office:value-type="string" calcext:value-type="string">
            <text:p>L_ASPARTATE_v2 + PROTON_v2 --&gt; L_ASPARTAT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9.152768866799926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TPRO_RXN_m1</text:p>
          </table:table-cell>
          <table:table-cell office:value-type="string" calcext:value-type="string">
            <text:p>L_GLUTAMATE_GAMMA_SEMIALDEHYDE_m1 &lt;=&gt; L_DELTA1_PYRROLINE_5_CARBOXYLATE_m1 + PROTON_m1 +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YL_ETHANOLAMINE_mc1</text:p>
          </table:table-cell>
          <table:table-cell office:value-type="string" calcext:value-type="string">
            <text:p>0.96 PHOSPHORYL_ETHANOLAMINE_m1 + 0.09 PROTON_c1 + 0.04 aPHOSPHORYL_ETHANOLAMINE_m1 &lt;=&gt; 0.87 PHOSPHORYL_ETHANOLAMINE_c1 + 0.13 aPHOSPHORYL_ETHANOL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TPRO_RXN_m2</text:p>
          </table:table-cell>
          <table:table-cell office:value-type="string" calcext:value-type="string">
            <text:p>L_GLUTAMATE_GAMMA_SEMIALDEHYDE_m2 &lt;=&gt; L_DELTA1_PYRROLINE_5_CARBOXYLATE_m2 + PROTON_m2 +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1_PERIOD_1_PERIOD_103_RXN_c2</text:p>
          </table:table-cell>
          <table:table-cell office:value-type="string" calcext:value-type="string">
            <text:p>0.87 PHOSPHORYL_ETHANOLAMINE_c2 + S_ADENOSYLMETHIONINE_c2 + 0.13 aPHOSPHORYL_ETHANOLAMINE_c2 --&gt; ADENOSYL_HOMO_CYS_c2 + 0.88 CPD_406_c2 + 0.01 PROTON_c2 + 0.12 aCPD_406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PROPIONATE_DEHYDROGENASE_RXN_m2</text:p>
          </table:table-cell>
          <table:table-cell office:value-type="string" calcext:value-type="string">
            <text:p>3_HYDROXY_PROPIONATE_m2 + NAD_m2 --&gt; MALONATE_S_ALD_m2 + NADH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5.999357580728538e-20, 0.0, 2.329862647088088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ATE_DEHYDROGENASE_NADP_RXN_p2</text:p>
          </table:table-cell>
          <table:table-cell office:value-type="string" calcext:value-type="string">
            <text:p>NADPH_p2 + OXALACETIC_ACID_p2 + PROTON_p2 --&gt; MAL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c1</text:p>
          </table:table-cell>
          <table:table-cell office:value-type="string" calcext:value-type="string">
            <text:p>LEU_p1 &lt;=&gt; LE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23550440069676018, 0.00028925446569577856, 0.00022594648046197758, 6.273426710088132e-05, 0.000124297552754948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_pc2</text:p>
          </table:table-cell>
          <table:table-cell office:value-type="string" calcext:value-type="string">
            <text:p>LEU_p2 &lt;=&gt; LE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607247635637148e-05, 6.887011087994728e-05, 3.7657746743662926e-05, 2.9275991313744623e-05, 2.071625879249137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ONITATEDEHYDR_RXN_m1</text:p>
          </table:table-cell>
          <table:table-cell office:value-type="string" calcext:value-type="string">
            <text:p>CIT_m1 &lt;=&gt; CIS_ACONITATE_m1 +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vc1</text:p>
          </table:table-cell>
          <table:table-cell office:value-type="string" calcext:value-type="string">
            <text:p>GLC_v1 --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C_vc2</text:p>
          </table:table-cell>
          <table:table-cell office:value-type="string" calcext:value-type="string">
            <text:p>GLC_v2 --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PPHOSPHA_RXN_m2</text:p>
          </table:table-cell>
          <table:table-cell office:value-type="string" calcext:value-type="string">
            <text:p>0.97 L_1_PHOSPHATIDYL_GLYCEROL_P_m2 + WATER_m2 + 0.03 aL_1_PHOSPHATIDYL_GLYCEROL_P_m2 --&gt; L_1_PHOSPHATIDYL_GLYCEROL_m2 + 0.03 PROTON_m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PPHOSPHA_RXN_m1</text:p>
          </table:table-cell>
          <table:table-cell office:value-type="string" calcext:value-type="string">
            <text:p>0.97 L_1_PHOSPHATIDYL_GLYCEROL_P_m1 + WATER_m1 + 0.03 aL_1_PHOSPHATIDYL_GLYCEROL_P_m1 --&gt; L_1_PHOSPHATIDYL_GLYCEROL_m1 + 0.03 PROTON_m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IN_pc1</text:p>
          </table:table-cell>
          <table:table-cell office:value-type="string" calcext:value-type="string">
            <text:p>0.23 PROTON_p1 + 0.39 VANILLIN_p1 + 0.61 aVANILLIN_p1 &lt;=&gt; 0.62 VANILLIN_c1 + 0.38 aVANILLI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273088272467719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IN_pc2</text:p>
          </table:table-cell>
          <table:table-cell office:value-type="string" calcext:value-type="string">
            <text:p>0.23 PROTON_p2 + 0.39 VANILLIN_p2 + 0.61 aVANILLIN_p2 &lt;=&gt; 0.62 VANILLIN_c2 + 0.38 aVANILLI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THIONE_PEROXIDASE_RXN_p2</text:p>
          </table:table-cell>
          <table:table-cell office:value-type="string" calcext:value-type="string">
            <text:p>2.0 GLUTATHIONE_p2 + HYDROGEN_PEROXIDE_p2 --&gt; 0.91 OXIDIZED_GLUTATHIONE_p2 + 0.09 PROTON_p2 + 2.0 WATER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v_dielTransfer</text:p>
          </table:table-cell>
          <table:table-cell office:value-type="string" calcext:value-type="string">
            <text:p>CYS_v1 --&gt; CY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82273e-05, 1.4001065486969751e-05, 7.655695213978e-06, 5.951712090230482e-06, 4.211546813121508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4_vc2</text:p>
          </table:table-cell>
          <table:table-cell office:value-type="string" calcext:value-type="string">
            <text:p>AMMONIUM_v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ATE_DEHYDROGENASE_UBIQUINONE_RXN_mi1</text:p>
          </table:table-cell>
          <table:table-cell office:value-type="string" calcext:value-type="string">
            <text:p>SUC_m1 + UBIQUINONE_mi1 --&gt; FUM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ATRANSAM_RXN_m2</text:p>
          </table:table-cell>
          <table:table-cell office:value-type="string" calcext:value-type="string">
            <text:p>2_KETOGLUTARATE_m2 + 4_AMINO_BUTYRATE_m2 --&gt; GLT_m2 + SUCC_S_AL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N_ACETYLTRANSFERASE_RXN_p2</text:p>
          </table:table-cell>
          <table:table-cell office:value-type="string" calcext:value-type="string">
            <text:p>GLT_p2 + N_ALPHA_ACETYLORNITHINE_p2 --&gt; ACETYL_GLU_p2 + L_ORNITHI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ATRANSAM_RXN_m1</text:p>
          </table:table-cell>
          <table:table-cell office:value-type="string" calcext:value-type="string">
            <text:p>2_KETOGLUTARATE_m1 + 4_AMINO_BUTYRATE_m1 --&gt; GLT_m1 + SUCC_S_AL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tx1</text:p>
          </table:table-cell>
          <table:table-cell office:value-type="string" calcext:value-type="string">
            <text:p><text:s/>--&gt; SUCROS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tx2</text:p>
          </table:table-cell>
          <table:table-cell office:value-type="string" calcext:value-type="string">
            <text:p><text:s/>--&gt; SUCROS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KETO_ADIPATE_DEHYDROG_RXN_m2</text:p>
          </table:table-cell>
          <table:table-cell office:value-type="string" calcext:value-type="string">
            <text:p>2K_ADIPATE_m2 + CO_A_m2 + NAD_m2 --&gt; CARBON_DIOXIDE_m2 + GLUTARYL_COA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4.87879888073516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CYSMETB12_RXN_c2</text:p>
          </table:table-cell>
          <table:table-cell office:value-type="string" calcext:value-type="string">
            <text:p>5_METHYL_THF_c2 + HOMO_CYS_c2 --&gt; MET_c2 +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2_rev_vc1</text:p>
          </table:table-cell>
          <table:table-cell office:value-type="string" calcext:value-type="string">
            <text:p>MGII_c1 + 2.0 PROTON_v1 --&gt; MGII_v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2607035742945056e-19, 1.5285070570318426e-18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2_rev_vc2</text:p>
          </table:table-cell>
          <table:table-cell office:value-type="string" calcext:value-type="string">
            <text:p>MGII_c2 + 2.0 PROTON_v2 --&gt; MGII_v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909150501405583e-21, 0.0, 3.1517589357362646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ec2</text:p>
          </table:table-cell>
          <table:table-cell office:value-type="string" calcext:value-type="string">
            <text:p>3.0 PROTON_e2 + Pi_e2 --&gt; 2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1448376670079348e-17, 5.829558787252335e-17, -3.6627227851981657e-16, 5.59926371723706e-17, 1.3996440673167162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KIN_RXN_c2</text:p>
          </table:table-cell>
          <table:table-cell office:value-type="string" calcext:value-type="string">
            <text:p>0.65 ATP_c2 + GLT_c2 + 0.35 aATP_c2 --&gt; 0.5 ADP_c2 + 0.91 L_GLUTAMATE_5_P_c2 + 0.76 PROTON_c2 + 0.5 aADP_c2 + 0.09 aL_GLUTAMATE_5_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mc1</text:p>
          </table:table-cell>
          <table:table-cell office:value-type="string" calcext:value-type="string">
            <text:p>NADPH_m1 + PROTON_m1 + UBIQUINONE_mc1 --&gt; NADP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PHORYL_ETHANOLAMINE_mc2</text:p>
          </table:table-cell>
          <table:table-cell office:value-type="string" calcext:value-type="string">
            <text:p>0.96 PHOSPHORYL_ETHANOLAMINE_m2 + 0.09 PROTON_c2 + 0.04 aPHOSPHORYL_ETHANOLAMINE_m2 &lt;=&gt; 0.87 PHOSPHORYL_ETHANOLAMINE_c2 + 0.13 aPHOSPHORYL_ETHANOL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_Dehydrogenase_p2</text:p>
          </table:table-cell>
          <table:table-cell office:value-type="string" calcext:value-type="string">
            <text:p>PLASTOQUINONE_p2 + 6.0 PROTON_p2 + 2.0 Reduced_ferredoxins_p2 --&gt; 2.0 Oxidized_ferredoxins_p2 + PLASTOQUINOL_1_p2 + 4.0 PROTON_l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_Dehydrogenase_p1</text:p>
          </table:table-cell>
          <table:table-cell office:value-type="string" calcext:value-type="string">
            <text:p>PLASTOQUINONE_p1 + 6.0 PROTON_p1 + 2.0 Reduced_ferredoxins_p1 --&gt; 2.0 Oxidized_ferredoxins_p1 + PLASTOQUINOL_1_p1 + 4.0 PROTON_l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4351_pc1</text:p>
          </table:table-cell>
          <table:table-cell office:value-type="string" calcext:value-type="string">
            <text:p>MALTOSE_p1 --&gt; MALT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NGALDEHYDE_BIOSYNTHESIS_c2</text:p>
          </table:table-cell>
          <table:table-cell office:value-type="string" calcext:value-type="string">
            <text:p>SINAPATE_c2 + WATER_c2 --&gt; ACET_c2 + 0.69 PROTON_c2 + 0.31 SYRINGALDEHYDE_c2 + 0.69 aSYRINGALDEHY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UC_biomass2</text:p>
          </table:table-cell>
          <table:table-cell office:value-type="string" calcext:value-type="string">
            <text:p>sSUC_b2 &lt;--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ec1</text:p>
          </table:table-cell>
          <table:table-cell office:value-type="string" calcext:value-type="string">
            <text:p>NITRATE_e1 + 2 Nitrate_bal_c + 2.0 PROTON_e1 --&gt; NITRATE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9303865830339859, 0.011427322511588966, 0.008411292373450407, 0.0029359361687264027, 0.004627215504256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UC_biomass1</text:p>
          </table:table-cell>
          <table:table-cell office:value-type="string" calcext:value-type="string">
            <text:p>sSUC_b1 &lt;--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49_p1</text:p>
          </table:table-cell>
          <table:table-cell office:value-type="string" calcext:value-type="string">
            <text:p>3_oxo_arachidoyl_ACPs_p1 + NADPH_p1 + PROTON_p1 --&gt; NADP_p1 + R_3_hydroxyarachid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MATE_DEHYDROGENASE_RXN_m1</text:p>
          </table:table-cell>
          <table:table-cell office:value-type="string" calcext:value-type="string">
            <text:p>GLT_m1 + NAD_m1 + WATER_m1 --&gt; 2_KETOGLUTARATE_m1 + AMMONIUM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ROSE_v_dielTransfer</text:p>
          </table:table-cell>
          <table:table-cell office:value-type="string" calcext:value-type="string">
            <text:p>SUCROSE_v1 + 5 sucrose_starch_bal_c &lt;=&gt; SUCROS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7937099088796818, 0.00940309760289241, 0.006061004229715293, 0.004430566474561469, 0.00411263019500128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TACONYL_COA_xc1</text:p>
          </table:table-cell>
          <table:table-cell office:value-type="string" calcext:value-type="string">
            <text:p>CO_A_c1 + GLUTACONYL_COA_x1 &lt;=&gt; CO_A_x1 + GLUTAC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8.945898938710617e-21, 0.0, 0.0, 0.0, -4.472949469355309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TRNA_LIGASE_RXN_c1</text:p>
          </table:table-cell>
          <table:table-cell office:value-type="string" calcext:value-type="string">
            <text:p>0.65 ATP_c1 + PROTON_c1 + SER_c1 + SER_tRNAs_c1 + 0.35 aATP_c1 --&gt; AMP_c1 + Charged_SE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4884332795675353e-20, 0.0, 1.1221083198918838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INE_TRNA_LIGASE_RXN_c2</text:p>
          </table:table-cell>
          <table:table-cell office:value-type="string" calcext:value-type="string">
            <text:p>0.65 ATP_c2 + PROTON_c2 + SER_c2 + SER_tRNAs_c2 + 0.35 aATP_c2 --&gt; AMP_c2 + Charged_SE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1087564762696175e-21, 0.0, 1.1221083198918838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3P_pc2</text:p>
          </table:table-cell>
          <table:table-cell office:value-type="string" calcext:value-type="string">
            <text:p>GLYCEROL_3P_p2 &lt;=&gt;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CEROL_3P_pc1</text:p>
          </table:table-cell>
          <table:table-cell office:value-type="string" calcext:value-type="string">
            <text:p>GLYCEROL_3P_p1 &lt;=&gt;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PROTON_vc2</text:p>
          </table:table-cell>
          <table:table-cell office:value-type="string" calcext:value-type="string">
            <text:p>CYS_c2 + PROTON_v2 --&gt; CYS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PROTON_vc1</text:p>
          </table:table-cell>
          <table:table-cell office:value-type="string" calcext:value-type="string">
            <text:p>CYS_c1 + PROTON_v1 --&gt; CYS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8227e-05, 1.400106548696975e-05, 7.655695213977998e-06, 5.951712090230481e-06, 4.21154681312150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DEHYDROG_A_RXN_mc1</text:p>
          </table:table-cell>
          <table:table-cell office:value-type="string" calcext:value-type="string">
            <text:p>NADH_m1 + 5.0 PROTON_m1 + UBIQUINONE_mc1 --&gt; NAD_m1 + 4.0 PROTON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H_DEHYDROG_A_RXN_mc2</text:p>
          </table:table-cell>
          <table:table-cell office:value-type="string" calcext:value-type="string">
            <text:p>NADH_m2 + 5.0 PROTON_m2 + UBIQUINONE_mc2 --&gt; NAD_m2 + 4.0 PROTON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RS_RXN_c1</text:p>
          </table:table-cell>
          <table:table-cell office:value-type="string" calcext:value-type="string">
            <text:p>0.65 ATP_c1 + GLT_c1 + GLT_tRNAs_c1 + PROTON_c1 + 0.35 aATP_c1 --&gt; AMP_c1 + Charged_GLT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.876766478398866e-20, 0.0, 9.845958097998582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RS_RXN_c2</text:p>
          </table:table-cell>
          <table:table-cell office:value-type="string" calcext:value-type="string">
            <text:p>0.65 ATP_c2 + GLT_c2 + GLT_tRNAs_c2 + PROTON_c2 + 0.35 aATP_c2 --&gt; AMP_c2 + Charged_GLT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7.443927156507436e-22, 3.938383239199433e-20, 9.845958097998582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ROTON_rev_vc2</text:p>
          </table:table-cell>
          <table:table-cell office:value-type="string" calcext:value-type="string">
            <text:p>PROTON_v2 + SER_v2 --&gt; PROTON_c2 +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PROTON_rev_vc1</text:p>
          </table:table-cell>
          <table:table-cell office:value-type="string" calcext:value-type="string">
            <text:p>PROTON_v1 + SER_v1 --&gt; PROTON_c1 +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xc2</text:p>
          </table:table-cell>
          <table:table-cell office:value-type="string" calcext:value-type="string">
            <text:p>0.3 PROTON_c2 + 0.7 Pi_x2 + 0.3 aPi_x2 &lt;=&gt; 0.3 PROTON_x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6.560173630566183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_xc1</text:p>
          </table:table-cell>
          <table:table-cell office:value-type="string" calcext:value-type="string">
            <text:p>0.3 PROTON_c1 + 0.7 Pi_x1 + 0.3 aPi_x1 &lt;=&gt; 0.3 PROTON_x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NH4_Lyase_c1</text:p>
          </table:table-cell>
          <table:table-cell office:value-type="string" calcext:value-type="string">
            <text:p>PHE_c1 &lt;=&gt; AMMONIUM_c1 + CPD_674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_NH4_Lyase_c2</text:p>
          </table:table-cell>
          <table:table-cell office:value-type="string" calcext:value-type="string">
            <text:p>PHE_c2 &lt;=&gt; AMMONIUM_c2 + CPD_674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-7.54516729215703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SUC_mc1</text:p>
          </table:table-cell>
          <table:table-cell office:value-type="string" calcext:value-type="string">
            <text:p>OXALACETIC_ACID_m1 + SUC_c1 &lt;=&gt; OXALACETIC_ACID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SUC_mc2</text:p>
          </table:table-cell>
          <table:table-cell office:value-type="string" calcext:value-type="string">
            <text:p>OXALACETIC_ACID_m2 + SUC_c2 &lt;=&gt; OXALACETIC_ACID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1.4001065486880198e-05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255_RXN_c2</text:p>
          </table:table-cell>
          <table:table-cell office:value-type="string" calcext:value-type="string">
            <text:p>MANNITOL_c2 + NAD_c2 --&gt; MANNOSE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1_PERIOD_1_PERIOD_255_RXN_c1</text:p>
          </table:table-cell>
          <table:table-cell office:value-type="string" calcext:value-type="string">
            <text:p>MANNITOL_c1 + NAD_c1 --&gt; MANNOSE_c1 + NAD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GLU_pc1</text:p>
          </table:table-cell>
          <table:table-cell office:value-type="string" calcext:value-type="string">
            <text:p>GLN_p1 + GLT_c1 &lt;=&gt; GLN_c1 + GLT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31446826781255033, -0.38333822381912536, -0.286911141176519, -0.1040966966497788, -0.1634732104510110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N_GLU_pc2</text:p>
          </table:table-cell>
          <table:table-cell office:value-type="string" calcext:value-type="string">
            <text:p>GLN_p2 + GLT_c2 &lt;=&gt; GLN_c2 + GLT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139934876600618e-05, -1.4001065486880274e-05, -7.65569521358019e-06, -5.951712090257837e-06, -4.211546813206238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_rev_vc1</text:p>
          </table:table-cell>
          <table:table-cell office:value-type="string" calcext:value-type="string">
            <text:p>KI_c1 + PROTON_v1 --&gt; KI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5665886699633685e-19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ALDOL_RXN_p1</text:p>
          </table:table-cell>
          <table:table-cell office:value-type="string" calcext:value-type="string">
            <text:p>D_SEDOHEPTULOSE_7_P_p1 + GAP_p1 &lt;=&gt; ERYTHROSE_4P_p1 + FRUCTOSE_6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581_c2</text:p>
          </table:table-cell>
          <table:table-cell office:value-type="string" calcext:value-type="string">
            <text:p>CPD_412_c2 + NADPH_c2 + OXYGEN_MOLECULE_c2 + PROTON_c2 --&gt; CAFFEOYLSHIKIMATE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pc2</text:p>
          </table:table-cell>
          <table:table-cell office:value-type="string" calcext:value-type="string">
            <text:p>VAL_p2 &lt;=&gt;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607247635637144e-05, -6.887011087994724e-05, -3.765774674366291e-05, -2.9275991313744613e-05, -2.071625879249136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2581_c1</text:p>
          </table:table-cell>
          <table:table-cell office:value-type="string" calcext:value-type="string">
            <text:p>CPD_412_c1 + NADPH_c1 + OXYGEN_MOLECULE_c1 + PROTON_c1 --&gt; CAFFEOYLSHIKIMATE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PROTON_rev_vc1</text:p>
          </table:table-cell>
          <table:table-cell office:value-type="string" calcext:value-type="string">
            <text:p>PROTON_v1 + PRO_v1 --&gt; PROTON_c1 +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_pc2</text:p>
          </table:table-cell>
          <table:table-cell office:value-type="string" calcext:value-type="string">
            <text:p>FUM_p2 &lt;=&gt; F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006147e-05, 1.4001065486880198e-05, 7.655695213580186e-06, 5.9517120902578366e-06, 4.211546813163874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M_pc1</text:p>
          </table:table-cell>
          <table:table-cell office:value-type="string" calcext:value-type="string">
            <text:p>FUM_p1 &lt;=&gt; F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0715387840153781, 0.00013161001557795423, 9.952403778171399e-05, 3.1459049619685874e-05, 5.475010856965061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5_PERIOD_1_RXN_m2</text:p>
          </table:table-cell>
          <table:table-cell office:value-type="string" calcext:value-type="string">
            <text:p>2.0 GLUTATHIONE_m2 + L_DEHYDRO_ASCORBATE_m2 --&gt; ASCORBATE_m2 + 0.91 OXIDIZED_GLUTATHIONE_m2 + 0.09 PROTON_m2 + 0.09 bOXIDIZED_GLUTATHIO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_PROPIONATE_mc1</text:p>
          </table:table-cell>
          <table:table-cell office:value-type="string" calcext:value-type="string">
            <text:p>3_HYDROXY_PROPIONATE_m1 &lt;=&gt; 3_HYDROXY_PROPI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_PROPIONATE_mc2</text:p>
          </table:table-cell>
          <table:table-cell office:value-type="string" calcext:value-type="string">
            <text:p>3_HYDROXY_PROPIONATE_m2 &lt;=&gt; 3_HYDROXY_PROPI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5.999357580728537e-20, 0.0, -2.3298626470880884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8_PERIOD_5_PERIOD_1_RXN_m1</text:p>
          </table:table-cell>
          <table:table-cell office:value-type="string" calcext:value-type="string">
            <text:p>2.0 GLUTATHIONE_m1 + L_DEHYDRO_ASCORBATE_m1 --&gt; ASCORBATE_m1 + 0.91 OXIDIZED_GLUTATHIONE_m1 + 0.09 PROTON_m1 + 0.09 bOXIDIZED_GLUTATHIO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_v_dielTransfer</text:p>
          </table:table-cell>
          <table:table-cell office:value-type="string" calcext:value-type="string">
            <text:p>MET_v1 --&gt; ME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064852e-05, 1.4001065486969748e-05, 7.655695213978058e-06, 5.951712090230493e-06, 4.211546813152036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OAA_mc2</text:p>
          </table:table-cell>
          <table:table-cell office:value-type="string" calcext:value-type="string">
            <text:p>2_KETOGLUTARATE_m2 + OXALACETIC_ACID_c2 &lt;=&gt; 2_KETOGLUTARATE_c2 + OXALACETIC_ACI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0.0004094365989493435, 0.0, -6.112569654011913e-05, -0.000123159298490751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3_c2</text:p>
          </table:table-cell>
          <table:table-cell office:value-type="string" calcext:value-type="string">
            <text:p>ACETALD_c2 + NAD_c2 + WATER_c2 --&gt; ACET_c2 + NAD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3_RXN_c2</text:p>
          </table:table-cell>
          <table:table-cell office:value-type="string" calcext:value-type="string">
            <text:p>0.65 GTP_c2 + MANNOSE_1P_c2 + PROTON_c2 + 0.35 aGTP_c2 --&gt; GDP_MANNOSE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_PROTON_rev_vc2</text:p>
          </table:table-cell>
          <table:table-cell office:value-type="string" calcext:value-type="string">
            <text:p>ASN_v2 + PROTON_v2 --&gt; ASN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93667868530306e-20, 0.0, 0.0, 2.139399414443536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_PROTON_rev_vc1</text:p>
          </table:table-cell>
          <table:table-cell office:value-type="string" calcext:value-type="string">
            <text:p>ASN_v1 + PROTON_v1 --&gt; ASN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3_RXN_c1</text:p>
          </table:table-cell>
          <table:table-cell office:value-type="string" calcext:value-type="string">
            <text:p>0.65 GTP_c1 + MANNOSE_1P_c1 + PROTON_c1 + 0.35 aGTP_c1 --&gt; GDP_MANNOSE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703_c2</text:p>
          </table:table-cell>
          <table:table-cell office:value-type="string" calcext:value-type="string">
            <text:p>NADP_c2 + 0.3 PROTON_c2 + WATER_c2 --&gt; NAD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-5.38027887240931e-1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703_c1</text:p>
          </table:table-cell>
          <table:table-cell office:value-type="string" calcext:value-type="string">
            <text:p>NADP_c1 + 0.3 PROTON_c1 + WATER_c1 --&gt; NAD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5.320389252140601e-19, 3.0267589477745623e-19, -1.2164108755012353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1_c1</text:p>
          </table:table-cell>
          <table:table-cell office:value-type="string" calcext:value-type="string">
            <text:p>ETOH_c1 + HYDROGEN_PEROXIDE_c1 --&gt; ACETALD_c1 + 2.0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66_1_c2</text:p>
          </table:table-cell>
          <table:table-cell office:value-type="string" calcext:value-type="string">
            <text:p>ETOH_c2 + HYDROGEN_PEROXIDE_c2 --&gt; ACETALD_c2 + 2.0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3_pc2</text:p>
          </table:table-cell>
          <table:table-cell office:value-type="string" calcext:value-type="string">
            <text:p>AMMONIUM_p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872572032281312e-17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3_pc1</text:p>
          </table:table-cell>
          <table:table-cell office:value-type="string" calcext:value-type="string">
            <text:p>AMMONIUM_p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5753161957425384, 0.019348566020563413, 0.01424187036297546, 0.0049710817853572545, 0.00783472984023034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enoate_biosynthesis_p2</text:p>
          </table:table-cell>
          <table:table-cell office:value-type="string" calcext:value-type="string">
            <text:p>Palmitoleoyl_ACP_p2 + WATER_p2 --&gt; ACP_p2 + CPD_9245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adecenoate_biosynthesis_p1</text:p>
          </table:table-cell>
          <table:table-cell office:value-type="string" calcext:value-type="string">
            <text:p>Palmitoleoyl_ACP_p1 + WATER_p1 --&gt; ACP_p1 + CPD_9245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oleoyl_ACP_desaturase_p1</text:p>
          </table:table-cell>
          <table:table-cell office:value-type="string" calcext:value-type="string">
            <text:p>Palmitoleoyl_ACP_p1 + 2.0 Reduced_ferredoxins_p1 --&gt; 2.0 Oxidized_ferredoxins_p1 + hexadecadienoate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mitoleoyl_ACP_desaturase_p2</text:p>
          </table:table-cell>
          <table:table-cell office:value-type="string" calcext:value-type="string">
            <text:p>Palmitoleoyl_ACP_p2 + 2.0 Reduced_ferredoxins_p2 --&gt; 2.0 Oxidized_ferredoxins_p2 + hexadecadienoate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_PROTON_rev_vc2</text:p>
          </table:table-cell>
          <table:table-cell office:value-type="string" calcext:value-type="string">
            <text:p>FRU_c2 + PROTON_v2 --&gt; FRU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NGICACID_BIOSYNTHESIS_c1</text:p>
          </table:table-cell>
          <table:table-cell office:value-type="string" calcext:value-type="string">
            <text:p>NAD_c1 + 0.31 SYRINGALDEHYDE_c1 + WATER_c1 + 0.69 aSYRINGALDEHYDE_c1 --&gt; NADH_c1 + 1.31 PROTON_c1 + SYRING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pc2</text:p>
          </table:table-cell>
          <table:table-cell office:value-type="string" calcext:value-type="string">
            <text:p>CARBON_DIOXIDE_p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2442187855520471, 0.023695722522447223, 0.02931312209125257, 0.01821736491238243, 0.03031804161848043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pc1</text:p>
          </table:table-cell>
          <table:table-cell office:value-type="string" calcext:value-type="string">
            <text:p>CARBON_DIOXIDE_p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794106520782215, -2.18616827893092, -1.6382630889457221, -0.5983444792203961, -0.940469420328222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im2</text:p>
          </table:table-cell>
          <table:table-cell office:value-type="string" calcext:value-type="string">
            <text:p>PROTON_i2 --&gt;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im1</text:p>
          </table:table-cell>
          <table:table-cell office:value-type="string" calcext:value-type="string">
            <text:p>PROTON_i1 --&gt;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m_tx1</text:p>
          </table:table-cell>
          <table:table-cell office:value-type="string" calcext:value-type="string">
            <text:p>3 ATPase_NADPHoxidase_constraint_c1 + NADPH_m1 + 0.5 OXYGEN_MOLECULE_m1 + PROTON_m1 --&gt; NADP_m1 +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180_RXN_p1</text:p>
          </table:table-cell>
          <table:table-cell office:value-type="string" calcext:value-type="string">
            <text:p>ACETYL_COA_p1 + MALONYL_ACP_p1 + PROTON_p1 --&gt; Acetoacet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3_PERIOD_1_PERIOD_180_RXN_p2</text:p>
          </table:table-cell>
          <table:table-cell office:value-type="string" calcext:value-type="string">
            <text:p>ACETYL_COA_p2 + MALONYL_ACP_p2 + PROTON_p2 --&gt; Acetoacet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OBISALDOL_RXN_p1</text:p>
          </table:table-cell>
          <table:table-cell office:value-type="string" calcext:value-type="string">
            <text:p>DIHYDROXY_ACETONE_PHOSPHATE_p1 + ERYTHROSE_4P_p1 --&gt; D_SEDOHEPTULOSE_1_7_P2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7981508543121839, 0.9725763053477823, 0.7288198960257946, 0.266167985568419, 0.4183731251847482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_Pi_mc2</text:p>
          </table:table-cell>
          <table:table-cell office:value-type="string" calcext:value-type="string">
            <text:p>0.7 Pi_c2 + SUC_m2 + 0.3 aPi_c2 &lt;=&gt; 0.3 PROTON_c2 + Pi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PROTON_rev_vc1</text:p>
          </table:table-cell>
          <table:table-cell office:value-type="string" calcext:value-type="string">
            <text:p>GLT_v1 + PROTON_v1 --&gt; GLT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T_PROTON_rev_vc2</text:p>
          </table:table-cell>
          <table:table-cell office:value-type="string" calcext:value-type="string">
            <text:p>GLT_v2 + PROTON_v2 --&gt; GLT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_PROTON_vc1</text:p>
          </table:table-cell>
          <table:table-cell office:value-type="string" calcext:value-type="string">
            <text:p>ASN_c1 + PROTON_v1 --&gt; ASN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2.139399414443536e-05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ROTON_rev_vc2</text:p>
          </table:table-cell>
          <table:table-cell office:value-type="string" calcext:value-type="string">
            <text:p>PROTON_v2 + TRP_v2 --&gt; PROTON_c2 + TR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58e-05, 1.4001065486969748e-05, 7.655695213977997e-06, 5.95171209023048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P_PROTON_rev_vc1</text:p>
          </table:table-cell>
          <table:table-cell office:value-type="string" calcext:value-type="string">
            <text:p>PROTON_v1 + TRP_v1 --&gt; PROTON_c1 + TR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N_PROTON_vc2</text:p>
          </table:table-cell>
          <table:table-cell office:value-type="string" calcext:value-type="string">
            <text:p>ASN_c2 + PROTON_v2 --&gt; ASN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ec2</text:p>
          </table:table-cell>
          <table:table-cell office:value-type="string" calcext:value-type="string">
            <text:p>WATER_e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4843547247938593, -0.04705151591244153, -0.059370683112305075, -0.034705876037878884, -0.0606817078478891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_PROTON_rev_vc1</text:p>
          </table:table-cell>
          <table:table-cell office:value-type="string" calcext:value-type="string">
            <text:p>FRU_c1 + PROTON_v1 --&gt; FRU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_DEHYDROGENASE_NADP_RXN_p1</text:p>
          </table:table-cell>
          <table:table-cell office:value-type="string" calcext:value-type="string">
            <text:p>NADP_p1 + PREPHENATE_p1 --&gt; CARBON_DIOXIDE_p1 + NADPH_p1 + 0.82 P_HYDROXY_PHENYLPYRUVATE_p1 + 0.18 aP_HYDROXY_PHENYL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7.28055405322427e-05, 0.0, 7.859012135665173e-06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HENATE_DEHYDROGENASE_NADP_RXN_p2</text:p>
          </table:table-cell>
          <table:table-cell office:value-type="string" calcext:value-type="string">
            <text:p>NADP_p2 + PREPHENATE_p2 --&gt; CARBON_DIOXIDE_p2 + NADPH_p2 + 0.82 P_HYDROXY_PHENYLPYRUVATE_p2 + 0.18 aP_HYDROXY_PHENYL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TODEXGLUCOSID_RXN_p2</text:p>
          </table:table-cell>
          <table:table-cell office:value-type="string" calcext:value-type="string">
            <text:p>STARCH_p2 + WATER_p2 --&gt; GLC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TODEXGLUCOSID_RXN_p1</text:p>
          </table:table-cell>
          <table:table-cell office:value-type="string" calcext:value-type="string">
            <text:p>STARCH_p1 + WATER_p1 --&gt; GLC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3_c2</text:p>
          </table:table-cell>
          <table:table-cell office:value-type="string" calcext:value-type="string">
            <text:p>0.42 CPD_7616_c2 + 0.2 PROTON_c2 + S_ADENOSYLMETHIONINE_c2 + 0.58 aCPD_7616_c2 --&gt; ADENOSYL_HOMO_CYS_c2 + 0.62 VANILLIN_c2 + 0.38 aVANILLI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3_c1</text:p>
          </table:table-cell>
          <table:table-cell office:value-type="string" calcext:value-type="string">
            <text:p>0.42 CPD_7616_c1 + 0.2 PROTON_c1 + S_ADENOSYLMETHIONINE_c1 + 0.58 aCPD_7616_c1 --&gt; ADENOSYL_HOMO_CYS_c1 + 0.62 VANILLIN_c1 + 0.38 aVANILLI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2730882724677193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ACONITATE_mc2</text:p>
          </table:table-cell>
          <table:table-cell office:value-type="string" calcext:value-type="string">
            <text:p>CIS_ACONITATE_c2 + MAL_m2 + PROTON_c2 &lt;=&gt; CIS_ACONITATE_m2 + MAL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ACONITATE_mc1</text:p>
          </table:table-cell>
          <table:table-cell office:value-type="string" calcext:value-type="string">
            <text:p>CIS_ACONITATE_c1 + MAL_m1 + PROTON_c1 &lt;=&gt; CIS_ACONITATE_m1 + MAL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1.1511880962892168e-18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P3EPIM_RXN_c1</text:p>
          </table:table-cell>
          <table:table-cell office:value-type="string" calcext:value-type="string">
            <text:p>RIBULOSE_5P_c1 &lt;=&gt; XYLULOSE_5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BULP3EPIM_RXN_c2</text:p>
          </table:table-cell>
          <table:table-cell office:value-type="string" calcext:value-type="string">
            <text:p>RIBULOSE_5P_c2 &lt;=&gt; XYLULOSE_5_PHOSPH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_PERIOD_2_PERIOD_1_PERIOD_34_RXN_c2</text:p>
          </table:table-cell>
          <table:table-cell office:value-type="string" calcext:value-type="string">
            <text:p>0.65 ATP_c2 + CO_A_c2 + FERULIC_ACID_c2 + 0.35 aATP_c2 --&gt; AMP_c2 + FERULOYL_COA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_PERIOD_2_PERIOD_1_PERIOD_34_RXN_c1</text:p>
          </table:table-cell>
          <table:table-cell office:value-type="string" calcext:value-type="string">
            <text:p>0.65 ATP_c1 + CO_A_c1 + FERULIC_ACID_c1 + 0.35 aATP_c1 --&gt; AMP_c1 + FERULOYL_COA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YMIDYLATESYN_RXN_m2</text:p>
          </table:table-cell>
          <table:table-cell office:value-type="string" calcext:value-type="string">
            <text:p>DUMP_m2 + METHYLENE_THF_m2 --&gt; DIHYDROFOLATE_m2 + DTM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YMIDYLATESYN_RXN_m1</text:p>
          </table:table-cell>
          <table:table-cell office:value-type="string" calcext:value-type="string">
            <text:p>DUMP_m1 + METHYLENE_THF_m1 --&gt; DIHYDROFOLATE_m1 + DTM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81_p2</text:p>
          </table:table-cell>
          <table:table-cell office:value-type="string" calcext:value-type="string">
            <text:p>INDOLE_3_GLYCEROL_P_p2 &lt;=&gt; GAP_p2 + INDOL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MAL_mc1</text:p>
          </table:table-cell>
          <table:table-cell office:value-type="string" calcext:value-type="string">
            <text:p>2_KETOGLUTARATE_m1 + MAL_c1 &lt;=&gt; 2_KETOGLUTARATE_c1 + MAL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MAL_mc2</text:p>
          </table:table-cell>
          <table:table-cell office:value-type="string" calcext:value-type="string">
            <text:p>2_KETOGLUTARATE_m2 + MAL_c2 &lt;=&gt; 2_KETOGLUTARATE_c2 + MAL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DPKIN_RXN_p1</text:p>
          </table:table-cell>
          <table:table-cell office:value-type="string" calcext:value-type="string">
            <text:p>0.9 ATP_p1 + 0.79 DADP_p1 + 0.1 PROTON_p1 + 0.1 aATP_p1 + 0.21 aDADP_p1 --&gt; 0.8 ADP_p1 + 0.79 DATP_p1 + 0.2 aADP_p1 + 0.21 aDA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DPKIN_RXN_p2</text:p>
          </table:table-cell>
          <table:table-cell office:value-type="string" calcext:value-type="string">
            <text:p>0.9 ATP_p2 + 0.79 DADP_p2 + 0.1 PROTON_p2 + 0.1 aATP_p2 + 0.21 aDADP_p2 --&gt; 0.8 ADP_p2 + 0.79 DATP_p2 + 0.2 aADP_p2 + 0.21 aDA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tx2</text:p>
          </table:table-cell>
          <table:table-cell office:value-type="string" calcext:value-type="string">
            <text:p><text:s/>&lt;=&gt; WATER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4843547247938593, -0.04705151591244153, -0.059370683112305075, -0.034705876037878884, -0.0606817078478891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O_tx1</text:p>
          </table:table-cell>
          <table:table-cell office:value-type="string" calcext:value-type="string">
            <text:p><text:s/>&lt;=&gt; WATER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3610585261788375, 1.659259521089731, 1.2460662440902117, 0.44891837324448874, 0.71350601293608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YS_biomass1</text:p>
          </table:table-cell>
          <table:table-cell office:value-type="string" calcext:value-type="string">
            <text:p>CYS_tRNAs_c1 + 2.0 PROTON_c1 + pCYS_b1 &lt;-- Charged_CY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P_Pi_pc2</text:p>
          </table:table-cell>
          <table:table-cell office:value-type="string" calcext:value-type="string">
            <text:p>GLC_6_P_p2 + 0.7 Pi_c2 + 0.3 aPi_c2 --&gt; GLC_6_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P_Pi_pc1</text:p>
          </table:table-cell>
          <table:table-cell office:value-type="string" calcext:value-type="string">
            <text:p>GLC_6_P_p1 + 0.7 Pi_c1 + 0.3 aPi_c1 --&gt; GLC_6_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YS_biomass2</text:p>
          </table:table-cell>
          <table:table-cell office:value-type="string" calcext:value-type="string">
            <text:p>CYS_tRNAs_c2 + 2.0 PROTON_c2 + pCYS_b2 &lt;-- Charged_CY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c1</text:p>
          </table:table-cell>
          <table:table-cell office:value-type="string" calcext:value-type="string">
            <text:p>0.65 ATP_c1 + 0.5 GDP_c1 + 0.35 aATP_c1 + 0.5 aGDP_c1 &lt;=&gt; 0.5 ADP_c1 + 0.65 GTP_c1 + 0.5 aADP_c1 + 0.35 aG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PKIN_RXN_c2</text:p>
          </table:table-cell>
          <table:table-cell office:value-type="string" calcext:value-type="string">
            <text:p>0.65 ATP_c2 + 0.5 GDP_c2 + 0.35 aATP_c2 + 0.5 aGDP_c2 &lt;=&gt; 0.5 ADP_c2 + 0.65 GTP_c2 + 0.5 aADP_c2 + 0.35 aG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3_mc1</text:p>
          </table:table-cell>
          <table:table-cell office:value-type="string" calcext:value-type="string">
            <text:p>AMMONIUM_m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CIT_mc2</text:p>
          </table:table-cell>
          <table:table-cell office:value-type="string" calcext:value-type="string">
            <text:p>2_KETOGLUTARATE_m2 + CIT_c2 + PROTON_c2 &lt;=&gt; 2_KETOGLUTARATE_c2 + CIT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6595047605150592, 0.0, -0.00574797924500299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DEHYDROQUINATE_DEHYDRATASE_RXN_p2</text:p>
          </table:table-cell>
          <table:table-cell office:value-type="string" calcext:value-type="string">
            <text:p>DEHYDROQUINATE_p2 --&gt; 3_DEHYDRO_SHIKIMATE_p2 + PROTON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ore_Biomass_tx2</text:p>
          </table:table-cell>
          <table:table-cell office:value-type="string" calcext:value-type="string">
            <text:p>0.88 Ca_b2 + 5.24035317082 Cellulose_b2 + 0.7711523918 FattyAcid_b2 + 0.35252680768 Glycerol_b2 + 1.8 K_b2 + 0.58 Mg_b2 + 0.737378316406 Starch_b2 + 1.13494168432 Xylan_b2 + 0.456109633051 pALA_b2 + 0.248708916305 pARG_b2 + 0.244231166515 pASN_b2 + 0.244231166515 pASP_b2 + 0.294390076845 pGLN_b2 + 0.294390076845 pGLU_b2 + 0.206565786551 pGLY_b2 + 0.0787758328997 pHIS_b2 + 0.164930826186 pILE_b2 + 0.359404209428 pLEU_b2 + 0.25644187977 pLYS_b2 + 0.108683911354 pMET_b2 + 0.237379330463 pPHE_b2 + 0.364526466737 pSER_b2 + 0.206565786551 pTHR_b2 + 0.165404065972 pTYR_b2 + 0.312041920884 pVAL_b2 + 0.455157519671 sALA_b2 + 0.0936480692493 sASP_b2 + 0.263720758392 sCIT_b2 + 0.00569181000938 sFUM_b2 + 0.0963597332263 sGABA_b2 + 0.348854342472 sGLN_b2 + 0.31716192467 sGLU_b2 + 0.429658909266 sMAL_b2 + 0.140570808172 sSUCROSE_b2 + 0.0664569505509 sSUC_b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ore_Biomass_tx1</text:p>
          </table:table-cell>
          <table:table-cell office:value-type="string" calcext:value-type="string">
            <text:p>0.88 Ca_b1 + 5.24035317082 Cellulose_b1 + 0.7711523918 FattyAcid_b1 + 0.35252680768 Glycerol_b1 + 1.8 K_b1 + 0.58 Mg_b1 + 0.737378316406 Starch_b1 + 1.13494168432 Xylan_b1 + 0.456109633051 pALA_b1 + 0.248708916305 pARG_b1 + 0.244231166515 pASN_b1 + 0.244231166515 pASP_b1 + 0.294390076845 pGLN_b1 + 0.294390076845 pGLU_b1 + 0.206565786551 pGLY_b1 + 0.0787758328997 pHIS_b1 + 0.164930826186 pILE_b1 + 0.359404209428 pLEU_b1 + 0.25644187977 pLYS_b1 + 0.108683911354 pMET_b1 + 0.237379330463 pPHE_b1 + 0.364526466737 pSER_b1 + 0.206565786551 pTHR_b1 + 0.165404065972 pTYR_b1 + 0.312041920884 pVAL_b1 + 0.455157519671 sALA_b1 + 0.0936480692493 sASP_b1 + 0.263720758392 sCIT_b1 + 0.00569181000938 sFUM_b1 + 0.0963597332263 sGABA_b1 + 0.348854342472 sGLN_b1 + 0.31716192467 sGLU_b1 + 0.429658909266 sMAL_b1 + 0.140570808172 sSUCROSE_b1 + 0.0664569505509 sSUC_b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OREDOXIN_REDUCT_NADPH_RXN_p2</text:p>
          </table:table-cell>
          <table:table-cell office:value-type="string" calcext:value-type="string">
            <text:p>NADPH_p2 + Ox_Thioredoxin_p2 + PROTON_p2 --&gt; NADP_p2 + Red_Thioredoxi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OREDOXIN_REDUCT_NADPH_RXN_p1</text:p>
          </table:table-cell>
          <table:table-cell office:value-type="string" calcext:value-type="string">
            <text:p>NADPH_p1 + Ox_Thioredoxin_p1 + PROTON_p1 --&gt; NADP_p1 + Red_Thioredoxi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COUMARATE_COA_LIGASE_RXN_c2</text:p>
          </table:table-cell>
          <table:table-cell office:value-type="string" calcext:value-type="string">
            <text:p>0.65 ATP_c2 + COUMARATE_c2 + CO_A_c2 + 0.35 aATP_c2 --&gt; AMP_c2 + 0.65 PPI_c2 + P_COUMAROYL_COA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HIS_mc2</text:p>
          </table:table-cell>
          <table:table-cell office:value-type="string" calcext:value-type="string">
            <text:p>ARG_m2 + HIS_c2 &lt;=&gt; ARG_c2 + HIS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HIS_mc1</text:p>
          </table:table-cell>
          <table:table-cell office:value-type="string" calcext:value-type="string">
            <text:p>ARG_m1 + HIS_c1 &lt;=&gt; ARG_c1 + HIS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COUMARATE_COA_LIGASE_RXN_c1</text:p>
          </table:table-cell>
          <table:table-cell office:value-type="string" calcext:value-type="string">
            <text:p>0.65 ATP_c1 + COUMARATE_c1 + CO_A_c1 + 0.35 aATP_c1 --&gt; AMP_c1 + 0.65 PPI_c1 + P_COUMAROYL_COA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9_x1</text:p>
          </table:table-cell>
          <table:table-cell office:value-type="string" calcext:value-type="string">
            <text:p>GLYCOLLATE_x1 + OXYGEN_MOLECULE_x1 --&gt; GLYOX_x1 + HYDROGEN_PEROXID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5988178514902966, 0.7296836616813929, 0.5467993311810612, 0.1996911765152972, 0.313881290954521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9_x2</text:p>
          </table:table-cell>
          <table:table-cell office:value-type="string" calcext:value-type="string">
            <text:p>GLYCOLLATE_x2 + OXYGEN_MOLECULE_x2 --&gt; GLYOX_x2 + HYDROGEN_PEROXID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13_RXN_p2</text:p>
          </table:table-cell>
          <table:table-cell office:value-type="string" calcext:value-type="string">
            <text:p>DPG_p2 + NADPH_p2 + PROTON_p2 --&gt; GAP_p2 + NAD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m1</text:p>
          </table:table-cell>
          <table:table-cell office:value-type="string" calcext:value-type="string">
            <text:p>CARBON_DIOXIDE_m1 + WATER_m1 &lt;=&gt; HCO3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224_m2</text:p>
          </table:table-cell>
          <table:table-cell office:value-type="string" calcext:value-type="string">
            <text:p>CARBON_DIOXIDE_m2 + WATER_m2 &lt;=&gt; HCO3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_Pi_pc1</text:p>
          </table:table-cell>
          <table:table-cell office:value-type="string" calcext:value-type="string">
            <text:p>PHOSPHO_ENOL_PYRUVATE_p1 + 0.7 Pi_c1 + 0.3 aPi_c1 &lt;=&gt; PHOSPHO_ENOL_PYRUVATE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18519938060718704, -0.0022746813956015365, -0.0016743213692842133, -0.0011556893059592684, -0.0018214372409058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1_c1</text:p>
          </table:table-cell>
          <table:table-cell office:value-type="string" calcext:value-type="string">
            <text:p>PROTON_c1 + SER_c1 --&gt; CARBON_DIOXIDE_c1 + ETHANOL_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641_c2</text:p>
          </table:table-cell>
          <table:table-cell office:value-type="string" calcext:value-type="string">
            <text:p>PROTON_c2 + SER_c2 --&gt; CARBON_DIOXIDE_c2 + ETHANOL_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_Pi_pc2</text:p>
          </table:table-cell>
          <table:table-cell office:value-type="string" calcext:value-type="string">
            <text:p>PHOSPHO_ENOL_PYRUVATE_p2 + 0.7 Pi_c2 + 0.3 aPi_c2 &lt;=&gt; PHOSPHO_ENOL_PYRUVATE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6072476356371437e-05, -6.887011087994724e-05, -3.765774674366291e-05, -1.8337705408249714e-05, -2.071625879249136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TRATE_REDUCTASE_NADH_RXN_c2</text:p>
          </table:table-cell>
          <table:table-cell office:value-type="string" calcext:value-type="string">
            <text:p>NADH_c2 + NITRATE_c2 + PROTON_c2 --&gt; NAD_c2 + NITRI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26_p1</text:p>
          </table:table-cell>
          <table:table-cell office:value-type="string" calcext:value-type="string">
            <text:p>Pi_p1 + STARCH_p1 --&gt; GLC_1_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1826_p2</text:p>
          </table:table-cell>
          <table:table-cell office:value-type="string" calcext:value-type="string">
            <text:p>Pi_p2 + STARCH_p2 --&gt; GLC_1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8131794262592635, 0.007861994810553654, 0.009751039329397797, 0.006056905451311806, 0.01009501073150727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v_dielTransfer</text:p>
          </table:table-cell>
          <table:table-cell office:value-type="string" calcext:value-type="string">
            <text:p>L_ASPARTATE_v1 --&gt; L_ASPART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1.3391273204200974e-18, 9.152768866799926e-05, -3.340111088381076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TRNA_LIGASE_RXN_c2</text:p>
          </table:table-cell>
          <table:table-cell office:value-type="string" calcext:value-type="string">
            <text:p>0.65 ATP_c2 + CYS_c2 + CYS_tRNAs_c2 + 0.35 aATP_c2 --&gt; AMP_c2 + Charged_CYS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E_biomass1</text:p>
          </table:table-cell>
          <table:table-cell office:value-type="string" calcext:value-type="string">
            <text:p>ILE_tRNAs_c1 + 2.0 PROTON_c1 + pILE_b1 &lt;-- Charged_ILE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1610084005113425e-20, 0.0, -7.902521001278356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E_biomass2</text:p>
          </table:table-cell>
          <table:table-cell office:value-type="string" calcext:value-type="string">
            <text:p>ILE_tRNAs_c2 + 2.0 PROTON_c2 + pILE_b2 &lt;-- Charged_ILE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4.786883210163506e-22, 0.0, -7.902521001278356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S_TRNA_LIGASE_RXN_c1</text:p>
          </table:table-cell>
          <table:table-cell office:value-type="string" calcext:value-type="string">
            <text:p>0.65 ATP_c1 + CYS_c1 + CYS_tRNAs_c1 + 0.35 aATP_c1 --&gt; AMP_c1 + Charged_CYS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HAP_Pi_pc1</text:p>
          </table:table-cell>
          <table:table-cell office:value-type="string" calcext:value-type="string">
            <text:p>DIHYDROXY_ACETONE_PHOSPHATE_p1 + 0.7 Pi_c1 + 0.3 aPi_c1 &lt;=&gt; DIHYDROXY_ACETONE_PHOSPHATE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0042813120319244, 0.24548157422815434, 0.1891858403843482, 0.05802308361625268, 0.1056315175916249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HAP_Pi_pc2</text:p>
          </table:table-cell>
          <table:table-cell office:value-type="string" calcext:value-type="string">
            <text:p>DIHYDROXY_ACETONE_PHOSPHATE_p2 + 0.7 Pi_c2 + 0.3 aPi_c2 &lt;=&gt; DIHYDROXY_ACETONE_PHOSPHATE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095016258445927e-05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xc2</text:p>
          </table:table-cell>
          <table:table-cell office:value-type="string" calcext:value-type="string">
            <text:p>L_ASPARTATE_x2 &lt;=&gt;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_ASPARTATE_xc1</text:p>
          </table:table-cell>
          <table:table-cell office:value-type="string" calcext:value-type="string">
            <text:p>L_ASPARTATE_x1 &lt;=&gt;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PROTON_vc1</text:p>
          </table:table-cell>
          <table:table-cell office:value-type="string" calcext:value-type="string">
            <text:p>PROTON_v1 + PRO_c1 --&gt; PROTON_c1 + PRO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19902648573424126, 0.0024445105747513567, 0.001336643123700442, 0.0009048211770193546, 0.000735313375287167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_PROTON_vc2</text:p>
          </table:table-cell>
          <table:table-cell office:value-type="string" calcext:value-type="string">
            <text:p>PROTON_v2 + PRO_c2 --&gt; PROTON_c2 + PRO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MP_mc2</text:p>
          </table:table-cell>
          <table:table-cell office:value-type="string" calcext:value-type="string">
            <text:p>AMP_c2 + 0.9 ATP_m2 + 0.35 PROTON_c2 + 0.1 aATP_m2 &lt;=&gt; AMP_m2 + 0.65 ATP_c2 + 0.1 PROTON_m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097604135675739e-05, 5.0328159108302234e-05, 2.751912325309475e-05, 0.0, 1.5138804850433756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HE_biomass1</text:p>
          </table:table-cell>
          <table:table-cell office:value-type="string" calcext:value-type="string">
            <text:p>PHE_c1 --&gt; sPHE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HE_biomass2</text:p>
          </table:table-cell>
          <table:table-cell office:value-type="string" calcext:value-type="string">
            <text:p>PHE_c2 --&gt; sPHE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xc1</text:p>
          </table:table-cell>
          <table:table-cell office:value-type="string" calcext:value-type="string">
            <text:p>PROTON_x1 &lt;=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5471400912500653e-17, 0.0, 0.0, 0.0, 9.616967273375426e-3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_xc2</text:p>
          </table:table-cell>
          <table:table-cell office:value-type="string" calcext:value-type="string">
            <text:p>PROTON_x2 &lt;=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8.009620939121561e-20, 0.0, 9.847159968246036e-20, 0.0, 1.258048863341828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IONYL_COA_xc2</text:p>
          </table:table-cell>
          <table:table-cell office:value-type="string" calcext:value-type="string">
            <text:p>PROPIONYL_COA_x2 &lt;=&gt; PROPI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-7.455560470681884e-20, 0.0, -4.659725294176177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TPRO_RXN_c2</text:p>
          </table:table-cell>
          <table:table-cell office:value-type="string" calcext:value-type="string">
            <text:p>L_GLUTAMATE_GAMMA_SEMIALDEHYDE_c2 &lt;=&gt; L_DELTA1_PYRROLINE_5_CARBOXYLA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NTPRO_RXN_c1</text:p>
          </table:table-cell>
          <table:table-cell office:value-type="string" calcext:value-type="string">
            <text:p>L_GLUTAMATE_GAMMA_SEMIALDEHYDE_c1 &lt;=&gt; L_DELTA1_PYRROLINE_5_CARBOXYLATE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2038142122160132, 0.00250331504979663, 0.0013825772949843103, 0.0009175748457841343, 0.000760582656166150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2_mc1</text:p>
          </table:table-cell>
          <table:table-cell office:value-type="string" calcext:value-type="string">
            <text:p>OXYGEN_MOLECULE_m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12495023158188998, -0.14525813426237807, -0.12304709190045639, -0.052333614905518036, -0.093847407259365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51_p2</text:p>
          </table:table-cell>
          <table:table-cell office:value-type="string" calcext:value-type="string">
            <text:p>MALONYL_COA_p2 + Octanoyl_ACPs_p2 + PROTON_p2 --&gt; 3_oxo_dec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HPSYN_RXN_p2</text:p>
          </table:table-cell>
          <table:table-cell office:value-type="string" calcext:value-type="string">
            <text:p>ERYTHROSE_4P_p2 + PHOSPHO_ENOL_PYRUVATE_p2 + WATER_p2 --&gt; 3_DEOXY_D_ARABINO_HEPTULOSONATE_7_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DP_mc2</text:p>
          </table:table-cell>
          <table:table-cell office:value-type="string" calcext:value-type="string">
            <text:p>0.5 ADP_c2 + 0.9 ATP_m2 + 0.1 PROTON_m2 + 0.5 aADP_c2 + 0.1 aATP_m2 &lt;=&gt; 0.8 ADP_m2 + 0.65 ATP_c2 + 0.15 PROTON_c2 + 0.2 aADP_m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24311731660287192, 0.25809430108779124, 0.250616579896709, 0.15741786111184788, 0.2291285222417511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DP_mc1</text:p>
          </table:table-cell>
          <table:table-cell office:value-type="string" calcext:value-type="string">
            <text:p>0.5 ADP_c1 + 0.9 ATP_m1 + 0.1 PROTON_m1 + 0.5 aADP_c1 + 0.1 aATP_m1 &lt;=&gt; 0.8 ADP_m1 + 0.65 ATP_c1 + 0.15 PROTON_c1 + 0.2 aADP_m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4499705707573951, 0.5063116148837756, 0.4645385864096193, 0.21405908136581162, 0.4059543922821774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COASYN_RXN_m1</text:p>
          </table:table-cell>
          <table:table-cell office:value-type="string" calcext:value-type="string">
            <text:p>0.8 ADP_m1 + Pi_m1 + SUC_COA_m1 + 0.2 aADP_m1 --&gt; 0.9 ATP_m1 + CO_A_m1 + 0.1 PROTON_m1 + SUC_m1 + 0.1 aA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TODEG_RXN_c1</text:p>
          </table:table-cell>
          <table:table-cell office:value-type="string" calcext:value-type="string">
            <text:p>MALTOSE_c1 &lt;=&gt; GLC_c1 + Heteroglycan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DPKIN_RXN_p2</text:p>
          </table:table-cell>
          <table:table-cell office:value-type="string" calcext:value-type="string">
            <text:p>0.9 ATP_p2 + 0.79 DCDP_p2 + 0.1 PROTON_p2 + 0.1 aATP_p2 + 0.21 aDCDP_p2 --&gt; 0.8 ADP_p2 + 0.79 DCTP_p2 + 0.2 aADP_p2 + 0.21 aDC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DPKIN_RXN_p1</text:p>
          </table:table-cell>
          <table:table-cell office:value-type="string" calcext:value-type="string">
            <text:p>0.9 ATP_p1 + 0.79 DCDP_p1 + 0.1 PROTON_p1 + 0.1 aATP_p1 + 0.21 aDCDP_p1 --&gt; 0.8 ADP_p1 + 0.79 DCTP_p1 + 0.2 aADP_p1 + 0.21 aDC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vc2</text:p>
          </table:table-cell>
          <table:table-cell office:value-type="string" calcext:value-type="string">
            <text:p>CIT_c2 + 0.7 MAL_v2 + 0.5 PROTON_v2 + 0.3 aMAL_v2 --&gt; 0.5 CIT_v2 + MAL_c2 + 0.3 PROTON_c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659504760515065, 0.008100260401173684, 0.005747979245002978, 0.002137285280369946, 0.00316207516036256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CIT_vc1</text:p>
          </table:table-cell>
          <table:table-cell office:value-type="string" calcext:value-type="string">
            <text:p>CIT_c1 + 0.7 MAL_v1 + 0.5 PROTON_v1 + 0.3 aMAL_v1 --&gt; 0.5 CIT_v1 + MAL_c1 + 0.3 PROTON_c1 + 0.5 aCIT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LDEHYD_RXN_p2</text:p>
          </table:table-cell>
          <table:table-cell office:value-type="string" calcext:value-type="string">
            <text:p>HISTIDINOL_p2 + NAD_p2 --&gt; 0.35 HISTIDINAL_p2 + NADH_p2 + 1.35 PROTON_p2 + 0.65 bHISTIDIN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PFRUCTPHOS_RXN_p1</text:p>
          </table:table-cell>
          <table:table-cell office:value-type="string" calcext:value-type="string">
            <text:p>0.9 ATP_p1 + FRUCTOSE_6P_p1 + 0.1 aATP_p1 --&gt; 0.8 ADP_p1 + FRUCTOSE_16_DIPHOSPHATE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CARBOX_RXN_c2</text:p>
          </table:table-cell>
          <table:table-cell office:value-type="string" calcext:value-type="string">
            <text:p>HCO3_c2 + PHOSPHO_ENOL_PYRUVATE_c2 + 0.3 PROTON_c2 --&gt; OXALACETIC_ACID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pc2</text:p>
          </table:table-cell>
          <table:table-cell office:value-type="string" calcext:value-type="string">
            <text:p>0.9 ATP_p2 + 0.35 PROTON_c2 + 0.1 aATP_p2 &lt;=&gt; 0.65 ATP_c2 + 0.1 PROTON_p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5.478552265574125e-17, -1.763792816184824e-17, 4.1045278482874197e-17, -2.5317469061537752e-18, 1.4593033887288452e-1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ITE_OXIDASE_RXN_m1</text:p>
          </table:table-cell>
          <table:table-cell office:value-type="string" calcext:value-type="string">
            <text:p>OXYGEN_MOLECULE_m1 + 0.83 SO3_m1 + WATER_m1 + 0.17 aSO3_m1 --&gt; HYDROGEN_PEROXIDE_m1 + 0.17 PROTON_m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LFITE_OXIDASE_RXN_m2</text:p>
          </table:table-cell>
          <table:table-cell office:value-type="string" calcext:value-type="string">
            <text:p>OXYGEN_MOLECULE_m2 + 0.83 SO3_m2 + WATER_m2 + 0.17 aSO3_m2 --&gt; HYDROGEN_PEROXIDE_m2 + 0.17 PROTON_m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PSYN_RXN_p2</text:p>
          </table:table-cell>
          <table:table-cell office:value-type="string" calcext:value-type="string">
            <text:p>CARBOXYPHENYLAMINO_DEOXYRIBULOSE_P_p2 + PROTON_p2 --&gt; CARBON_DIOXIDE_p2 + INDOLE_3_GLYCEROL_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LEUCINE_TRNA_LIGASE_RXN_c1</text:p>
          </table:table-cell>
          <table:table-cell office:value-type="string" calcext:value-type="string">
            <text:p>0.65 ATP_c1 + ILE_c1 + ILE_tRNAs_c1 + PROTON_c1 + 0.35 aATP_c1 --&gt; AMP_c1 + Charged_ILE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.2855376789032624e-20, 0.0, 8.213844197258156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OLEUCINE_TRNA_LIGASE_RXN_c2</text:p>
          </table:table-cell>
          <table:table-cell office:value-type="string" calcext:value-type="string">
            <text:p>0.65 ATP_c2 + ILE_c2 + ILE_tRNAs_c2 + PROTON_c2 + 0.35 aATP_c2 --&gt; AMP_c2 + Charged_ILE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4.786883210163506e-22, 0.0, 8.213844197258156e-21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IDINE_TRNA_LIGASE_RXN_c1</text:p>
          </table:table-cell>
          <table:table-cell office:value-type="string" calcext:value-type="string">
            <text:p>0.65 ATP_c1 + HIS_c1 + HIS_tRNAs_c1 + PROTON_c1 + 0.35 aATP_c1 --&gt; AMP_c1 + Charged_HIS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6.319719832424424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4_PERIOD_1_PERIOD_111_RXN_c1</text:p>
          </table:table-cell>
          <table:table-cell office:value-type="string" calcext:value-type="string">
            <text:p>CONIFERYL_ALCOHOL_c1 + UDP_GLUCOSE_c1 --&gt; CPD_1777_c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N_biomass2</text:p>
          </table:table-cell>
          <table:table-cell office:value-type="string" calcext:value-type="string">
            <text:p>GLN_tRNAs_c2 + 2.0 PROTON_c2 + pGLN_b2 &lt;-- Charged_GLN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4.363048089174544e-22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GLN_biomass1</text:p>
          </table:table-cell>
          <table:table-cell office:value-type="string" calcext:value-type="string">
            <text:p>GLN_tRNAs_c1 + 2.0 PROTON_c1 + pGLN_b1 &lt;-- Charged_GLN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_PERIOD_2_PERIOD_1_PERIOD_34_RXN_p2</text:p>
          </table:table-cell>
          <table:table-cell office:value-type="string" calcext:value-type="string">
            <text:p>0.9 ATP_p2 + CO_A_p2 + FERULIC_ACID_p2 + 0.1 aATP_p2 --&gt; AMP_p2 + FERULOYL_COA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SERDEHYDROG_RXN_NAD_p2</text:p>
          </table:table-cell>
          <table:table-cell office:value-type="string" calcext:value-type="string">
            <text:p>L_ASPARTATE_SEMIALDEHYDE_p2 + NADH_p2 + PROTON_p2 --&gt; HOMO_SER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490_3650_p2</text:p>
          </table:table-cell>
          <table:table-cell office:value-type="string" calcext:value-type="string">
            <text:p>Oxidized_ferredoxins_p2 + Photon_p2 + Plastocyanin_Reduced_p2 --&gt; Oxidized_Plastocyanins_p2 + Reduc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YLTHFDEFORMYL_RXN_p2</text:p>
          </table:table-cell>
          <table:table-cell office:value-type="string" calcext:value-type="string">
            <text:p>10_FORMYL_THF_p2 + WATER_p2 --&gt; FORMATE_p2 + PROTON_p2 + THF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YLTHFDEFORMYL_RXN_p1</text:p>
          </table:table-cell>
          <table:table-cell office:value-type="string" calcext:value-type="string">
            <text:p>10_FORMYL_THF_p1 + WATER_p1 --&gt; FORMATE_p1 + PROTON_p1 + THF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OKIN_RXN_c1</text:p>
          </table:table-cell>
          <table:table-cell office:value-type="string" calcext:value-type="string">
            <text:p>0.65 ATP_c1 + GLC_c1 + 0.35 aATP_c1 --&gt; 0.5 ADP_c1 + GLC_6_P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UCOKIN_RXN_c2</text:p>
          </table:table-cell>
          <table:table-cell office:value-type="string" calcext:value-type="string">
            <text:p>0.65 ATP_c2 + GLC_c2 + 0.35 aATP_c2 --&gt; 0.5 ADP_c2 + GLC_6_P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3889796060547816, 0.017259002439884093, 0.009009662869069901, 0.007062713733554355, 0.00453688832165154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ISOCITRATE_mc1</text:p>
          </table:table-cell>
          <table:table-cell office:value-type="string" calcext:value-type="string">
            <text:p>OXALACETIC_ACID_m1 + PROTON_c1 + THREO_DS_ISO_CITRATE_c1 &lt;=&gt; OXALACETIC_ACID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TPDECARB_RXN_p2</text:p>
          </table:table-cell>
          <table:table-cell office:value-type="string" calcext:value-type="string">
            <text:p>OROTIDINE_5_PHOSPHATE_p2 + PROTON_p2 --&gt; CARBON_DIOXIDE_p2 + UM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SUC_mc2</text:p>
          </table:table-cell>
          <table:table-cell office:value-type="string" calcext:value-type="string">
            <text:p>MAL_m2 + SUC_c2 &lt;=&gt; MAL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OPRIBTRANS_RXN_p1</text:p>
          </table:table-cell>
          <table:table-cell office:value-type="string" calcext:value-type="string">
            <text:p>OROTATE_p1 + 0.35 PROTON_p1 + 0.8 PRPP_p1 + 0.2 aPRPP_p1 --&gt; OROTIDINE_5_PHOSPHATE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_SUC_mc1</text:p>
          </table:table-cell>
          <table:table-cell office:value-type="string" calcext:value-type="string">
            <text:p>MAL_m1 + SUC_c1 &lt;=&gt; MAL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3521_p2</text:p>
          </table:table-cell>
          <table:table-cell office:value-type="string" calcext:value-type="string">
            <text:p>2.0 ASCORBATE_p2 + HYDROGEN_PEROXIDE_p2 --&gt; 2.0 CPD_318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IFERIN_BETA_GLUCOSIDASE_RXN_c2</text:p>
          </table:table-cell>
          <table:table-cell office:value-type="string" calcext:value-type="string">
            <text:p>CPD_1777_c2 + WATER_c2 --&gt; CONIFERYL_ALCOHOL_c2 +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IFERIN_BETA_GLUCOSIDASE_RXN_c1</text:p>
          </table:table-cell>
          <table:table-cell office:value-type="string" calcext:value-type="string">
            <text:p>CPD_1777_c1 + WATER_c1 --&gt; CONIFERYL_ALCOHOL_c1 +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48_p2</text:p>
          </table:table-cell>
          <table:table-cell office:value-type="string" calcext:value-type="string">
            <text:p>Butanoyl_ACPs_p2 + MALONYL_COA_p2 + PROTON_p2 --&gt; 3_oxo_hex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3_p1</text:p>
          </table:table-cell>
          <table:table-cell office:value-type="string" calcext:value-type="string">
            <text:p>Hexanoyl_ACPs_p1 + MALONYL_ACP_p1 + PROTON_p1 --&gt; 3_Oxo_oct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48_p1</text:p>
          </table:table-cell>
          <table:table-cell office:value-type="string" calcext:value-type="string">
            <text:p>Butanoyl_ACPs_p1 + MALONYL_COA_p1 + PROTON_p1 --&gt; 3_oxo_hex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osanoate_biosynthesis_p1</text:p>
          </table:table-cell>
          <table:table-cell office:value-type="string" calcext:value-type="string">
            <text:p>Behenoyl_ACPs_p1 + WATER_p1 --&gt; ACP_p1 + DOCOSANO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osanoate_biosynthesis_p2</text:p>
          </table:table-cell>
          <table:table-cell office:value-type="string" calcext:value-type="string">
            <text:p>Behenoyl_ACPs_p2 + WATER_p2 --&gt; ACP_p2 + DOCOSANO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OSE_6_PHOSPHATE_6_REDUCTASE_RXN_c2</text:p>
          </table:table-cell>
          <table:table-cell office:value-type="string" calcext:value-type="string">
            <text:p>MANNOSE_6P_c2 + NADPH_c2 + 3.0 PROTON_c2 --&gt; MANNITOL_1P_c2 + N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NOSE_6_PHOSPHATE_6_REDUCTASE_RXN_c1</text:p>
          </table:table-cell>
          <table:table-cell office:value-type="string" calcext:value-type="string">
            <text:p>MANNOSE_6P_c1 + NADPH_c1 + 3.0 PROTON_c1 --&gt; MANNITOL_1P_c1 + N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95_p1</text:p>
          </table:table-cell>
          <table:table-cell office:value-type="string" calcext:value-type="string">
            <text:p>NADH_p1 + PROTON_p1 + trans_delta2_arachidoyl_ACPs_p1 --&gt; Arachidoyl_ACPs_p1 + NAD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5_RXN_m2</text:p>
          </table:table-cell>
          <table:table-cell office:value-type="string" calcext:value-type="string">
            <text:p>0.79 CTP_m2 + PHOSPHORYL_CHOLINE_m2 + 0.34 PROTON_m2 + 0.21 aCTP_m2 &lt;=&gt; CDP_CHOLINE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5_RXN_m1</text:p>
          </table:table-cell>
          <table:table-cell office:value-type="string" calcext:value-type="string">
            <text:p>0.79 CTP_m1 + PHOSPHORYL_CHOLINE_m1 + 0.34 PROTON_m1 + 0.21 aCTP_m1 &lt;=&gt; CDP_CHOLINE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v_dielTransfer</text:p>
          </table:table-cell>
          <table:table-cell office:value-type="string" calcext:value-type="string">
            <text:p>0.5 CIT_v1 + 0.5 aCIT_v1 &lt;=&gt; 0.5 CIT_v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0659504760515065, -0.008100260401173683, -0.005747979245002978, -0.002137285280369946, -0.003162075160362569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ec2</text:p>
          </table:table-cell>
          <table:table-cell office:value-type="string" calcext:value-type="string">
            <text:p>CARBON_DIOXIDE_e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736588738303427, -0.07595865530349996, -0.07999542925667266, -0.05021064235913022, -0.0766979051996017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G_OAA_mc1</text:p>
          </table:table-cell>
          <table:table-cell office:value-type="string" calcext:value-type="string">
            <text:p>2_KETOGLUTARATE_m1 + OXALACETIC_ACID_c1 &lt;=&gt; 2_KETOGLUTARATE_c1 + OXALACETIC_ACI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971149487596836e-18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S_biomass2</text:p>
          </table:table-cell>
          <table:table-cell office:value-type="string" calcext:value-type="string">
            <text:p>CYS_c2 --&gt; sCY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YL_COA_HYDROLASE_RXN_m2</text:p>
          </table:table-cell>
          <table:table-cell office:value-type="string" calcext:value-type="string">
            <text:p>SUC_COA_m2 + WATER_m2 --&gt; CO_A_m2 + PROTON_m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INYL_COA_HYDROLASE_RXN_m1</text:p>
          </table:table-cell>
          <table:table-cell office:value-type="string" calcext:value-type="string">
            <text:p>SUC_COA_m1 + WATER_m1 --&gt; CO_A_m1 + PROTON_m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3_p1</text:p>
          </table:table-cell>
          <table:table-cell office:value-type="string" calcext:value-type="string">
            <text:p>2_Hexadecenoyl_ACPs_p1 + NADH_p1 + PROTON_p1 --&gt; NAD_p1 + Palmi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c2</text:p>
          </table:table-cell>
          <table:table-cell office:value-type="string" calcext:value-type="string">
            <text:p>NADPH_c2 + PROTON_c2 + UBIQUINONE_mc2 --&gt; NADP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R_biomass2</text:p>
          </table:table-cell>
          <table:table-cell office:value-type="string" calcext:value-type="string">
            <text:p>2.0 PROTON_c2 + SER_tRNAs_c2 + pSER_b2 &lt;-- Charged_SE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-1.1087564762696178e-21, 0.0, -1.8304125992505168e-2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R_biomass1</text:p>
          </table:table-cell>
          <table:table-cell office:value-type="string" calcext:value-type="string">
            <text:p>2.0 PROTON_c1 + SER_tRNAs_c1 + pSER_b1 &lt;-- Charged_SE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7.321650397002067e-20, 0.0, -1.8304125992505168e-2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4_p1</text:p>
          </table:table-cell>
          <table:table-cell office:value-type="string" calcext:value-type="string">
            <text:p>3_Oxo_octanoyl_ACPs_p1 + NADPH_p1 + PROTON_p1 --&gt; 3_Hydroxy_octano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4_p2</text:p>
          </table:table-cell>
          <table:table-cell office:value-type="string" calcext:value-type="string">
            <text:p>3_Oxo_octanoyl_ACPs_p2 + NADPH_p2 + PROTON_p2 --&gt; 3_Hydroxy_octano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OHEPTULOSE_BISPHOSPHATASE_RXN_p2</text:p>
          </table:table-cell>
          <table:table-cell office:value-type="string" calcext:value-type="string">
            <text:p>D_SEDOHEPTULOSE_1_7_P2_p2 + WATER_p2 --&gt; D_SEDOHEPTULOSE_7_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CITRULLINE_mc2</text:p>
          </table:table-cell>
          <table:table-cell office:value-type="string" calcext:value-type="string">
            <text:p>ARG_m2 + L_CITRULLINE_c2 &lt;=&gt; ARG_c2 + L_CITRULL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CITRULLINE_mc1</text:p>
          </table:table-cell>
          <table:table-cell office:value-type="string" calcext:value-type="string">
            <text:p>ARG_m1 + L_CITRULLINE_c1 &lt;=&gt; ARG_c1 + L_CITRULL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2_p2</text:p>
          </table:table-cell>
          <table:table-cell office:value-type="string" calcext:value-type="string">
            <text:p>NADH_p2 + PROTON_p2 + Tetradec_2_enoyl_ACPs_p2 --&gt; Myrist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2_p1</text:p>
          </table:table-cell>
          <table:table-cell office:value-type="string" calcext:value-type="string">
            <text:p>NADH_p1 + PROTON_p1 + Tetradec_2_enoyl_ACPs_p1 --&gt; Myrist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SGLYPHOS_RXN_c2</text:p>
          </table:table-cell>
          <table:table-cell office:value-type="string" calcext:value-type="string">
            <text:p>0.65 ATP_c2 + G3P_c2 + 0.15 PROTON_c2 + 0.35 aATP_c2 &lt;=&gt; 0.5 ADP_c2 + DPG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15114318544096013, -0.015826713887134386, -0.016074086883096476, -0.010080586191137391, -0.015008848051156704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v_dielTransfer</text:p>
          </table:table-cell>
          <table:table-cell office:value-type="string" calcext:value-type="string">
            <text:p>4_AMINO_BUTYRATE_v1 --&gt; 4_AMINO_BUTYR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2382_p2</text:p>
          </table:table-cell>
          <table:table-cell office:value-type="string" calcext:value-type="string">
            <text:p>INDOLE_p2 + SER_p2 --&gt; TR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ROTON_vc1</text:p>
          </table:table-cell>
          <table:table-cell office:value-type="string" calcext:value-type="string">
            <text:p>ARG_c1 + PROTON_v1 --&gt; ARG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4e-05, 7.655695213977992e-06, 5.951712090230475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DEHYDROQUINATE_SYNTHASE_RXN_p2</text:p>
          </table:table-cell>
          <table:table-cell office:value-type="string" calcext:value-type="string">
            <text:p>3_DEOXY_D_ARABINO_HEPTULOSONATE_7_P_p2 --&gt; DEHYDROQUINATE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7_p1</text:p>
          </table:table-cell>
          <table:table-cell office:value-type="string" calcext:value-type="string">
            <text:p>MALONYL_ACP_p1 + Octanoyl_ACPs_p1 + PROTON_p1 --&gt; 3_oxo_dec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527_p2</text:p>
          </table:table-cell>
          <table:table-cell office:value-type="string" calcext:value-type="string">
            <text:p>MALONYL_ACP_p2 + Octanoyl_ACPs_p2 + PROTON_p2 --&gt; 3_oxo_dec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79_p1</text:p>
          </table:table-cell>
          <table:table-cell office:value-type="string" calcext:value-type="string">
            <text:p>CPD1F_131_p1 + OXYGEN_MOLECULE_p1 + 2.0 PROTON_p1 + 2.0 Reduced_ferredoxins_p1 --&gt; CPD1F_133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979_p2</text:p>
          </table:table-cell>
          <table:table-cell office:value-type="string" calcext:value-type="string">
            <text:p>CPD1F_131_p2 + OXYGEN_MOLECULE_p2 + 2.0 PROTON_p2 + 2.0 Reduced_ferredoxins_p2 --&gt; CPD1F_133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chidoyl_ACP_desaturase_p2</text:p>
          </table:table-cell>
          <table:table-cell office:value-type="string" calcext:value-type="string">
            <text:p>Arachidoyl_ACPs_p2 + 2.0 Reduced_ferredoxins_p2 --&gt; Eicos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ATP_xc1</text:p>
          </table:table-cell>
          <table:table-cell office:value-type="string" calcext:value-type="string">
            <text:p>AMP_x1 + 0.65 ATP_c1 + 0.35 PROTON_x1 + 0.35 aATP_c1 &lt;=&gt; AMP_c1 + 0.65 ATP_x1 + 0.35 PROTON_c1 + 0.35 aATP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P_ATP_xc2</text:p>
          </table:table-cell>
          <table:table-cell office:value-type="string" calcext:value-type="string">
            <text:p>AMP_x2 + 0.65 ATP_c2 + 0.35 PROTON_x2 + 0.35 aATP_c2 &lt;=&gt; AMP_c2 + 0.65 ATP_x2 + 0.35 PROTON_c2 + 0.35 aATP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280086815283091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_vc1</text:p>
          </table:table-cell>
          <table:table-cell office:value-type="string" calcext:value-type="string">
            <text:p>FRU_v1 --&gt; FR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U_vc2</text:p>
          </table:table-cell>
          <table:table-cell office:value-type="string" calcext:value-type="string">
            <text:p>FRU_v2 --&gt; FR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ACYLGLYCEROL_3_P_ACYLTRANSFER_RXN_p1</text:p>
          </table:table-cell>
          <table:table-cell office:value-type="string" calcext:value-type="string">
            <text:p>ACYL_SN_GLYCEROL_3P_p1 + Fatty_acyl_ACP_p1 --&gt; ACP_p1 + L_PHOSPHATID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ACYLGLYCEROL_3_P_ACYLTRANSFER_RXN_p2</text:p>
          </table:table-cell>
          <table:table-cell office:value-type="string" calcext:value-type="string">
            <text:p>ACYL_SN_GLYCEROL_3P_p2 + Fatty_acyl_ACP_p2 --&gt; ACP_p2 + L_PHOSPHATID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N_biomass1</text:p>
          </table:table-cell>
          <table:table-cell office:value-type="string" calcext:value-type="string">
            <text:p>ASN_tRNAs_c1 + 2.0 PROTON_c1 + pASN_b1 &lt;-- Charged_ASN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3.3886610947142994e-20, 0.0, -7.863956796237548e-21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RISMATE_SYNTHASE_RXN_p2</text:p>
          </table:table-cell>
          <table:table-cell office:value-type="string" calcext:value-type="string">
            <text:p>3_ENOLPYRUVYL_SHIKIMATE_5P_p2 --&gt; CHORISMATE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ROLINECARBREDUCT_RXN_NADP_c2</text:p>
          </table:table-cell>
          <table:table-cell office:value-type="string" calcext:value-type="string">
            <text:p>L_DELTA1_PYRROLINE_5_CARBOXYLATE_c2 + NADPH_c2 + PROTON_c2 --&gt; NADP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63_p1</text:p>
          </table:table-cell>
          <table:table-cell office:value-type="string" calcext:value-type="string">
            <text:p>R_3_hydroxybehenoyl_ACPs_p1 --&gt; WATER_p1 + trans_delta2_behe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xc1</text:p>
          </table:table-cell>
          <table:table-cell office:value-type="string" calcext:value-type="string">
            <text:p>SER_x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2963945679747195, -0.3611394947326587, -0.2706564435498216, -0.09948168355129197, -0.1563319061828736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_xc2</text:p>
          </table:table-cell>
          <table:table-cell office:value-type="string" calcext:value-type="string">
            <text:p>SER_x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1_p2</text:p>
          </table:table-cell>
          <table:table-cell office:value-type="string" calcext:value-type="string">
            <text:p>Dodec_2_enoyl_ACPs_p2 + NADH_p2 + PROTON_p2 --&gt; Dodec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9661_p1</text:p>
          </table:table-cell>
          <table:table-cell office:value-type="string" calcext:value-type="string">
            <text:p>Dodec_2_enoyl_ACPs_p1 + NADH_p1 + PROTON_p1 --&gt; Dodec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S_ORNITHINE_mc2</text:p>
          </table:table-cell>
          <table:table-cell office:value-type="string" calcext:value-type="string">
            <text:p>LYS_m2 + L_ORNITHINE_c2 &lt;=&gt; LYS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DPKIN_RXN_p2</text:p>
          </table:table-cell>
          <table:table-cell office:value-type="string" calcext:value-type="string">
            <text:p>0.9 ATP_p2 + 0.5 DGDP_p2 + 0.1 PROTON_p2 + 0.1 aATP_p2 + 0.1 aDGDP_p2 + 0.4 bDGDP_p2 --&gt; 0.8 ADP_p2 + 0.5 DGTP_p2 + 0.2 aADP_p2 + 0.1 aDGTP_p2 + 0.4 bDG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DPKIN_RXN_p1</text:p>
          </table:table-cell>
          <table:table-cell office:value-type="string" calcext:value-type="string">
            <text:p>0.9 ATP_p1 + 0.5 DGDP_p1 + 0.1 PROTON_p1 + 0.1 aATP_p1 + 0.1 aDGDP_p1 + 0.4 bDGDP_p1 --&gt; 0.8 ADP_p1 + 0.5 DGTP_p1 + 0.2 aADP_p1 + 0.1 aDGTP_p1 + 0.4 bDG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781_r1</text:p>
          </table:table-cell>
          <table:table-cell office:value-type="string" calcext:value-type="string">
            <text:p>CDP_CHOLINE_m1 + DIACYLGLYCEROL_r1 --&gt; CMP_m1 + PHOSPHATIDYL_CHOLINE_r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5781_r2</text:p>
          </table:table-cell>
          <table:table-cell office:value-type="string" calcext:value-type="string">
            <text:p>CDP_CHOLINE_m2 + DIACYLGLYCEROL_r2 --&gt; CMP_m2 + PHOSPHATIDYL_CHOLINE_r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tx1</text:p>
          </table:table-cell>
          <table:table-cell office:value-type="string" calcext:value-type="string">
            <text:p><text:s/>&lt;=&gt; SULFAT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0011855322716768506, 0.0001456110810644854, 0.0001071797329951817, 3.7410761710020175e-05, 5.896165538424014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4_tx2</text:p>
          </table:table-cell>
          <table:table-cell office:value-type="string" calcext:value-type="string">
            <text:p><text:s/>&lt;=&gt; SULFAT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RANS_RXN_p2</text:p>
          </table:table-cell>
          <table:table-cell office:value-type="string" calcext:value-type="string">
            <text:p>N_5_PHOSPHORIBOSYL_ANTHRANILATE_p2 + 0.55 PPI_p2 + 0.65 PROTON_p2 + 0.45 bPPI_p2 &lt;=&gt; ANTHRANILATE_p2 + 0.8 PRPP_p2 + 0.2 aPRP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YLGLYCEROL_pr2</text:p>
          </table:table-cell>
          <table:table-cell office:value-type="string" calcext:value-type="string">
            <text:p>DIACYLGLYCEROL_p2 &lt;=&gt; DIACYLGLYCEROL_r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YLGLYCEROL_pr1</text:p>
          </table:table-cell>
          <table:table-cell office:value-type="string" calcext:value-type="string">
            <text:p>DIACYLGLYCEROL_p1 &lt;=&gt; DIACYLGLYCEROL_r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ROTON_rev_vc1</text:p>
          </table:table-cell>
          <table:table-cell office:value-type="string" calcext:value-type="string">
            <text:p>ARG_v1 + PROTON_v1 --&gt; ARG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CH_p_dielTransfer</text:p>
          </table:table-cell>
          <table:table-cell office:value-type="string" calcext:value-type="string">
            <text:p>STARCH_p1 &lt;=&gt; STARCH_p2 + sucrose_starch_bal_c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9685495443984135, 0.04701548801446211, 0.03030502114857651, 0.022152832372807345, 0.0205631509750064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_PROTON_rev_vc2</text:p>
          </table:table-cell>
          <table:table-cell office:value-type="string" calcext:value-type="string">
            <text:p>ARG_v2 + PROTON_v2 --&gt; ARG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139934876612356e-05, 1.400106548696974e-05, 7.655695213977992e-06, 5.951712090230475e-06, 4.211546813163873e-0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F_66_p2</text:p>
          </table:table-cell>
          <table:table-cell office:value-type="string" calcext:value-type="string">
            <text:p>CHLOROPHYLLIDE_A_p2 + 0.8 PHYTYL_PYROPHOSPHATE_p2 + 0.2 aPHYTYL_PYROPHOSPHATE_p2 &lt;=&gt; CHLOROPHYLL_A_p2 + 0.55 PPI_p2 + 0.6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MAL_mc1</text:p>
          </table:table-cell>
          <table:table-cell office:value-type="string" calcext:value-type="string">
            <text:p>MAL_c1 + OXALACETIC_ACID_m1 &lt;=&gt; MAL_m1 +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0.05199352083483225, -0.07737779486531933, -0.03029472067298524, 0.0036013106696201882, 0.02825433122047244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A_MAL_mc2</text:p>
          </table:table-cell>
          <table:table-cell office:value-type="string" calcext:value-type="string">
            <text:p>MAL_c2 + OXALACETIC_ACID_m2 &lt;=&gt; MAL_m2 +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14876780735896718, 0.015111524257172297, 0.015914558729454978, 0.009803911980358251, 0.01479792921309449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mc2</text:p>
          </table:table-cell>
          <table:table-cell office:value-type="string" calcext:value-type="string">
            <text:p>CARBON_DIOXIDE_m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258418495883769, 0.03454659129362841, 0.03365256061250865, 0.021183070492364203, 0.030845288561428583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_mc1</text:p>
          </table:table-cell>
          <table:table-cell office:value-type="string" calcext:value-type="string">
            <text:p>FORMATE_m1 &lt;=&gt; FOR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E_mc2</text:p>
          </table:table-cell>
          <table:table-cell office:value-type="string" calcext:value-type="string">
            <text:p>FORMATE_m2 &lt;=&gt; FOR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DPHoxp_tx2</text:p>
          </table:table-cell>
          <table:table-cell office:value-type="string" calcext:value-type="string">
            <text:p>3 ATPase_NADPHoxidase_constraint_c2 + NADPH_p2 + 0.5 OXYGEN_MOLECULE_p2 + PROTON_p2 --&gt; NAD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4861946720498369, 0.04711596460137457, 0.05847561319553009, 0.03631762585950991, 0.0605532182017909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BOXYCYCLOHEXADIENYL_DEHYDRATASE_RXN_p2</text:p>
          </table:table-cell>
          <table:table-cell office:value-type="string" calcext:value-type="string">
            <text:p>CPD_659_p2 + PROTON_p2 --&gt; CARBON_DIOXIDE_p2 + PH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IONYL_COA_xc1</text:p>
          </table:table-cell>
          <table:table-cell office:value-type="string" calcext:value-type="string">
            <text:p>PROPIONYL_COA_x1 &lt;=&gt; PROPI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8_NAD_p2</text:p>
          </table:table-cell>
          <table:table-cell office:value-type="string" calcext:value-type="string">
            <text:p>CHLOROPHYLL_B_p2 + NADH_p2 + PROTON_p2 --&gt; CPD_7016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7678_NAD_p1</text:p>
          </table:table-cell>
          <table:table-cell office:value-type="string" calcext:value-type="string">
            <text:p>CHLOROPHYLL_B_p1 + NADH_p1 + PROTON_p1 --&gt; CPD_7016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ISOBUTYRATE_DEHYDROGENASE_RXN_m2</text:p>
          </table:table-cell>
          <table:table-cell office:value-type="string" calcext:value-type="string">
            <text:p>CPD_12175_m2 + NAD_m2 --&gt; CH3_MALONATE_S_ALD_m2 + NADH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_HYDROXYISOBUTYRATE_DEHYDROGENASE_RXN_m1</text:p>
          </table:table-cell>
          <table:table-cell office:value-type="string" calcext:value-type="string">
            <text:p>CPD_12175_m1 + NAD_m1 --&gt; CH3_MALONATE_S_ALD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idial_ATP_Synthase_p2</text:p>
          </table:table-cell>
          <table:table-cell office:value-type="string" calcext:value-type="string">
            <text:p>2.4 ADP_p2 + 14.0 PROTON_l2 + 3.0 Pi_p2 + 0.6 aADP_p2 --&gt; 2.7 ATP_p2 + 11.3 PROTON_p2 + 3.0 WATER_p2 + 0.3 aA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stidial_ATP_Synthase_p1</text:p>
          </table:table-cell>
          <table:table-cell office:value-type="string" calcext:value-type="string">
            <text:p>2.4 ADP_p1 + 14.0 PROTON_l1 + 3.0 Pi_p1 + 0.6 aADP_p1 --&gt; 2.7 ATP_p1 + 11.3 PROTON_p1 + 3.0 WATER_p1 + 0.3 aA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.4035430648089244, 2.928318318069599, 2.1929352274200546, 0.8045265220514323, 1.2443548824013382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mc2</text:p>
          </table:table-cell>
          <table:table-cell office:value-type="string" calcext:value-type="string">
            <text:p>VAL_m2 &lt;=&gt;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9.488015162301637e-20, 0.0, -5.930009476438523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_mc1</text:p>
          </table:table-cell>
          <table:table-cell office:value-type="string" calcext:value-type="string">
            <text:p>VAL_m1 &lt;=&gt;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xc2</text:p>
          </table:table-cell>
          <table:table-cell office:value-type="string" calcext:value-type="string">
            <text:p>CARBON_DIOXIDE_x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2_xc1</text:p>
          </table:table-cell>
          <table:table-cell office:value-type="string" calcext:value-type="string">
            <text:p>CARBON_DIOXIDE_x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.945898938710619e-21, 0.0, 0.0, 0.0, 4.472949469355309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l_biomass</text:p>
          </table:table-cell>
          <table:table-cell office:value-type="string" calcext:value-type="string">
            <text:p>3 X_Phloem_contribution_t1 + X_Phloem_contribution_t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27227501075126306, 0.033441737192239404, 0.01828573315423779, 0.014215746062369063, 0.01005933740040822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0_5330_NADP_mi2</text:p>
          </table:table-cell>
          <table:table-cell office:value-type="string" calcext:value-type="string">
            <text:p>NADPH_m2 + PROTON_m2 + UBIQUINONE_mi2 --&gt; NADP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_PERIOD_7_PERIOD_7_PERIOD_14_RXN_m1</text:p>
          </table:table-cell>
          <table:table-cell office:value-type="string" calcext:value-type="string">
            <text:p>0.79 CTP_m1 + 0.96 PHOSPHORYL_ETHANOLAMINE_m1 + 2.3 PROTON_m1 + 0.21 aCTP_m1 + 0.04 aPHOSPHORYL_ETHANOLAMINE_m1 --&gt; CDP_ETHANOLAMINE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pc1</text:p>
          </table:table-cell>
          <table:table-cell office:value-type="string" calcext:value-type="string">
            <text:p>0.9 ATP_p1 + 0.35 PROTON_c1 + 0.1 aATP_p1 &lt;=&gt; 0.65 ATP_c1 + 0.1 PROTON_p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798485437812365e-19, 2.0489522292193636e-15, -6.916974993826356e-16, 6.21772148870106e-16, 2.685324016801024e-1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mc2</text:p>
          </table:table-cell>
          <table:table-cell office:value-type="string" calcext:value-type="string">
            <text:p>4_AMINO_BUTYRATE_m2 &lt;=&gt; 4_AMINO_BUTY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_AMINO_BUTYRATE_mc1</text:p>
          </table:table-cell>
          <table:table-cell office:value-type="string" calcext:value-type="string">
            <text:p>4_AMINO_BUTYRATE_m1 &lt;=&gt; 4_AMINO_BUTY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2_c1</text:p>
          </table:table-cell>
          <table:table-cell office:value-type="string" calcext:value-type="string">
            <text:p>4_HYDROXYBENZALDEHYDE_c1 + NADPH_c1 + OXYGEN_MOLECULE_c1 + 0.42 PROTON_c1 --&gt; 0.42 CPD_7616_c1 + NADP_c1 + WATER_c1 + 0.58 aCPD_7616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_8872_c2</text:p>
          </table:table-cell>
          <table:table-cell office:value-type="string" calcext:value-type="string">
            <text:p>4_HYDROXYBENZALDEHYDE_c2 + NADPH_c2 + OXYGEN_MOLECULE_c2 + 0.42 PROTON_c2 --&gt; 0.42 CPD_7616_c2 + NADP_c2 + WATER_c2 + 0.58 aCPD_7616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ACETOACETYLCOATHIOL_RXN_m2</text:p>
          </table:table-cell>
          <table:table-cell office:value-type="string" calcext:value-type="string">
            <text:p>2_METHYL_ACETO_ACETYL_COA_m2 + CO_A_m2 --&gt; ACETYL_COA_m2 + PROPION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7.455560470681884e-20, 0.0, 4.6597252941761775e-2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YLACETOACETYLCOATHIOL_RXN_m1</text:p>
          </table:table-cell>
          <table:table-cell office:value-type="string" calcext:value-type="string">
            <text:p>2_METHYL_ACETO_ACETYL_COA_m1 + CO_A_m1 --&gt; ACETYL_COA_m1 + PROPION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BAMATE_KINASE_RXN_p1</text:p>
          </table:table-cell>
          <table:table-cell office:value-type="string" calcext:value-type="string">
            <text:p>AMMONIUM_p1 + 0.9 ATP_p1 + CARBON_DIOXIDE_p1 + 0.1 aATP_p1 &lt;=&gt; 0.8 ADP_p1 + CARBAMOYL_P_p1 + 1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927661358384262e-05, 7.280554053224268e-05, 5.3589866497845994e-05, 1.8705380855010074e-05, 2.9480827692147573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RO_biomass2</text:p>
          </table:table-cell>
          <table:table-cell office:value-type="string" calcext:value-type="string">
            <text:p>2.0 PROTON_c2 + PRO_tRNAs_c2 + pPRO_b2 &lt;-- Charged_PRO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RO_biomass1</text:p>
          </table:table-cell>
          <table:table-cell office:value-type="string" calcext:value-type="string">
            <text:p>2.0 PROTON_c1 + PRO_tRNAs_c1 + pPRO_b1 &lt;-- Charged_PRO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BAMATE_KINASE_RXN_p2</text:p>
          </table:table-cell>
          <table:table-cell office:value-type="string" calcext:value-type="string">
            <text:p>AMMONIUM_p2 + 0.9 ATP_p2 + CARBON_DIOXIDE_p2 + 0.1 aATP_p2 &lt;=&gt; 0.8 ADP_p2 + CARBAMOYL_P_p2 + 1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1.0200640326148218e-2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ROTON_rev_vc1</text:p>
          </table:table-cell>
          <table:table-cell office:value-type="string" calcext:value-type="string">
            <text:p>PROTON_v1 + bHIS_v1 --&gt; HIS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_PROTON_rev_vc2</text:p>
          </table:table-cell>
          <table:table-cell office:value-type="string" calcext:value-type="string">
            <text:p>PROTON_v2 + bHIS_v2 --&gt; HIS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KETO_3METHYLVALERATE_RXN_m1</text:p>
          </table:table-cell>
          <table:table-cell office:value-type="string" calcext:value-type="string">
            <text:p>2_KETO_3_METHYL_VALERATE_m1 + CO_A_m1 + NAD_m1 --&gt; 2_METHYL_BUTYRYL_COA_m1 +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dienoyl_ACP_desaturase_p1</text:p>
          </table:table-cell>
          <table:table-cell office:value-type="string" calcext:value-type="string">
            <text:p>Octadecadienoyl_ACP_p1 + 2.0 Reduced_ferredoxins_p1 --&gt; Octadecatri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DP_Pi_pc2</text:p>
          </table:table-cell>
          <table:table-cell office:value-type="string" calcext:value-type="string">
            <text:p>0.5 ADP_c2 + 0.9 ATP_p2 + 0.1 PROTON_p2 + 0.7 Pi_c2 + 0.5 aADP_c2 + 0.1 aATP_p2 + 0.3 aPi_c2 &lt;=&gt; 0.8 ADP_p2 + 0.65 ATP_c2 + 0.45 PROTON_c2 + Pi_p2 + 0.2 aADP_p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-2.1874430058185774e-05, -1.1352165545527672e-06, -6.207293249168736e-07, -1.142085504299339e-05, -3.4147527333595414e-0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P_ADP_Pi_pc1</text:p>
          </table:table-cell>
          <table:table-cell office:value-type="string" calcext:value-type="string">
            <text:p>0.5 ADP_c1 + 0.9 ATP_p1 + 0.1 PROTON_p1 + 0.7 Pi_c1 + 0.5 aADP_c1 + 0.1 aATP_p1 + 0.3 aPi_c1 --&gt; 0.8 ADP_p1 + 0.65 ATP_c1 + 0.45 PROTON_c1 + Pi_p1 + 0.2 aADP_p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adecadienoyl_ACP_desaturase_p2</text:p>
          </table:table-cell>
          <table:table-cell office:value-type="string" calcext:value-type="string">
            <text:p>Octadecadienoyl_ACP_p2 + 2.0 Reduced_ferredoxins_p2 --&gt; Octadecatri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NITHINE_GLU_AMINOTRANSFORASE_RXN_m1</text:p>
          </table:table-cell>
          <table:table-cell office:value-type="string" calcext:value-type="string">
            <text:p>2_KETOGLUTARATE_m1 + L_ORNITHINE_m1 &lt;=&gt; GLT_m1 + L_GLUTAMATE_GAMMA_SEMIALDEHYD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ROTON_rev_vc1</text:p>
          </table:table-cell>
          <table:table-cell office:value-type="string" calcext:value-type="string">
            <text:p>ILE_v1 + PROTON_v1 --&gt; IL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N1G_363_p2</text:p>
          </table:table-cell>
          <table:table-cell office:value-type="string" calcext:value-type="string">
            <text:p>R_3_hydroxybehenoyl_ACPs_p2 --&gt; WATER_p2 + trans_delta2_behe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_PROTON_rev_vc2</text:p>
          </table:table-cell>
          <table:table-cell office:value-type="string" calcext:value-type="string">
            <text:p>ILE_v2 + PROTON_v2 --&gt; IL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.7445943626737476e-05, 5.827471177855056e-05, 3.186424865123279e-05, 2.477199374361054e-05, 1.752914282898019e-0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II_RXN_p2</text:p>
          </table:table-cell>
          <table:table-cell office:value-type="string" calcext:value-type="string">
            <text:p>2.0 PLASTOQUINONE_p2 + 4.0 PROTON_p2 + 4.0 Photon_p2 + 2.0 WATER_p2 --&gt; OXYGEN_MOLECULE_p2 + 2.0 PLASTOQUINOL_1_p2 + 4.0 PROTON_l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_PERIOD_2_PERIOD_1_PERIOD_2_RXN_m1</text:p>
          </table:table-cell>
          <table:table-cell office:value-type="string" calcext:value-type="string">
            <text:p>FORMATE_m1 + NAD_m1 --&gt;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PROTON_rev_vc1</text:p>
          </table:table-cell>
          <table:table-cell office:value-type="string" calcext:value-type="string">
            <text:p>0.5 CIT_v1 + 2.5 PROTON_v1 + 0.5 aCIT_v1 --&gt; CIT_c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_PROTON_rev_vc2</text:p>
          </table:table-cell>
          <table:table-cell office:value-type="string" calcext:value-type="string">
            <text:p>0.5 CIT_v2 + 2.5 PROTON_v2 + 0.5 aCIT_v2 --&gt; CIT_c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]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PPC_transcripts_fluxes_lightNotForced_constMaint_notAverage_11_12_19.A1:PPC_transcripts_fluxes_lightNotForced_constMaint_notAverage_11_12_19.E1812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13:17:56.487883152</dc:date>
    <meta:editing-duration>PT18H33M7S</meta:editing-duration>
    <meta:editing-cycles>1</meta:editing-cycles>
    <meta:document-statistic meta:table-count="1" meta:cell-count="9060" meta:object-count="0"/>
    <meta:generator>LibreOffice/6.0.7.3$Linux_X86_64 LibreOffice_project/00m0$Build-3</meta:generator>
  </office:meta>
</office:document-meta>
</file>